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2729in"/>
    </style:style>
    <style:style style:name="Table400.B" style:family="table-column">
      <style:table-column-properties style:column-width="3.8063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7035in"/>
    </style:style>
    <style:style style:name="Table385.B" style:family="table-column">
      <style:table-column-properties style:column-width="3.3757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4632in" style:rel-column-width="32053*"/>
    </style:style>
    <style:style style:name="Table291.B"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1.7646in" style:rel-column-width="16332*"/>
    </style:style>
    <style:style style:name="Table381.B" style:family="table-column">
      <style:table-column-properties style:column-width="5.316in" style:rel-column-width="49203*"/>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300" style:family="table">
      <style:table-properties style:width="7.0806in" table:align="margins" style:may-break-between-rows="false"/>
    </style:style>
    <style:style style:name="Table300.A" style:family="table-column">
      <style:table-column-properties style:column-width="2.659in" style:rel-column-width="24610*"/>
    </style:style>
    <style:style style:name="Table300.B" style:family="table-column">
      <style:table-column-properties style:column-width="4.4215in" style:rel-column-width="40925*"/>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806in" table:align="margins" style:may-break-between-rows="false"/>
    </style:style>
    <style:style style:name="Table301.A" style:family="table-column">
      <style:table-column-properties style:column-width="1.766in" style:rel-column-width="16345*"/>
    </style:style>
    <style:style style:name="Table301.B" style:family="table-column">
      <style:table-column-properties style:column-width="5.3146in" style:rel-column-width="49190*"/>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1.766in" style:rel-column-width="16345*"/>
    </style:style>
    <style:style style:name="Table302.B" style:family="table-column">
      <style:table-column-properties style:column-width="5.3146in" style:rel-column-width="49190*"/>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303" style:family="table">
      <style:table-properties style:width="7.0806in" table:align="margins" style:may-break-between-rows="false"/>
    </style:style>
    <style:style style:name="Table303.A" style:family="table-column">
      <style:table-column-properties style:column-width="1.766in" style:rel-column-width="16345*"/>
    </style:style>
    <style:style style:name="Table303.B" style:family="table-column">
      <style:table-column-properties style:column-width="5.3146in" style:rel-column-width="49190*"/>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1.766in" style:rel-column-width="16345*"/>
    </style:style>
    <style:style style:name="Table304.B" style:family="table-column">
      <style:table-column-properties style:column-width="5.3146in" style:rel-column-width="49190*"/>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4.A2" style:family="table-cell">
      <style:table-cell-properties fo:padding="0.0382in" fo:border-left="0.0007in solid #000000" fo:border-right="none" fo:border-top="none" fo:border-bottom="0.0007in solid #000000"/>
    </style:style>
    <style:style style:name="Table304.B2" style:family="table-cell">
      <style:table-cell-properties fo:padding="0.0382in" fo:border-left="0.0007in solid #000000" fo:border-right="0.0007in solid #000000" fo:border-top="none" fo:border-bottom="0.0007in solid #000000"/>
    </style:style>
    <style:style style:name="Table305" style:family="table">
      <style:table-properties style:width="7.0806in" table:align="margins" style:may-break-between-rows="false"/>
    </style:style>
    <style:style style:name="Table305.A" style:family="table-column">
      <style:table-column-properties style:column-width="1.766in" style:rel-column-width="16345*"/>
    </style:style>
    <style:style style:name="Table305.B" style:family="table-column">
      <style:table-column-properties style:column-width="5.3146in" style:rel-column-width="49190*"/>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1.766in" style:rel-column-width="16345*"/>
    </style:style>
    <style:style style:name="Table306.B" style:family="table-column">
      <style:table-column-properties style:column-width="5.3146in" style:rel-column-width="49190*"/>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1.766in" style:rel-column-width="16345*"/>
    </style:style>
    <style:style style:name="Table307.B" style:family="table-column">
      <style:table-column-properties style:column-width="5.3146in" style:rel-column-width="49190*"/>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307.A2" style:family="table-cell">
      <style:table-cell-properties fo:padding="0.0382in" fo:border-left="0.0007in solid #000000" fo:border-right="none" fo:border-top="none" fo:border-bottom="0.0007in solid #000000"/>
    </style:style>
    <style:style style:name="Table307.B2" style:family="table-cell">
      <style:table-cell-properties fo:padding="0.0382in" fo:border-left="0.0007in solid #000000" fo:border-right="0.0007in solid #000000" fo:border-top="none" fo:border-bottom="0.0007in solid #000000"/>
    </style:style>
    <style:style style:name="Table308" style:family="table">
      <style:table-properties style:width="7.0806in" table:align="margins" style:may-break-between-rows="false"/>
    </style:style>
    <style:style style:name="Table308.A" style:family="table-column">
      <style:table-column-properties style:column-width="1.766in" style:rel-column-width="16345*"/>
    </style:style>
    <style:style style:name="Table308.B" style:family="table-column">
      <style:table-column-properties style:column-width="5.3146in" style:rel-column-width="49190*"/>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1.766in" style:rel-column-width="16345*"/>
    </style:style>
    <style:style style:name="Table309.B" style:family="table-column">
      <style:table-column-properties style:column-width="5.3146in" style:rel-column-width="49190*"/>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1.766in" style:rel-column-width="16345*"/>
    </style:style>
    <style:style style:name="Table310.B" style:family="table-column">
      <style:table-column-properties style:column-width="5.3146in" style:rel-column-width="49190*"/>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1" style:family="table">
      <style:table-properties style:width="7.0806in" table:align="margins" style:may-break-between-rows="false"/>
    </style:style>
    <style:style style:name="Table311.A" style:family="table-column">
      <style:table-column-properties style:column-width="1.766in" style:rel-column-width="16345*"/>
    </style:style>
    <style:style style:name="Table311.B" style:family="table-column">
      <style:table-column-properties style:column-width="5.3146in" style:rel-column-width="49190*"/>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1.766in" style:rel-column-width="16345*"/>
    </style:style>
    <style:style style:name="Table312.B" style:family="table-column">
      <style:table-column-properties style:column-width="5.3146in" style:rel-column-width="49190*"/>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1.766in" style:rel-column-width="16345*"/>
    </style:style>
    <style:style style:name="Table313.B" style:family="table-column">
      <style:table-column-properties style:column-width="5.3146in" style:rel-column-width="49190*"/>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1.766in" style:rel-column-width="16345*"/>
    </style:style>
    <style:style style:name="Table314.B" style:family="table-column">
      <style:table-column-properties style:column-width="5.3146in" style:rel-column-width="49190*"/>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4.A2" style:family="table-cell">
      <style:table-cell-properties fo:padding="0.0382in" fo:border-left="0.0007in solid #000000" fo:border-right="none" fo:border-top="none" fo:border-bottom="0.0007in solid #000000"/>
    </style:style>
    <style:style style:name="Table314.B2" style:family="table-cell">
      <style:table-cell-properties fo:padding="0.0382in" fo:border-left="0.0007in solid #000000" fo:border-right="0.0007in solid #000000" fo:border-top="none" fo:border-bottom="0.0007in solid #000000"/>
    </style:style>
    <style:style style:name="Table315" style:family="table">
      <style:table-properties style:width="7.0806in" table:align="margins" style:may-break-between-rows="false"/>
    </style:style>
    <style:style style:name="Table315.A" style:family="table-column">
      <style:table-column-properties style:column-width="1.766in" style:rel-column-width="16345*"/>
    </style:style>
    <style:style style:name="Table315.B" style:family="table-column">
      <style:table-column-properties style:column-width="5.3146in" style:rel-column-width="49190*"/>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1.766in" style:rel-column-width="16345*"/>
    </style:style>
    <style:style style:name="Table316.B" style:family="table-column">
      <style:table-column-properties style:column-width="5.3146in" style:rel-column-width="49190*"/>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1.766in" style:rel-column-width="16345*"/>
    </style:style>
    <style:style style:name="Table317.B" style:family="table-column">
      <style:table-column-properties style:column-width="5.3146in" style:rel-column-width="49190*"/>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7.A2" style:family="table-cell">
      <style:table-cell-properties fo:padding="0.0382in" fo:border-left="0.0007in solid #000000" fo:border-right="none" fo:border-top="none" fo:border-bottom="0.0007in solid #000000"/>
    </style:style>
    <style:style style:name="Table317.B2" style:family="table-cell">
      <style:table-cell-properties fo:padding="0.0382in" fo:border-left="0.0007in solid #000000" fo:border-right="0.0007in solid #000000" fo:border-top="none" fo:border-bottom="0.0007in solid #000000"/>
    </style:style>
    <style:style style:name="Table318" style:family="table">
      <style:table-properties style:width="7.0806in" table:align="margins" style:may-break-between-rows="false"/>
    </style:style>
    <style:style style:name="Table318.A" style:family="table-column">
      <style:table-column-properties style:column-width="1.766in" style:rel-column-width="16345*"/>
    </style:style>
    <style:style style:name="Table318.B" style:family="table-column">
      <style:table-column-properties style:column-width="5.3146in" style:rel-column-width="49190*"/>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18.A2" style:family="table-cell">
      <style:table-cell-properties fo:padding="0.0382in" fo:border-left="0.0007in solid #000000" fo:border-right="none" fo:border-top="none" fo:border-bottom="0.0007in solid #000000"/>
    </style:style>
    <style:style style:name="Table318.B2" style:family="table-cell">
      <style:table-cell-properties fo:padding="0.0382in" fo:border-left="0.0007in solid #000000" fo:border-right="0.0007in solid #000000" fo:border-top="none" fo:border-bottom="0.0007in solid #000000"/>
    </style:style>
    <style:style style:name="Table320" style:family="table">
      <style:table-properties style:width="7.0806in" table:align="margins" style:may-break-between-rows="false"/>
    </style:style>
    <style:style style:name="Table320.A" style:family="table-column">
      <style:table-column-properties style:column-width="1.766in" style:rel-column-width="16345*"/>
    </style:style>
    <style:style style:name="Table320.B" style:family="table-column">
      <style:table-column-properties style:column-width="5.3146in" style:rel-column-width="49190*"/>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0.A2" style:family="table-cell">
      <style:table-cell-properties fo:padding="0.0382in" fo:border-left="0.0007in solid #000000" fo:border-right="none" fo:border-top="none" fo:border-bottom="0.0007in solid #000000"/>
    </style:style>
    <style:style style:name="Table320.B2" style:family="table-cell">
      <style:table-cell-properties fo:padding="0.0382in" fo:border-left="0.0007in solid #000000" fo:border-right="0.0007in solid #000000" fo:border-top="none" fo:border-bottom="0.0007in solid #000000"/>
    </style:style>
    <style:style style:name="Table321" style:family="table">
      <style:table-properties style:width="7.0806in" table:align="margins" style:may-break-between-rows="false"/>
    </style:style>
    <style:style style:name="Table321.A" style:family="table-column">
      <style:table-column-properties style:column-width="1.766in" style:rel-column-width="16345*"/>
    </style:style>
    <style:style style:name="Table321.B" style:family="table-column">
      <style:table-column-properties style:column-width="5.3146in" style:rel-column-width="49190*"/>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322" style:family="table">
      <style:table-properties style:width="7.0806in" table:align="margins" style:may-break-between-rows="false"/>
    </style:style>
    <style:style style:name="Table322.A" style:family="table-column">
      <style:table-column-properties style:column-width="1.766in" style:rel-column-width="16345*"/>
    </style:style>
    <style:style style:name="Table322.B" style:family="table-column">
      <style:table-column-properties style:column-width="5.3146in" style:rel-column-width="49190*"/>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2.A2" style:family="table-cell">
      <style:table-cell-properties fo:padding="0.0382in" fo:border-left="0.0007in solid #000000" fo:border-right="none" fo:border-top="none" fo:border-bottom="0.0007in solid #000000"/>
    </style:style>
    <style:style style:name="Table322.B2" style:family="table-cell">
      <style:table-cell-properties fo:padding="0.0382in" fo:border-left="0.0007in solid #000000" fo:border-right="0.0007in solid #000000" fo:border-top="none" fo:border-bottom="0.0007in solid #000000"/>
    </style:style>
    <style:style style:name="Table323" style:family="table">
      <style:table-properties style:width="7.0806in" table:align="margins" style:may-break-between-rows="false"/>
    </style:style>
    <style:style style:name="Table323.A" style:family="table-column">
      <style:table-column-properties style:column-width="1.766in" style:rel-column-width="16345*"/>
    </style:style>
    <style:style style:name="Table323.B" style:family="table-column">
      <style:table-column-properties style:column-width="5.3146in" style:rel-column-width="49190*"/>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1.766in" style:rel-column-width="16345*"/>
    </style:style>
    <style:style style:name="Table324.B" style:family="table-column">
      <style:table-column-properties style:column-width="5.3146in" style:rel-column-width="49190*"/>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4.A2" style:family="table-cell">
      <style:table-cell-properties fo:padding="0.0382in" fo:border-left="0.0007in solid #000000" fo:border-right="none" fo:border-top="none" fo:border-bottom="0.0007in solid #000000"/>
    </style:style>
    <style:style style:name="Table324.B2" style:family="table-cell">
      <style:table-cell-properties fo:padding="0.0382in" fo:border-left="0.0007in solid #000000" fo:border-right="0.0007in solid #000000" fo:border-top="none" fo:border-bottom="0.0007in solid #000000"/>
    </style:style>
    <style:style style:name="Table325" style:family="table">
      <style:table-properties style:width="7.0806in" table:align="margins" style:may-break-between-rows="false"/>
    </style:style>
    <style:style style:name="Table325.A" style:family="table-column">
      <style:table-column-properties style:column-width="1.766in" style:rel-column-width="16345*"/>
    </style:style>
    <style:style style:name="Table325.B" style:family="table-column">
      <style:table-column-properties style:column-width="5.3146in" style:rel-column-width="49190*"/>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5.A2" style:family="table-cell">
      <style:table-cell-properties fo:padding="0.0382in" fo:border-left="0.0007in solid #000000" fo:border-right="none" fo:border-top="none" fo:border-bottom="0.0007in solid #000000"/>
    </style:style>
    <style:style style:name="Table325.B2" style:family="table-cell">
      <style:table-cell-properties fo:padding="0.0382in" fo:border-left="0.0007in solid #000000" fo:border-right="0.0007in solid #000000" fo:border-top="none" fo:border-bottom="0.0007in solid #000000"/>
    </style:style>
    <style:style style:name="Table326" style:family="table">
      <style:table-properties style:width="7.0806in" table:align="margins" style:may-break-between-rows="false"/>
    </style:style>
    <style:style style:name="Table326.A" style:family="table-column">
      <style:table-column-properties style:column-width="1.766in" style:rel-column-width="16345*"/>
    </style:style>
    <style:style style:name="Table326.B" style:family="table-column">
      <style:table-column-properties style:column-width="5.3146in" style:rel-column-width="49190*"/>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6.A2" style:family="table-cell">
      <style:table-cell-properties fo:padding="0.0382in" fo:border-left="0.0007in solid #000000" fo:border-right="none" fo:border-top="none" fo:border-bottom="0.0007in solid #000000"/>
    </style:style>
    <style:style style:name="Table326.B2" style:family="table-cell">
      <style:table-cell-properties fo:padding="0.0382in" fo:border-left="0.0007in solid #000000" fo:border-right="0.0007in solid #000000" fo:border-top="none" fo:border-bottom="0.0007in solid #000000"/>
    </style:style>
    <style:style style:name="Table327" style:family="table">
      <style:table-properties style:width="7.0806in" table:align="margins" style:may-break-between-rows="false"/>
    </style:style>
    <style:style style:name="Table327.A" style:family="table-column">
      <style:table-column-properties style:column-width="1.766in" style:rel-column-width="16345*"/>
    </style:style>
    <style:style style:name="Table327.B" style:family="table-column">
      <style:table-column-properties style:column-width="5.3146in" style:rel-column-width="49190*"/>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7.A2" style:family="table-cell">
      <style:table-cell-properties fo:padding="0.0382in" fo:border-left="0.0007in solid #000000" fo:border-right="none" fo:border-top="none" fo:border-bottom="0.0007in solid #000000"/>
    </style:style>
    <style:style style:name="Table327.B2" style:family="table-cell">
      <style:table-cell-properties fo:padding="0.0382in" fo:border-left="0.0007in solid #000000" fo:border-right="0.0007in solid #000000" fo:border-top="none" fo:border-bottom="0.0007in solid #000000"/>
    </style:style>
    <style:style style:name="Table328" style:family="table">
      <style:table-properties style:width="7.0806in" table:align="margins" style:may-break-between-rows="false"/>
    </style:style>
    <style:style style:name="Table328.A" style:family="table-column">
      <style:table-column-properties style:column-width="1.766in" style:rel-column-width="16345*"/>
    </style:style>
    <style:style style:name="Table328.B" style:family="table-column">
      <style:table-column-properties style:column-width="5.3146in" style:rel-column-width="49190*"/>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1.766in" style:rel-column-width="16345*"/>
    </style:style>
    <style:style style:name="Table329.B" style:family="table-column">
      <style:table-column-properties style:column-width="5.3146in" style:rel-column-width="49190*"/>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1.766in" style:rel-column-width="16345*"/>
    </style:style>
    <style:style style:name="Table330.B" style:family="table-column">
      <style:table-column-properties style:column-width="5.3146in" style:rel-column-width="49190*"/>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0.A2" style:family="table-cell">
      <style:table-cell-properties fo:padding="0.0382in" fo:border-left="0.0007in solid #000000" fo:border-right="none" fo:border-top="none" fo:border-bottom="0.0007in solid #000000"/>
    </style:style>
    <style:style style:name="Table330.B2" style:family="table-cell">
      <style:table-cell-properties fo:padding="0.0382in" fo:border-left="0.0007in solid #000000" fo:border-right="0.0007in solid #000000" fo:border-top="none" fo:border-bottom="0.0007in solid #000000"/>
    </style:style>
    <style:style style:name="Table331" style:family="table">
      <style:table-properties style:width="7.0806in" table:align="margins" style:may-break-between-rows="false"/>
    </style:style>
    <style:style style:name="Table331.A" style:family="table-column">
      <style:table-column-properties style:column-width="1.766in" style:rel-column-width="16345*"/>
    </style:style>
    <style:style style:name="Table331.B" style:family="table-column">
      <style:table-column-properties style:column-width="5.3146in" style:rel-column-width="49190*"/>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1.A2" style:family="table-cell">
      <style:table-cell-properties fo:padding="0.0382in" fo:border-left="0.0007in solid #000000" fo:border-right="none" fo:border-top="none" fo:border-bottom="0.0007in solid #000000"/>
    </style:style>
    <style:style style:name="Table331.B2" style:family="table-cell">
      <style:table-cell-properties fo:padding="0.0382in" fo:border-left="0.0007in solid #000000" fo:border-right="0.0007in solid #000000" fo:border-top="none" fo:border-bottom="0.0007in solid #000000"/>
    </style:style>
    <style:style style:name="Table332" style:family="table">
      <style:table-properties style:width="7.0806in" table:align="margins" style:may-break-between-rows="false"/>
    </style:style>
    <style:style style:name="Table332.A" style:family="table-column">
      <style:table-column-properties style:column-width="1.766in" style:rel-column-width="16345*"/>
    </style:style>
    <style:style style:name="Table332.B" style:family="table-column">
      <style:table-column-properties style:column-width="5.3146in" style:rel-column-width="49190*"/>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1.766in" style:rel-column-width="16345*"/>
    </style:style>
    <style:style style:name="Table333.B" style:family="table-column">
      <style:table-column-properties style:column-width="5.3146in" style:rel-column-width="49190*"/>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1.766in" style:rel-column-width="16345*"/>
    </style:style>
    <style:style style:name="Table334.B" style:family="table-column">
      <style:table-column-properties style:column-width="5.3146in" style:rel-column-width="49190*"/>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1.766in" style:rel-column-width="16345*"/>
    </style:style>
    <style:style style:name="Table335.B" style:family="table-column">
      <style:table-column-properties style:column-width="5.3146in" style:rel-column-width="49190*"/>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1.766in" style:rel-column-width="16345*"/>
    </style:style>
    <style:style style:name="Table336.B" style:family="table-column">
      <style:table-column-properties style:column-width="5.3146in" style:rel-column-width="49190*"/>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1.766in" style:rel-column-width="16345*"/>
    </style:style>
    <style:style style:name="Table337.B" style:family="table-column">
      <style:table-column-properties style:column-width="5.3146in" style:rel-column-width="49190*"/>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1.766in" style:rel-column-width="16345*"/>
    </style:style>
    <style:style style:name="Table338.B" style:family="table-column">
      <style:table-column-properties style:column-width="5.3146in" style:rel-column-width="49190*"/>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1.766in" style:rel-column-width="16345*"/>
    </style:style>
    <style:style style:name="Table339.B" style:family="table-column">
      <style:table-column-properties style:column-width="5.3146in" style:rel-column-width="49190*"/>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339.A2" style:family="table-cell">
      <style:table-cell-properties fo:padding="0.0382in" fo:border-left="0.0007in solid #000000" fo:border-right="none" fo:border-top="none" fo:border-bottom="0.0007in solid #000000"/>
    </style:style>
    <style:style style:name="Table339.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1.766in" style:rel-column-width="16345*"/>
    </style:style>
    <style:style style:name="Table340.B" style:family="table-column">
      <style:table-column-properties style:column-width="5.3146in" style:rel-column-width="49190*"/>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false"/>
    </style:style>
    <style:style style:name="Table392.A" style:family="table-column">
      <style:table-column-properties style:column-width="1.766in" style:rel-column-width="16345*"/>
    </style:style>
    <style:style style:name="Table392.B" style:family="table-column">
      <style:table-column-properties style:column-width="5.3146in" style:rel-column-width="49190*"/>
    </style:style>
    <style:style style:name="Table392.1" style:family="table-row">
      <style:table-row-properties style:keep-together="false" fo:keep-together="always"/>
    </style:style>
    <style:style style:name="Table392.A1" style:family="table-cell">
      <style:table-cell-properties fo:padding="0.0382in" fo:border="0.0007in solid #000000"/>
    </style:style>
    <style:style style:name="Table392.A2" style:family="table-cell">
      <style:table-cell-properties fo:padding="0.0382in" fo:border-left="0.0007in solid #000000" fo:border-right="none" fo:border-top="none" fo:border-bottom="0.0007in solid #000000"/>
    </style:style>
    <style:style style:name="Table392.B2" style:family="table-cell">
      <style:table-cell-properties fo:padding="0.0382in" fo:border-left="0.0007in solid #000000" fo:border-right="0.0007in solid #000000" fo:border-top="none" fo:border-bottom="0.0007in solid #000000"/>
    </style:style>
    <style:style style:name="Table341" style:family="table">
      <style:table-properties style:width="7.0806in" table:align="margins" style:may-break-between-rows="false"/>
    </style:style>
    <style:style style:name="Table341.A" style:family="table-column">
      <style:table-column-properties style:column-width="1.766in" style:rel-column-width="16345*"/>
    </style:style>
    <style:style style:name="Table341.B" style:family="table-column">
      <style:table-column-properties style:column-width="5.3146in" style:rel-column-width="49190*"/>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1.766in" style:rel-column-width="16345*"/>
    </style:style>
    <style:style style:name="Table393.B" style:family="table-column">
      <style:table-column-properties style:column-width="5.3146in" style:rel-column-width="49190*"/>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1.766in" style:rel-column-width="16345*"/>
    </style:style>
    <style:style style:name="Table394.B" style:family="table-column">
      <style:table-column-properties style:column-width="5.3146in" style:rel-column-width="49190*"/>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1.766in" style:rel-column-width="16345*"/>
    </style:style>
    <style:style style:name="Table395.B" style:family="table-column">
      <style:table-column-properties style:column-width="5.3146in" style:rel-column-width="49190*"/>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1.766in" style:rel-column-width="16345*"/>
    </style:style>
    <style:style style:name="Table396.B" style:family="table-column">
      <style:table-column-properties style:column-width="5.3146in" style:rel-column-width="49190*"/>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1.766in" style:rel-column-width="16345*"/>
    </style:style>
    <style:style style:name="Table342.B" style:family="table-column">
      <style:table-column-properties style:column-width="5.3146in" style:rel-column-width="49190*"/>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1.766in" style:rel-column-width="16345*"/>
    </style:style>
    <style:style style:name="Table343.B" style:family="table-column">
      <style:table-column-properties style:column-width="5.3146in" style:rel-column-width="49190*"/>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3.A2" style:family="table-cell">
      <style:table-cell-properties fo:padding="0.0382in" fo:border-left="0.0007in solid #000000" fo:border-right="none" fo:border-top="none" fo:border-bottom="0.0007in solid #000000"/>
    </style:style>
    <style:style style:name="Table343.B2" style:family="table-cell">
      <style:table-cell-properties fo:padding="0.0382in" fo:border-left="0.0007in solid #000000" fo:border-right="0.0007in solid #000000" fo:border-top="none" fo:border-bottom="0.0007in solid #000000"/>
    </style:style>
    <style:style style:name="Table344" style:family="table">
      <style:table-properties style:width="7.0806in" table:align="margins" style:may-break-between-rows="false"/>
    </style:style>
    <style:style style:name="Table344.A" style:family="table-column">
      <style:table-column-properties style:column-width="1.766in" style:rel-column-width="16345*"/>
    </style:style>
    <style:style style:name="Table344.B" style:family="table-column">
      <style:table-column-properties style:column-width="5.3146in" style:rel-column-width="49190*"/>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4.A2" style:family="table-cell">
      <style:table-cell-properties fo:padding="0.0382in" fo:border-left="0.0007in solid #000000" fo:border-right="none" fo:border-top="none" fo:border-bottom="0.0007in solid #000000"/>
    </style:style>
    <style:style style:name="Table344.B2" style:family="table-cell">
      <style:table-cell-properties fo:padding="0.0382in" fo:border-left="0.0007in solid #000000" fo:border-right="0.0007in solid #000000" fo:border-top="none" fo:border-bottom="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center" style:justify-single-word="false"/>
      <style:text-properties fo:font-style="italic" style:font-style-asian="italic" style:font-style-complex="italic"/>
    </style:style>
    <style:style style:name="P30" style:family="paragraph" style:parent-style-name="Table_20_Contents">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1"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3"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6pt" style:font-size-asian="6pt" style:font-size-complex="6pt"/>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center" style:justify-single-word="false"/>
      <style:text-properties style:font-name="Arial Black" fo:font-size="10pt" style:font-size-asian="10pt" style:font-size-complex="10pt"/>
    </style:style>
    <style:style style:name="P49" style:family="paragraph" style:parent-style-name="Table_20_Contents">
      <style:paragraph-properties fo:text-align="center" style:justify-single-word="false"/>
      <style:text-properties style:font-name="Arial Black" fo:font-size="6pt" style:font-size-asian="6pt" style:font-size-complex="6pt"/>
    </style:style>
    <style:style style:name="P50" style:family="paragraph" style:parent-style-name="Table_20_Contents">
      <style:text-properties fo:font-size="6pt" style:font-size-asian="6pt" style:font-size-complex="6pt"/>
    </style:style>
    <style:style style:name="P51" style:family="paragraph" style:parent-style-name="Title">
      <style:text-properties fo:font-size="60pt" style:font-size-asian="60pt" style:font-size-complex="60pt"/>
    </style:style>
    <style:style style:name="P52" style:family="paragraph" style:parent-style-name="Footnote">
      <style:paragraph-properties fo:text-align="start" style:justify-single-word="false"/>
    </style:style>
    <style:style style:name="P53" style:family="paragraph" style:parent-style-name="Footnote">
      <style:paragraph-properties fo:text-align="justify" style:justify-single-word="fals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center" style:justify-single-word="false"/>
    </style:style>
    <style:style style:name="P56" style:family="paragraph" style:parent-style-name="Code">
      <style:text-properties fo:font-size="12pt" fo:font-weight="bold" style:font-size-asian="12pt" style:font-weight-asian="bold" style:font-size-complex="12pt" style:font-weight-complex="bold"/>
    </style:style>
    <style:style style:name="P57" style:family="paragraph" style:parent-style-name="Code">
      <style:paragraph-properties fo:text-align="justify" style:justify-single-word="false"/>
    </style:style>
    <style:style style:name="P58" style:family="paragraph" style:parent-style-name="Code">
      <style:text-properties style:text-underline-style="solid" style:text-underline-width="auto" style:text-underline-color="font-color" fo:font-weight="bold" style:font-weight-asian="bold" style:font-weight-complex="bold"/>
    </style:style>
    <style:style style:name="P59" style:family="paragraph" style:parent-style-name="Code">
      <style:text-properties style:text-underline-style="none" fo:font-weight="normal" style:font-weight-asian="normal" style:font-weight-complex="normal"/>
    </style:style>
    <style:style style:name="P60" style:family="paragraph" style:parent-style-name="Code">
      <style:text-properties style:font-name="Times New Roman" fo:font-size="14pt" style:font-name-asian="SimSun" style:font-size-asian="14pt" style:font-name-complex="Mangal" style:font-size-complex="14pt"/>
    </style:style>
    <style:style style:name="P61" style:family="paragraph" style:parent-style-name="Text_20_body">
      <style:paragraph-properties fo:break-before="page"/>
      <style:text-properties style:use-window-font-color="true"/>
    </style:style>
    <style:style style:name="P62" style:family="paragraph" style:parent-style-name="Contents_20_Heading">
      <style:paragraph-properties fo:break-before="page"/>
    </style:style>
    <style:style style:name="P63" style:family="paragraph" style:parent-style-name="Snippet">
      <style:text-properties style:font-name="Courier New1"/>
    </style:style>
    <style:style style:name="P64" style:family="paragraph" style:parent-style-name="Snippet">
      <style:text-properties fo:font-weight="normal" style:font-weight-asian="normal" style:font-weight-complex="normal"/>
    </style:style>
    <style:style style:name="P65" style:family="paragraph" style:parent-style-name="Snippet">
      <style:paragraph-properties fo:text-align="justify" style:justify-single-word="false"/>
    </style:style>
    <style:style style:name="P66" style:family="paragraph" style:parent-style-name="Snippet">
      <style:text-properties fo:font-size="6pt" style:font-size-asian="6pt" style:font-size-complex="6pt"/>
    </style:style>
    <style:style style:name="P67" style:family="paragraph" style:parent-style-name="Heading_20_3">
      <style:text-properties fo:font-weight="bold" style:font-weight-asian="bold" style:font-weight-complex="bold"/>
    </style:style>
    <style:style style:name="P68" style:family="paragraph" style:parent-style-name="Code">
      <style:paragraph-properties fo:margin-left="0in" fo:margin-right="0in" fo:text-indent="0in" style:auto-text-indent="false"/>
    </style:style>
    <style:style style:name="P69" style:family="paragraph" style:parent-style-name="Contents_20_1">
      <style:paragraph-properties>
        <style:tab-stops>
          <style:tab-stop style:position="7.0602in" style:type="right" style:leader-style="dotted" style:leader-text="."/>
        </style:tab-stops>
      </style:paragraph-properties>
    </style:style>
    <style:style style:name="P70" style:family="paragraph" style:parent-style-name="Contents_20_2">
      <style:paragraph-properties>
        <style:tab-stops>
          <style:tab-stop style:position="6.8839in" style:type="right"/>
        </style:tab-stops>
      </style:paragraph-properties>
    </style:style>
    <style:style style:name="P71" style:family="paragraph" style:parent-style-name="Index_20_1">
      <style:paragraph-properties>
        <style:tab-stops>
          <style:tab-stop style:position="7.0807in" style:type="right"/>
        </style:tab-stops>
      </style:paragraph-properties>
    </style:style>
    <style:style style:name="P72" style:family="paragraph" style:parent-style-name="Index_20_Separator">
      <style:paragraph-properties>
        <style:tab-stops/>
      </style:paragraph-properties>
    </style:style>
    <style:style style:name="P73" style:family="paragraph" style:parent-style-name="Heading_20_1">
      <style:paragraph-properties fo:text-align="justify" style:justify-single-word="false"/>
    </style:style>
    <style:style style:name="P74" style:family="paragraph" style:parent-style-name="Heading_20_1">
      <style:paragraph-properties fo:break-before="page"/>
    </style:style>
    <style:style style:name="P75" style:family="paragraph" style:parent-style-name="Text_20_body" style:master-page-name="Standard">
      <style:paragraph-properties style:page-number="auto"/>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3">
      <style:paragraph-properties fo:text-align="justify" style:justify-single-word="false"/>
    </style:style>
    <style:style style:name="P79" style:family="paragraph" style:parent-style-name="Text_20_body" style:list-style-name="L5">
      <style:paragraph-properties fo:text-align="justify" style:justify-single-word="false"/>
    </style:style>
    <style:style style:name="P80" style:family="paragraph" style:parent-style-name="Text_20_body" style:list-style-name="L1">
      <style:paragraph-properties fo:text-align="justify" style:justify-single-word="false"/>
    </style:style>
    <style:style style:name="P81" style:family="paragraph" style:parent-style-name="Text_20_body" style:list-style-name="L8">
      <style:paragraph-properties fo:text-align="justify" style:justify-single-word="false"/>
    </style:style>
    <style:style style:name="P82" style:family="paragraph" style:parent-style-name="Text_20_body" style:list-style-name="L10">
      <style:paragraph-properties fo:text-align="justify" style:justify-single-word="false"/>
    </style:style>
    <style:style style:name="P83" style:family="paragraph" style:parent-style-name="Text_20_body" style:list-style-name="L11">
      <style:paragraph-properties fo:text-align="justify" style:justify-single-word="false"/>
    </style:style>
    <style:style style:name="P84" style:family="paragraph" style:parent-style-name="Text_20_body" style:list-style-name="L13">
      <style:paragraph-properties fo:text-align="justify" style:justify-single-word="false"/>
    </style:style>
    <style:style style:name="P85" style:family="paragraph" style:parent-style-name="Text_20_body" style:list-style-name="L14">
      <style:paragraph-properties fo:text-align="justify" style:justify-single-word="false"/>
    </style:style>
    <style:style style:name="P86" style:family="paragraph" style:parent-style-name="Text_20_body" style:list-style-name="L15">
      <style:paragraph-properties fo:text-align="justify" style:justify-single-word="false"/>
    </style:style>
    <style:style style:name="P87" style:family="paragraph" style:parent-style-name="Text_20_body" style:list-style-name="L16">
      <style:paragraph-properties fo:text-align="justify" style:justify-single-word="false"/>
    </style:style>
    <style:style style:name="P88" style:family="paragraph" style:parent-style-name="Text_20_body" style:list-style-name="L17">
      <style:paragraph-properties fo:text-align="justify" style:justify-single-word="false"/>
    </style:style>
    <style:style style:name="P89" style:family="paragraph" style:parent-style-name="Text_20_body" style:list-style-name="L18">
      <style:paragraph-properties fo:text-align="justify" style:justify-single-word="false"/>
    </style:style>
    <style:style style:name="P90" style:family="paragraph" style:parent-style-name="Text_20_body" style:list-style-name="L19">
      <style:paragraph-properties fo:text-align="justify" style:justify-single-word="false"/>
    </style:style>
    <style:style style:name="P91" style:family="paragraph" style:parent-style-name="Text_20_body" style:list-style-name="L20">
      <style:paragraph-properties fo:text-align="justify" style:justify-single-word="false"/>
    </style:style>
    <style:style style:name="P92" style:family="paragraph" style:parent-style-name="Text_20_body" style:list-style-name="L21">
      <style:paragraph-properties fo:text-align="justify" style:justify-single-word="false"/>
    </style:style>
    <style:style style:name="P93" style:family="paragraph" style:parent-style-name="Text_20_body" style:list-style-name="L22">
      <style:paragraph-properties fo:text-align="justify" style:justify-single-word="false"/>
    </style:style>
    <style:style style:name="P94" style:family="paragraph" style:parent-style-name="Text_20_body" style:list-style-name="L23">
      <style:paragraph-properties fo:text-align="justify" style:justify-single-word="false"/>
    </style:style>
    <style:style style:name="P95" style:family="paragraph" style:parent-style-name="Text_20_body" style:list-style-name="L24">
      <style:paragraph-properties fo:text-align="justify" style:justify-single-word="false"/>
    </style:style>
    <style:style style:name="P96" style:family="paragraph" style:parent-style-name="Text_20_body" style:list-style-name="L4"/>
    <style:style style:name="P97" style:family="paragraph" style:parent-style-name="Text_20_body" style:list-style-name="L5"/>
    <style:style style:name="P98" style:family="paragraph" style:parent-style-name="Text_20_body" style:list-style-name="L6"/>
    <style:style style:name="P99" style:family="paragraph" style:parent-style-name="Text_20_body" style:list-style-name="L7"/>
    <style:style style:name="P100" style:family="paragraph" style:parent-style-name="Text_20_body" style:list-style-name="L9"/>
    <style:style style:name="P101" style:family="paragraph" style:parent-style-name="Text_20_body" style:list-style-name="L12"/>
    <style:style style:name="P102" style:family="paragraph" style:parent-style-name="Text_20_body" style:list-style-name="L2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1298040" text:id="ct241298040">
          <text:insertion>
            <office:change-info>
              <dc:creator>Peter Camilleri</dc:creator>
              <dc:date>2015-04-25T23:41:00</dc:date>
            </office:change-info>
          </text:insertion>
        </text:changed-region>
        <text:changed-region xml:id="ct241298144" text:id="ct241298144">
          <text:insertion>
            <office:change-info>
              <dc:creator>Peter Camilleri</dc:creator>
              <dc:date>2015-04-25T23:41:00</dc:date>
            </office:change-info>
          </text:insertion>
        </text:changed-region>
        <text:changed-region xml:id="ct241298248" text:id="ct241298248">
          <text:insertion>
            <office:change-info>
              <dc:creator>Peter Camilleri</dc:creator>
              <dc:date>2015-04-25T23:41:00</dc:date>
            </office:change-info>
          </text:insertion>
        </text:changed-region>
        <text:changed-region xml:id="ct241298352" text:id="ct241298352">
          <text:insertion>
            <office:change-info>
              <dc:creator>Peter Camilleri</dc:creator>
              <dc:date>2015-04-25T23:41:00</dc:date>
            </office:change-info>
          </text:insertion>
        </text:changed-region>
        <text:changed-region xml:id="ct241298456" text:id="ct241298456">
          <text:insertion>
            <office:change-info>
              <dc:creator>Peter Camilleri</dc:creator>
              <dc:date>2015-04-25T23:42:00</dc:date>
            </office:change-info>
          </text:insertion>
        </text:changed-region>
        <text:changed-region xml:id="ct241298560" text:id="ct241298560">
          <text:insertion>
            <office:change-info>
              <dc:creator>Peter Camilleri</dc:creator>
              <dc:date>2015-04-25T23:42:00</dc:date>
            </office:change-info>
          </text:insertion>
        </text:changed-region>
        <text:changed-region xml:id="ct241298664" text:id="ct241298664">
          <text:insertion>
            <office:change-info>
              <dc:creator>Peter Camilleri</dc:creator>
              <dc:date>2015-04-25T23:42:00</dc:date>
            </office:change-info>
          </text:insertion>
        </text:changed-region>
        <text:changed-region xml:id="ct241298768" text:id="ct241298768">
          <text:insertion>
            <office:change-info>
              <dc:creator>Peter Camilleri</dc:creator>
              <dc:date>2015-04-25T23:42:00</dc:date>
            </office:change-info>
          </text:insertion>
        </text:changed-region>
        <text:changed-region xml:id="ct241298872" text:id="ct241298872">
          <text:insertion>
            <office:change-info>
              <dc:creator>Peter Camilleri</dc:creator>
              <dc:date>2015-04-25T23:42:00</dc:date>
            </office:change-info>
          </text:insertion>
        </text:changed-region>
        <text:changed-region xml:id="ct241298976" text:id="ct241298976">
          <text:insertion>
            <office:change-info>
              <dc:creator>Peter Camilleri</dc:creator>
              <dc:date>2015-04-25T23:42:00</dc:date>
            </office:change-info>
          </text:insertion>
        </text:changed-region>
        <text:changed-region xml:id="ct241303696" text:id="ct241303696">
          <text:insertion>
            <office:change-info>
              <dc:creator>Peter Camilleri</dc:creator>
              <dc:date>2015-04-26T13:40:00</dc:date>
            </office:change-info>
          </text:insertion>
        </text:changed-region>
        <text:changed-region xml:id="ct241303800" text:id="ct241303800">
          <text:insertion>
            <office:change-info>
              <dc:creator>Peter Camilleri</dc:creator>
              <dc:date>2015-04-26T13:39:00</dc:date>
            </office:change-info>
          </text:insertion>
        </text:changed-region>
        <text:changed-region xml:id="ct241303904" text:id="ct241303904">
          <text:insertion>
            <office:change-info>
              <dc:creator>Peter Camilleri</dc:creator>
              <dc:date>2015-04-26T13:40:00</dc:date>
            </office:change-info>
          </text:insertion>
        </text:changed-region>
        <text:changed-region xml:id="ct241304944" text:id="ct241304944">
          <text:insertion>
            <office:change-info>
              <dc:creator>Peter Camilleri</dc:creator>
              <dc:date>2015-04-26T13:46:00</dc:date>
            </office:change-info>
          </text:insertion>
        </text:changed-region>
        <text:changed-region xml:id="ct241305048" text:id="ct241305048">
          <text:insertion>
            <office:change-info>
              <dc:creator>Peter Camilleri</dc:creator>
              <dc:date>2015-04-26T13:47:00</dc:date>
            </office:change-info>
          </text:insertion>
        </text:changed-region>
        <text:changed-region xml:id="ct239248640" text:id="ct239248640">
          <text:insertion>
            <office:change-info>
              <dc:creator>Peter Camilleri</dc:creator>
              <dc:date>2015-04-25T13:09:00</dc:date>
            </office:change-info>
          </text:insertion>
        </text:changed-region>
        <text:changed-region xml:id="ct239248744" text:id="ct239248744">
          <text:insertion>
            <office:change-info>
              <dc:creator>Peter Camilleri</dc:creator>
              <dc:date>2015-04-25T13:10:00</dc:date>
            </office:change-info>
          </text:insertion>
        </text:changed-region>
        <text:changed-region xml:id="ct239248952" text:id="ct239248952">
          <text:insertion>
            <office:change-info>
              <dc:creator>Peter Camilleri</dc:creator>
              <dc:date>2015-04-25T13:11:00</dc:date>
            </office:change-info>
          </text:insertion>
        </text:changed-region>
        <text:changed-region xml:id="ct239249056" text:id="ct239249056">
          <text:deletion>
            <office:change-info>
              <dc:creator>Peter Camilleri</dc:creator>
              <dc:date>2015-04-25T13:26:00</dc:date>
            </office:change-info>
            <text:p text:style-name="Text_20_body">.even?</text:p>
          </text:deletion>
        </text:changed-region>
        <text:changed-region xml:id="ct239249160" text:id="ct239249160">
          <text:insertion>
            <office:change-info>
              <dc:creator>Peter Camilleri</dc:creator>
              <dc:date>2015-04-25T13:25:00</dc:date>
            </office:change-info>
          </text:insertion>
        </text:changed-region>
        <text:changed-region xml:id="ct239249264" text:id="ct239249264">
          <text:insertion>
            <office:change-info>
              <dc:creator>Peter Camilleri</dc:creator>
              <dc:date>2015-04-25T13:25:00</dc:date>
            </office:change-info>
          </text:insertion>
        </text:changed-region>
        <text:changed-region xml:id="ct239249368" text:id="ct239249368">
          <text:insertion>
            <office:change-info>
              <dc:creator>Peter Camilleri</dc:creator>
              <dc:date>2015-04-25T13:25:00</dc:date>
            </office:change-info>
          </text:insertion>
        </text:changed-region>
        <text:changed-region xml:id="ct239249472" text:id="ct239249472">
          <text:insertion>
            <office:change-info>
              <dc:creator>Peter Camilleri</dc:creator>
              <dc:date>2015-04-25T13:25:00</dc:date>
            </office:change-info>
          </text:insertion>
        </text:changed-region>
        <text:changed-region xml:id="ct239249576" text:id="ct239249576">
          <text:insertion>
            <office:change-info>
              <dc:creator>Peter Camilleri</dc:creator>
              <dc:date>2015-04-25T13:25:00</dc:date>
            </office:change-info>
          </text:insertion>
        </text:changed-region>
        <text:changed-region xml:id="ct239249680" text:id="ct239249680">
          <text:insertion>
            <office:change-info>
              <dc:creator>Peter Camilleri</dc:creator>
              <dc:date>2015-04-25T13:27:00</dc:date>
            </office:change-info>
          </text:insertion>
        </text:changed-region>
        <text:changed-region xml:id="ct239249784" text:id="ct239249784">
          <text:insertion>
            <office:change-info>
              <dc:creator>Peter Camilleri</dc:creator>
              <dc:date>2015-04-25T13:27:00</dc:date>
            </office:change-info>
          </text:insertion>
        </text:changed-region>
        <text:changed-region xml:id="ct239249888" text:id="ct239249888">
          <text:deletion>
            <office:change-info>
              <dc:creator>Peter Camilleri</dc:creator>
              <dc:date>2015-04-25T13:29:00</dc:date>
            </office:change-info>
            <text:p text:style-name="Text_20_body">.gcd</text:p>
          </text:deletion>
        </text:changed-region>
        <text:changed-region xml:id="ct239249992" text:id="ct239249992">
          <text:insertion>
            <office:change-info>
              <dc:creator>Peter Camilleri</dc:creator>
              <dc:date>2015-04-25T13:25:00</dc:date>
            </office:change-info>
          </text:insertion>
        </text:changed-region>
        <text:changed-region xml:id="ct239250096" text:id="ct239250096">
          <text:deletion>
            <office:change-info>
              <dc:creator>Peter Camilleri</dc:creator>
              <dc:date>2015-04-25T13:31:00</dc:date>
            </office:change-info>
            <text:p text:style-name="Text_20_body">.lcm</text:p>
          </text:deletion>
        </text:changed-region>
        <text:changed-region xml:id="ct239250200" text:id="ct239250200">
          <text:insertion>
            <office:change-info>
              <dc:creator>Peter Camilleri</dc:creator>
              <dc:date>2015-04-25T13:25:00</dc:date>
            </office:change-info>
          </text:insertion>
        </text:changed-region>
        <text:changed-region xml:id="ct239250408" text:id="ct239250408">
          <text:deletion>
            <office:change-info>
              <dc:creator>Peter Camilleri</dc:creator>
              <dc:date>2015-04-25T13:37:00</dc:date>
            </office:change-info>
            <text:p text:style-name="Text_20_body">.odd?</text:p>
          </text:deletion>
        </text:changed-region>
        <text:changed-region xml:id="ct239250304" text:id="ct239250304">
          <text:deletion>
            <office:change-info>
              <dc:creator>Peter Camilleri</dc:creator>
              <dc:date>2015-04-25T13:39:00</dc:date>
            </office:change-info>
            <text:p text:style-name="Text_20_body"/>
            <text:p text:style-name="Text_20_body"/>
          </text:deletion>
        </text:changed-region>
        <text:changed-region xml:id="ct239250512" text:id="ct239250512">
          <text:insertion>
            <office:change-info>
              <dc:creator>Peter Camilleri</dc:creator>
              <dc:date>2015-04-25T13:25:00</dc:date>
            </office:change-info>
          </text:insertion>
        </text:changed-region>
        <text:changed-region xml:id="ct239250616" text:id="ct239250616">
          <text:deletion>
            <office:change-info>
              <dc:creator>Peter Camilleri</dc:creator>
              <dc:date>2015-04-25T13:41:00</dc:date>
            </office:change-info>
            <text:p text:style-name="Text_20_body">2*</text:p>
          </text:deletion>
        </text:changed-region>
        <text:changed-region xml:id="ct239250720" text:id="ct239250720">
          <text:insertion>
            <office:change-info>
              <dc:creator>Peter Camilleri</dc:creator>
              <dc:date>2015-04-25T13:24:00</dc:date>
            </office:change-info>
          </text:insertion>
        </text:changed-region>
        <text:changed-region xml:id="ct239250824" text:id="ct239250824">
          <text:insertion>
            <office:change-info>
              <dc:creator>Peter Camilleri</dc:creator>
              <dc:date>2015-04-25T13:25:00</dc:date>
            </office:change-info>
          </text:insertion>
        </text:changed-region>
        <text:changed-region xml:id="ct239250928" text:id="ct239250928">
          <text:insertion>
            <office:change-info>
              <dc:creator>Peter Camilleri</dc:creator>
              <dc:date>2015-04-25T13:42:00</dc:date>
            </office:change-info>
          </text:insertion>
        </text:changed-region>
        <text:changed-region xml:id="ct239251032" text:id="ct239251032">
          <text:insertion>
            <office:change-info>
              <dc:creator>Peter Camilleri</dc:creator>
              <dc:date>2015-04-25T13:25:00</dc:date>
            </office:change-info>
          </text:insertion>
        </text:changed-region>
        <text:changed-region xml:id="ct239251136" text:id="ct239251136">
          <text:insertion>
            <office:change-info>
              <dc:creator>Peter Camilleri</dc:creator>
              <dc:date>2015-04-25T13:25:00</dc:date>
            </office:change-info>
          </text:insertion>
        </text:changed-region>
        <text:changed-region xml:id="ct241289728" text:id="ct241289728">
          <text:insertion>
            <office:change-info>
              <dc:creator>Peter Camilleri</dc:creator>
              <dc:date>2015-04-25T13:42:00</dc:date>
            </office:change-info>
          </text:insertion>
        </text:changed-region>
        <text:changed-region xml:id="ct241289832" text:id="ct241289832">
          <text:insertion>
            <office:change-info>
              <dc:creator>Peter Camilleri</dc:creator>
              <dc:date>2015-04-25T13:42:00</dc:date>
            </office:change-info>
          </text:insertion>
        </text:changed-region>
        <text:changed-region xml:id="ct241289936" text:id="ct241289936">
          <text:deletion>
            <office:change-info>
              <dc:creator>Peter Camilleri</dc:creator>
              <dc:date>2015-04-25T13:42:00</dc:date>
            </office:change-info>
            <text:p text:style-name="Text_20_body">2/</text:p>
          </text:deletion>
        </text:changed-region>
        <text:changed-region xml:id="ct241290040" text:id="ct241290040">
          <text:insertion>
            <office:change-info>
              <dc:creator>Peter Camilleri</dc:creator>
              <dc:date>2015-04-25T13:25:00</dc:date>
            </office:change-info>
          </text:insertion>
        </text:changed-region>
        <text:changed-region xml:id="ct241290144" text:id="ct241290144">
          <text:deletion>
            <office:change-info>
              <dc:creator>Peter Camilleri</dc:creator>
              <dc:date>2015-04-25T13:46:00</dc:date>
            </office:change-info>
            <text:p text:style-name="Standard"/>
            <text:p text:style-name="Text_20_body">&lt;&lt;</text:p>
          </text:deletion>
        </text:changed-region>
        <text:changed-region xml:id="ct241290248" text:id="ct241290248">
          <text:insertion>
            <office:change-info>
              <dc:creator>Peter Camilleri</dc:creator>
              <dc:date>2015-04-25T13:25:00</dc:date>
            </office:change-info>
          </text:insertion>
        </text:changed-region>
        <text:changed-region xml:id="ct241290352" text:id="ct241290352">
          <text:deletion>
            <office:change-info>
              <dc:creator>Peter Camilleri</dc:creator>
              <dc:date>2015-04-25T13:55:00</dc:date>
            </office:change-info>
            <text:p text:style-name="Standard"/>
            <text:p text:style-name="Text_20_body">&gt;&gt;</text:p>
          </text:deletion>
        </text:changed-region>
        <text:changed-region xml:id="ct241290456" text:id="ct241290456">
          <text:insertion>
            <office:change-info>
              <dc:creator>Peter Camilleri</dc:creator>
              <dc:date>2015-04-25T13:25:00</dc:date>
            </office:change-info>
          </text:insertion>
        </text:changed-region>
        <text:changed-region xml:id="ct241290560" text:id="ct241290560">
          <text:deletion>
            <office:change-info>
              <dc:creator>Peter Camilleri</dc:creator>
              <dc:date>2015-04-25T14:29:00</dc:date>
            </office:change-info>
            <text:p text:style-name="Standard"/>
            <text:p text:style-name="Text_20_body">and</text:p>
          </text:deletion>
        </text:changed-region>
        <text:changed-region xml:id="ct241290664" text:id="ct241290664">
          <text:insertion>
            <office:change-info>
              <dc:creator>Peter Camilleri</dc:creator>
              <dc:date>2015-04-25T13:25:00</dc:date>
            </office:change-info>
          </text:insertion>
        </text:changed-region>
        <text:changed-region xml:id="ct241290768" text:id="ct241290768">
          <text:deletion>
            <office:change-info>
              <dc:creator>Peter Camilleri</dc:creator>
              <dc:date>2015-04-25T14:31:00</dc:date>
            </office:change-info>
            <text:p text:style-name="Text_20_body"/>
            <text:p text:style-name="Text_20_body">com</text:p>
          </text:deletion>
        </text:changed-region>
        <text:changed-region xml:id="ct241290872" text:id="ct241290872">
          <text:insertion>
            <office:change-info>
              <dc:creator>Peter Camilleri</dc:creator>
              <dc:date>2015-04-25T13:25:00</dc:date>
            </office:change-info>
          </text:insertion>
        </text:changed-region>
        <text:changed-region xml:id="ct241290976" text:id="ct241290976">
          <text:deletion>
            <office:change-info>
              <dc:creator>Peter Camilleri</dc:creator>
              <dc:date>2015-04-25T14:33:00</dc:date>
            </office:change-info>
            <text:p text:style-name="Text_20_body"/>
            <text:p text:style-name="Text_20_body">or</text:p>
          </text:deletion>
        </text:changed-region>
        <text:changed-region xml:id="ct241291080" text:id="ct241291080">
          <text:insertion>
            <office:change-info>
              <dc:creator>Peter Camilleri</dc:creator>
              <dc:date>2015-04-25T13:25:00</dc:date>
            </office:change-info>
          </text:insertion>
        </text:changed-region>
        <text:changed-region xml:id="ct241291184" text:id="ct241291184">
          <text:insertion>
            <office:change-info>
              <dc:creator>Peter Camilleri</dc:creator>
              <dc:date>2015-04-25T14:34:00</dc:date>
            </office:change-info>
          </text:insertion>
        </text:changed-region>
        <text:changed-region xml:id="ct241291288" text:id="ct241291288">
          <text:insertion>
            <office:change-info>
              <dc:creator>Peter Camilleri</dc:creator>
              <dc:date>2015-04-25T13:25:00</dc:date>
            </office:change-info>
          </text:insertion>
        </text:changed-region>
        <text:changed-region xml:id="ct241291392" text:id="ct241291392">
          <text:insertion>
            <office:change-info>
              <dc:creator>Peter Camilleri</dc:creator>
              <dc:date>2015-04-25T13:25:00</dc:date>
            </office:change-info>
          </text:insertion>
        </text:changed-region>
        <text:changed-region xml:id="ct241291496" text:id="ct241291496">
          <text:insertion>
            <office:change-info>
              <dc:creator>Peter Camilleri</dc:creator>
              <dc:date>2015-04-25T14:35:00</dc:date>
            </office:change-info>
          </text:insertion>
        </text:changed-region>
        <text:changed-region xml:id="ct241291600" text:id="ct241291600">
          <text:insertion>
            <office:change-info>
              <dc:creator>Peter Camilleri</dc:creator>
              <dc:date>2015-04-25T14:35:00</dc:date>
            </office:change-info>
          </text:insertion>
        </text:changed-region>
        <text:changed-region xml:id="ct241291704" text:id="ct241291704">
          <text:deletion>
            <office:change-info>
              <dc:creator>Peter Camilleri</dc:creator>
              <dc:date>2015-04-25T14:35:00</dc:date>
            </office:change-info>
            <text:p text:style-name="Standard"/>
            <text:p text:style-name="Text_20_body">xor</text:p>
          </text:deletion>
        </text:changed-region>
        <text:changed-region xml:id="ct241291808" text:id="ct241291808">
          <text:insertion>
            <office:change-info>
              <dc:creator>Peter Camilleri</dc:creator>
              <dc:date>2015-04-25T13:25:00</dc:date>
            </office:change-info>
          </text:insertion>
        </text:changed-region>
        <text:changed-region xml:id="ct241291912" text:id="ct241291912">
          <text:insertion>
            <office:change-info>
              <dc:creator>Peter Camilleri</dc:creator>
              <dc:date>2015-04-25T15:11:00</dc:date>
            </office:change-info>
          </text:insertion>
        </text:changed-region>
        <text:changed-region xml:id="ct241292016" text:id="ct241292016">
          <text:insertion>
            <office:change-info>
              <dc:creator>Peter Camilleri</dc:creator>
              <dc:date>2015-04-25T15:09:00</dc:date>
            </office:change-info>
          </text:insertion>
        </text:changed-region>
        <text:changed-region xml:id="ct241292120" text:id="ct241292120">
          <text:insertion>
            <office:change-info>
              <dc:creator>Peter Camilleri</dc:creator>
              <dc:date>2015-04-25T15:09:00</dc:date>
            </office:change-info>
          </text:insertion>
        </text:changed-region>
        <text:changed-region xml:id="ct241292224" text:id="ct241292224">
          <text:insertion>
            <office:change-info>
              <dc:creator>Peter Camilleri</dc:creator>
              <dc:date>2015-04-25T15:09:00</dc:date>
            </office:change-info>
          </text:insertion>
        </text:changed-region>
        <text:changed-region xml:id="ct241292328" text:id="ct241292328">
          <text:insertion>
            <office:change-info>
              <dc:creator>Peter Camilleri</dc:creator>
              <dc:date>2015-04-25T15:10:00</dc:date>
            </office:change-info>
          </text:insertion>
        </text:changed-region>
        <text:changed-region xml:id="ct241292432" text:id="ct241292432">
          <text:insertion>
            <office:change-info>
              <dc:creator>Peter Camilleri</dc:creator>
              <dc:date>2015-04-25T15:10:00</dc:date>
            </office:change-info>
          </text:insertion>
        </text:changed-region>
        <text:changed-region xml:id="ct241292536" text:id="ct241292536">
          <text:insertion>
            <office:change-info>
              <dc:creator>Peter Camilleri</dc:creator>
              <dc:date>2015-04-25T15:10:00</dc:date>
            </office:change-info>
          </text:insertion>
        </text:changed-region>
        <text:changed-region xml:id="ct241292640" text:id="ct241292640">
          <text:insertion>
            <office:change-info>
              <dc:creator>Peter Camilleri</dc:creator>
              <dc:date>2015-04-25T15:10:00</dc:date>
            </office:change-info>
          </text:insertion>
        </text:changed-region>
        <text:changed-region xml:id="ct241292744" text:id="ct241292744">
          <text:insertion>
            <office:change-info>
              <dc:creator>Peter Camilleri</dc:creator>
              <dc:date>2015-04-25T15:10:00</dc:date>
            </office:change-info>
          </text:insertion>
        </text:changed-region>
        <text:changed-region xml:id="ct241292848" text:id="ct241292848">
          <text:insertion>
            <office:change-info>
              <dc:creator>Peter Camilleri</dc:creator>
              <dc:date>2015-04-25T15:10:00</dc:date>
            </office:change-info>
          </text:insertion>
        </text:changed-region>
        <text:changed-region xml:id="ct241292952" text:id="ct241292952">
          <text:insertion>
            <office:change-info>
              <dc:creator>Peter Camilleri</dc:creator>
              <dc:date>2015-04-25T15:10:00</dc:date>
            </office:change-info>
          </text:insertion>
        </text:changed-region>
        <text:changed-region xml:id="ct241293056" text:id="ct241293056">
          <text:insertion>
            <office:change-info>
              <dc:creator>Peter Camilleri</dc:creator>
              <dc:date>2015-04-25T15:10:00</dc:date>
            </office:change-info>
          </text:insertion>
        </text:changed-region>
        <text:changed-region xml:id="ct241293160" text:id="ct241293160">
          <text:deletion>
            <office:change-info>
              <dc:creator>Peter Camilleri</dc:creator>
              <dc:date>2015-04-25T17:35:00</dc:date>
            </office:change-info>
            <text:p text:style-name="P1">Ipsum lorem</text:p>
          </text:deletion>
        </text:changed-region>
        <text:changed-region xml:id="ct241293264" text:id="ct241293264">
          <text:insertion>
            <office:change-info>
              <dc:creator>Peter Camilleri</dc:creator>
              <dc:date>2015-04-25T17:35:00</dc:date>
            </office:change-info>
          </text:insertion>
        </text:changed-region>
        <text:changed-region xml:id="ct241293368" text:id="ct241293368">
          <text:insertion>
            <office:change-info>
              <dc:creator>Peter Camilleri</dc:creator>
              <dc:date>2015-04-25T17:36:00</dc:date>
            </office:change-info>
          </text:insertion>
        </text:changed-region>
        <text:changed-region xml:id="ct241293472" text:id="ct241293472">
          <text:insertion>
            <office:change-info>
              <dc:creator>Peter Camilleri</dc:creator>
              <dc:date>2015-04-25T17:37:00</dc:date>
            </office:change-info>
          </text:insertion>
        </text:changed-region>
        <text:changed-region xml:id="ct241293576" text:id="ct241293576">
          <text:insertion>
            <office:change-info>
              <dc:creator>Peter Camilleri</dc:creator>
              <dc:date>2015-04-25T18:11:00</dc:date>
            </office:change-info>
          </text:insertion>
        </text:changed-region>
        <text:changed-region xml:id="ct241293680" text:id="ct241293680">
          <text:insertion>
            <office:change-info>
              <dc:creator>Peter Camilleri</dc:creator>
              <dc:date>2015-04-25T18:12:00</dc:date>
            </office:change-info>
          </text:insertion>
        </text:changed-region>
        <text:changed-region xml:id="ct241297832" text:id="ct241297832">
          <text:insertion>
            <office:change-info>
              <dc:creator>Peter Camilleri</dc:creator>
              <dc:date>2015-04-25T18:14:00</dc:date>
            </office:change-info>
          </text:insertion>
        </text:changed-region>
        <text:changed-region xml:id="ct241297936" text:id="ct241297936">
          <text:insertion>
            <office:change-info>
              <dc:creator>Peter Camilleri</dc:creator>
              <dc:date>2015-04-25T18:13:00</dc:date>
            </office:change-info>
          </text:insertion>
        </text:changed-region>
        <text:changed-region xml:id="ct241299080" text:id="ct241299080">
          <text:insertion>
            <office:change-info>
              <dc:creator>Peter Camilleri</dc:creator>
              <dc:date>2015-04-25T18:13:00</dc:date>
            </office:change-info>
          </text:insertion>
        </text:changed-region>
        <text:changed-region xml:id="ct241299184" text:id="ct241299184">
          <text:deletion>
            <office:change-info>
              <dc:creator>Peter Camilleri</dc:creator>
              <dc:date>2015-04-25T17:45:00</dc:date>
            </office:change-info>
            <text:p text:style-name="Text_20_body"/>
            <text:p text:style-name="Text_20_body">*</text:p>
          </text:deletion>
        </text:changed-region>
        <text:changed-region xml:id="ct241299288" text:id="ct241299288">
          <text:insertion>
            <office:change-info>
              <dc:creator>Peter Camilleri</dc:creator>
              <dc:date>2015-04-25T17:38:00</dc:date>
            </office:change-info>
          </text:insertion>
        </text:changed-region>
        <text:changed-region xml:id="ct241299392" text:id="ct241299392">
          <text:deletion>
            <office:change-info>
              <dc:creator>Peter Camilleri</dc:creator>
              <dc:date>2015-04-25T18:16:00</dc:date>
            </office:change-info>
            <text:p text:style-name="Standard"/>
            <text:p text:style-name="Text_20_body">**</text:p>
          </text:deletion>
        </text:changed-region>
        <text:changed-region xml:id="ct241299496" text:id="ct241299496">
          <text:insertion>
            <office:change-info>
              <dc:creator>Peter Camilleri</dc:creator>
              <dc:date>2015-04-25T17:38:00</dc:date>
            </office:change-info>
          </text:insertion>
        </text:changed-region>
        <text:changed-region xml:id="ct241299600" text:id="ct241299600">
          <text:insertion>
            <office:change-info>
              <dc:creator>Peter Camilleri</dc:creator>
              <dc:date>2015-04-25T22:45:00</dc:date>
            </office:change-info>
          </text:insertion>
        </text:changed-region>
        <text:changed-region xml:id="ct241299704" text:id="ct241299704">
          <text:insertion>
            <office:change-info>
              <dc:creator>Peter Camilleri</dc:creator>
              <dc:date>2015-04-25T22:46:00</dc:date>
            </office:change-info>
          </text:insertion>
        </text:changed-region>
        <text:changed-region xml:id="ct241299808" text:id="ct241299808">
          <text:insertion>
            <office:change-info>
              <dc:creator>Peter Camilleri</dc:creator>
              <dc:date>2015-04-25T17:38:00</dc:date>
            </office:change-info>
          </text:insertion>
        </text:changed-region>
        <text:changed-region xml:id="ct241299912" text:id="ct241299912">
          <text:insertion>
            <office:change-info>
              <dc:creator>Peter Camilleri</dc:creator>
              <dc:date>2015-04-25T17:38:00</dc:date>
            </office:change-info>
          </text:insertion>
        </text:changed-region>
        <text:changed-region xml:id="ct241300016" text:id="ct241300016">
          <text:insertion>
            <office:change-info>
              <dc:creator>Peter Camilleri</dc:creator>
              <dc:date>2015-04-25T17:38:00</dc:date>
            </office:change-info>
          </text:insertion>
        </text:changed-region>
        <text:changed-region xml:id="ct241300120" text:id="ct241300120">
          <text:insertion>
            <office:change-info>
              <dc:creator>Peter Camilleri</dc:creator>
              <dc:date>2015-04-25T17:38:00</dc:date>
            </office:change-info>
          </text:insertion>
        </text:changed-region>
        <text:changed-region xml:id="ct241300224" text:id="ct241300224">
          <text:insertion>
            <office:change-info>
              <dc:creator>Peter Camilleri</dc:creator>
              <dc:date>2015-04-25T17:38:00</dc:date>
            </office:change-info>
          </text:insertion>
        </text:changed-region>
        <text:changed-region xml:id="ct241300328" text:id="ct241300328">
          <text:insertion>
            <office:change-info>
              <dc:creator>Peter Camilleri</dc:creator>
              <dc:date>2015-04-25T17:38:00</dc:date>
            </office:change-info>
          </text:insertion>
        </text:changed-region>
        <text:changed-region xml:id="ct241300432" text:id="ct241300432">
          <text:insertion>
            <office:change-info>
              <dc:creator>Peter Camilleri</dc:creator>
              <dc:date>2015-04-25T17:38:00</dc:date>
            </office:change-info>
          </text:insertion>
        </text:changed-region>
        <text:changed-region xml:id="ct241300536" text:id="ct241300536">
          <text:insertion>
            <office:change-info>
              <dc:creator>Peter Camilleri</dc:creator>
              <dc:date>2015-04-25T22:38:00</dc:date>
            </office:change-info>
          </text:insertion>
        </text:changed-region>
        <text:changed-region xml:id="ct241300640" text:id="ct241300640">
          <text:insertion>
            <office:change-info>
              <dc:creator>Peter Camilleri</dc:creator>
              <dc:date>2015-04-25T22:38:00</dc:date>
            </office:change-info>
          </text:insertion>
        </text:changed-region>
        <text:changed-region xml:id="ct241300744" text:id="ct241300744">
          <text:deletion>
            <office:change-info>
              <dc:creator>Peter Camilleri</dc:creator>
              <dc:date>2015-04-25T22:48:00</dc:date>
            </office:change-info>
            <text:p text:style-name="Text_20_body">+</text:p>
          </text:deletion>
        </text:changed-region>
        <text:changed-region xml:id="ct241300848" text:id="ct241300848">
          <text:insertion>
            <office:change-info>
              <dc:creator>Peter Camilleri</dc:creator>
              <dc:date>2015-04-25T17:38:00</dc:date>
            </office:change-info>
          </text:insertion>
        </text:changed-region>
        <text:changed-region xml:id="ct241300952" text:id="ct241300952">
          <text:insertion>
            <office:change-info>
              <dc:creator>Peter Camilleri</dc:creator>
              <dc:date>2015-04-25T17:38:00</dc:date>
            </office:change-info>
          </text:insertion>
        </text:changed-region>
        <text:changed-region xml:id="ct241301056" text:id="ct241301056">
          <text:insertion>
            <office:change-info>
              <dc:creator>Peter Camilleri</dc:creator>
              <dc:date>2015-04-25T17:38:00</dc:date>
            </office:change-info>
          </text:insertion>
        </text:changed-region>
        <text:changed-region xml:id="ct241301160" text:id="ct241301160">
          <text:insertion>
            <office:change-info>
              <dc:creator>Peter Camilleri</dc:creator>
              <dc:date>2015-04-25T17:38:00</dc:date>
            </office:change-info>
          </text:insertion>
        </text:changed-region>
        <text:changed-region xml:id="ct241301264" text:id="ct241301264">
          <text:insertion>
            <office:change-info>
              <dc:creator>Peter Camilleri</dc:creator>
              <dc:date>2015-04-25T17:38:00</dc:date>
            </office:change-info>
          </text:insertion>
        </text:changed-region>
        <text:changed-region xml:id="ct241301368" text:id="ct241301368">
          <text:insertion>
            <office:change-info>
              <dc:creator>Peter Camilleri</dc:creator>
              <dc:date>2015-04-26T10:10:00</dc:date>
            </office:change-info>
          </text:insertion>
        </text:changed-region>
        <text:changed-region xml:id="ct241301472" text:id="ct241301472">
          <text:insertion>
            <office:change-info>
              <dc:creator>Peter Camilleri</dc:creator>
              <dc:date>2015-04-26T10:10:00</dc:date>
            </office:change-info>
          </text:insertion>
        </text:changed-region>
        <text:changed-region xml:id="ct241301576" text:id="ct241301576">
          <text:insertion>
            <office:change-info>
              <dc:creator>Peter Camilleri</dc:creator>
              <dc:date>2015-04-25T17:38:00</dc:date>
            </office:change-info>
          </text:insertion>
        </text:changed-region>
        <text:changed-region xml:id="ct241301680" text:id="ct241301680">
          <text:insertion>
            <office:change-info>
              <dc:creator>Peter Camilleri</dc:creator>
              <dc:date>2015-04-26T10:09:00</dc:date>
            </office:change-info>
          </text:insertion>
        </text:changed-region>
        <text:changed-region xml:id="ct241301784" text:id="ct241301784">
          <text:insertion>
            <office:change-info>
              <dc:creator>Peter Camilleri</dc:creator>
              <dc:date>2015-04-26T10:09:00</dc:date>
            </office:change-info>
          </text:insertion>
        </text:changed-region>
        <text:changed-region xml:id="ct241301928" text:id="ct241301928">
          <text:insertion>
            <office:change-info>
              <dc:creator>Peter Camilleri</dc:creator>
              <dc:date>2015-04-26T10:09:00</dc:date>
            </office:change-info>
          </text:insertion>
        </text:changed-region>
        <text:changed-region xml:id="ct241302032" text:id="ct241302032">
          <text:insertion>
            <office:change-info>
              <dc:creator>Peter Camilleri</dc:creator>
              <dc:date>2015-04-26T10:11:00</dc:date>
            </office:change-info>
          </text:insertion>
        </text:changed-region>
        <text:changed-region xml:id="ct241302136" text:id="ct241302136">
          <text:insertion>
            <office:change-info>
              <dc:creator>Peter Camilleri</dc:creator>
              <dc:date>2015-04-26T10:10:00</dc:date>
            </office:change-info>
          </text:insertion>
        </text:changed-region>
        <text:changed-region xml:id="ct241302240" text:id="ct241302240">
          <text:deletion>
            <office:change-info>
              <dc:creator>Peter Camilleri</dc:creator>
              <dc:date>2015-04-25T22:49:00</dc:date>
            </office:change-info>
            <text:p text:style-name="Text_20_body"/>
            <text:p text:style-name="Text_20_body">-</text:p>
          </text:deletion>
        </text:changed-region>
        <text:changed-region xml:id="ct241302344" text:id="ct241302344">
          <text:insertion>
            <office:change-info>
              <dc:creator>Peter Camilleri</dc:creator>
              <dc:date>2015-04-25T17:38:00</dc:date>
            </office:change-info>
          </text:insertion>
        </text:changed-region>
        <text:changed-region xml:id="ct241302552" text:id="ct241302552">
          <text:deletion>
            <office:change-info>
              <dc:creator>Peter Camilleri</dc:creator>
              <dc:date>2015-04-25T22:50:00</dc:date>
            </office:change-info>
            <text:p text:style-name="Text_20_body"/>
            <text:p text:style-name="Text_20_body"/>
          </text:deletion>
        </text:changed-region>
        <text:changed-region xml:id="ct241302448" text:id="ct241302448">
          <text:deletion>
            <office:change-info>
              <dc:creator>Peter Camilleri</dc:creator>
              <dc:date>2015-04-25T22:49:00</dc:date>
            </office:change-info>
            <text:p text:style-name="Text_20_body">.1/x</text:p>
          </text:deletion>
        </text:changed-region>
        <text:changed-region xml:id="ct241302656" text:id="ct241302656">
          <text:insertion>
            <office:change-info>
              <dc:creator>Peter Camilleri</dc:creator>
              <dc:date>2015-04-25T17:38:00</dc:date>
            </office:change-info>
          </text:insertion>
        </text:changed-region>
        <text:changed-region xml:id="ct241302760" text:id="ct241302760">
          <text:deletion>
            <office:change-info>
              <dc:creator>Peter Camilleri</dc:creator>
              <dc:date>2015-04-25T22:52:00</dc:date>
            </office:change-info>
            <text:p text:style-name="Text_20_body"/>
            <text:p text:style-name="Text_20_body">.10**</text:p>
          </text:deletion>
        </text:changed-region>
        <text:changed-region xml:id="ct241302864" text:id="ct241302864">
          <text:insertion>
            <office:change-info>
              <dc:creator>Peter Camilleri</dc:creator>
              <dc:date>2015-04-25T17:38:00</dc:date>
            </office:change-info>
          </text:insertion>
        </text:changed-region>
        <text:changed-region xml:id="ct241302968" text:id="ct241302968">
          <text:deletion>
            <office:change-info>
              <dc:creator>Peter Camilleri</dc:creator>
              <dc:date>2015-04-25T23:06:00</dc:date>
            </office:change-info>
            <text:p text:style-name="Text_20_body"/>
            <text:p text:style-name="Text_20_body">.2**</text:p>
          </text:deletion>
        </text:changed-region>
        <text:changed-region xml:id="ct241303072" text:id="ct241303072">
          <text:insertion>
            <office:change-info>
              <dc:creator>Peter Camilleri</dc:creator>
              <dc:date>2015-04-25T17:38:00</dc:date>
            </office:change-info>
          </text:insertion>
        </text:changed-region>
        <text:changed-region xml:id="ct241303280" text:id="ct241303280">
          <text:deletion>
            <office:change-info>
              <dc:creator>Peter Camilleri</dc:creator>
              <dc:date>2015-04-25T23:07:00</dc:date>
            </office:change-info>
            <text:p text:style-name="Text_20_body"/>
            <text:p text:style-name="Text_20_body"/>
          </text:deletion>
        </text:changed-region>
        <text:changed-region xml:id="ct241303176" text:id="ct241303176">
          <text:deletion>
            <office:change-info>
              <dc:creator>Peter Camilleri</dc:creator>
              <dc:date>2015-04-25T23:06:00</dc:date>
            </office:change-info>
            <text:p text:style-name="Text_20_body">.abs</text:p>
          </text:deletion>
        </text:changed-region>
        <text:changed-region xml:id="ct241303384" text:id="ct241303384">
          <text:insertion>
            <office:change-info>
              <dc:creator>Peter Camilleri</dc:creator>
              <dc:date>2015-04-25T17:38:00</dc:date>
            </office:change-info>
          </text:insertion>
        </text:changed-region>
        <text:changed-region xml:id="ct241303488" text:id="ct241303488">
          <text:deletion>
            <office:change-info>
              <dc:creator>Peter Camilleri</dc:creator>
              <dc:date>2015-04-25T23:07:00</dc:date>
            </office:change-info>
            <text:p text:style-name="Text_20_body"/>
            <text:p text:style-name="Text_20_body">.acos</text:p>
          </text:deletion>
        </text:changed-region>
        <text:changed-region xml:id="ct241303592" text:id="ct241303592">
          <text:insertion>
            <office:change-info>
              <dc:creator>Peter Camilleri</dc:creator>
              <dc:date>2015-04-25T17:38:00</dc:date>
            </office:change-info>
          </text:insertion>
        </text:changed-region>
        <text:changed-region xml:id="ct241304008" text:id="ct241304008">
          <text:insertion>
            <office:change-info>
              <dc:creator>Peter Camilleri</dc:creator>
              <dc:date>2015-04-26T13:39:00</dc:date>
            </office:change-info>
          </text:insertion>
        </text:changed-region>
        <text:changed-region xml:id="ct241304112" text:id="ct241304112">
          <text:insertion>
            <office:change-info>
              <dc:creator>Peter Camilleri</dc:creator>
              <dc:date>2015-04-26T13:38:00</dc:date>
            </office:change-info>
          </text:insertion>
        </text:changed-region>
        <text:changed-region xml:id="ct241304216" text:id="ct241304216">
          <text:insertion>
            <office:change-info>
              <dc:creator>Peter Camilleri</dc:creator>
              <dc:date>2015-04-25T17:38:00</dc:date>
            </office:change-info>
          </text:insertion>
        </text:changed-region>
        <text:changed-region xml:id="ct241304320" text:id="ct241304320">
          <text:insertion>
            <office:change-info>
              <dc:creator>Peter Camilleri</dc:creator>
              <dc:date>2015-04-25T17:38:00</dc:date>
            </office:change-info>
          </text:insertion>
        </text:changed-region>
        <text:changed-region xml:id="ct241304424" text:id="ct241304424">
          <text:insertion>
            <office:change-info>
              <dc:creator>Peter Camilleri</dc:creator>
              <dc:date>2015-04-26T13:45:00</dc:date>
            </office:change-info>
          </text:insertion>
        </text:changed-region>
        <text:changed-region xml:id="ct241304528" text:id="ct241304528">
          <text:insertion>
            <office:change-info>
              <dc:creator>Peter Camilleri</dc:creator>
              <dc:date>2015-04-26T13:45:00</dc:date>
            </office:change-info>
          </text:insertion>
        </text:changed-region>
        <text:changed-region xml:id="ct241304632" text:id="ct241304632">
          <text:insertion>
            <office:change-info>
              <dc:creator>Peter Camilleri</dc:creator>
              <dc:date>2015-04-26T13:45:00</dc:date>
            </office:change-info>
          </text:insertion>
        </text:changed-region>
        <text:changed-region xml:id="ct241304736" text:id="ct241304736">
          <text:insertion>
            <office:change-info>
              <dc:creator>Peter Camilleri</dc:creator>
              <dc:date>2015-04-26T13:45:00</dc:date>
            </office:change-info>
          </text:insertion>
        </text:changed-region>
        <text:changed-region xml:id="ct241304840" text:id="ct241304840">
          <text:deletion>
            <office:change-info>
              <dc:creator>Peter Camilleri</dc:creator>
              <dc:date>2015-04-25T23:09:00</dc:date>
            </office:change-info>
            <text:p text:style-name="Text_20_body"/>
            <text:p text:style-name="Text_20_body">.acosh</text:p>
          </text:deletion>
        </text:changed-region>
        <text:changed-region xml:id="ct241305152" text:id="ct241305152">
          <text:insertion>
            <office:change-info>
              <dc:creator>Peter Camilleri</dc:creator>
              <dc:date>2015-04-25T17:38:00</dc:date>
            </office:change-info>
          </text:insertion>
        </text:changed-region>
        <text:changed-region xml:id="ct241305256" text:id="ct241305256">
          <text:insertion>
            <office:change-info>
              <dc:creator>Peter Camilleri</dc:creator>
              <dc:date>2015-04-25T17:38:00</dc:date>
            </office:change-info>
          </text:insertion>
        </text:changed-region>
        <text:changed-region xml:id="ct241305360" text:id="ct241305360">
          <text:insertion>
            <office:change-info>
              <dc:creator>Peter Camilleri</dc:creator>
              <dc:date>2015-04-25T17:38:00</dc:date>
            </office:change-info>
          </text:insertion>
        </text:changed-region>
        <text:changed-region xml:id="ct241305464" text:id="ct241305464">
          <text:deletion>
            <office:change-info>
              <dc:creator>Peter Camilleri</dc:creator>
              <dc:date>2015-04-25T23:09:00</dc:date>
            </office:change-info>
            <text:p text:style-name="Text_20_body"/>
            <text:p text:style-name="Text_20_body">.angle</text:p>
          </text:deletion>
        </text:changed-region>
        <text:changed-region xml:id="ct241305568" text:id="ct241305568">
          <text:insertion>
            <office:change-info>
              <dc:creator>Peter Camilleri</dc:creator>
              <dc:date>2015-04-25T17:38:00</dc:date>
            </office:change-info>
          </text:insertion>
        </text:changed-region>
        <text:changed-region xml:id="ct241305672" text:id="ct241305672">
          <text:insertion>
            <office:change-info>
              <dc:creator>Peter Camilleri</dc:creator>
              <dc:date>2015-04-25T17:38:00</dc:date>
            </office:change-info>
          </text:insertion>
        </text:changed-region>
        <text:changed-region xml:id="ct241305776" text:id="ct241305776">
          <text:insertion>
            <office:change-info>
              <dc:creator>Peter Camilleri</dc:creator>
              <dc:date>2015-04-25T17:38:00</dc:date>
            </office:change-info>
          </text:insertion>
        </text:changed-region>
        <text:changed-region xml:id="ct241305880" text:id="ct241305880">
          <text:insertion>
            <office:change-info>
              <dc:creator>Peter Camilleri</dc:creator>
              <dc:date>2015-04-25T17:38:00</dc:date>
            </office:change-info>
          </text:insertion>
        </text:changed-region>
        <text:changed-region xml:id="ct241306024" text:id="ct241306024">
          <text:deletion>
            <office:change-info>
              <dc:creator>Peter Camilleri</dc:creator>
              <dc:date>2015-04-25T23:09:00</dc:date>
            </office:change-info>
            <text:p text:style-name="Text_20_body"/>
            <text:p text:style-name="Text_20_body">.asin</text:p>
          </text:deletion>
        </text:changed-region>
        <text:changed-region xml:id="ct241306128" text:id="ct241306128">
          <text:insertion>
            <office:change-info>
              <dc:creator>Peter Camilleri</dc:creator>
              <dc:date>2015-04-25T17:38:00</dc:date>
            </office:change-info>
          </text:insertion>
        </text:changed-region>
        <text:changed-region xml:id="ct241306232" text:id="ct241306232">
          <text:insertion>
            <office:change-info>
              <dc:creator>Peter Camilleri</dc:creator>
              <dc:date>2015-04-25T17:38:00</dc:date>
            </office:change-info>
          </text:insertion>
        </text:changed-region>
        <text:changed-region xml:id="ct241306336" text:id="ct241306336">
          <text:insertion>
            <office:change-info>
              <dc:creator>Peter Camilleri</dc:creator>
              <dc:date>2015-04-25T17:38:00</dc:date>
            </office:change-info>
          </text:insertion>
        </text:changed-region>
        <text:changed-region xml:id="ct241306440" text:id="ct241306440">
          <text:insertion>
            <office:change-info>
              <dc:creator>Peter Camilleri</dc:creator>
              <dc:date>2015-04-25T17:38:00</dc:date>
            </office:change-info>
          </text:insertion>
        </text:changed-region>
        <text:changed-region xml:id="ct241306544" text:id="ct241306544">
          <text:insertion>
            <office:change-info>
              <dc:creator>Peter Camilleri</dc:creator>
              <dc:date>2015-04-25T17:38:00</dc:date>
            </office:change-info>
          </text:insertion>
        </text:changed-region>
        <text:changed-region xml:id="ct241306648" text:id="ct241306648">
          <text:deletion>
            <office:change-info>
              <dc:creator>Peter Camilleri</dc:creator>
              <dc:date>2015-04-25T23:09:00</dc:date>
            </office:change-info>
            <text:p text:style-name="Text_20_body"/>
            <text:p text:style-name="Text_20_body">.asinh</text:p>
          </text:deletion>
        </text:changed-region>
        <text:changed-region xml:id="ct241306752" text:id="ct241306752">
          <text:insertion>
            <office:change-info>
              <dc:creator>Peter Camilleri</dc:creator>
              <dc:date>2015-04-25T17:38:00</dc:date>
            </office:change-info>
          </text:insertion>
        </text:changed-region>
        <text:changed-region xml:id="ct241306856" text:id="ct241306856">
          <text:insertion>
            <office:change-info>
              <dc:creator>Peter Camilleri</dc:creator>
              <dc:date>2015-04-25T17:38:00</dc:date>
            </office:change-info>
          </text:insertion>
        </text:changed-region>
        <text:changed-region xml:id="ct241306960" text:id="ct241306960">
          <text:insertion>
            <office:change-info>
              <dc:creator>Peter Camilleri</dc:creator>
              <dc:date>2015-04-25T17:38:00</dc:date>
            </office:change-info>
          </text:insertion>
        </text:changed-region>
        <text:changed-region xml:id="ct241307064" text:id="ct241307064">
          <text:insertion>
            <office:change-info>
              <dc:creator>Peter Camilleri</dc:creator>
              <dc:date>2015-04-25T17:38:00</dc:date>
            </office:change-info>
          </text:insertion>
        </text:changed-region>
        <text:changed-region xml:id="ct241307168" text:id="ct241307168">
          <text:insertion>
            <office:change-info>
              <dc:creator>Peter Camilleri</dc:creator>
              <dc:date>2015-04-25T17:38:00</dc:date>
            </office:change-info>
          </text:insertion>
        </text:changed-region>
        <text:changed-region xml:id="ct241307272" text:id="ct241307272">
          <text:deletion>
            <office:change-info>
              <dc:creator>Peter Camilleri</dc:creator>
              <dc:date>2015-04-25T23:10:00</dc:date>
            </office:change-info>
            <text:p text:style-name="Text_20_body"/>
            <text:p text:style-name="Text_20_body">.atan</text:p>
          </text:deletion>
        </text:changed-region>
        <text:changed-region xml:id="ct241307376" text:id="ct241307376">
          <text:insertion>
            <office:change-info>
              <dc:creator>Peter Camilleri</dc:creator>
              <dc:date>2015-04-25T17:38:00</dc:date>
            </office:change-info>
          </text:insertion>
        </text:changed-region>
        <text:changed-region xml:id="ct241307480" text:id="ct241307480">
          <text:insertion>
            <office:change-info>
              <dc:creator>Peter Camilleri</dc:creator>
              <dc:date>2015-04-25T17:38:00</dc:date>
            </office:change-info>
          </text:insertion>
        </text:changed-region>
        <text:changed-region xml:id="ct241307584" text:id="ct241307584">
          <text:insertion>
            <office:change-info>
              <dc:creator>Peter Camilleri</dc:creator>
              <dc:date>2015-04-25T17:38:00</dc:date>
            </office:change-info>
          </text:insertion>
        </text:changed-region>
        <text:changed-region xml:id="ct241307688" text:id="ct241307688">
          <text:insertion>
            <office:change-info>
              <dc:creator>Peter Camilleri</dc:creator>
              <dc:date>2015-04-25T17:38:00</dc:date>
            </office:change-info>
          </text:insertion>
        </text:changed-region>
        <text:changed-region xml:id="ct241307792" text:id="ct241307792">
          <text:insertion>
            <office:change-info>
              <dc:creator>Peter Camilleri</dc:creator>
              <dc:date>2015-04-25T17:38:00</dc:date>
            </office:change-info>
          </text:insertion>
        </text:changed-region>
        <text:changed-region xml:id="ct241307896" text:id="ct241307896">
          <text:deletion>
            <office:change-info>
              <dc:creator>Peter Camilleri</dc:creator>
              <dc:date>2015-04-25T23:10:00</dc:date>
            </office:change-info>
            <text:p text:style-name="Text_20_body"/>
            <text:p text:style-name="Text_20_body">.atan2</text:p>
          </text:deletion>
        </text:changed-region>
        <text:changed-region xml:id="ct241308000" text:id="ct241308000">
          <text:insertion>
            <office:change-info>
              <dc:creator>Peter Camilleri</dc:creator>
              <dc:date>2015-04-25T17:38:00</dc:date>
            </office:change-info>
          </text:insertion>
        </text:changed-region>
        <text:changed-region xml:id="ct241308104" text:id="ct241308104">
          <text:insertion>
            <office:change-info>
              <dc:creator>Peter Camilleri</dc:creator>
              <dc:date>2015-04-25T17:38:00</dc:date>
            </office:change-info>
          </text:insertion>
        </text:changed-region>
        <text:changed-region xml:id="ct241308208" text:id="ct241308208">
          <text:insertion>
            <office:change-info>
              <dc:creator>Peter Camilleri</dc:creator>
              <dc:date>2015-04-25T17:38:00</dc:date>
            </office:change-info>
          </text:insertion>
        </text:changed-region>
        <text:changed-region xml:id="ct241308312" text:id="ct241308312">
          <text:insertion>
            <office:change-info>
              <dc:creator>Peter Camilleri</dc:creator>
              <dc:date>2015-04-25T17:38:00</dc:date>
            </office:change-info>
          </text:insertion>
        </text:changed-region>
        <text:changed-region xml:id="ct241308416" text:id="ct241308416">
          <text:insertion>
            <office:change-info>
              <dc:creator>Peter Camilleri</dc:creator>
              <dc:date>2015-04-25T17:38:00</dc:date>
            </office:change-info>
          </text:insertion>
        </text:changed-region>
        <text:changed-region xml:id="ct241308624" text:id="ct241308624">
          <text:deletion>
            <office:change-info>
              <dc:creator>Peter Camilleri</dc:creator>
              <dc:date>2015-04-25T23:12:00</dc:date>
            </office:change-info>
            <text:p text:style-name="Text_20_body"/>
            <text:p text:style-name="Text_20_body"/>
          </text:deletion>
        </text:changed-region>
        <text:changed-region xml:id="ct241308520" text:id="ct241308520">
          <text:deletion>
            <office:change-info>
              <dc:creator>Peter Camilleri</dc:creator>
              <dc:date>2015-04-25T23:11:00</dc:date>
            </office:change-info>
            <text:p text:style-name="Text_20_body">.atanh</text:p>
          </text:deletion>
        </text:changed-region>
        <text:changed-region xml:id="ct241308728" text:id="ct241308728">
          <text:insertion>
            <office:change-info>
              <dc:creator>Peter Camilleri</dc:creator>
              <dc:date>2015-04-25T17:38:00</dc:date>
            </office:change-info>
          </text:insertion>
        </text:changed-region>
        <text:changed-region xml:id="ct241308832" text:id="ct241308832">
          <text:insertion>
            <office:change-info>
              <dc:creator>Peter Camilleri</dc:creator>
              <dc:date>2015-04-25T17:38:00</dc:date>
            </office:change-info>
          </text:insertion>
        </text:changed-region>
        <text:changed-region xml:id="ct241308936" text:id="ct241308936">
          <text:insertion>
            <office:change-info>
              <dc:creator>Peter Camilleri</dc:creator>
              <dc:date>2015-04-25T17:38:00</dc:date>
            </office:change-info>
          </text:insertion>
        </text:changed-region>
        <text:changed-region xml:id="ct241309040" text:id="ct241309040">
          <text:insertion>
            <office:change-info>
              <dc:creator>Peter Camilleri</dc:creator>
              <dc:date>2015-04-25T17:38:00</dc:date>
            </office:change-info>
          </text:insertion>
        </text:changed-region>
        <text:changed-region xml:id="ct241309144" text:id="ct241309144">
          <text:insertion>
            <office:change-info>
              <dc:creator>Peter Camilleri</dc:creator>
              <dc:date>2015-04-25T17:38:00</dc:date>
            </office:change-info>
          </text:insertion>
        </text:changed-region>
        <text:changed-region xml:id="ct241309248" text:id="ct241309248">
          <text:deletion>
            <office:change-info>
              <dc:creator>Peter Camilleri</dc:creator>
              <dc:date>2015-04-25T23:12:00</dc:date>
            </office:change-info>
            <text:p text:style-name="Text_20_body"/>
            <text:p text:style-name="Text_20_body">.c2p</text:p>
          </text:deletion>
        </text:changed-region>
        <text:changed-region xml:id="ct241309352" text:id="ct241309352">
          <text:insertion>
            <office:change-info>
              <dc:creator>Peter Camilleri</dc:creator>
              <dc:date>2015-04-25T17:38:00</dc:date>
            </office:change-info>
          </text:insertion>
        </text:changed-region>
        <text:changed-region xml:id="ct241309456" text:id="ct241309456">
          <text:insertion>
            <office:change-info>
              <dc:creator>Peter Camilleri</dc:creator>
              <dc:date>2015-04-25T17:38:00</dc:date>
            </office:change-info>
          </text:insertion>
        </text:changed-region>
        <text:changed-region xml:id="ct241309560" text:id="ct241309560">
          <text:insertion>
            <office:change-info>
              <dc:creator>Peter Camilleri</dc:creator>
              <dc:date>2015-04-25T17:38:00</dc:date>
            </office:change-info>
          </text:insertion>
        </text:changed-region>
        <text:changed-region xml:id="ct241309664" text:id="ct241309664">
          <text:insertion>
            <office:change-info>
              <dc:creator>Peter Camilleri</dc:creator>
              <dc:date>2015-04-25T17:38:00</dc:date>
            </office:change-info>
          </text:insertion>
        </text:changed-region>
        <text:changed-region xml:id="ct241309768" text:id="ct241309768">
          <text:insertion>
            <office:change-info>
              <dc:creator>Peter Camilleri</dc:creator>
              <dc:date>2015-04-25T17:38:00</dc:date>
            </office:change-info>
          </text:insertion>
        </text:changed-region>
        <text:changed-region xml:id="ct241309976" text:id="ct241309976">
          <text:deletion>
            <office:change-info>
              <dc:creator>Peter Camilleri</dc:creator>
              <dc:date>2015-04-25T23:13:00</dc:date>
            </office:change-info>
            <text:p text:style-name="Text_20_body"/>
            <text:p text:style-name="Text_20_body"/>
          </text:deletion>
        </text:changed-region>
        <text:changed-region xml:id="ct241309872" text:id="ct241309872">
          <text:deletion>
            <office:change-info>
              <dc:creator>Peter Camilleri</dc:creator>
              <dc:date>2015-04-25T23:12:00</dc:date>
            </office:change-info>
            <text:p text:style-name="Text_20_body">.cbrt</text:p>
          </text:deletion>
        </text:changed-region>
        <text:changed-region xml:id="ct241310120" text:id="ct241310120">
          <text:insertion>
            <office:change-info>
              <dc:creator>Peter Camilleri</dc:creator>
              <dc:date>2015-04-25T17:38:00</dc:date>
            </office:change-info>
          </text:insertion>
        </text:changed-region>
        <text:changed-region xml:id="ct241310224" text:id="ct241310224">
          <text:insertion>
            <office:change-info>
              <dc:creator>Peter Camilleri</dc:creator>
              <dc:date>2015-04-25T17:38:00</dc:date>
            </office:change-info>
          </text:insertion>
        </text:changed-region>
        <text:changed-region xml:id="ct241310328" text:id="ct241310328">
          <text:insertion>
            <office:change-info>
              <dc:creator>Peter Camilleri</dc:creator>
              <dc:date>2015-04-25T17:38:00</dc:date>
            </office:change-info>
          </text:insertion>
        </text:changed-region>
        <text:changed-region xml:id="ct241310432" text:id="ct241310432">
          <text:insertion>
            <office:change-info>
              <dc:creator>Peter Camilleri</dc:creator>
              <dc:date>2015-04-25T17:38:00</dc:date>
            </office:change-info>
          </text:insertion>
        </text:changed-region>
        <text:changed-region xml:id="ct241310536" text:id="ct241310536">
          <text:insertion>
            <office:change-info>
              <dc:creator>Peter Camilleri</dc:creator>
              <dc:date>2015-04-25T17:38:00</dc:date>
            </office:change-info>
          </text:insertion>
        </text:changed-region>
        <text:changed-region xml:id="ct241310640" text:id="ct241310640">
          <text:deletion>
            <office:change-info>
              <dc:creator>Peter Camilleri</dc:creator>
              <dc:date>2015-04-25T23:13:00</dc:date>
            </office:change-info>
            <text:p text:style-name="Text_20_body"/>
            <text:p text:style-name="Text_20_body">.ceil</text:p>
          </text:deletion>
        </text:changed-region>
        <text:changed-region xml:id="ct241310744" text:id="ct241310744">
          <text:insertion>
            <office:change-info>
              <dc:creator>Peter Camilleri</dc:creator>
              <dc:date>2015-04-25T17:38:00</dc:date>
            </office:change-info>
          </text:insertion>
        </text:changed-region>
        <text:changed-region xml:id="ct241310848" text:id="ct241310848">
          <text:insertion>
            <office:change-info>
              <dc:creator>Peter Camilleri</dc:creator>
              <dc:date>2015-04-25T17:38:00</dc:date>
            </office:change-info>
          </text:insertion>
        </text:changed-region>
        <text:changed-region xml:id="ct241310952" text:id="ct241310952">
          <text:insertion>
            <office:change-info>
              <dc:creator>Peter Camilleri</dc:creator>
              <dc:date>2015-04-25T17:38:00</dc:date>
            </office:change-info>
          </text:insertion>
        </text:changed-region>
        <text:changed-region xml:id="ct241311056" text:id="ct241311056">
          <text:insertion>
            <office:change-info>
              <dc:creator>Peter Camilleri</dc:creator>
              <dc:date>2015-04-25T17:38:00</dc:date>
            </office:change-info>
          </text:insertion>
        </text:changed-region>
        <text:changed-region xml:id="ct241311160" text:id="ct241311160">
          <text:insertion>
            <office:change-info>
              <dc:creator>Peter Camilleri</dc:creator>
              <dc:date>2015-04-25T17:38:00</dc:date>
            </office:change-info>
          </text:insertion>
        </text:changed-region>
        <text:changed-region xml:id="ct241311264" text:id="ct241311264">
          <text:insertion>
            <office:change-info>
              <dc:creator>Peter Camilleri</dc:creator>
              <dc:date>2015-04-25T17:38:00</dc:date>
            </office:change-info>
          </text:insertion>
        </text:changed-region>
        <text:changed-region xml:id="ct241311368" text:id="ct241311368">
          <text:deletion>
            <office:change-info>
              <dc:creator>Peter Camilleri</dc:creator>
              <dc:date>2015-04-25T23:13:00</dc:date>
            </office:change-info>
            <text:p text:style-name="Text_20_body"/>
            <text:p text:style-name="Text_20_body">.conjugate</text:p>
          </text:deletion>
        </text:changed-region>
        <text:changed-region xml:id="ct241311472" text:id="ct241311472">
          <text:insertion>
            <office:change-info>
              <dc:creator>Peter Camilleri</dc:creator>
              <dc:date>2015-04-25T17:38:00</dc:date>
            </office:change-info>
          </text:insertion>
        </text:changed-region>
        <text:changed-region xml:id="ct241311576" text:id="ct241311576">
          <text:insertion>
            <office:change-info>
              <dc:creator>Peter Camilleri</dc:creator>
              <dc:date>2015-04-25T17:38:00</dc:date>
            </office:change-info>
          </text:insertion>
        </text:changed-region>
        <text:changed-region xml:id="ct241311680" text:id="ct241311680">
          <text:insertion>
            <office:change-info>
              <dc:creator>Peter Camilleri</dc:creator>
              <dc:date>2015-04-25T17:38:00</dc:date>
            </office:change-info>
          </text:insertion>
        </text:changed-region>
        <text:changed-region xml:id="ct241311784" text:id="ct241311784">
          <text:insertion>
            <office:change-info>
              <dc:creator>Peter Camilleri</dc:creator>
              <dc:date>2015-04-25T17:38:00</dc:date>
            </office:change-info>
          </text:insertion>
        </text:changed-region>
        <text:changed-region xml:id="ct241311888" text:id="ct241311888">
          <text:deletion>
            <office:change-info>
              <dc:creator>Peter Camilleri</dc:creator>
              <dc:date>2015-04-25T23:13:00</dc:date>
            </office:change-info>
            <text:p text:style-name="Text_20_body"/>
            <text:p text:style-name="Text_20_body">.cos</text:p>
          </text:deletion>
        </text:changed-region>
        <text:changed-region xml:id="ct241311992" text:id="ct241311992">
          <text:insertion>
            <office:change-info>
              <dc:creator>Peter Camilleri</dc:creator>
              <dc:date>2015-04-25T17:38:00</dc:date>
            </office:change-info>
          </text:insertion>
        </text:changed-region>
        <text:changed-region xml:id="ct241312096" text:id="ct241312096">
          <text:insertion>
            <office:change-info>
              <dc:creator>Peter Camilleri</dc:creator>
              <dc:date>2015-04-25T17:38:00</dc:date>
            </office:change-info>
          </text:insertion>
        </text:changed-region>
        <text:changed-region xml:id="ct241312200" text:id="ct241312200">
          <text:insertion>
            <office:change-info>
              <dc:creator>Peter Camilleri</dc:creator>
              <dc:date>2015-04-25T17:38:00</dc:date>
            </office:change-info>
          </text:insertion>
        </text:changed-region>
        <text:changed-region xml:id="ct241312304" text:id="ct241312304">
          <text:insertion>
            <office:change-info>
              <dc:creator>Peter Camilleri</dc:creator>
              <dc:date>2015-04-25T17:38:00</dc:date>
            </office:change-info>
          </text:insertion>
        </text:changed-region>
        <text:changed-region xml:id="ct241312408" text:id="ct241312408">
          <text:insertion>
            <office:change-info>
              <dc:creator>Peter Camilleri</dc:creator>
              <dc:date>2015-04-25T17:38:00</dc:date>
            </office:change-info>
          </text:insertion>
        </text:changed-region>
        <text:changed-region xml:id="ct241312616" text:id="ct241312616">
          <text:deletion>
            <office:change-info>
              <dc:creator>Peter Camilleri</dc:creator>
              <dc:date>2015-04-25T23:14:00</dc:date>
            </office:change-info>
            <text:p text:style-name="Text_20_body"/>
            <text:p text:style-name="Text_20_body"/>
          </text:deletion>
        </text:changed-region>
        <text:changed-region xml:id="ct241312512" text:id="ct241312512">
          <text:deletion>
            <office:change-info>
              <dc:creator>Peter Camilleri</dc:creator>
              <dc:date>2015-04-25T23:13:00</dc:date>
            </office:change-info>
            <text:p text:style-name="Text_20_body">.cosh</text:p>
          </text:deletion>
        </text:changed-region>
        <text:changed-region xml:id="ct241312720" text:id="ct241312720">
          <text:insertion>
            <office:change-info>
              <dc:creator>Peter Camilleri</dc:creator>
              <dc:date>2015-04-25T17:38:00</dc:date>
            </office:change-info>
          </text:insertion>
        </text:changed-region>
        <text:changed-region xml:id="ct241312824" text:id="ct241312824">
          <text:insertion>
            <office:change-info>
              <dc:creator>Peter Camilleri</dc:creator>
              <dc:date>2015-04-25T17:38:00</dc:date>
            </office:change-info>
          </text:insertion>
        </text:changed-region>
        <text:changed-region xml:id="ct241312928" text:id="ct241312928">
          <text:insertion>
            <office:change-info>
              <dc:creator>Peter Camilleri</dc:creator>
              <dc:date>2015-04-25T17:38:00</dc:date>
            </office:change-info>
          </text:insertion>
        </text:changed-region>
        <text:changed-region xml:id="ct241313032" text:id="ct241313032">
          <text:insertion>
            <office:change-info>
              <dc:creator>Peter Camilleri</dc:creator>
              <dc:date>2015-04-25T17:38:00</dc:date>
            </office:change-info>
          </text:insertion>
        </text:changed-region>
        <text:changed-region xml:id="ct241313136" text:id="ct241313136">
          <text:insertion>
            <office:change-info>
              <dc:creator>Peter Camilleri</dc:creator>
              <dc:date>2015-04-25T17:38:00</dc:date>
            </office:change-info>
          </text:insertion>
        </text:changed-region>
        <text:changed-region xml:id="ct241313240" text:id="ct241313240">
          <text:deletion>
            <office:change-info>
              <dc:creator>Peter Camilleri</dc:creator>
              <dc:date>2015-04-25T23:14:00</dc:date>
            </office:change-info>
            <text:p text:style-name="Text_20_body"/>
            <text:p text:style-name="Text_20_body">.cube</text:p>
          </text:deletion>
        </text:changed-region>
        <text:changed-region xml:id="ct241313344" text:id="ct241313344">
          <text:insertion>
            <office:change-info>
              <dc:creator>Peter Camilleri</dc:creator>
              <dc:date>2015-04-25T17:38:00</dc:date>
            </office:change-info>
          </text:insertion>
        </text:changed-region>
        <text:changed-region xml:id="ct241313448" text:id="ct241313448">
          <text:insertion>
            <office:change-info>
              <dc:creator>Peter Camilleri</dc:creator>
              <dc:date>2015-04-25T17:38:00</dc:date>
            </office:change-info>
          </text:insertion>
        </text:changed-region>
        <text:changed-region xml:id="ct241313552" text:id="ct241313552">
          <text:insertion>
            <office:change-info>
              <dc:creator>Peter Camilleri</dc:creator>
              <dc:date>2015-04-25T17:38:00</dc:date>
            </office:change-info>
          </text:insertion>
        </text:changed-region>
        <text:changed-region xml:id="ct241313656" text:id="ct241313656">
          <text:insertion>
            <office:change-info>
              <dc:creator>Peter Camilleri</dc:creator>
              <dc:date>2015-04-25T17:38:00</dc:date>
            </office:change-info>
          </text:insertion>
        </text:changed-region>
        <text:changed-region xml:id="ct241313760" text:id="ct241313760">
          <text:deletion>
            <office:change-info>
              <dc:creator>Peter Camilleri</dc:creator>
              <dc:date>2015-04-25T23:15:00</dc:date>
            </office:change-info>
            <text:p text:style-name="Text_20_body"/>
            <text:p text:style-name="Text_20_body">.d2r</text:p>
          </text:deletion>
        </text:changed-region>
        <text:changed-region xml:id="ct241313864" text:id="ct241313864">
          <text:insertion>
            <office:change-info>
              <dc:creator>Peter Camilleri</dc:creator>
              <dc:date>2015-04-25T17:38:00</dc:date>
            </office:change-info>
          </text:insertion>
        </text:changed-region>
        <text:changed-region xml:id="ct241313968" text:id="ct241313968">
          <text:insertion>
            <office:change-info>
              <dc:creator>Peter Camilleri</dc:creator>
              <dc:date>2015-04-25T17:38:00</dc:date>
            </office:change-info>
          </text:insertion>
        </text:changed-region>
        <text:changed-region xml:id="ct241314072" text:id="ct241314072">
          <text:insertion>
            <office:change-info>
              <dc:creator>Peter Camilleri</dc:creator>
              <dc:date>2015-04-25T17:38:00</dc:date>
            </office:change-info>
          </text:insertion>
        </text:changed-region>
        <text:changed-region xml:id="ct241314216" text:id="ct241314216">
          <text:insertion>
            <office:change-info>
              <dc:creator>Peter Camilleri</dc:creator>
              <dc:date>2015-04-25T17:38:00</dc:date>
            </office:change-info>
          </text:insertion>
        </text:changed-region>
        <text:changed-region xml:id="ct241314320" text:id="ct241314320">
          <text:insertion>
            <office:change-info>
              <dc:creator>Peter Camilleri</dc:creator>
              <dc:date>2015-04-25T17:38:00</dc:date>
            </office:change-info>
          </text:insertion>
        </text:changed-region>
        <text:changed-region xml:id="ct241314424" text:id="ct241314424">
          <text:deletion>
            <office:change-info>
              <dc:creator>Peter Camilleri</dc:creator>
              <dc:date>2015-04-25T23:15:00</dc:date>
            </office:change-info>
            <text:p text:style-name="Text_20_body"/>
            <text:p text:style-name="Text_20_body">.denominator</text:p>
          </text:deletion>
        </text:changed-region>
        <text:changed-region xml:id="ct241314528" text:id="ct241314528">
          <text:insertion>
            <office:change-info>
              <dc:creator>Peter Camilleri</dc:creator>
              <dc:date>2015-04-25T17:38:00</dc:date>
            </office:change-info>
          </text:insertion>
        </text:changed-region>
        <text:changed-region xml:id="ct241314632" text:id="ct241314632">
          <text:insertion>
            <office:change-info>
              <dc:creator>Peter Camilleri</dc:creator>
              <dc:date>2015-04-25T17:38:00</dc:date>
            </office:change-info>
          </text:insertion>
        </text:changed-region>
        <text:changed-region xml:id="ct241314736" text:id="ct241314736">
          <text:insertion>
            <office:change-info>
              <dc:creator>Peter Camilleri</dc:creator>
              <dc:date>2015-04-25T17:38:00</dc:date>
            </office:change-info>
          </text:insertion>
        </text:changed-region>
        <text:changed-region xml:id="ct241314840" text:id="ct241314840">
          <text:insertion>
            <office:change-info>
              <dc:creator>Peter Camilleri</dc:creator>
              <dc:date>2015-04-25T17:38:00</dc:date>
            </office:change-info>
          </text:insertion>
        </text:changed-region>
        <text:changed-region xml:id="ct241314944" text:id="ct241314944">
          <text:insertion>
            <office:change-info>
              <dc:creator>Peter Camilleri</dc:creator>
              <dc:date>2015-04-25T17:38:00</dc:date>
            </office:change-info>
          </text:insertion>
        </text:changed-region>
        <text:changed-region xml:id="ct241315048" text:id="ct241315048">
          <text:insertion>
            <office:change-info>
              <dc:creator>Peter Camilleri</dc:creator>
              <dc:date>2015-04-25T17:38:00</dc:date>
            </office:change-info>
          </text:insertion>
        </text:changed-region>
        <text:changed-region xml:id="ct241315152" text:id="ct241315152">
          <text:deletion>
            <office:change-info>
              <dc:creator>Peter Camilleri</dc:creator>
              <dc:date>2015-04-25T23:15:00</dc:date>
            </office:change-info>
            <text:p text:style-name="Text_20_body"/>
            <text:p text:style-name="Text_20_body">.e**</text:p>
          </text:deletion>
        </text:changed-region>
        <text:changed-region xml:id="ct241315256" text:id="ct241315256">
          <text:insertion>
            <office:change-info>
              <dc:creator>Peter Camilleri</dc:creator>
              <dc:date>2015-04-25T17:38:00</dc:date>
            </office:change-info>
          </text:insertion>
        </text:changed-region>
        <text:changed-region xml:id="ct241315360" text:id="ct241315360">
          <text:insertion>
            <office:change-info>
              <dc:creator>Peter Camilleri</dc:creator>
              <dc:date>2015-04-25T17:38:00</dc:date>
            </office:change-info>
          </text:insertion>
        </text:changed-region>
        <text:changed-region xml:id="ct241315464" text:id="ct241315464">
          <text:insertion>
            <office:change-info>
              <dc:creator>Peter Camilleri</dc:creator>
              <dc:date>2015-04-25T17:38:00</dc:date>
            </office:change-info>
          </text:insertion>
        </text:changed-region>
        <text:changed-region xml:id="ct241315568" text:id="ct241315568">
          <text:insertion>
            <office:change-info>
              <dc:creator>Peter Camilleri</dc:creator>
              <dc:date>2015-04-25T17:38:00</dc:date>
            </office:change-info>
          </text:insertion>
        </text:changed-region>
        <text:changed-region xml:id="ct241315672" text:id="ct241315672">
          <text:insertion>
            <office:change-info>
              <dc:creator>Peter Camilleri</dc:creator>
              <dc:date>2015-04-25T17:38:00</dc:date>
            </office:change-info>
          </text:insertion>
        </text:changed-region>
        <text:changed-region xml:id="ct241315776" text:id="ct241315776">
          <text:deletion>
            <office:change-info>
              <dc:creator>Peter Camilleri</dc:creator>
              <dc:date>2015-04-25T23:15:00</dc:date>
            </office:change-info>
            <text:p text:style-name="Text_20_body"/>
            <text:p text:style-name="Text_20_body">.emit</text:p>
          </text:deletion>
        </text:changed-region>
        <text:changed-region xml:id="ct241315880" text:id="ct241315880">
          <text:insertion>
            <office:change-info>
              <dc:creator>Peter Camilleri</dc:creator>
              <dc:date>2015-04-25T17:38:00</dc:date>
            </office:change-info>
          </text:insertion>
        </text:changed-region>
        <text:changed-region xml:id="ct241315984" text:id="ct241315984">
          <text:insertion>
            <office:change-info>
              <dc:creator>Peter Camilleri</dc:creator>
              <dc:date>2015-04-25T17:38:00</dc:date>
            </office:change-info>
          </text:insertion>
        </text:changed-region>
        <text:changed-region xml:id="ct241316088" text:id="ct241316088">
          <text:insertion>
            <office:change-info>
              <dc:creator>Peter Camilleri</dc:creator>
              <dc:date>2015-04-25T17:38:00</dc:date>
            </office:change-info>
          </text:insertion>
        </text:changed-region>
        <text:changed-region xml:id="ct241316192" text:id="ct241316192">
          <text:insertion>
            <office:change-info>
              <dc:creator>Peter Camilleri</dc:creator>
              <dc:date>2015-04-25T17:38:00</dc:date>
            </office:change-info>
          </text:insertion>
        </text:changed-region>
        <text:changed-region xml:id="ct241316400" text:id="ct241316400">
          <text:deletion>
            <office:change-info>
              <dc:creator>Peter Camilleri</dc:creator>
              <dc:date>2015-04-25T23:16:00</dc:date>
            </office:change-info>
            <text:p text:style-name="Text_20_body"/>
            <text:p text:style-name="Text_20_body"/>
          </text:deletion>
        </text:changed-region>
        <text:changed-region xml:id="ct241316296" text:id="ct241316296">
          <text:deletion>
            <office:change-info>
              <dc:creator>Peter Camilleri</dc:creator>
              <dc:date>2015-04-25T23:15:00</dc:date>
            </office:change-info>
            <text:p text:style-name="Text_20_body">.floor</text:p>
          </text:deletion>
        </text:changed-region>
        <text:changed-region xml:id="ct241316504" text:id="ct241316504">
          <text:insertion>
            <office:change-info>
              <dc:creator>Peter Camilleri</dc:creator>
              <dc:date>2015-04-25T17:38:00</dc:date>
            </office:change-info>
          </text:insertion>
        </text:changed-region>
        <text:changed-region xml:id="ct241316608" text:id="ct241316608">
          <text:insertion>
            <office:change-info>
              <dc:creator>Peter Camilleri</dc:creator>
              <dc:date>2015-04-25T17:38:00</dc:date>
            </office:change-info>
          </text:insertion>
        </text:changed-region>
        <text:changed-region xml:id="ct241316712" text:id="ct241316712">
          <text:insertion>
            <office:change-info>
              <dc:creator>Peter Camilleri</dc:creator>
              <dc:date>2015-04-25T17:38:00</dc:date>
            </office:change-info>
          </text:insertion>
        </text:changed-region>
        <text:changed-region xml:id="ct241316816" text:id="ct241316816">
          <text:insertion>
            <office:change-info>
              <dc:creator>Peter Camilleri</dc:creator>
              <dc:date>2015-04-25T17:38:00</dc:date>
            </office:change-info>
          </text:insertion>
        </text:changed-region>
        <text:changed-region xml:id="ct241316920" text:id="ct241316920">
          <text:insertion>
            <office:change-info>
              <dc:creator>Peter Camilleri</dc:creator>
              <dc:date>2015-04-25T17:38:00</dc:date>
            </office:change-info>
          </text:insertion>
        </text:changed-region>
        <text:changed-region xml:id="ct241317024" text:id="ct241317024">
          <text:insertion>
            <office:change-info>
              <dc:creator>Peter Camilleri</dc:creator>
              <dc:date>2015-04-25T17:38:00</dc:date>
            </office:change-info>
          </text:insertion>
        </text:changed-region>
        <text:changed-region xml:id="ct241317128" text:id="ct241317128">
          <text:deletion>
            <office:change-info>
              <dc:creator>Peter Camilleri</dc:creator>
              <dc:date>2015-04-25T23:16:00</dc:date>
            </office:change-info>
            <text:p text:style-name="Text_20_body"/>
            <text:p text:style-name="Text_20_body">.hypot</text:p>
          </text:deletion>
        </text:changed-region>
        <text:changed-region xml:id="ct241317232" text:id="ct241317232">
          <text:insertion>
            <office:change-info>
              <dc:creator>Peter Camilleri</dc:creator>
              <dc:date>2015-04-25T17:38:00</dc:date>
            </office:change-info>
          </text:insertion>
        </text:changed-region>
        <text:changed-region xml:id="ct241317336" text:id="ct241317336">
          <text:insertion>
            <office:change-info>
              <dc:creator>Peter Camilleri</dc:creator>
              <dc:date>2015-04-25T17:38:00</dc:date>
            </office:change-info>
          </text:insertion>
        </text:changed-region>
        <text:changed-region xml:id="ct241317440" text:id="ct241317440">
          <text:insertion>
            <office:change-info>
              <dc:creator>Peter Camilleri</dc:creator>
              <dc:date>2015-04-25T17:38:00</dc:date>
            </office:change-info>
          </text:insertion>
        </text:changed-region>
        <text:changed-region xml:id="ct241317544" text:id="ct241317544">
          <text:insertion>
            <office:change-info>
              <dc:creator>Peter Camilleri</dc:creator>
              <dc:date>2015-04-25T17:38:00</dc:date>
            </office:change-info>
          </text:insertion>
        </text:changed-region>
        <text:changed-region xml:id="ct241317648" text:id="ct241317648">
          <text:insertion>
            <office:change-info>
              <dc:creator>Peter Camilleri</dc:creator>
              <dc:date>2015-04-25T17:38:00</dc:date>
            </office:change-info>
          </text:insertion>
        </text:changed-region>
        <text:changed-region xml:id="ct241317752" text:id="ct241317752">
          <text:deletion>
            <office:change-info>
              <dc:creator>Peter Camilleri</dc:creator>
              <dc:date>2015-04-25T23:16:00</dc:date>
            </office:change-info>
            <text:p text:style-name="Text_20_body"/>
            <text:p text:style-name="Text_20_body">.imaginary</text:p>
          </text:deletion>
        </text:changed-region>
        <text:changed-region xml:id="ct241317856" text:id="ct241317856">
          <text:insertion>
            <office:change-info>
              <dc:creator>Peter Camilleri</dc:creator>
              <dc:date>2015-04-25T17:38:00</dc:date>
            </office:change-info>
          </text:insertion>
        </text:changed-region>
        <text:changed-region xml:id="ct241317960" text:id="ct241317960">
          <text:insertion>
            <office:change-info>
              <dc:creator>Peter Camilleri</dc:creator>
              <dc:date>2015-04-25T17:38:00</dc:date>
            </office:change-info>
          </text:insertion>
        </text:changed-region>
        <text:changed-region xml:id="ct241318064" text:id="ct241318064">
          <text:insertion>
            <office:change-info>
              <dc:creator>Peter Camilleri</dc:creator>
              <dc:date>2015-04-25T17:38:00</dc:date>
            </office:change-info>
          </text:insertion>
        </text:changed-region>
        <text:changed-region xml:id="ct241318168" text:id="ct241318168">
          <text:insertion>
            <office:change-info>
              <dc:creator>Peter Camilleri</dc:creator>
              <dc:date>2015-04-25T17:38:00</dc:date>
            </office:change-info>
          </text:insertion>
        </text:changed-region>
        <text:changed-region xml:id="ct241355088" text:id="ct241355088">
          <text:deletion>
            <office:change-info>
              <dc:creator>Peter Camilleri</dc:creator>
              <dc:date>2015-04-25T23:16:00</dc:date>
            </office:change-info>
            <text:p text:style-name="Text_20_body"/>
            <text:p text:style-name="Text_20_body">.ln</text:p>
          </text:deletion>
        </text:changed-region>
        <text:changed-region xml:id="ct241355192" text:id="ct241355192">
          <text:insertion>
            <office:change-info>
              <dc:creator>Peter Camilleri</dc:creator>
              <dc:date>2015-04-25T17:38:00</dc:date>
            </office:change-info>
          </text:insertion>
        </text:changed-region>
        <text:changed-region xml:id="ct241355296" text:id="ct241355296">
          <text:insertion>
            <office:change-info>
              <dc:creator>Peter Camilleri</dc:creator>
              <dc:date>2015-04-25T17:38:00</dc:date>
            </office:change-info>
          </text:insertion>
        </text:changed-region>
        <text:changed-region xml:id="ct241355400" text:id="ct241355400">
          <text:insertion>
            <office:change-info>
              <dc:creator>Peter Camilleri</dc:creator>
              <dc:date>2015-04-25T17:38:00</dc:date>
            </office:change-info>
          </text:insertion>
        </text:changed-region>
        <text:changed-region xml:id="ct241355504" text:id="ct241355504">
          <text:insertion>
            <office:change-info>
              <dc:creator>Peter Camilleri</dc:creator>
              <dc:date>2015-04-25T17:38:00</dc:date>
            </office:change-info>
          </text:insertion>
        </text:changed-region>
        <text:changed-region xml:id="ct241355608" text:id="ct241355608">
          <text:insertion>
            <office:change-info>
              <dc:creator>Peter Camilleri</dc:creator>
              <dc:date>2015-04-25T17:38:00</dc:date>
            </office:change-info>
          </text:insertion>
        </text:changed-region>
        <text:changed-region xml:id="ct241355712" text:id="ct241355712">
          <text:deletion>
            <office:change-info>
              <dc:creator>Peter Camilleri</dc:creator>
              <dc:date>2015-04-25T23:16:00</dc:date>
            </office:change-info>
            <text:p text:style-name="Text_20_body"/>
            <text:p text:style-name="Text_20_body">.log10</text:p>
          </text:deletion>
        </text:changed-region>
        <text:changed-region xml:id="ct241355816" text:id="ct241355816">
          <text:insertion>
            <office:change-info>
              <dc:creator>Peter Camilleri</dc:creator>
              <dc:date>2015-04-25T17:38:00</dc:date>
            </office:change-info>
          </text:insertion>
        </text:changed-region>
        <text:changed-region xml:id="ct241355920" text:id="ct241355920">
          <text:insertion>
            <office:change-info>
              <dc:creator>Peter Camilleri</dc:creator>
              <dc:date>2015-04-25T17:38:00</dc:date>
            </office:change-info>
          </text:insertion>
        </text:changed-region>
        <text:changed-region xml:id="ct241356024" text:id="ct241356024">
          <text:insertion>
            <office:change-info>
              <dc:creator>Peter Camilleri</dc:creator>
              <dc:date>2015-04-25T17:38:00</dc:date>
            </office:change-info>
          </text:insertion>
        </text:changed-region>
        <text:changed-region xml:id="ct241356128" text:id="ct241356128">
          <text:insertion>
            <office:change-info>
              <dc:creator>Peter Camilleri</dc:creator>
              <dc:date>2015-04-25T17:38:00</dc:date>
            </office:change-info>
          </text:insertion>
        </text:changed-region>
        <text:changed-region xml:id="ct241356232" text:id="ct241356232">
          <text:insertion>
            <office:change-info>
              <dc:creator>Peter Camilleri</dc:creator>
              <dc:date>2015-04-25T17:38:00</dc:date>
            </office:change-info>
          </text:insertion>
        </text:changed-region>
        <text:changed-region xml:id="ct241356336" text:id="ct241356336">
          <text:deletion>
            <office:change-info>
              <dc:creator>Peter Camilleri</dc:creator>
              <dc:date>2015-04-25T23:17:00</dc:date>
            </office:change-info>
            <text:p text:style-name="Text_20_body"/>
            <text:p text:style-name="Text_20_body">.log2</text:p>
          </text:deletion>
        </text:changed-region>
        <text:changed-region xml:id="ct241356440" text:id="ct241356440">
          <text:insertion>
            <office:change-info>
              <dc:creator>Peter Camilleri</dc:creator>
              <dc:date>2015-04-25T17:38:00</dc:date>
            </office:change-info>
          </text:insertion>
        </text:changed-region>
        <text:changed-region xml:id="ct241356544" text:id="ct241356544">
          <text:insertion>
            <office:change-info>
              <dc:creator>Peter Camilleri</dc:creator>
              <dc:date>2015-04-25T17:38:00</dc:date>
            </office:change-info>
          </text:insertion>
        </text:changed-region>
        <text:changed-region xml:id="ct241356648" text:id="ct241356648">
          <text:insertion>
            <office:change-info>
              <dc:creator>Peter Camilleri</dc:creator>
              <dc:date>2015-04-25T17:38:00</dc:date>
            </office:change-info>
          </text:insertion>
        </text:changed-region>
        <text:changed-region xml:id="ct241356752" text:id="ct241356752">
          <text:insertion>
            <office:change-info>
              <dc:creator>Peter Camilleri</dc:creator>
              <dc:date>2015-04-25T17:38:00</dc:date>
            </office:change-info>
          </text:insertion>
        </text:changed-region>
        <text:changed-region xml:id="ct241356856" text:id="ct241356856">
          <text:insertion>
            <office:change-info>
              <dc:creator>Peter Camilleri</dc:creator>
              <dc:date>2015-04-25T17:38:00</dc:date>
            </office:change-info>
          </text:insertion>
        </text:changed-region>
        <text:changed-region xml:id="ct241356960" text:id="ct241356960">
          <text:deletion>
            <office:change-info>
              <dc:creator>Peter Camilleri</dc:creator>
              <dc:date>2015-04-25T23:17:00</dc:date>
            </office:change-info>
            <text:p text:style-name="Text_20_body"/>
            <text:p text:style-name="Text_20_body">.magnitude</text:p>
          </text:deletion>
        </text:changed-region>
        <text:changed-region xml:id="ct241357064" text:id="ct241357064">
          <text:insertion>
            <office:change-info>
              <dc:creator>Peter Camilleri</dc:creator>
              <dc:date>2015-04-25T17:38:00</dc:date>
            </office:change-info>
          </text:insertion>
        </text:changed-region>
        <text:changed-region xml:id="ct241357168" text:id="ct241357168">
          <text:insertion>
            <office:change-info>
              <dc:creator>Peter Camilleri</dc:creator>
              <dc:date>2015-04-25T17:38:00</dc:date>
            </office:change-info>
          </text:insertion>
        </text:changed-region>
        <text:changed-region xml:id="ct241357272" text:id="ct241357272">
          <text:insertion>
            <office:change-info>
              <dc:creator>Peter Camilleri</dc:creator>
              <dc:date>2015-04-25T17:38:00</dc:date>
            </office:change-info>
          </text:insertion>
        </text:changed-region>
        <text:changed-region xml:id="ct241357376" text:id="ct241357376">
          <text:insertion>
            <office:change-info>
              <dc:creator>Peter Camilleri</dc:creator>
              <dc:date>2015-04-25T17:38:00</dc:date>
            </office:change-info>
          </text:insertion>
        </text:changed-region>
        <text:changed-region xml:id="ct241357480" text:id="ct241357480">
          <text:deletion>
            <office:change-info>
              <dc:creator>Peter Camilleri</dc:creator>
              <dc:date>2015-04-25T23:17:00</dc:date>
            </office:change-info>
            <text:p text:style-name="Text_20_body"/>
            <text:p text:style-name="Text_20_body">.numerator</text:p>
          </text:deletion>
        </text:changed-region>
        <text:changed-region xml:id="ct241357584" text:id="ct241357584">
          <text:insertion>
            <office:change-info>
              <dc:creator>Peter Camilleri</dc:creator>
              <dc:date>2015-04-25T17:38:00</dc:date>
            </office:change-info>
          </text:insertion>
        </text:changed-region>
        <text:changed-region xml:id="ct241357688" text:id="ct241357688">
          <text:insertion>
            <office:change-info>
              <dc:creator>Peter Camilleri</dc:creator>
              <dc:date>2015-04-25T17:38:00</dc:date>
            </office:change-info>
          </text:insertion>
        </text:changed-region>
        <text:changed-region xml:id="ct241357792" text:id="ct241357792">
          <text:insertion>
            <office:change-info>
              <dc:creator>Peter Camilleri</dc:creator>
              <dc:date>2015-04-25T17:38:00</dc:date>
            </office:change-info>
          </text:insertion>
        </text:changed-region>
        <text:changed-region xml:id="ct241357896" text:id="ct241357896">
          <text:insertion>
            <office:change-info>
              <dc:creator>Peter Camilleri</dc:creator>
              <dc:date>2015-04-25T17:38:00</dc:date>
            </office:change-info>
          </text:insertion>
        </text:changed-region>
        <text:changed-region xml:id="ct241358104" text:id="ct241358104">
          <text:deletion>
            <office:change-info>
              <dc:creator>Peter Camilleri</dc:creator>
              <dc:date>2015-04-25T23:18:00</dc:date>
            </office:change-info>
            <text:p text:style-name="Text_20_body"/>
            <text:p text:style-name="Text_20_body"/>
          </text:deletion>
        </text:changed-region>
        <text:changed-region xml:id="ct241358000" text:id="ct241358000">
          <text:deletion>
            <office:change-info>
              <dc:creator>Peter Camilleri</dc:creator>
              <dc:date>2015-04-25T23:17:00</dc:date>
            </office:change-info>
            <text:p text:style-name="Text_20_body">.p2c</text:p>
          </text:deletion>
        </text:changed-region>
        <text:changed-region xml:id="ct241358208" text:id="ct241358208">
          <text:insertion>
            <office:change-info>
              <dc:creator>Peter Camilleri</dc:creator>
              <dc:date>2015-04-25T17:38:00</dc:date>
            </office:change-info>
          </text:insertion>
        </text:changed-region>
        <text:changed-region xml:id="ct241358312" text:id="ct241358312">
          <text:insertion>
            <office:change-info>
              <dc:creator>Peter Camilleri</dc:creator>
              <dc:date>2015-04-25T17:38:00</dc:date>
            </office:change-info>
          </text:insertion>
        </text:changed-region>
        <text:changed-region xml:id="ct241358416" text:id="ct241358416">
          <text:insertion>
            <office:change-info>
              <dc:creator>Peter Camilleri</dc:creator>
              <dc:date>2015-04-25T17:38:00</dc:date>
            </office:change-info>
          </text:insertion>
        </text:changed-region>
        <text:changed-region xml:id="ct241358520" text:id="ct241358520">
          <text:insertion>
            <office:change-info>
              <dc:creator>Peter Camilleri</dc:creator>
              <dc:date>2015-04-25T17:38:00</dc:date>
            </office:change-info>
          </text:insertion>
        </text:changed-region>
        <text:changed-region xml:id="ct241358624" text:id="ct241358624">
          <text:insertion>
            <office:change-info>
              <dc:creator>Peter Camilleri</dc:creator>
              <dc:date>2015-04-25T17:38:00</dc:date>
            </office:change-info>
          </text:insertion>
        </text:changed-region>
        <text:changed-region xml:id="ct241358728" text:id="ct241358728">
          <text:insertion>
            <office:change-info>
              <dc:creator>Peter Camilleri</dc:creator>
              <dc:date>2015-04-25T17:38:00</dc:date>
            </office:change-info>
          </text:insertion>
        </text:changed-region>
        <text:changed-region xml:id="ct241358832" text:id="ct241358832">
          <text:deletion>
            <office:change-info>
              <dc:creator>Peter Camilleri</dc:creator>
              <dc:date>2015-04-25T23:18:00</dc:date>
            </office:change-info>
            <text:p text:style-name="Text_20_body"/>
            <text:p text:style-name="Text_20_body">.polar</text:p>
          </text:deletion>
        </text:changed-region>
        <text:changed-region xml:id="ct241358936" text:id="ct241358936">
          <text:insertion>
            <office:change-info>
              <dc:creator>Peter Camilleri</dc:creator>
              <dc:date>2015-04-25T17:38:00</dc:date>
            </office:change-info>
          </text:insertion>
        </text:changed-region>
        <text:changed-region xml:id="ct241359040" text:id="ct241359040">
          <text:insertion>
            <office:change-info>
              <dc:creator>Peter Camilleri</dc:creator>
              <dc:date>2015-04-25T17:38:00</dc:date>
            </office:change-info>
          </text:insertion>
        </text:changed-region>
        <text:changed-region xml:id="ct241359184" text:id="ct241359184">
          <text:insertion>
            <office:change-info>
              <dc:creator>Peter Camilleri</dc:creator>
              <dc:date>2015-04-25T17:38:00</dc:date>
            </office:change-info>
          </text:insertion>
        </text:changed-region>
        <text:changed-region xml:id="ct241359288" text:id="ct241359288">
          <text:insertion>
            <office:change-info>
              <dc:creator>Peter Camilleri</dc:creator>
              <dc:date>2015-04-25T17:38:00</dc:date>
            </office:change-info>
          </text:insertion>
        </text:changed-region>
        <text:changed-region xml:id="ct241359392" text:id="ct241359392">
          <text:insertion>
            <office:change-info>
              <dc:creator>Peter Camilleri</dc:creator>
              <dc:date>2015-04-25T17:38:00</dc:date>
            </office:change-info>
          </text:insertion>
        </text:changed-region>
        <text:changed-region xml:id="ct241359496" text:id="ct241359496">
          <text:insertion>
            <office:change-info>
              <dc:creator>Peter Camilleri</dc:creator>
              <dc:date>2015-04-25T17:38:00</dc:date>
            </office:change-info>
          </text:insertion>
        </text:changed-region>
        <text:changed-region xml:id="ct241359600" text:id="ct241359600">
          <text:deletion>
            <office:change-info>
              <dc:creator>Peter Camilleri</dc:creator>
              <dc:date>2015-04-25T23:18:00</dc:date>
            </office:change-info>
            <text:p text:style-name="Text_20_body"/>
            <text:p text:style-name="Text_20_body">.r2d</text:p>
          </text:deletion>
        </text:changed-region>
        <text:changed-region xml:id="ct241359704" text:id="ct241359704">
          <text:insertion>
            <office:change-info>
              <dc:creator>Peter Camilleri</dc:creator>
              <dc:date>2015-04-25T17:38:00</dc:date>
            </office:change-info>
          </text:insertion>
        </text:changed-region>
        <text:changed-region xml:id="ct241359808" text:id="ct241359808">
          <text:insertion>
            <office:change-info>
              <dc:creator>Peter Camilleri</dc:creator>
              <dc:date>2015-04-25T17:38:00</dc:date>
            </office:change-info>
          </text:insertion>
        </text:changed-region>
        <text:changed-region xml:id="ct241359912" text:id="ct241359912">
          <text:insertion>
            <office:change-info>
              <dc:creator>Peter Camilleri</dc:creator>
              <dc:date>2015-04-25T17:38:00</dc:date>
            </office:change-info>
          </text:insertion>
        </text:changed-region>
        <text:changed-region xml:id="ct241360016" text:id="ct241360016">
          <text:insertion>
            <office:change-info>
              <dc:creator>Peter Camilleri</dc:creator>
              <dc:date>2015-04-25T17:38:00</dc:date>
            </office:change-info>
          </text:insertion>
        </text:changed-region>
        <text:changed-region xml:id="ct241360120" text:id="ct241360120">
          <text:insertion>
            <office:change-info>
              <dc:creator>Peter Camilleri</dc:creator>
              <dc:date>2015-04-25T17:38:00</dc:date>
            </office:change-info>
          </text:insertion>
        </text:changed-region>
        <text:changed-region xml:id="ct241360224" text:id="ct241360224">
          <text:deletion>
            <office:change-info>
              <dc:creator>Peter Camilleri</dc:creator>
              <dc:date>2015-04-25T23:18:00</dc:date>
            </office:change-info>
            <text:p text:style-name="Text_20_body"/>
            <text:p text:style-name="Text_20_body">.real</text:p>
          </text:deletion>
        </text:changed-region>
        <text:changed-region xml:id="ct241360328" text:id="ct241360328">
          <text:insertion>
            <office:change-info>
              <dc:creator>Peter Camilleri</dc:creator>
              <dc:date>2015-04-25T17:39:00</dc:date>
            </office:change-info>
          </text:insertion>
        </text:changed-region>
        <text:changed-region xml:id="ct241360432" text:id="ct241360432">
          <text:insertion>
            <office:change-info>
              <dc:creator>Peter Camilleri</dc:creator>
              <dc:date>2015-04-25T17:39:00</dc:date>
            </office:change-info>
          </text:insertion>
        </text:changed-region>
        <text:changed-region xml:id="ct241360536" text:id="ct241360536">
          <text:insertion>
            <office:change-info>
              <dc:creator>Peter Camilleri</dc:creator>
              <dc:date>2015-04-25T17:39:00</dc:date>
            </office:change-info>
          </text:insertion>
        </text:changed-region>
        <text:changed-region xml:id="ct241360640" text:id="ct241360640">
          <text:insertion>
            <office:change-info>
              <dc:creator>Peter Camilleri</dc:creator>
              <dc:date>2015-04-25T17:39:00</dc:date>
            </office:change-info>
          </text:insertion>
        </text:changed-region>
        <text:changed-region xml:id="ct241360744" text:id="ct241360744">
          <text:deletion>
            <office:change-info>
              <dc:creator>Peter Camilleri</dc:creator>
              <dc:date>2015-04-25T23:19:00</dc:date>
            </office:change-info>
            <text:p text:style-name="Text_20_body"/>
            <text:p text:style-name="Text_20_body">.round</text:p>
          </text:deletion>
        </text:changed-region>
        <text:changed-region xml:id="ct241360848" text:id="ct241360848">
          <text:insertion>
            <office:change-info>
              <dc:creator>Peter Camilleri</dc:creator>
              <dc:date>2015-04-25T17:39:00</dc:date>
            </office:change-info>
          </text:insertion>
        </text:changed-region>
        <text:changed-region xml:id="ct241360952" text:id="ct241360952">
          <text:insertion>
            <office:change-info>
              <dc:creator>Peter Camilleri</dc:creator>
              <dc:date>2015-04-25T17:39:00</dc:date>
            </office:change-info>
          </text:insertion>
        </text:changed-region>
        <text:changed-region xml:id="ct241361056" text:id="ct241361056">
          <text:insertion>
            <office:change-info>
              <dc:creator>Peter Camilleri</dc:creator>
              <dc:date>2015-04-25T17:39:00</dc:date>
            </office:change-info>
          </text:insertion>
        </text:changed-region>
        <text:changed-region xml:id="ct241361160" text:id="ct241361160">
          <text:insertion>
            <office:change-info>
              <dc:creator>Peter Camilleri</dc:creator>
              <dc:date>2015-04-25T17:39:00</dc:date>
            </office:change-info>
          </text:insertion>
        </text:changed-region>
        <text:changed-region xml:id="ct241361264" text:id="ct241361264">
          <text:insertion>
            <office:change-info>
              <dc:creator>Peter Camilleri</dc:creator>
              <dc:date>2015-04-25T17:39:00</dc:date>
            </office:change-info>
          </text:insertion>
        </text:changed-region>
        <text:changed-region xml:id="ct241361368" text:id="ct241361368">
          <text:insertion>
            <office:change-info>
              <dc:creator>Peter Camilleri</dc:creator>
              <dc:date>2015-04-25T17:39:00</dc:date>
            </office:change-info>
          </text:insertion>
        </text:changed-region>
        <text:changed-region xml:id="ct241361472" text:id="ct241361472">
          <text:deletion>
            <office:change-info>
              <dc:creator>Peter Camilleri</dc:creator>
              <dc:date>2015-04-25T23:19:00</dc:date>
            </office:change-info>
            <text:p text:style-name="Text_20_body"/>
            <text:p text:style-name="Text_20_body">.sin</text:p>
          </text:deletion>
        </text:changed-region>
        <text:changed-region xml:id="ct241361576" text:id="ct241361576">
          <text:insertion>
            <office:change-info>
              <dc:creator>Peter Camilleri</dc:creator>
              <dc:date>2015-04-25T17:39:00</dc:date>
            </office:change-info>
          </text:insertion>
        </text:changed-region>
        <text:changed-region xml:id="ct241361680" text:id="ct241361680">
          <text:insertion>
            <office:change-info>
              <dc:creator>Peter Camilleri</dc:creator>
              <dc:date>2015-04-25T17:39:00</dc:date>
            </office:change-info>
          </text:insertion>
        </text:changed-region>
        <text:changed-region xml:id="ct241361784" text:id="ct241361784">
          <text:insertion>
            <office:change-info>
              <dc:creator>Peter Camilleri</dc:creator>
              <dc:date>2015-04-25T17:39:00</dc:date>
            </office:change-info>
          </text:insertion>
        </text:changed-region>
        <text:changed-region xml:id="ct241361888" text:id="ct241361888">
          <text:insertion>
            <office:change-info>
              <dc:creator>Peter Camilleri</dc:creator>
              <dc:date>2015-04-25T17:39:00</dc:date>
            </office:change-info>
          </text:insertion>
        </text:changed-region>
        <text:changed-region xml:id="ct241361992" text:id="ct241361992">
          <text:insertion>
            <office:change-info>
              <dc:creator>Peter Camilleri</dc:creator>
              <dc:date>2015-04-25T17:39:00</dc:date>
            </office:change-info>
          </text:insertion>
        </text:changed-region>
        <text:changed-region xml:id="ct241362096" text:id="ct241362096">
          <text:deletion>
            <office:change-info>
              <dc:creator>Peter Camilleri</dc:creator>
              <dc:date>2015-04-25T23:19:00</dc:date>
            </office:change-info>
            <text:p text:style-name="Text_20_body"/>
            <text:p text:style-name="Text_20_body">.sinh</text:p>
          </text:deletion>
        </text:changed-region>
        <text:changed-region xml:id="ct241362200" text:id="ct241362200">
          <text:insertion>
            <office:change-info>
              <dc:creator>Peter Camilleri</dc:creator>
              <dc:date>2015-04-25T17:39:00</dc:date>
            </office:change-info>
          </text:insertion>
        </text:changed-region>
        <text:changed-region xml:id="ct241362304" text:id="ct241362304">
          <text:insertion>
            <office:change-info>
              <dc:creator>Peter Camilleri</dc:creator>
              <dc:date>2015-04-25T17:39:00</dc:date>
            </office:change-info>
          </text:insertion>
        </text:changed-region>
        <text:changed-region xml:id="ct241362408" text:id="ct241362408">
          <text:insertion>
            <office:change-info>
              <dc:creator>Peter Camilleri</dc:creator>
              <dc:date>2015-04-25T17:39:00</dc:date>
            </office:change-info>
          </text:insertion>
        </text:changed-region>
        <text:changed-region xml:id="ct241362512" text:id="ct241362512">
          <text:insertion>
            <office:change-info>
              <dc:creator>Peter Camilleri</dc:creator>
              <dc:date>2015-04-25T17:39:00</dc:date>
            </office:change-info>
          </text:insertion>
        </text:changed-region>
        <text:changed-region xml:id="ct241362616" text:id="ct241362616">
          <text:insertion>
            <office:change-info>
              <dc:creator>Peter Camilleri</dc:creator>
              <dc:date>2015-04-25T17:39:00</dc:date>
            </office:change-info>
          </text:insertion>
        </text:changed-region>
        <text:changed-region xml:id="ct241362720" text:id="ct241362720">
          <text:deletion>
            <office:change-info>
              <dc:creator>Peter Camilleri</dc:creator>
              <dc:date>2015-04-25T23:19:00</dc:date>
            </office:change-info>
            <text:p text:style-name="Text_20_body"/>
            <text:p text:style-name="Text_20_body">.sleep</text:p>
          </text:deletion>
        </text:changed-region>
        <text:changed-region xml:id="ct241362824" text:id="ct241362824">
          <text:insertion>
            <office:change-info>
              <dc:creator>Peter Camilleri</dc:creator>
              <dc:date>2015-04-25T17:39:00</dc:date>
            </office:change-info>
          </text:insertion>
        </text:changed-region>
        <text:changed-region xml:id="ct241362928" text:id="ct241362928">
          <text:insertion>
            <office:change-info>
              <dc:creator>Peter Camilleri</dc:creator>
              <dc:date>2015-04-25T17:39:00</dc:date>
            </office:change-info>
          </text:insertion>
        </text:changed-region>
        <text:changed-region xml:id="ct241363032" text:id="ct241363032">
          <text:insertion>
            <office:change-info>
              <dc:creator>Peter Camilleri</dc:creator>
              <dc:date>2015-04-25T17:39:00</dc:date>
            </office:change-info>
          </text:insertion>
        </text:changed-region>
        <text:changed-region xml:id="ct241363136" text:id="ct241363136">
          <text:insertion>
            <office:change-info>
              <dc:creator>Peter Camilleri</dc:creator>
              <dc:date>2015-04-25T17:39:00</dc:date>
            </office:change-info>
          </text:insertion>
        </text:changed-region>
        <text:changed-region xml:id="ct241363280" text:id="ct241363280">
          <text:deletion>
            <office:change-info>
              <dc:creator>Peter Camilleri</dc:creator>
              <dc:date>2015-04-25T23:20:00</dc:date>
            </office:change-info>
            <text:p text:style-name="Text_20_body"/>
            <text:p text:style-name="Text_20_body">.sqr</text:p>
          </text:deletion>
        </text:changed-region>
        <text:changed-region xml:id="ct241363384" text:id="ct241363384">
          <text:insertion>
            <office:change-info>
              <dc:creator>Peter Camilleri</dc:creator>
              <dc:date>2015-04-25T17:39:00</dc:date>
            </office:change-info>
          </text:insertion>
        </text:changed-region>
        <text:changed-region xml:id="ct241363488" text:id="ct241363488">
          <text:insertion>
            <office:change-info>
              <dc:creator>Peter Camilleri</dc:creator>
              <dc:date>2015-04-25T17:39:00</dc:date>
            </office:change-info>
          </text:insertion>
        </text:changed-region>
        <text:changed-region xml:id="ct241363592" text:id="ct241363592">
          <text:insertion>
            <office:change-info>
              <dc:creator>Peter Camilleri</dc:creator>
              <dc:date>2015-04-25T17:39:00</dc:date>
            </office:change-info>
          </text:insertion>
        </text:changed-region>
        <text:changed-region xml:id="ct241363696" text:id="ct241363696">
          <text:insertion>
            <office:change-info>
              <dc:creator>Peter Camilleri</dc:creator>
              <dc:date>2015-04-25T17:39:00</dc:date>
            </office:change-info>
          </text:insertion>
        </text:changed-region>
        <text:changed-region xml:id="ct241363800" text:id="ct241363800">
          <text:deletion>
            <office:change-info>
              <dc:creator>Peter Camilleri</dc:creator>
              <dc:date>2015-04-25T23:20:00</dc:date>
            </office:change-info>
            <text:p text:style-name="Text_20_body"/>
            <text:p text:style-name="Text_20_body">.sqrt</text:p>
          </text:deletion>
        </text:changed-region>
        <text:changed-region xml:id="ct241363904" text:id="ct241363904">
          <text:insertion>
            <office:change-info>
              <dc:creator>Peter Camilleri</dc:creator>
              <dc:date>2015-04-25T17:39:00</dc:date>
            </office:change-info>
          </text:insertion>
        </text:changed-region>
        <text:changed-region xml:id="ct241364008" text:id="ct241364008">
          <text:insertion>
            <office:change-info>
              <dc:creator>Peter Camilleri</dc:creator>
              <dc:date>2015-04-25T17:39:00</dc:date>
            </office:change-info>
          </text:insertion>
        </text:changed-region>
        <text:changed-region xml:id="ct241364112" text:id="ct241364112">
          <text:insertion>
            <office:change-info>
              <dc:creator>Peter Camilleri</dc:creator>
              <dc:date>2015-04-25T17:39:00</dc:date>
            </office:change-info>
          </text:insertion>
        </text:changed-region>
        <text:changed-region xml:id="ct241364216" text:id="ct241364216">
          <text:insertion>
            <office:change-info>
              <dc:creator>Peter Camilleri</dc:creator>
              <dc:date>2015-04-25T17:39:00</dc:date>
            </office:change-info>
          </text:insertion>
        </text:changed-region>
        <text:changed-region xml:id="ct241364320" text:id="ct241364320">
          <text:insertion>
            <office:change-info>
              <dc:creator>Peter Camilleri</dc:creator>
              <dc:date>2015-04-25T17:39:00</dc:date>
            </office:change-info>
          </text:insertion>
        </text:changed-region>
        <text:changed-region xml:id="ct241364424" text:id="ct241364424">
          <text:deletion>
            <office:change-info>
              <dc:creator>Peter Camilleri</dc:creator>
              <dc:date>2015-04-25T23:20:00</dc:date>
            </office:change-info>
            <text:p text:style-name="Text_20_body"/>
            <text:p text:style-name="Text_20_body">.tan</text:p>
          </text:deletion>
        </text:changed-region>
        <text:changed-region xml:id="ct241364528" text:id="ct241364528">
          <text:insertion>
            <office:change-info>
              <dc:creator>Peter Camilleri</dc:creator>
              <dc:date>2015-04-25T17:39:00</dc:date>
            </office:change-info>
          </text:insertion>
        </text:changed-region>
        <text:changed-region xml:id="ct241364632" text:id="ct241364632">
          <text:insertion>
            <office:change-info>
              <dc:creator>Peter Camilleri</dc:creator>
              <dc:date>2015-04-25T17:39:00</dc:date>
            </office:change-info>
          </text:insertion>
        </text:changed-region>
        <text:changed-region xml:id="ct241364736" text:id="ct241364736">
          <text:insertion>
            <office:change-info>
              <dc:creator>Peter Camilleri</dc:creator>
              <dc:date>2015-04-25T17:39:00</dc:date>
            </office:change-info>
          </text:insertion>
        </text:changed-region>
        <text:changed-region xml:id="ct241364840" text:id="ct241364840">
          <text:insertion>
            <office:change-info>
              <dc:creator>Peter Camilleri</dc:creator>
              <dc:date>2015-04-25T17:39:00</dc:date>
            </office:change-info>
          </text:insertion>
        </text:changed-region>
        <text:changed-region xml:id="ct241364944" text:id="ct241364944">
          <text:insertion>
            <office:change-info>
              <dc:creator>Peter Camilleri</dc:creator>
              <dc:date>2015-04-25T17:39:00</dc:date>
            </office:change-info>
          </text:insertion>
        </text:changed-region>
        <text:changed-region xml:id="ct241365048" text:id="ct241365048">
          <text:deletion>
            <office:change-info>
              <dc:creator>Peter Camilleri</dc:creator>
              <dc:date>2015-04-25T23:20:00</dc:date>
            </office:change-info>
            <text:p text:style-name="Text_20_body"/>
            <text:p text:style-name="Text_20_body">.tanh</text:p>
          </text:deletion>
        </text:changed-region>
        <text:changed-region xml:id="ct241365152" text:id="ct241365152">
          <text:insertion>
            <office:change-info>
              <dc:creator>Peter Camilleri</dc:creator>
              <dc:date>2015-04-25T17:39:00</dc:date>
            </office:change-info>
          </text:insertion>
        </text:changed-region>
        <text:changed-region xml:id="ct241365256" text:id="ct241365256">
          <text:insertion>
            <office:change-info>
              <dc:creator>Peter Camilleri</dc:creator>
              <dc:date>2015-04-25T17:39:00</dc:date>
            </office:change-info>
          </text:insertion>
        </text:changed-region>
        <text:changed-region xml:id="ct241365360" text:id="ct241365360">
          <text:insertion>
            <office:change-info>
              <dc:creator>Peter Camilleri</dc:creator>
              <dc:date>2015-04-25T17:39:00</dc:date>
            </office:change-info>
          </text:insertion>
        </text:changed-region>
        <text:changed-region xml:id="ct241365464" text:id="ct241365464">
          <text:insertion>
            <office:change-info>
              <dc:creator>Peter Camilleri</dc:creator>
              <dc:date>2015-04-25T17:39:00</dc:date>
            </office:change-info>
          </text:insertion>
        </text:changed-region>
        <text:changed-region xml:id="ct241365568" text:id="ct241365568">
          <text:insertion>
            <office:change-info>
              <dc:creator>Peter Camilleri</dc:creator>
              <dc:date>2015-04-25T17:39:00</dc:date>
            </office:change-info>
          </text:insertion>
        </text:changed-region>
        <text:changed-region xml:id="ct241365672" text:id="ct241365672">
          <text:deletion>
            <office:change-info>
              <dc:creator>Peter Camilleri</dc:creator>
              <dc:date>2015-04-25T23:20:00</dc:date>
            </office:change-info>
            <text:p text:style-name="Text_20_body"/>
            <text:p text:style-name="Text_20_body">/</text:p>
          </text:deletion>
        </text:changed-region>
        <text:changed-region xml:id="ct241365776" text:id="ct241365776">
          <text:insertion>
            <office:change-info>
              <dc:creator>Peter Camilleri</dc:creator>
              <dc:date>2015-04-25T17:39:00</dc:date>
            </office:change-info>
          </text:insertion>
        </text:changed-region>
        <text:changed-region xml:id="ct241365880" text:id="ct241365880">
          <text:insertion>
            <office:change-info>
              <dc:creator>Peter Camilleri</dc:creator>
              <dc:date>2015-04-25T17:39:00</dc:date>
            </office:change-info>
          </text:insertion>
        </text:changed-region>
        <text:changed-region xml:id="ct241365984" text:id="ct241365984">
          <text:insertion>
            <office:change-info>
              <dc:creator>Peter Camilleri</dc:creator>
              <dc:date>2015-04-25T17:39:00</dc:date>
            </office:change-info>
          </text:insertion>
        </text:changed-region>
        <text:changed-region xml:id="ct241366088" text:id="ct241366088">
          <text:insertion>
            <office:change-info>
              <dc:creator>Peter Camilleri</dc:creator>
              <dc:date>2015-04-25T17:39:00</dc:date>
            </office:change-info>
          </text:insertion>
        </text:changed-region>
        <text:changed-region xml:id="ct241366192" text:id="ct241366192">
          <text:deletion>
            <office:change-info>
              <dc:creator>Peter Camilleri</dc:creator>
              <dc:date>2015-04-25T23:21:00</dc:date>
            </office:change-info>
            <text:p text:style-name="Text_20_body"/>
            <text:p text:style-name="Text_20_body">0&lt;</text:p>
          </text:deletion>
        </text:changed-region>
        <text:changed-region xml:id="ct241366296" text:id="ct241366296">
          <text:insertion>
            <office:change-info>
              <dc:creator>Peter Camilleri</dc:creator>
              <dc:date>2015-04-25T17:39:00</dc:date>
            </office:change-info>
          </text:insertion>
        </text:changed-region>
        <text:changed-region xml:id="ct241366400" text:id="ct241366400">
          <text:insertion>
            <office:change-info>
              <dc:creator>Peter Camilleri</dc:creator>
              <dc:date>2015-04-25T17:39:00</dc:date>
            </office:change-info>
          </text:insertion>
        </text:changed-region>
        <text:changed-region xml:id="ct241366504" text:id="ct241366504">
          <text:insertion>
            <office:change-info>
              <dc:creator>Peter Camilleri</dc:creator>
              <dc:date>2015-04-25T17:39:00</dc:date>
            </office:change-info>
          </text:insertion>
        </text:changed-region>
        <text:changed-region xml:id="ct241366608" text:id="ct241366608">
          <text:insertion>
            <office:change-info>
              <dc:creator>Peter Camilleri</dc:creator>
              <dc:date>2015-04-25T17:39:00</dc:date>
            </office:change-info>
          </text:insertion>
        </text:changed-region>
        <text:changed-region xml:id="ct241366712" text:id="ct241366712">
          <text:deletion>
            <office:change-info>
              <dc:creator>Peter Camilleri</dc:creator>
              <dc:date>2015-04-25T23:21:00</dc:date>
            </office:change-info>
            <text:p text:style-name="Text_20_body"/>
            <text:p text:style-name="Text_20_body">0&lt;=</text:p>
          </text:deletion>
        </text:changed-region>
        <text:changed-region xml:id="ct241366816" text:id="ct241366816">
          <text:insertion>
            <office:change-info>
              <dc:creator>Peter Camilleri</dc:creator>
              <dc:date>2015-04-25T17:39:00</dc:date>
            </office:change-info>
          </text:insertion>
        </text:changed-region>
        <text:changed-region xml:id="ct241366920" text:id="ct241366920">
          <text:insertion>
            <office:change-info>
              <dc:creator>Peter Camilleri</dc:creator>
              <dc:date>2015-04-25T17:39:00</dc:date>
            </office:change-info>
          </text:insertion>
        </text:changed-region>
        <text:changed-region xml:id="ct241367024" text:id="ct241367024">
          <text:insertion>
            <office:change-info>
              <dc:creator>Peter Camilleri</dc:creator>
              <dc:date>2015-04-25T17:39:00</dc:date>
            </office:change-info>
          </text:insertion>
        </text:changed-region>
        <text:changed-region xml:id="ct241367128" text:id="ct241367128">
          <text:insertion>
            <office:change-info>
              <dc:creator>Peter Camilleri</dc:creator>
              <dc:date>2015-04-25T17:39:00</dc:date>
            </office:change-info>
          </text:insertion>
        </text:changed-region>
        <text:changed-region xml:id="ct241367232" text:id="ct241367232">
          <text:deletion>
            <office:change-info>
              <dc:creator>Peter Camilleri</dc:creator>
              <dc:date>2015-04-25T23:21:00</dc:date>
            </office:change-info>
            <text:p text:style-name="Text_20_body"/>
            <text:p text:style-name="Text_20_body">0&lt;=&gt;</text:p>
          </text:deletion>
        </text:changed-region>
        <text:changed-region xml:id="ct241367376" text:id="ct241367376">
          <text:insertion>
            <office:change-info>
              <dc:creator>Peter Camilleri</dc:creator>
              <dc:date>2015-04-25T17:39:00</dc:date>
            </office:change-info>
          </text:insertion>
        </text:changed-region>
        <text:changed-region xml:id="ct241367480" text:id="ct241367480">
          <text:insertion>
            <office:change-info>
              <dc:creator>Peter Camilleri</dc:creator>
              <dc:date>2015-04-25T17:39:00</dc:date>
            </office:change-info>
          </text:insertion>
        </text:changed-region>
        <text:changed-region xml:id="ct241367584" text:id="ct241367584">
          <text:insertion>
            <office:change-info>
              <dc:creator>Peter Camilleri</dc:creator>
              <dc:date>2015-04-25T17:39:00</dc:date>
            </office:change-info>
          </text:insertion>
        </text:changed-region>
        <text:changed-region xml:id="ct241367688" text:id="ct241367688">
          <text:insertion>
            <office:change-info>
              <dc:creator>Peter Camilleri</dc:creator>
              <dc:date>2015-04-25T17:39:00</dc:date>
            </office:change-info>
          </text:insertion>
        </text:changed-region>
        <text:changed-region xml:id="ct241367792" text:id="ct241367792">
          <text:insertion>
            <office:change-info>
              <dc:creator>Peter Camilleri</dc:creator>
              <dc:date>2015-04-25T17:39:00</dc:date>
            </office:change-info>
          </text:insertion>
        </text:changed-region>
        <text:changed-region xml:id="ct241368000" text:id="ct241368000">
          <text:deletion>
            <office:change-info>
              <dc:creator>Peter Camilleri</dc:creator>
              <dc:date>2015-04-25T23:22:00</dc:date>
            </office:change-info>
            <text:p text:style-name="Text_20_body"/>
            <text:p text:style-name="Text_20_body"/>
          </text:deletion>
        </text:changed-region>
        <text:changed-region xml:id="ct241367896" text:id="ct241367896">
          <text:deletion>
            <office:change-info>
              <dc:creator>Peter Camilleri</dc:creator>
              <dc:date>2015-04-25T23:21:00</dc:date>
            </office:change-info>
            <text:p text:style-name="Text_20_body">0&lt;&gt;</text:p>
          </text:deletion>
        </text:changed-region>
        <text:changed-region xml:id="ct241368104" text:id="ct241368104">
          <text:insertion>
            <office:change-info>
              <dc:creator>Peter Camilleri</dc:creator>
              <dc:date>2015-04-25T17:39:00</dc:date>
            </office:change-info>
          </text:insertion>
        </text:changed-region>
        <text:changed-region xml:id="ct241368208" text:id="ct241368208">
          <text:insertion>
            <office:change-info>
              <dc:creator>Peter Camilleri</dc:creator>
              <dc:date>2015-04-25T17:39:00</dc:date>
            </office:change-info>
          </text:insertion>
        </text:changed-region>
        <text:changed-region xml:id="ct241368312" text:id="ct241368312">
          <text:insertion>
            <office:change-info>
              <dc:creator>Peter Camilleri</dc:creator>
              <dc:date>2015-04-25T17:39:00</dc:date>
            </office:change-info>
          </text:insertion>
        </text:changed-region>
        <text:changed-region xml:id="ct241368416" text:id="ct241368416">
          <text:insertion>
            <office:change-info>
              <dc:creator>Peter Camilleri</dc:creator>
              <dc:date>2015-04-25T17:39:00</dc:date>
            </office:change-info>
          </text:insertion>
        </text:changed-region>
        <text:changed-region xml:id="ct241368520" text:id="ct241368520">
          <text:deletion>
            <office:change-info>
              <dc:creator>Peter Camilleri</dc:creator>
              <dc:date>2015-04-25T23:22:00</dc:date>
            </office:change-info>
            <text:p text:style-name="Text_20_body"/>
            <text:p text:style-name="Text_20_body">0=</text:p>
          </text:deletion>
        </text:changed-region>
        <text:changed-region xml:id="ct241368624" text:id="ct241368624">
          <text:insertion>
            <office:change-info>
              <dc:creator>Peter Camilleri</dc:creator>
              <dc:date>2015-04-25T17:39:00</dc:date>
            </office:change-info>
          </text:insertion>
        </text:changed-region>
        <text:changed-region xml:id="ct241368728" text:id="ct241368728">
          <text:insertion>
            <office:change-info>
              <dc:creator>Peter Camilleri</dc:creator>
              <dc:date>2015-04-25T17:39:00</dc:date>
            </office:change-info>
          </text:insertion>
        </text:changed-region>
        <text:changed-region xml:id="ct241368832" text:id="ct241368832">
          <text:insertion>
            <office:change-info>
              <dc:creator>Peter Camilleri</dc:creator>
              <dc:date>2015-04-25T17:39:00</dc:date>
            </office:change-info>
          </text:insertion>
        </text:changed-region>
        <text:changed-region xml:id="ct241368936" text:id="ct241368936">
          <text:insertion>
            <office:change-info>
              <dc:creator>Peter Camilleri</dc:creator>
              <dc:date>2015-04-25T17:39:00</dc:date>
            </office:change-info>
          </text:insertion>
        </text:changed-region>
        <text:changed-region xml:id="ct241369040" text:id="ct241369040">
          <text:deletion>
            <office:change-info>
              <dc:creator>Peter Camilleri</dc:creator>
              <dc:date>2015-04-25T23:22:00</dc:date>
            </office:change-info>
            <text:p text:style-name="Text_20_body"/>
            <text:p text:style-name="Text_20_body">0&gt;</text:p>
          </text:deletion>
        </text:changed-region>
        <text:changed-region xml:id="ct241369144" text:id="ct241369144">
          <text:insertion>
            <office:change-info>
              <dc:creator>Peter Camilleri</dc:creator>
              <dc:date>2015-04-25T17:39:00</dc:date>
            </office:change-info>
          </text:insertion>
        </text:changed-region>
        <text:changed-region xml:id="ct241369248" text:id="ct241369248">
          <text:insertion>
            <office:change-info>
              <dc:creator>Peter Camilleri</dc:creator>
              <dc:date>2015-04-25T17:39:00</dc:date>
            </office:change-info>
          </text:insertion>
        </text:changed-region>
        <text:changed-region xml:id="ct241369352" text:id="ct241369352">
          <text:insertion>
            <office:change-info>
              <dc:creator>Peter Camilleri</dc:creator>
              <dc:date>2015-04-25T17:39:00</dc:date>
            </office:change-info>
          </text:insertion>
        </text:changed-region>
        <text:changed-region xml:id="ct241369456" text:id="ct241369456">
          <text:insertion>
            <office:change-info>
              <dc:creator>Peter Camilleri</dc:creator>
              <dc:date>2015-04-25T17:39:00</dc:date>
            </office:change-info>
          </text:insertion>
        </text:changed-region>
        <text:changed-region xml:id="ct241369560" text:id="ct241369560">
          <text:deletion>
            <office:change-info>
              <dc:creator>Peter Camilleri</dc:creator>
              <dc:date>2015-04-25T23:22:00</dc:date>
            </office:change-info>
            <text:p text:style-name="Text_20_body"/>
            <text:p text:style-name="Text_20_body">0&gt;=</text:p>
          </text:deletion>
        </text:changed-region>
        <text:changed-region xml:id="ct241369664" text:id="ct241369664">
          <text:insertion>
            <office:change-info>
              <dc:creator>Peter Camilleri</dc:creator>
              <dc:date>2015-04-25T17:39:00</dc:date>
            </office:change-info>
          </text:insertion>
        </text:changed-region>
        <text:changed-region xml:id="ct241369768" text:id="ct241369768">
          <text:insertion>
            <office:change-info>
              <dc:creator>Peter Camilleri</dc:creator>
              <dc:date>2015-04-25T17:39:00</dc:date>
            </office:change-info>
          </text:insertion>
        </text:changed-region>
        <text:changed-region xml:id="ct241369872" text:id="ct241369872">
          <text:insertion>
            <office:change-info>
              <dc:creator>Peter Camilleri</dc:creator>
              <dc:date>2015-04-25T17:39:00</dc:date>
            </office:change-info>
          </text:insertion>
        </text:changed-region>
        <text:changed-region xml:id="ct241369976" text:id="ct241369976">
          <text:insertion>
            <office:change-info>
              <dc:creator>Peter Camilleri</dc:creator>
              <dc:date>2015-04-25T17:39:00</dc:date>
            </office:change-info>
          </text:insertion>
        </text:changed-region>
        <text:changed-region xml:id="ct241370080" text:id="ct241370080">
          <text:deletion>
            <office:change-info>
              <dc:creator>Peter Camilleri</dc:creator>
              <dc:date>2015-04-25T23:22:00</dc:date>
            </office:change-info>
            <text:p text:style-name="Text_20_body"/>
            <text:p text:style-name="Text_20_body">1+</text:p>
          </text:deletion>
        </text:changed-region>
        <text:changed-region xml:id="ct241370184" text:id="ct241370184">
          <text:insertion>
            <office:change-info>
              <dc:creator>Peter Camilleri</dc:creator>
              <dc:date>2015-04-25T17:39:00</dc:date>
            </office:change-info>
          </text:insertion>
        </text:changed-region>
        <text:changed-region xml:id="ct241370288" text:id="ct241370288">
          <text:insertion>
            <office:change-info>
              <dc:creator>Peter Camilleri</dc:creator>
              <dc:date>2015-04-25T17:39:00</dc:date>
            </office:change-info>
          </text:insertion>
        </text:changed-region>
        <text:changed-region xml:id="ct241370392" text:id="ct241370392">
          <text:insertion>
            <office:change-info>
              <dc:creator>Peter Camilleri</dc:creator>
              <dc:date>2015-04-25T17:39:00</dc:date>
            </office:change-info>
          </text:insertion>
        </text:changed-region>
        <text:changed-region xml:id="ct241370496" text:id="ct241370496">
          <text:insertion>
            <office:change-info>
              <dc:creator>Peter Camilleri</dc:creator>
              <dc:date>2015-04-25T17:39:00</dc:date>
            </office:change-info>
          </text:insertion>
        </text:changed-region>
        <text:changed-region xml:id="ct241370600" text:id="ct241370600">
          <text:deletion>
            <office:change-info>
              <dc:creator>Peter Camilleri</dc:creator>
              <dc:date>2015-04-25T23:22:00</dc:date>
            </office:change-info>
            <text:p text:style-name="Text_20_body"/>
            <text:p text:style-name="Text_20_body">1-</text:p>
          </text:deletion>
        </text:changed-region>
        <text:changed-region xml:id="ct241370704" text:id="ct241370704">
          <text:insertion>
            <office:change-info>
              <dc:creator>Peter Camilleri</dc:creator>
              <dc:date>2015-04-25T17:39:00</dc:date>
            </office:change-info>
          </text:insertion>
        </text:changed-region>
        <text:changed-region xml:id="ct241370808" text:id="ct241370808">
          <text:insertion>
            <office:change-info>
              <dc:creator>Peter Camilleri</dc:creator>
              <dc:date>2015-04-25T17:39:00</dc:date>
            </office:change-info>
          </text:insertion>
        </text:changed-region>
        <text:changed-region xml:id="ct241370912" text:id="ct241370912">
          <text:insertion>
            <office:change-info>
              <dc:creator>Peter Camilleri</dc:creator>
              <dc:date>2015-04-25T17:39:00</dc:date>
            </office:change-info>
          </text:insertion>
        </text:changed-region>
        <text:changed-region xml:id="ct241371016" text:id="ct241371016">
          <text:insertion>
            <office:change-info>
              <dc:creator>Peter Camilleri</dc:creator>
              <dc:date>2015-04-25T17:39:00</dc:date>
            </office:change-info>
          </text:insertion>
        </text:changed-region>
        <text:changed-region xml:id="ct241371120" text:id="ct241371120">
          <text:deletion>
            <office:change-info>
              <dc:creator>Peter Camilleri</dc:creator>
              <dc:date>2015-04-25T23:23:00</dc:date>
            </office:change-info>
            <text:p text:style-name="Text_20_body"/>
            <text:p text:style-name="Text_20_body">2*</text:p>
          </text:deletion>
        </text:changed-region>
        <text:changed-region xml:id="ct241371224" text:id="ct241371224">
          <text:insertion>
            <office:change-info>
              <dc:creator>Peter Camilleri</dc:creator>
              <dc:date>2015-04-25T17:39:00</dc:date>
            </office:change-info>
          </text:insertion>
        </text:changed-region>
        <text:changed-region xml:id="ct241371328" text:id="ct241371328">
          <text:insertion>
            <office:change-info>
              <dc:creator>Peter Camilleri</dc:creator>
              <dc:date>2015-04-25T17:39:00</dc:date>
            </office:change-info>
          </text:insertion>
        </text:changed-region>
        <text:changed-region xml:id="ct241371432" text:id="ct241371432">
          <text:insertion>
            <office:change-info>
              <dc:creator>Peter Camilleri</dc:creator>
              <dc:date>2015-04-25T17:39:00</dc:date>
            </office:change-info>
          </text:insertion>
        </text:changed-region>
        <text:changed-region xml:id="ct241371536" text:id="ct241371536">
          <text:insertion>
            <office:change-info>
              <dc:creator>Peter Camilleri</dc:creator>
              <dc:date>2015-04-25T17:39:00</dc:date>
            </office:change-info>
          </text:insertion>
        </text:changed-region>
        <text:changed-region xml:id="ct241371640" text:id="ct241371640">
          <text:deletion>
            <office:change-info>
              <dc:creator>Peter Camilleri</dc:creator>
              <dc:date>2015-04-25T23:23:00</dc:date>
            </office:change-info>
            <text:p text:style-name="Text_20_body"/>
            <text:p text:style-name="Text_20_body">2+</text:p>
          </text:deletion>
        </text:changed-region>
        <text:changed-region xml:id="ct241371744" text:id="ct241371744">
          <text:insertion>
            <office:change-info>
              <dc:creator>Peter Camilleri</dc:creator>
              <dc:date>2015-04-25T17:39:00</dc:date>
            </office:change-info>
          </text:insertion>
        </text:changed-region>
        <text:changed-region xml:id="ct241371848" text:id="ct241371848">
          <text:insertion>
            <office:change-info>
              <dc:creator>Peter Camilleri</dc:creator>
              <dc:date>2015-04-25T17:39:00</dc:date>
            </office:change-info>
          </text:insertion>
        </text:changed-region>
        <text:changed-region xml:id="ct241371952" text:id="ct241371952">
          <text:insertion>
            <office:change-info>
              <dc:creator>Peter Camilleri</dc:creator>
              <dc:date>2015-04-25T17:39:00</dc:date>
            </office:change-info>
          </text:insertion>
        </text:changed-region>
        <text:changed-region xml:id="ct241372056" text:id="ct241372056">
          <text:insertion>
            <office:change-info>
              <dc:creator>Peter Camilleri</dc:creator>
              <dc:date>2015-04-25T17:39:00</dc:date>
            </office:change-info>
          </text:insertion>
        </text:changed-region>
        <text:changed-region xml:id="ct241372160" text:id="ct241372160">
          <text:deletion>
            <office:change-info>
              <dc:creator>Peter Camilleri</dc:creator>
              <dc:date>2015-04-25T23:23:00</dc:date>
            </office:change-info>
            <text:p text:style-name="Text_20_body"/>
            <text:p text:style-name="Text_20_body">2-</text:p>
          </text:deletion>
        </text:changed-region>
        <text:changed-region xml:id="ct241372264" text:id="ct241372264">
          <text:insertion>
            <office:change-info>
              <dc:creator>Peter Camilleri</dc:creator>
              <dc:date>2015-04-25T17:39:00</dc:date>
            </office:change-info>
          </text:insertion>
        </text:changed-region>
        <text:changed-region xml:id="ct241372368" text:id="ct241372368">
          <text:insertion>
            <office:change-info>
              <dc:creator>Peter Camilleri</dc:creator>
              <dc:date>2015-04-25T17:39:00</dc:date>
            </office:change-info>
          </text:insertion>
        </text:changed-region>
        <text:changed-region xml:id="ct241372472" text:id="ct241372472">
          <text:insertion>
            <office:change-info>
              <dc:creator>Peter Camilleri</dc:creator>
              <dc:date>2015-04-25T17:39:00</dc:date>
            </office:change-info>
          </text:insertion>
        </text:changed-region>
        <text:changed-region xml:id="ct241372576" text:id="ct241372576">
          <text:insertion>
            <office:change-info>
              <dc:creator>Peter Camilleri</dc:creator>
              <dc:date>2015-04-25T17:39:00</dc:date>
            </office:change-info>
          </text:insertion>
        </text:changed-region>
        <text:changed-region xml:id="ct241372680" text:id="ct241372680">
          <text:deletion>
            <office:change-info>
              <dc:creator>Peter Camilleri</dc:creator>
              <dc:date>2015-04-25T23:24:00</dc:date>
            </office:change-info>
            <text:p text:style-name="Text_20_body"/>
            <text:p text:style-name="Text_20_body">2/</text:p>
          </text:deletion>
        </text:changed-region>
        <text:changed-region xml:id="ct241372784" text:id="ct241372784">
          <text:insertion>
            <office:change-info>
              <dc:creator>Peter Camilleri</dc:creator>
              <dc:date>2015-04-25T17:39:00</dc:date>
            </office:change-info>
          </text:insertion>
        </text:changed-region>
        <text:changed-region xml:id="ct241372888" text:id="ct241372888">
          <text:insertion>
            <office:change-info>
              <dc:creator>Peter Camilleri</dc:creator>
              <dc:date>2015-04-25T17:39:00</dc:date>
            </office:change-info>
          </text:insertion>
        </text:changed-region>
        <text:changed-region xml:id="ct241372992" text:id="ct241372992">
          <text:insertion>
            <office:change-info>
              <dc:creator>Peter Camilleri</dc:creator>
              <dc:date>2015-04-25T17:39:00</dc:date>
            </office:change-info>
          </text:insertion>
        </text:changed-region>
        <text:changed-region xml:id="ct241373096" text:id="ct241373096">
          <text:insertion>
            <office:change-info>
              <dc:creator>Peter Camilleri</dc:creator>
              <dc:date>2015-04-25T17:39:00</dc:date>
            </office:change-info>
          </text:insertion>
        </text:changed-region>
        <text:changed-region xml:id="ct241373200" text:id="ct241373200">
          <text:deletion>
            <office:change-info>
              <dc:creator>Peter Camilleri</dc:creator>
              <dc:date>2015-04-25T23:24:00</dc:date>
            </office:change-info>
            <text:p text:style-name="Text_20_body"/>
            <text:p text:style-name="Text_20_body">&lt;</text:p>
          </text:deletion>
        </text:changed-region>
        <text:changed-region xml:id="ct241373304" text:id="ct241373304">
          <text:insertion>
            <office:change-info>
              <dc:creator>Peter Camilleri</dc:creator>
              <dc:date>2015-04-25T17:39:00</dc:date>
            </office:change-info>
          </text:insertion>
        </text:changed-region>
        <text:changed-region xml:id="ct241373408" text:id="ct241373408">
          <text:insertion>
            <office:change-info>
              <dc:creator>Peter Camilleri</dc:creator>
              <dc:date>2015-04-25T17:39:00</dc:date>
            </office:change-info>
          </text:insertion>
        </text:changed-region>
        <text:changed-region xml:id="ct241373512" text:id="ct241373512">
          <text:insertion>
            <office:change-info>
              <dc:creator>Peter Camilleri</dc:creator>
              <dc:date>2015-04-25T17:39:00</dc:date>
            </office:change-info>
          </text:insertion>
        </text:changed-region>
        <text:changed-region xml:id="ct241373616" text:id="ct241373616">
          <text:insertion>
            <office:change-info>
              <dc:creator>Peter Camilleri</dc:creator>
              <dc:date>2015-04-25T17:39:00</dc:date>
            </office:change-info>
          </text:insertion>
        </text:changed-region>
        <text:changed-region xml:id="ct241373720" text:id="ct241373720">
          <text:insertion>
            <office:change-info>
              <dc:creator>Peter Camilleri</dc:creator>
              <dc:date>2015-04-25T17:39:00</dc:date>
            </office:change-info>
          </text:insertion>
        </text:changed-region>
        <text:changed-region xml:id="ct241373824" text:id="ct241373824">
          <text:deletion>
            <office:change-info>
              <dc:creator>Peter Camilleri</dc:creator>
              <dc:date>2015-04-25T23:24:00</dc:date>
            </office:change-info>
            <text:p text:style-name="Text_20_body"/>
            <text:p text:style-name="Text_20_body">&lt;=</text:p>
          </text:deletion>
        </text:changed-region>
        <text:changed-region xml:id="ct241373928" text:id="ct241373928">
          <text:insertion>
            <office:change-info>
              <dc:creator>Peter Camilleri</dc:creator>
              <dc:date>2015-04-25T17:39:00</dc:date>
            </office:change-info>
          </text:insertion>
        </text:changed-region>
        <text:changed-region xml:id="ct241374032" text:id="ct241374032">
          <text:insertion>
            <office:change-info>
              <dc:creator>Peter Camilleri</dc:creator>
              <dc:date>2015-04-25T17:39:00</dc:date>
            </office:change-info>
          </text:insertion>
        </text:changed-region>
        <text:changed-region xml:id="ct241374136" text:id="ct241374136">
          <text:insertion>
            <office:change-info>
              <dc:creator>Peter Camilleri</dc:creator>
              <dc:date>2015-04-25T17:39:00</dc:date>
            </office:change-info>
          </text:insertion>
        </text:changed-region>
        <text:changed-region xml:id="ct241374240" text:id="ct241374240">
          <text:insertion>
            <office:change-info>
              <dc:creator>Peter Camilleri</dc:creator>
              <dc:date>2015-04-25T17:39:00</dc:date>
            </office:change-info>
          </text:insertion>
        </text:changed-region>
        <text:changed-region xml:id="ct241374344" text:id="ct241374344">
          <text:insertion>
            <office:change-info>
              <dc:creator>Peter Camilleri</dc:creator>
              <dc:date>2015-04-25T17:39:00</dc:date>
            </office:change-info>
          </text:insertion>
        </text:changed-region>
        <text:changed-region xml:id="ct241374448" text:id="ct241374448">
          <text:deletion>
            <office:change-info>
              <dc:creator>Peter Camilleri</dc:creator>
              <dc:date>2015-04-25T23:24:00</dc:date>
            </office:change-info>
            <text:p text:style-name="Text_20_body"/>
            <text:p text:style-name="Text_20_body">&lt;=&gt;</text:p>
          </text:deletion>
        </text:changed-region>
        <text:changed-region xml:id="ct241374552" text:id="ct241374552">
          <text:insertion>
            <office:change-info>
              <dc:creator>Peter Camilleri</dc:creator>
              <dc:date>2015-04-25T17:39:00</dc:date>
            </office:change-info>
          </text:insertion>
        </text:changed-region>
        <text:changed-region xml:id="ct241374656" text:id="ct241374656">
          <text:insertion>
            <office:change-info>
              <dc:creator>Peter Camilleri</dc:creator>
              <dc:date>2015-04-25T17:39:00</dc:date>
            </office:change-info>
          </text:insertion>
        </text:changed-region>
        <text:changed-region xml:id="ct241374760" text:id="ct241374760">
          <text:insertion>
            <office:change-info>
              <dc:creator>Peter Camilleri</dc:creator>
              <dc:date>2015-04-25T17:39:00</dc:date>
            </office:change-info>
          </text:insertion>
        </text:changed-region>
        <text:changed-region xml:id="ct241374864" text:id="ct241374864">
          <text:insertion>
            <office:change-info>
              <dc:creator>Peter Camilleri</dc:creator>
              <dc:date>2015-04-25T17:39:00</dc:date>
            </office:change-info>
          </text:insertion>
        </text:changed-region>
        <text:changed-region xml:id="ct241374968" text:id="ct241374968">
          <text:insertion>
            <office:change-info>
              <dc:creator>Peter Camilleri</dc:creator>
              <dc:date>2015-04-25T17:39:00</dc:date>
            </office:change-info>
          </text:insertion>
        </text:changed-region>
        <text:changed-region xml:id="ct241375176" text:id="ct241375176">
          <text:deletion>
            <office:change-info>
              <dc:creator>Peter Camilleri</dc:creator>
              <dc:date>2015-04-25T23:25:00</dc:date>
            </office:change-info>
            <text:p text:style-name="Text_20_body"/>
            <text:p text:style-name="Text_20_body"/>
          </text:deletion>
        </text:changed-region>
        <text:changed-region xml:id="ct241375072" text:id="ct241375072">
          <text:deletion>
            <office:change-info>
              <dc:creator>Peter Camilleri</dc:creator>
              <dc:date>2015-04-25T23:24:00</dc:date>
            </office:change-info>
            <text:p text:style-name="Text_20_body">&gt;</text:p>
          </text:deletion>
        </text:changed-region>
        <text:changed-region xml:id="ct241375280" text:id="ct241375280">
          <text:insertion>
            <office:change-info>
              <dc:creator>Peter Camilleri</dc:creator>
              <dc:date>2015-04-25T17:39:00</dc:date>
            </office:change-info>
          </text:insertion>
        </text:changed-region>
        <text:changed-region xml:id="ct241375384" text:id="ct241375384">
          <text:insertion>
            <office:change-info>
              <dc:creator>Peter Camilleri</dc:creator>
              <dc:date>2015-04-25T17:39:00</dc:date>
            </office:change-info>
          </text:insertion>
        </text:changed-region>
        <text:changed-region xml:id="ct241379576" text:id="ct241379576">
          <text:insertion>
            <office:change-info>
              <dc:creator>Peter Camilleri</dc:creator>
              <dc:date>2015-04-25T17:39:00</dc:date>
            </office:change-info>
          </text:insertion>
        </text:changed-region>
        <text:changed-region xml:id="ct241379680" text:id="ct241379680">
          <text:insertion>
            <office:change-info>
              <dc:creator>Peter Camilleri</dc:creator>
              <dc:date>2015-04-25T17:39:00</dc:date>
            </office:change-info>
          </text:insertion>
        </text:changed-region>
        <text:changed-region xml:id="ct241379784" text:id="ct241379784">
          <text:insertion>
            <office:change-info>
              <dc:creator>Peter Camilleri</dc:creator>
              <dc:date>2015-04-25T17:39:00</dc:date>
            </office:change-info>
          </text:insertion>
        </text:changed-region>
        <text:changed-region xml:id="ct241379888" text:id="ct241379888">
          <text:deletion>
            <office:change-info>
              <dc:creator>Peter Camilleri</dc:creator>
              <dc:date>2015-04-25T23:25:00</dc:date>
            </office:change-info>
            <text:p text:style-name="Text_20_body"/>
            <text:p text:style-name="Text_20_body">&gt;=</text:p>
          </text:deletion>
        </text:changed-region>
        <text:changed-region xml:id="ct241379992" text:id="ct241379992">
          <text:insertion>
            <office:change-info>
              <dc:creator>Peter Camilleri</dc:creator>
              <dc:date>2015-04-25T17:39:00</dc:date>
            </office:change-info>
          </text:insertion>
        </text:changed-region>
        <text:changed-region xml:id="ct241380096" text:id="ct241380096">
          <text:insertion>
            <office:change-info>
              <dc:creator>Peter Camilleri</dc:creator>
              <dc:date>2015-04-25T17:39:00</dc:date>
            </office:change-info>
          </text:insertion>
        </text:changed-region>
        <text:changed-region xml:id="ct241380200" text:id="ct241380200">
          <text:insertion>
            <office:change-info>
              <dc:creator>Peter Camilleri</dc:creator>
              <dc:date>2015-04-25T17:39:00</dc:date>
            </office:change-info>
          </text:insertion>
        </text:changed-region>
        <text:changed-region xml:id="ct241380304" text:id="ct241380304">
          <text:insertion>
            <office:change-info>
              <dc:creator>Peter Camilleri</dc:creator>
              <dc:date>2015-04-25T17:39:00</dc:date>
            </office:change-info>
          </text:insertion>
        </text:changed-region>
        <text:changed-region xml:id="ct241380408" text:id="ct241380408">
          <text:insertion>
            <office:change-info>
              <dc:creator>Peter Camilleri</dc:creator>
              <dc:date>2015-04-25T17:39:00</dc:date>
            </office:change-info>
          </text:insertion>
        </text:changed-region>
        <text:changed-region xml:id="ct241380512" text:id="ct241380512">
          <text:deletion>
            <office:change-info>
              <dc:creator>Peter Camilleri</dc:creator>
              <dc:date>2015-04-25T23:25:00</dc:date>
            </office:change-info>
            <text:p text:style-name="Text_20_body"/>
            <text:p text:style-name="Text_20_body">mod</text:p>
          </text:deletion>
        </text:changed-region>
        <text:changed-region xml:id="ct241380616" text:id="ct241380616">
          <text:insertion>
            <office:change-info>
              <dc:creator>Peter Camilleri</dc:creator>
              <dc:date>2015-04-25T17:39:00</dc:date>
            </office:change-info>
          </text:insertion>
        </text:changed-region>
        <text:changed-region xml:id="ct241380720" text:id="ct241380720">
          <text:insertion>
            <office:change-info>
              <dc:creator>Peter Camilleri</dc:creator>
              <dc:date>2015-04-25T17:39:00</dc:date>
            </office:change-info>
          </text:insertion>
        </text:changed-region>
        <text:changed-region xml:id="ct241380824" text:id="ct241380824">
          <text:insertion>
            <office:change-info>
              <dc:creator>Peter Camilleri</dc:creator>
              <dc:date>2015-04-25T17:39:00</dc:date>
            </office:change-info>
          </text:insertion>
        </text:changed-region>
        <text:changed-region xml:id="ct241380928" text:id="ct241380928">
          <text:insertion>
            <office:change-info>
              <dc:creator>Peter Camilleri</dc:creator>
              <dc:date>2015-04-25T17:39:00</dc:date>
            </office:change-info>
          </text:insertion>
        </text:changed-region>
        <text:changed-region xml:id="ct241381032" text:id="ct241381032">
          <text:deletion>
            <office:change-info>
              <dc:creator>Peter Camilleri</dc:creator>
              <dc:date>2015-04-25T23:25:00</dc:date>
            </office:change-info>
            <text:p text:style-name="Text_20_body"/>
            <text:p text:style-name="Text_20_body">neg</text:p>
          </text:deletion>
        </text:changed-region>
        <text:changed-region xml:id="ct241381136" text:id="ct241381136">
          <text:insertion>
            <office:change-info>
              <dc:creator>Peter Camilleri</dc:creator>
              <dc:date>2015-04-25T17:39:00</dc:date>
            </office:change-info>
          </text:insertion>
        </text:changed-region>
        <text:changed-region xml:id="ct241381240" text:id="ct241381240">
          <text:insertion>
            <office:change-info>
              <dc:creator>Peter Camilleri</dc:creator>
              <dc:date>2015-04-25T17:39:00</dc:date>
            </office:change-info>
          </text:insertion>
        </text:changed-region>
        <text:changed-region xml:id="ct241381344" text:id="ct241381344">
          <text:insertion>
            <office:change-info>
              <dc:creator>Peter Camilleri</dc:creator>
              <dc:date>2015-04-25T17:39:00</dc:date>
            </office:change-info>
          </text:insertion>
        </text:changed-region>
        <text:changed-region xml:id="ct241381448" text:id="ct241381448">
          <text:insertion>
            <office:change-info>
              <dc:creator>Peter Camilleri</dc:creator>
              <dc:date>2015-04-25T17:39:00</dc:date>
            </office:change-info>
          </text:insertion>
        </text:changed-region>
        <text:changed-region xml:id="ct241381552" text:id="ct24138155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Text_20_body"/>
      <text:p text:style-name="Text_20_body"/>
      <text:p text:style-name="Text_20_body"/>
      <text:p text:style-name="P51">The fOOrth User's Guide </text:p>
      <text:p text:style-name="P51">and</text:p>
      <text:p text:style-name="P51">Reference</text:p>
      <text:p text:style-name="Subtitle">An RPN, object oriented language that is not FORTH.</text:p>
      <text:p text:style-name="Subtitle">by Peter Camilleri </text:p>
      <text:p text:style-name="Text_20_body"/>
      <text:p text:style-name="P5">Last Update: May 4, 2015</text:p>
      <text:p text:style-name="P5">Covering fOOrth version 0.0.3</text:p>
      <text:p text:style-name="P5">Status: Unpublished.</text:p>
      <text:p text:style-name="Text_20_body"/>
      <text:p text:style-name="Text_20_body"/>
      <text:p text:style-name="Text_20_body"/>
      <text:p text:style-name="P61"/>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2">Table of Contents</text:p>
          </text:index-title>
          <text:p text:style-name="P69">The MIT License (MIT).<text:tab/>5</text:p>
          <text:p text:style-name="P69">Introduction<text:tab/>6</text:p>
          <text:p text:style-name="P70">About the name fOOrth<text:tab/>6</text:p>
          <text:p text:style-name="P70">How fOOrth came to be<text:tab/>6</text:p>
          <text:p text:style-name="P70">Goals and Principles<text:tab/>7</text:p>
          <text:p text:style-name="P70">Report Card<text:tab/>8</text:p>
          <text:p text:style-name="P70">Special Note of Thanks<text:tab/>8</text:p>
          <text:p text:style-name="P69">Installation<text:tab/>10</text:p>
          <text:p text:style-name="P70">Ruby<text:tab/>10</text:p>
          <text:p text:style-name="P70">fOOrth<text:tab/>10</text:p>
          <text:p text:style-name="P70">Running fOOrth<text:tab/>11</text:p>
          <text:p text:style-name="P70">Testing<text:tab/>11</text:p>
          <text:p text:style-name="P70">Source Archive<text:tab/>12</text:p>
          <text:p text:style-name="P69">First Steps<text:tab/>13</text:p>
          <text:p text:style-name="P69">The Syntax and Style of fOOrth<text:tab/>15</text:p>
          <text:p text:style-name="P70">Syntax<text:tab/>15</text:p>
          <text:p text:style-name="P70">Spaces<text:tab/>15</text:p>
          <text:p text:style-name="P70">Comments<text:tab/>15</text:p>
          <text:p text:style-name="P70">String Literals<text:tab/>15</text:p>
          <text:p text:style-name="P70">Numeric Literals<text:tab/>16</text:p>
          <text:p text:style-name="P69">A fOOrth Calculator<text:tab/>17</text:p>
          <text:p text:style-name="P70">The Basics<text:tab/>17</text:p>
          <text:p text:style-name="P70">Stack Manipulation<text:tab/>18</text:p>
          <text:p text:style-name="P70">Programming<text:tab/>20</text:p>
          <text:p text:style-name="P70">Control Structures<text:tab/>21</text:p>
          <text:p text:style-name="P70">Data Memory<text:tab/>25</text:p>
          <text:p text:style-name="P69">Data Storage in fOOrth<text:tab/>26</text:p>
          <text:p text:style-name="P70">Typing<text:tab/>26</text:p>
          <text:p text:style-name="P70">Declarations<text:tab/>26</text:p>
          <text:p text:style-name="P70">Scoping<text:tab/>26</text:p>
          <text:p text:style-name="P70">Referencing<text:tab/>27</text:p>
          <text:p text:style-name="P70">Mutation<text:tab/>28</text:p>
          <text:p text:style-name="P69">Cloning Data<text:tab/>30</text:p>
          <text:p text:style-name="P70">Deep vs Shallow Copy<text:tab/>30</text:p>
          <text:p text:style-name="P70">Permissive Copying<text:tab/>32</text:p>
          <text:p text:style-name="P69">Handling Exceptions<text:tab/>34</text:p>
          <text:p text:style-name="P70">The Nature of Exceptions in fOOrth<text:tab/>34</text:p>
          <text:p text:style-name="P70">Handling Errors<text:tab/>34</text:p>
          <text:p text:style-name="P70">Generating Errors<text:tab/>39</text:p>
          <text:p text:style-name="P70">fOOrth Native Exception Codes:<text:tab/>40</text:p>
          <text:p text:style-name="P70">Application Error Codes:<text:tab/>41</text:p>
          <text:p text:style-name="P70">Ruby Mapped Exception Codes:<text:tab/>41</text:p>
          <text:p text:style-name="P69">The Class Tree<text:tab/>46</text:p>
          <text:p text:style-name="P70">A Brief Overview of Key OO Concepts<text:tab/>46</text:p>
          <text:p text:style-name="P70">Classes<text:tab/>46</text:p>
          <text:p text:style-name="P70">Inheritance<text:tab/>47</text:p>
          <text:p text:style-name="P70">Methods<text:tab/>47</text:p>
          <text:p text:style-name="P70">Late Binding and Polymorphism<text:tab/>47</text:p>
          <text:p text:style-name="P70">Prototypes<text:tab/>47</text:p>
          <text:p text:style-name="P69">Method Mapping<text:tab/>48</text:p>
          <text:p text:style-name="P70">Exploring the mapping system<text:tab/>48</text:p>
          <text:p text:style-name="P69">Context<text:tab/>50</text:p>
          <text:p text:style-name="P70">Exploring Context<text:tab/>50</text:p>
          <text:p text:style-name="P70">Tracking the Virtual Machine<text:tab/>52</text:p>
          <text:p text:style-name="P69">Routing<text:tab/>53</text:p>
          <text:p text:style-name="P70">Virtual Machine Methods<text:tab/>53</text:p>
          <text:p text:style-name="P70">Shared Methods<text:tab/>53</text:p>
          <text:p text:style-name="P70">Exclusive Methods<text:tab/>54</text:p>
          <text:p text:style-name="P70">Shared Stub Methods<text:tab/>54</text:p>
          <text:p text:style-name="P70">Exclusive Stub Methods<text:tab/>55</text:p>
          <text:p text:style-name="P70">Local Methods<text:tab/>55</text:p>
          <text:p text:style-name="P70">Routing Internals<text:tab/>55</text:p>
          <text:p text:style-name="P69">Self<text:tab/>58</text:p>
          <text:p text:style-name="P70">Applying Self<text:tab/>58</text:p>
          <text:p text:style-name="P70">Changing Self<text:tab/>59</text:p>
          <text:p text:style-name="P69">Boolean Data<text:tab/>60</text:p>
          <text:p text:style-name="P70">What values represent true and false<text:tab/>60</text:p>
          <text:p text:style-name="P70">Processing Boolean Data<text:tab/>60</text:p>
          <text:p text:style-name="P70">Boolean Constants<text:tab/>60</text:p>
          <text:p text:style-name="P69">Numeric Data<text:tab/>61</text:p>
          <text:p text:style-name="P69">Array<text:tab/>62</text:p>
          <text:p text:style-name="P70">Array Literals<text:tab/>62</text:p>
          <text:p text:style-name="P70">Class Methods<text:tab/>63</text:p>
          <text:p text:style-name="P70">Instance Methods<text:tab/>64</text:p>
          <text:p text:style-name="P69">Class<text:tab/>73</text:p>
          <text:p text:style-name="P70">Instance Methods<text:tab/>73</text:p>
          <text:p text:style-name="P70">Commands<text:tab/>76</text:p>
          <text:p text:style-name="P69">Complex<text:tab/>78</text:p>
          <text:p text:style-name="P70">Complex Literals<text:tab/>78</text:p>
          <text:p text:style-name="P70">Instance Methods<text:tab/>79</text:p>
          <text:p text:style-name="P70">Instance Stubs<text:tab/>80</text:p>
          <text:p text:style-name="P69">FalseClass<text:tab/>81</text:p>
          <text:p text:style-name="P70">FalseClass Literals<text:tab/>81</text:p>
          <text:p text:style-name="P70">Instance Methods<text:tab/>81</text:p>
          <text:p text:style-name="P69"><text:soft-page-break/>Float<text:tab/>83</text:p>
          <text:p text:style-name="P70">Float Literals<text:tab/>83</text:p>
          <text:p text:style-name="P69">Hash<text:tab/>84</text:p>
          <text:p text:style-name="P70">Hash Literals<text:tab/>84</text:p>
          <text:p text:style-name="P70">Instance Methods<text:tab/>84</text:p>
          <text:p text:style-name="P69">InStream<text:tab/>87</text:p>
          <text:p text:style-name="P70">Class Methods<text:tab/>87</text:p>
          <text:p text:style-name="P70">Instance Methods<text:tab/>88</text:p>
          <text:p text:style-name="P70">Class Stubs<text:tab/>89</text:p>
          <text:p text:style-name="P69">Integer<text:tab/>90</text:p>
          <text:p text:style-name="P70">Integer Literals<text:tab/>90</text:p>
          <text:p text:style-name="P70">Instance Methods<text:tab/>90</text:p>
          <text:p text:style-name="P69">NilClass<text:tab/>95</text:p>
          <text:p text:style-name="P70">NilClass Literals<text:tab/>95</text:p>
          <text:p text:style-name="P70">Instance Methods<text:tab/>95</text:p>
          <text:p text:style-name="P69">Numeric<text:tab/>97</text:p>
          <text:p text:style-name="P70">Special Numeric Values<text:tab/>97</text:p>
          <text:p text:style-name="P70">Instance Methods<text:tab/>99</text:p>
          <text:p text:style-name="P69">Object<text:tab/>121</text:p>
          <text:p text:style-name="P70">Instance Methods<text:tab/>121</text:p>
          <text:p text:style-name="P70">Commands<text:tab/>133</text:p>
          <text:p text:style-name="P69">OutStream<text:tab/>135</text:p>
          <text:p text:style-name="P70">Class Methods<text:tab/>135</text:p>
          <text:p text:style-name="P70">Instance Methods<text:tab/>136</text:p>
          <text:p text:style-name="P70">Class Stubs<text:tab/>139</text:p>
          <text:p text:style-name="P69">Procedure<text:tab/>140</text:p>
          <text:p text:style-name="P70">Procedure Literals<text:tab/>140</text:p>
          <text:p text:style-name="P70">Instance Methods<text:tab/>140</text:p>
          <text:p text:style-name="P69">Queue<text:tab/>142</text:p>
          <text:p text:style-name="P70">Instance Methods<text:tab/>142</text:p>
          <text:p text:style-name="P69">Rational<text:tab/>145</text:p>
          <text:p text:style-name="P70">Rational Literals<text:tab/>145</text:p>
          <text:p text:style-name="P70">Instance Methods<text:tab/>145</text:p>
          <text:p text:style-name="P69">Stack<text:tab/>146</text:p>
          <text:p text:style-name="P70">Instance Methods<text:tab/>146</text:p>
          <text:p text:style-name="P69">String<text:tab/>148</text:p>
          <text:p text:style-name="P70">String Literals<text:tab/>148</text:p>
          <text:p text:style-name="P70">Format Strings<text:tab/>149</text:p>
          <text:p text:style-name="P70">Instance Methods<text:tab/>152</text:p>
          <text:p text:style-name="P69">Thread<text:tab/>165</text:p>
          <text:p text:style-name="P70">Class Methods<text:tab/>165</text:p>
          <text:p text:style-name="P70">Instance Methods<text:tab/>166</text:p>
          <text:p text:style-name="P69">TrueClass<text:tab/>167</text:p>
          <text:p text:style-name="P70">TrueClass Literals<text:tab/>167</text:p>
          <text:p text:style-name="P69">VirtualMachine<text:tab/>168</text:p>
          <text:p text:style-name="P70">Instance Methods<text:tab/>168</text:p>
          <text:p text:style-name="P70">Commands<text:tab/>182</text:p>
          <text:p text:style-name="P69">Appendix A – Symbol Glossary<text:tab/>188</text:p>
          <text:p text:style-name="P69">Appendix B – Regular Expressions<text:tab/>190</text:p>
          <text:p text:style-name="P69">Edit History:<text:tab/>194</text:p>
        </text:index-body>
      </text:table-of-content>
      <text:p text:style-name="Text_20_body"/>
      <text:h text:style-name="P7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3" text:outline-level="1">Introduction</text:h>
      <text:h text:style-name="Heading_20_2" text:outline-level="2">About the name fOOrth</text:h>
      <text:p text:style-name="Standard"/>
      <text:p text:style-name="P54">The name of programming language fOOrth is an example of a malamanteau<text:note text:id="ftn1" text:note-class="footnote"><text:note-citation>1</text:note-citation><text:note-body><text:p text:style-name="P5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4">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831345856756379258" text:style-name="L1">
        <text:list-item>
          <text:p text:style-name="P76">A Simple, Easy-to-Understand syntax that is none the less, Expressive and Compact:</text:p>
        </text:list-item>
      </text:list>
      <text:list xml:id="list9015973797670515488" text:style-name="L2">
        <text:list-item>
          <text:list>
            <text:list-item>
              <text:p text:style-name="P77">Source code in fOOrth is free-form with no line oriented limitations or rules.</text:p>
            </text:list-item>
            <text:list-item>
              <text:p text:style-name="P77">Support is given to the easy representation of common literal data such as strings, integers, floating point numbers, rational numbers, and complex numbers.</text:p>
            </text:list-item>
          </text:list>
        </text:list-item>
      </text:list>
      <text:list xml:id="list35763541" text:continue-list="list7831345856756379258" text:style-name="L1">
        <text:list-item>
          <text:p text:style-name="P76">Safe Data and Data Structures:</text:p>
        </text:list-item>
      </text:list>
      <text:list xml:id="list1642481750498671092" text:style-name="L3">
        <text:list-item>
          <text:list>
            <text:list-item>
              <text:p text:style-name="P78">Simple, reliable arithmetic. In fOOrth, integer operations never overflow. Rational values can be represented exactly, complex numbers are supported, and conversions between numeric types are simple.</text:p>
            </text:list-item>
            <text:list-item>
              <text:p text:style-name="P78"><text:soft-page-break/>Strings grow as needed without the need to allocate space or worry about overflow.</text:p>
            </text:list-item>
            <text:list-item>
              <text:p text:style-name="P78">Data containers such as arrays and hashes grow as needed. Out of range subscripts cannot access undefined memory regions. </text:p>
            </text:list-item>
          </text:list>
        </text:list-item>
      </text:list>
      <text:list xml:id="list35754407" text:continue-list="list35763541" text:style-name="L1">
        <text:list-item>
          <text:p text:style-name="P76">Message Passing:</text:p>
        </text:list-item>
      </text:list>
      <text:list xml:id="list70955321179782341" text:style-name="L4">
        <text:list-item>
          <text:list>
            <text:list-item>
              <text:p text:style-name="P96">In fOOrth all actions take the form of messages sent to a receiver.</text:p>
            </text:list-item>
            <text:list-item>
              <text:p text:style-name="P96">The routing of messages is specified by the exact type of the message.</text:p>
            </text:list-item>
            <text:list-item>
              <text:p text:style-name="P96">Message receivers include data items on the stack as well as the virtual machine object associated with the current thread of execution.</text:p>
            </text:list-item>
            <text:list-item>
              <text:p text:style-name="P96">Messages for which no routing specification can be found, generate an error at compile time.</text:p>
            </text:list-item>
          </text:list>
        </text:list-item>
      </text:list>
      <text:list xml:id="list35752031" text:continue-list="list35754407" text:style-name="L1">
        <text:list-item>
          <text:p text:style-name="P76">Object Oriented Design:</text:p>
        </text:list-item>
      </text:list>
      <text:list xml:id="list8487736959961908947" text:style-name="L5">
        <text:list-item>
          <text:list>
            <text:list-item>
              <text:p text:style-name="P79">Support class based inheritance, with a non-cyclic (single inheritance) tree derived from a common base Object class.</text:p>
            </text:list-item>
            <text:list-item>
              <text:p text:style-name="P97">Support late binding and polymorphism through message interface compatibility or “duck” typing.</text:p>
            </text:list-item>
          </text:list>
        </text:list-item>
      </text:list>
      <text:list xml:id="list35755866" text:continue-list="list35752031" text:style-name="L1">
        <text:list-item>
          <text:p text:style-name="P76">Meta programming: </text:p>
        </text:list-item>
      </text:list>
      <text:list xml:id="list8755617356478607622" text:style-name="L6">
        <text:list-item>
          <text:list>
            <text:list-item>
              <text:p text:style-name="P98">Support extensible language constructs by making the compiler an accessible part of the system.</text:p>
            </text:list-item>
          </text:list>
        </text:list-item>
      </text:list>
      <text:list xml:id="list35753595" text:continue-list="list35755866" text:style-name="L1">
        <text:list-item>
          <text:p text:style-name="P76">Reliability:</text:p>
        </text:list-item>
      </text:list>
      <text:list xml:id="list5329881542142746609" text:style-name="L7">
        <text:list-item>
          <text:list>
            <text:list-item>
              <text:p text:style-name="P99">Errors should be detected as soon as possible. </text:p>
            </text:list-item>
            <text:list-item>
              <text:p text:style-name="P99">Language constructs should not be designed in a way that causes simple coding errors to spin off into infinite loops. </text:p>
            </text:list-item>
          </text:list>
        </text:list-item>
      </text:list>
      <text:list xml:id="list35751068" text:continue-list="list35753595" text:style-name="L1">
        <text:list-item>
          <text:p text:style-name="P80">Building on the host language:</text:p>
        </text:list-item>
      </text:list>
      <text:list xml:id="list5465023660447997037" text:style-name="L8">
        <text:list-item>
          <text:list>
            <text:list-item>
              <text:p text:style-name="P81">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07955548"/>Thanks<text:alphabetical-index-mark-end text:id="IMark107955548"/></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580440803270481446" text:style-name="L9">
        <text:list-item>
          <text:p text:style-name="P100">ruby 1.9.3p484 (2013-11-22) [i386-mingw32]</text:p>
        </text:list-item>
        <text:list-item>
          <text:p text:style-name="P100">ruby 2.1.5p273 (2014-11-13 revision 48405) [i386-mingw32]</text:p>
        </text:list-item>
        <text:list-item>
          <text:p text:style-name="P100">Rubinius – to be tested!</text:p>
        </text:list-item>
        <text:list-item>
          <text:p text:style-name="P100">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54">Once fOOrth is installed, there are several options for running the language environment. These are:</text:p>
      <text:p text:style-name="P54"/>
      <text:h text:style-name="Heading_20_3" text:outline-level="3"><text:alphabetical-index-mark-start text:id="IMark107955548"/>Rake<text:alphabetical-index-mark-end text:id="IMark107955548"/>:</text:h>
      <text:p text:style-name="P54">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07955548"/>Demo.rb<text:alphabetical-index-mark-end text:id="IMark10795554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07955548"/>Testing<text:alphabetical-index-mark-end text:id="IMark10795554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07955548"/>Known Issues<text:alphabetical-index-mark-end text:id="IMark10795554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07955548"/>Archive<text:alphabetical-index-mark-end text:id="IMark10795554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9248640"/>F10:<text:change-end text:change-id="ct239248640"/><text:change-start text:change-id="ct239248744"/> <text:change-end text:change-id="ct23924874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16586372"/>drop<text:alphabetical-index-mark-end text:id="IMark216586372"/>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7">&gt;</text:p>
          </table:table-cell>
        </table:table-row>
        <table:table-row table:style-name="Table54.1">
          <table:table-cell table:style-name="Table54.A2" office:value-type="string">
            <text:p text:style-name="P2"><text:alphabetical-index-mark-start text:id="IMark216586372"/>dup<text:alphabetical-index-mark-end text:id="IMark216586372"/>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7">&gt;</text:p>
          </table:table-cell>
        </table:table-row>
        <table:table-row table:style-name="Table54.1">
          <table:table-cell table:style-name="Table54.A2" office:value-type="string">
            <text:p text:style-name="P2"><text:alphabetical-index-mark-start text:id="IMark216586372"/>nip<text:alphabetical-index-mark-end text:id="IMark216586372"/>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7">&gt;</text:p>
          </table:table-cell>
        </table:table-row>
        <table:table-row table:style-name="Table54.1">
          <table:table-cell table:style-name="Table54.A2" office:value-type="string">
            <text:p text:style-name="P2"><text:alphabetical-index-mark-start text:id="IMark216586372"/>over<text:alphabetical-index-mark-end text:id="IMark216586372"/>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216586372"/>pick<text:alphabetical-index-mark-end text:id="IMark216586372"/>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216586372"/>swap<text:alphabetical-index-mark-end text:id="IMark216586372"/>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7">&gt;</text:p>
          </table:table-cell>
        </table:table-row>
        <table:table-row table:style-name="Table54.1">
          <table:table-cell table:style-name="Table54.A2" office:value-type="string">
            <text:p text:style-name="P2"><text:alphabetical-index-mark-start text:id="IMark216586372"/>tuck<text:alphabetical-index-mark-end text:id="IMark216586372"/>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045310216544536753" text:style-name="L10">
        <text:list-item>
          <text:p text:style-name="P82">To store return addresses for word calls. In fOOrth this is handled by the Ruby virtual machine.</text:p>
        </text:list-item>
        <text:list-item>
          <text:p text:style-name="P82">To store context for control structures. In fOOrth the context mechanism provides for a far richer and more reliable set of control, compile, and data structures.</text:p>
        </text:list-item>
        <text:list-item>
          <text:p text:style-name="P8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16586564"/>if<text:alphabetical-index-mark-end text:id="IMark21658656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16586564"/>else<text:alphabetical-index-mark-end text:id="IMark216586564"/>” and “<text:alphabetical-index-mark-start text:id="IMark216586708"/>then<text:alphabetical-index-mark-end text:id="IMark21658670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16586708"/>switch<text:alphabetical-index-mark-end text:id="IMark216586708"/>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216586708"/>do<text:alphabetical-index-mark-end text:id="IMark216586708"/>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216586708"/>loop<text:alphabetical-index-mark-end text:id="IMark216586708"/>” commands mark the boundaries of the loop; The “<text:alphabetical-index-mark-start text:id="IMark216586564"/>i<text:alphabetical-index-mark-end text:id="IMark216586564"/>” command is used to retrieve the current loop counter value. For nested loops, the “<text:alphabetical-index-mark-start text:id="IMark216586612"/>j<text:alphabetical-index-mark-end text:id="IMark216586612"/>” command retrieves the value of the outer loops counter value. <text:s/>By default, the “loop” command adds one to the loop value. For more flexible looping, the “<text:alphabetical-index-mark-start text:id="IMark216586660"/>+loop<text:alphabetical-index-mark-end text:id="IMark21658666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16586660"/>-i<text:alphabetical-index-mark-end text:id="IMark216586660"/> and <text:alphabetical-index-mark-start text:id="IMark216586612"/>-j<text:alphabetical-index-mark-end text:id="IMark21658661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216586612"/>begin<text:alphabetical-index-mark-end text:id="IMark21658661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182584224925078744" text:style-name="L11">
        <text:list-item>
          <text:p text:style-name="P83">begin … <text:alphabetical-index-mark-start text:id="IMark216586564"/>until<text:alphabetical-index-mark-end text:id="IMark216586564"/> – loops until the top of stack is true.</text:p>
        </text:list-item>
        <text:list-item>
          <text:p text:style-name="P83">begin … <text:alphabetical-index-mark-start text:id="IMark216586612"/>again<text:alphabetical-index-mark-end text:id="IMark216586612"/> – loops indefinitely </text:p>
        </text:list-item>
        <text:list-item>
          <text:p text:style-name="P83">begin … <text:alphabetical-index-mark-start text:id="IMark216586564"/>repeat<text:alphabetical-index-mark-end text:id="IMark21658656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8"/>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16586564"/>Typing<text:alphabetical-index-mark-end text:id="IMark21658656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16586564"/>Duck Typing<text:alphabetical-index-mark-end text:id="IMark216586564"/><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16586564"/>Declarations<text:alphabetical-index-mark-end text:id="IMark21658656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16586564"/>Scoping<text:alphabetical-index-mark-end text:id="IMark21658656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16586564"/><text:span text:style-name="T7">val:</text:span><text:alphabetical-index-mark-end text:id="IMark216586564"/> and <text:alphabetical-index-mark-start text:id="IMark216586660"/><text:span text:style-name="T7">var:</text:span><text:alphabetical-index-mark-end text:id="IMark216586660"/></text:p>
      <text:p text:style-name="P1">Regex for valid local variable names: <text:span text:style-name="T7">/^[a-z][a-z0-9_]*$/</text:span><text:span text:style-name="T7"><text:note text:id="ftn24" text:note-class="footnote"><text:note-citation>2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16586660"/><text:span text:style-name="T7">.init</text:span><text:alphabetical-index-mark-end text:id="IMark216586660"/> method being the most popular since it is called to initialize a new instance of the object.</text:p>
      <text:p text:style-name="P1">Methods: <text:alphabetical-index-mark-start text:id="IMark216586660"/><text:span text:style-name="T7">val@:</text:span><text:alphabetical-index-mark-end text:id="IMark216586660"/> and <text:alphabetical-index-mark-start text:id="IMark216586564"/><text:span text:style-name="T7">var@:</text:span><text:alphabetical-index-mark-end text:id="IMark216586564"/></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16586564"/><text:span text:style-name="T7">val#:</text:span><text:alphabetical-index-mark-end text:id="IMark216586564"/> and <text:alphabetical-index-mark-start text:id="IMark216586660"/><text:span text:style-name="T7">var#:</text:span><text:alphabetical-index-mark-end text:id="IMark216586660"/></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16586660"/><text:span text:style-name="T7">val$:</text:span><text:alphabetical-index-mark-end text:id="IMark216586660"/> and <text:alphabetical-index-mark-start text:id="IMark216586564"/><text:span text:style-name="T7">var$:</text:span><text:alphabetical-index-mark-end text:id="IMark216586564"/></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216586564"/>Referencing<text:alphabetical-index-mark-end text:id="IMark21658656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5" text:note-class="footnote"><text:note-citation>2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29">var</text:p>
          </table:table-cell>
          <table:table-cell table:style-name="Table56.C1" office:value-type="string">
            <text:p text:style-name="P29">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6" text:note-class="footnote"><text:note-citation>2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7" text:note-class="footnote"><text:note-citation>2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16586564"/>Mutation<text:alphabetical-index-mark-end text:id="IMark21658656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216586372"/>dup<text:alphabetical-index-mark-end text:id="IMark216586372"/></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216586372"/>copy<text:alphabetical-index-mark-end text:id="IMark216586372"/></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216586372"/>.copy<text:alphabetical-index-mark-end text:id="IMark216586372"/></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216586372"/>clone<text:alphabetical-index-mark-end text:id="IMark216586372"/></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216586372"/>.clone<text:alphabetical-index-mark-end text:id="IMark216586372"/></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811987820503926284" text:style-name="L12">
        <text:list-item>
          <text:p text:style-name="P101">No Copying</text:p>
        </text:list-item>
        <text:list-item>
          <text:p text:style-name="P101">Shallow Copying</text:p>
        </text:list-item>
        <text:list-item>
          <text:p text:style-name="P101">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8" text:note-class="footnote"><text:note-citation>28</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9" text:note-class="footnote"><text:note-citation>29</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Expo", 67]</text:p>
      <text:p text:style-name="Code">&gt;<text:span text:style-name="T12">99 1 $ecopy .[]!</text:span></text:p>
      <text:p text:style-name="Code"/>
      <text:p text:style-name="Code"><text:soft-page-break/>&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16586564"/>.clone_exclude<text:alphabetical-index-mark-end text:id="IMark21658656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0" text:note-class="footnote"><text:note-citation>30</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1" text:note-class="footnote"><text:note-citation>31</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2" text:note-class="footnote"><text:note-citation>32</text:note-citation><text:note-body><text:p text:style-name="P5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16586564"/>try<text:alphabetical-index-mark-end text:id="IMark216586564"/> block</text:h>
      <text:p text:style-name="P1">The bare basics of an exception handled code block is:</text:p>
      <text:p text:style-name="Code"/>
      <text:p text:style-name="Code">try (dangerous code here) <text:alphabetical-index-mark-start text:id="IMark216586564"/>catch<text:alphabetical-index-mark-end text:id="IMark216586564"/>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3" text:note-class="footnote"><text:note-citation>33</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16586564"/>?"<text:alphabetical-index-mark-end text:id="IMark21658656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16586564"/>bounce<text:alphabetical-index-mark-end text:id="IMark21658656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16586564"/>bounce<text:alphabetical-index-mark-end text:id="IMark21658656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16586564" text:main-entry="true"/>finally<text:alphabetical-index-mark-end text:id="IMark216586564"/>” keyword.</text:p>
      <text:p text:style-name="P1">In a try block, the finally section represents code that is performed after the dangerous code runs, regardless of the success of that code. The finally section always gets the last word. Consider this fourth<text:note text:id="ftn34" text:note-class="footnote"><text:note-citation>34</text:note-citation><text:note-body><text:p text:style-name="Footnote">That's fourth and not FORTH.</text:p></text:note-body></text:note> method in the exceptions<text:note text:id="ftn35" text:note-class="footnote"><text:note-citation>35</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16586564"/>try<text:alphabetical-index-mark-end text:id="IMark216586564"/></text:p>
      <text:p text:style-name="Code"><text:s text:c="2"/>(dangerous code)</text:p>
      <text:p text:style-name="Code">(optional) <text:alphabetical-index-mark-start text:id="IMark216586564"/>catch<text:alphabetical-index-mark-end text:id="IMark216586564"/></text:p>
      <text:p text:style-name="Code"><text:s text:c="2"/>(exception handler with optional <text:alphabetical-index-mark-start text:id="IMark216586564"/>?"<text:alphabetical-index-mark-end text:id="IMark216586564"/>Exx" and <text:alphabetical-index-mark-start text:id="IMark216586900"/>bounce<text:alphabetical-index-mark-end text:id="IMark216586900"/>)</text:p>
      <text:p text:style-name="Code">(optional) <text:alphabetical-index-mark-start text:id="IMark216586900"/>finally<text:alphabetical-index-mark-end text:id="IMark216586900"/></text:p>
      <text:p text:style-name="Code"><text:s text:c="2"/>(cleanup code goes here)</text:p>
      <text:p text:style-name="Code">end</text:p>
      <text:p text:style-name="Code"/>
      <text:p text:style-name="Code"/>
      <text:p text:style-name="P1">The last example in our file<text:note text:id="ftn36" text:note-class="footnote"><text:note-citation>36</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7" text:note-class="footnote"><text:note-citation>37</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8" text:note-class="footnote"><text:note-citation>38</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9" text:note-class="footnote"><text:note-citation>39</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16586900"/>throw"<text:alphabetical-index-mark-end text:id="IMark216586900"/>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216586900"/>.throw<text:alphabetical-index-mark-end text:id="IMark216586900"/></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1">Code</text:p>
            </table:table-cell>
            <table:covered-table-cell/>
            <table:covered-table-cell/>
            <table:table-cell table:style-name="Table21.D1" office:value-type="string">
              <text:p text:style-name="P30">Description</text:p>
            </table:table-cell>
          </table:table-row>
        </table:table-header-rows>
        <table:table-row table:style-name="Table21.1">
          <table:table-cell table:style-name="Table21.A2" office:value-type="string">
            <text:p text:style-name="P33">F</text:p>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6">Generic fOOrth Native Exception Code for All Errors.</text:p>
          </table:table-cell>
        </table:table-row>
        <table:table-row table:style-name="Table21.1">
          <table:table-cell table:style-name="Table21.A2" office:value-type="string">
            <text:p text:style-name="P35"/>
          </table:table-cell>
          <table:table-cell table:style-name="Table21.A2" office:value-type="string">
            <text:p text:style-name="P35"/>
          </table:table-cell>
          <table:table-cell table:style-name="Table21.A2" office:value-type="string">
            <text:p text:style-name="P35"/>
          </table:table-cell>
          <table:table-cell table:style-name="Table21.D2" office:value-type="string">
            <text:p text:style-name="P37"/>
          </table:table-cell>
        </table:table-row>
        <table:table-row table:style-name="Table21.1">
          <table:table-cell table:style-name="Table21.A2" office:value-type="string">
            <text:p text:style-name="P33">F</text:p>
          </table:table-cell>
          <table:table-cell table:style-name="Table21.A2" office:value-type="string">
            <text:p text:style-name="P33">1</text:p>
          </table:table-cell>
          <table:table-cell table:style-name="Table21.A2" office:value-type="string">
            <text:p text:style-name="P33"/>
          </table:table-cell>
          <table:table-cell table:style-name="Table21.D2" office:value-type="string">
            <text:p text:style-name="P36">Compile Time Errors.</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0</text:p>
          </table:table-cell>
          <table:table-cell table:style-name="Table21.D2" office:value-type="string">
            <text:p text:style-name="P27">Syntax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1</text:p>
          </table:table-cell>
          <table:table-cell table:style-name="Table21.D2" office:value-type="string">
            <text:p text:style-name="P27">Specification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8">F</text:p>
          </table:table-cell>
          <table:table-cell table:style-name="Table21.A2" office:value-type="string">
            <text:p text:style-name="P38">1</text:p>
          </table:table-cell>
          <table:table-cell table:style-name="Table21.A1" office:value-type="string">
            <text:p text:style-name="P38">3</text:p>
          </table:table-cell>
          <table:table-cell table:style-name="Table21.D2" office:value-type="string">
            <text:p text:style-name="P44">Invalid Operation for Target.</text:p>
          </table:table-cell>
        </table:table-row>
        <table:table-row table:style-name="Table21.1">
          <table:table-cell table:style-name="Table21.A2" office:value-type="string">
            <text:p text:style-name="P40"/>
          </table:table-cell>
          <table:table-cell table:style-name="Table21.A2" office:value-type="string">
            <text:p text:style-name="P40"/>
          </table:table-cell>
          <table:table-cell table:style-name="Table21.A2" office:value-type="string">
            <text:p text:style-name="P40"/>
          </table:table-cell>
          <table:table-cell table:style-name="Table21.D2" office:value-type="string">
            <text:p text:style-name="P46"/>
          </table:table-cell>
        </table:table-row>
        <table:table-row table:style-name="Table21.1">
          <table:table-cell table:style-name="Table21.A2" office:value-type="string">
            <text:p text:style-name="P33">F</text:p>
          </table:table-cell>
          <table:table-cell table:style-name="Table21.A2" office:value-type="string">
            <text:p text:style-name="P33">2</text:p>
          </table:table-cell>
          <table:table-cell table:style-name="Table21.A2" office:value-type="string">
            <text:p text:style-name="P33"/>
          </table:table-cell>
          <table:table-cell table:style-name="Table21.D2" office:value-type="string">
            <text:p text:style-name="P36">Message Passing Errors</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3</text:p>
          </table:table-cell>
          <table:table-cell table:style-name="Table21.A2" office:value-type="string">
            <text:p text:style-name="P33"/>
          </table:table-cell>
          <table:table-cell table:style-name="Table21.D2" office:value-type="string">
            <text:p text:style-name="P36">Data Underflow Errors</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1</text:p>
          </table:table-cell>
          <table:table-cell table:style-name="Table21.D2" office:value-type="string">
            <text:p text:style-name="P27">Stack/Queue Underflow</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48">F</text:p>
          </table:table-cell>
          <table:table-cell table:style-name="Table21.A2" office:value-type="string">
            <text:p text:style-name="P48">4</text:p>
          </table:table-cell>
          <table:table-cell table:style-name="Table21.A2" office:value-type="string">
            <text:p text:style-name="P48">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5</text:p>
          </table:table-cell>
          <table:table-cell table:style-name="Table21.A2" office:value-type="string">
            <text:p text:style-name="P33"/>
          </table:table-cell>
          <table:table-cell table:style-name="Table21.D2" office:value-type="string">
            <text:p text:style-name="P36">I/O Errors</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6</text:p>
          </table:table-cell>
          <table:table-cell table:style-name="Table21.A2" office:value-type="string">
            <text:p text:style-name="P33"/>
          </table:table-cell>
          <table:table-cell table:style-name="Table21.D2" office:value-type="string">
            <text:p text:style-name="P36">Thread Errors</text:p>
          </table:table-cell>
        </table:table-row>
        <table:table-row table:style-name="Table21.1">
          <table:table-cell table:style-name="Table21.A2" office:value-type="string">
            <text:p text:style-name="P48">F</text:p>
          </table:table-cell>
          <table:table-cell table:style-name="Table21.A2" office:value-type="string">
            <text:p text:style-name="P48">6</text:p>
          </table:table-cell>
          <table:table-cell table:style-name="Table21.A2" office:value-type="string">
            <text:p text:style-name="P48">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8">F</text:p>
          </table:table-cell>
          <table:table-cell table:style-name="Table21.A2" office:value-type="string">
            <text:p text:style-name="P38">9</text:p>
          </table:table-cell>
          <table:table-cell table:style-name="Table21.A2" office:value-type="string">
            <text:p text:style-name="P38">0</text:p>
          </table:table-cell>
          <table:table-cell table:style-name="Table21.D2" office:value-type="string">
            <text:p text:style-name="P44">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1">Code</text:p>
            </table:table-cell>
            <table:covered-table-cell/>
            <table:covered-table-cell/>
            <table:table-cell table:style-name="Table22.D1" office:value-type="string">
              <text:p text:style-name="P30">Description</text:p>
            </table:table-cell>
          </table:table-row>
        </table:table-header-rows>
        <table:table-row table:style-name="Table22.1">
          <table:table-cell table:style-name="Table22.A2" office:value-type="string">
            <text:p text:style-name="P38">A</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Generic Application Errors.</text:p>
          </table:table-cell>
        </table:table-row>
        <table:table-row table:style-name="Table22.1">
          <table:table-cell table:style-name="Table22.A2" office:value-type="string">
            <text:p text:style-name="P38">C</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Communication Errors.</text:p>
          </table:table-cell>
        </table:table-row>
        <table:table-row table:style-name="Table22.1">
          <table:table-cell table:style-name="Table22.A2" office:value-type="string">
            <text:p text:style-name="P38">D</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Database Errors.</text:p>
          </table:table-cell>
        </table:table-row>
        <table:table-row table:style-name="Table22.1">
          <table:table-cell table:style-name="Table22.A2" office:value-type="string">
            <text:p text:style-name="P38">E</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Data Entry Errors.</text:p>
          </table:table-cell>
        </table:table-row>
        <table:table-row table:style-name="Table22.1">
          <table:table-cell table:style-name="Table22.A2" office:value-type="string">
            <text:p text:style-name="P38">I</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Internal Errors.</text:p>
          </table:table-cell>
        </table:table-row>
        <table:table-row table:style-name="Table22.1">
          <table:table-cell table:style-name="Table22.A2" office:value-type="string">
            <text:p text:style-name="P38">N</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Network Errors.</text:p>
          </table:table-cell>
        </table:table-row>
        <table:table-row table:style-name="Table22.1">
          <table:table-cell table:style-name="Table22.A2" office:value-type="string">
            <text:p text:style-name="P38">U</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User/Authentication Errors.</text:p>
          </table:table-cell>
        </table:table-row>
        <table:table-row table:style-name="Table22.1">
          <table:table-cell table:style-name="Table22.A2" office:value-type="string">
            <text:p text:style-name="P38">X</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1">Code</text:p>
            </table:table-cell>
            <table:covered-table-cell/>
            <table:covered-table-cell/>
            <table:table-cell table:style-name="Table55.A1" office:value-type="string">
              <text:p text:style-name="P31"/>
            </table:table-cell>
            <table:table-cell table:style-name="Table55.A1" office:value-type="string">
              <text:p text:style-name="P32">Subcode</text:p>
            </table:table-cell>
            <table:table-cell table:style-name="Table55.F1" office:value-type="string">
              <text:p text:style-name="P30">Description</text:p>
            </table:table-cell>
          </table:table-row>
        </table:table-header-rows>
        <table:table-row table:style-name="Table55.1">
          <table:table-cell table:style-name="Table55.A2" office:value-type="string">
            <text:p text:style-name="P33">S</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Signal Exceptions.</text:p>
          </table:table-cell>
        </table:table-row>
        <table:table-row table:style-name="Table55.1">
          <table:table-cell table:style-name="Table55.A2" office:value-type="string">
            <text:p text:style-name="P38">S</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nterrupt (Typically Control-C)</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3">E</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All Standard Errors.</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Argument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Gem::Requirement::Bad Requirement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Encoding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Encoding::Compatibilit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4">Encoding::Converter Not Found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3</text:p>
          </table:table-cell>
          <table:table-cell table:style-name="Table55.F2" office:value-type="string">
            <text:p text:style-name="P44">Encoding::Invalid Byte Sequence Error</text:p>
          </table:table-cell>
        </table:table-row>
        <text:soft-page-break/>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4</text:p>
          </table:table-cell>
          <table:table-cell table:style-name="Table55.F2" office:value-type="string">
            <text:p text:style-name="P44">Encoding::Undefined Convers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Fiber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O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EOF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ndex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Ke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4">Stop Iter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6</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Local Jump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7</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Math::Domai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Nam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No Method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ang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Float Domai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0</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egular Expressio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untim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Gem::Exception</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1</text:p>
          </table:table-cell>
          <table:table-cell table:style-name="Table55.F28" office:value-type="string">
            <text:p text:style-name="P44">Gem::Command Lin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2</text:p>
          </table:table-cell>
          <table:table-cell table:style-name="Table55.F28" office:value-type="string">
            <text:p text:style-name="P44">Gem::Dependency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3</text:p>
          </table:table-cell>
          <table:table-cell table:style-name="Table55.F28" office:value-type="string">
            <text:p text:style-name="P44">Gem::Dependency Remova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4</text:p>
          </table:table-cell>
          <table:table-cell table:style-name="Table55.F2" office:value-type="string">
            <text:p text:style-name="P45">Gem::Dependency Resolut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5</text:p>
          </table:table-cell>
          <table:table-cell table:style-name="Table55.F2" office:value-type="string">
            <text:p text:style-name="P45">Gem::Document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6</text:p>
          </table:table-cell>
          <table:table-cell table:style-name="Table55.F2" office:value-type="string">
            <text:p text:style-name="P44">Gem::End Of YAM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7</text:p>
          </table:table-cell>
          <table:table-cell table:style-name="Table55.F2" office:value-type="string">
            <text:p text:style-name="P44">Gem::File Permiss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8</text:p>
          </table:table-cell>
          <table:table-cell table:style-name="Table55.F2" office:value-type="string">
            <text:p text:style-name="P44">Gem::Format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text:p>
          </table:table-cell>
          <table:table-cell table:style-name="Table55.F2" office:value-type="string">
            <text:p text:style-name="P44">Gem::Gem Not Found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01</text:p>
          </table:table-cell>
          <table:table-cell table:style-name="Table55.F2" office:value-type="string">
            <text:p text:style-name="P44">Gem::Specific Gem Not Found Exception</text:p>
          </table:table-cell>
        </table:table-row>
        <text:soft-page-break/>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0</text:p>
          </table:table-cell>
          <table:table-cell table:style-name="Table55.F2" office:value-type="string">
            <text:p text:style-name="P44">Gem::Gem Not In Hom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1</text:p>
          </table:table-cell>
          <table:table-cell table:style-name="Table55.F2" office:value-type="string">
            <text:p text:style-name="P44">Gem::Impossible Dependencies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2</text:p>
          </table:table-cell>
          <table:table-cell table:style-name="Table55.F2" office:value-type="string">
            <text:p text:style-name="P44">Gem::Install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3</text:p>
          </table:table-cell>
          <table:table-cell table:style-name="Table55.F2" office:value-type="string">
            <text:p text:style-name="P44">Gem::Invalid Specification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4</text:p>
          </table:table-cell>
          <table:table-cell table:style-name="Table55.F2" office:value-type="string">
            <text:p text:style-name="P44">Gem::Operation Not Supported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5</text:p>
          </table:table-cell>
          <table:table-cell table:style-name="Table55.F2" office:value-type="string">
            <text:p text:style-name="P44">Gem::Remote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6</text:p>
          </table:table-cell>
          <table:table-cell table:style-name="Table55.F2" office:value-type="string">
            <text:p text:style-name="P44">Gem::Remote Installation Cancel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7</text:p>
          </table:table-cell>
          <table:table-cell table:style-name="Table55.F2" office:value-type="string">
            <text:p text:style-name="P44">Gem::Remote Installation Skipp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8</text:p>
          </table:table-cell>
          <table:table-cell table:style-name="Table55.F2" office:value-type="string">
            <text:p text:style-name="P44">Gem::Remote Sourc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9</text:p>
          </table:table-cell>
          <table:table-cell table:style-name="Table55.F2" office:value-type="string">
            <text:p text:style-name="P44">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0</text:p>
          </table:table-cell>
          <table:table-cell table:style-name="Table55.F2" office:value-type="string">
            <text:p text:style-name="P44">Gem::Unsatisfiable Dependency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1</text:p>
          </table:table-cell>
          <table:table-cell table:style-name="Table55.F2" office:value-type="string">
            <text:p text:style-name="P44">Gem::Verific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3">E</text:p>
          </table:table-cell>
          <table:table-cell table:style-name="Table55.A2" office:value-type="string">
            <text:p text:style-name="P33">1</text:p>
          </table:table-cell>
          <table:table-cell table:style-name="Table55.A2" office:value-type="string">
            <text:p text:style-name="P33">2</text:p>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2BI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CCE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DDRINUS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DDRNOTAVAIL</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F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LREAD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BADF</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BUS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HIL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ABORTE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REFUSE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RESE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EADL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ESTADDRREQ</text:p>
          </table:table-cell>
          <table:table-cell table:style-name="Table55.F2" office:value-type="string">
            <text:p text:style-name="P47"/>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O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QUO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EXIS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FAUL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FBI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HOS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HOSTUNREA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LSEQ</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T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VAL</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O</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SCON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SDI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LOOP</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FI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LIN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SGSIZ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AMETOOLON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RESE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UNREA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FI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BU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DEV</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EN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EXEC</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L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ME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PROTOOP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SPC</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SY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CONN</text:p>
          </table:table-cell>
          <table:table-cell table:style-name="Table55.F2" office:value-type="string">
            <text:p text:style-name="P47"/>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DI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EMPT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SO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T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XIO</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OPNOTSUPP</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ER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F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I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CLI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TO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TOTY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ANG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EMOT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O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HU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OCKT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PI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R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TA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TIMEDOU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TOOMANYRE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USER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XDEV</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NOERROR</text:p>
          </table:table-cell>
          <table:table-cell table:style-name="Table55.F2" office:value-type="string">
            <text:p text:style-name="P47">Nothing to see here. Move along, move along.</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Thread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Type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5">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6">Object</text:p>
      <text:p text:style-name="P56"><text:tab/>Array</text:p>
      <text:p text:style-name="P56"><text:tab/>Class</text:p>
      <text:p text:style-name="P56"><text:tab/>FalseClass</text:p>
      <text:p text:style-name="P56"><text:tab/>Hash</text:p>
      <text:p text:style-name="P56"><text:tab/>InStream</text:p>
      <text:p text:style-name="P56"><text:tab/>NilClass</text:p>
      <text:p text:style-name="P56"><text:tab/>Numeric</text:p>
      <text:p text:style-name="P56"><text:tab/><text:tab/>Complex</text:p>
      <text:p text:style-name="P56"><text:tab/><text:tab/>Float</text:p>
      <text:p text:style-name="P56"><text:tab/><text:tab/>Integer</text:p>
      <text:p text:style-name="P56"><text:tab/><text:tab/><text:tab/>Bignum</text:p>
      <text:p text:style-name="P56"><text:tab/><text:tab/><text:tab/>Fixnum</text:p>
      <text:p text:style-name="P56"><text:tab/><text:tab/>Rational</text:p>
      <text:p text:style-name="P56"><text:tab/>OutStream</text:p>
      <text:p text:style-name="P56"><text:tab/>Procedure</text:p>
      <text:p text:style-name="P56"><text:tab/>Queue</text:p>
      <text:p text:style-name="P56"><text:tab/>String</text:p>
      <text:p text:style-name="P56"><text:tab/>Thread</text:p>
      <text:p text:style-name="P56"><text:tab/>TrueClass</text:p>
      <text:p text:style-name="P56"><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216587044"/>Classes<text:alphabetical-index-mark-end text:id="IMark216587044"/></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216587044"/>Inheritance<text:alphabetical-index-mark-end text:id="IMark216587044"/></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216587044"/>Methods<text:alphabetical-index-mark-end text:id="IMark216587044"/></text:h>
      <text:p text:style-name="P1">All code in fOOrth is contained in methods. A method is a fragment of code that an object uses to respond to a message that has been sent to that object. In fOOrth there are three sorts of methods:</text:p>
      <text:list xml:id="list4532562119272794674" text:style-name="L13">
        <text:list-item>
          <text:p text:style-name="P84">Shared: Methods that are common to all instances of the class that contains them.</text:p>
        </text:list-item>
        <text:list-item>
          <text:p text:style-name="P84">Exclusive: Methods that are defined for one and only one object (and all of its clones that are created <text:span text:style-name="T2">after</text:span> the exclusive method is defined.).</text:p>
        </text:list-item>
        <text:list-item>
          <text:p text:style-name="P84">Local: Methods that are created in a context and are accessible only in that context. When the context concludes, these methods are no longer accessible.</text:p>
        </text:list-item>
      </text:list>
      <text:h text:style-name="Heading_20_2" text:outline-level="2"><text:alphabetical-index-mark-start text:id="IMark216586564"/>Late Binding<text:alphabetical-index-mark-end text:id="IMark216586564"/> and <text:alphabetical-index-mark-start text:id="IMark216586900"/>Polymorphism<text:alphabetical-index-mark-end text:id="IMark216586900"/></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216586900"/>Prototypes<text:alphabetical-index-mark-end text:id="IMark216586900"/></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h text:style-name="Heading_20_1" text:outline-level="1"><text:alphabetical-index-mark-start text:id="IMark216586900"/>Method Mapping<text:alphabetical-index-mark-end text:id="IMark21658690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448202499106543863" text:style-name="L14">
        <text:list-item>
          <text:p text:style-name="P85">The strings used by fOOrth needed to be converted to Ruby symbols to allow code to be executed in Ruby.</text:p>
        </text:list-item>
        <text:list-item>
          <text:p text:style-name="P85">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5">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16586564"/>SymbolMap<text:alphabetical-index-mark-end text:id="IMark216586564"/> class. This class creates mappings in one of two ways:</text:p>
      <text:list xml:id="list3964679626500080692" text:style-name="L15">
        <text:list-item>
          <text:p text:style-name="P86">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6">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9">Symbol Map Entries =</text:p>
      <text:p text:style-name="Code">! <text:s text:c="13"/>.[]! <text:s text:c="10"/>.getc <text:s text:c="9"/>.reverse <text:s text:c="6"/>0&gt;</text:p>
      <text:p text:style-name="Code">!: <text:s text:c="12"/>.[]@ <text:s text:c="10"/>.gets <text:s text:c="9"/>.right <text:s text:c="8"/>0&gt;=</text:p>
      <text:p text:style-name="P59">" <text:s text:c="13"/>.abs <text:s text:c="10"/>.hypot <text:s text:c="8"/>.right? <text:s text:c="7"/>1+</text:p>
      <text:p text:style-name="P59">… &lt;<text:span text:style-name="T2">voluminous output deleted</text:span>&gt;</text:p>
      <text:p text:style-name="P59"/>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context.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context! is more useful. This method had the immediate attribute, meaning that it executes, even when the mode is deferred or compiling. This allows us to take a peek at the context inside of the working compiler. Consider these examples:</text:p>
      <text:p text:style-name="Code"/>
      <text:p text:style-name="P59">&gt;<text:span text:style-name="T12">true if )context! else )context! then</text:span></text:p>
      <text:p text:style-name="P59"/>
      <text:p text:style-name="P59">Context level 2</text:p>
      <text:p text:style-name="P59"><text:soft-page-break/>ctrl =&gt; if</text:p>
      <text:p text:style-name="P59">mode =&gt; deferred</text:p>
      <text:p text:style-name="P59">"else" =&gt; #&lt;XfOOrth::LocalSpec:0x21eaf30&gt;</text:p>
      <text:p text:style-name="P59">"then" =&gt; #&lt;XfOOrth::LocalSpec:0x21eaea0&gt;</text:p>
      <text:p text:style-name="P59"/>
      <text:p text:style-name="P59">Context level 1</text:p>
      <text:p text:style-name="P59">virtual machine =&gt; VirtualMachine instance &lt;Main&gt;</text:p>
      <text:p text:style-name="P59">mode =&gt; execute</text:p>
      <text:p text:style-name="P59"/>
      <text:p text:style-name="P59">Context level 2</text:p>
      <text:p text:style-name="P59">ctrl =&gt; if</text:p>
      <text:p text:style-name="P59">mode =&gt; deferred</text:p>
      <text:p text:style-name="P59">"then" =&gt; #&lt;XfOOrth::LocalSpec:0x21eaea0&gt;</text:p>
      <text:p text:style-name="P59"/>
      <text:p text:style-name="P59">Context level 1</text:p>
      <text:p text:style-name="P59">virtual machine =&gt; VirtualMachine instance &lt;Main&gt;</text:p>
      <text:p text:style-name="P59">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vm and its immediate version )vm!.</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16586564"/>Routing<text:alphabetical-index-mark-end text:id="IMark216586564"/></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8202342390044064624" text:style-name="L16">
        <text:list-item>
          <text:p text:style-name="P87">The defining word used to create the method.</text:p>
        </text:list-item>
        <text:list-item>
          <text:p text:style-name="P87">The receiver of the defining word used to create the method.</text:p>
        </text:list-item>
        <text:list-item>
          <text:p text:style-name="P87">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ext:soft-page-break/>The lead character determines the routing:</text:p>
      <text:list xml:id="list1252168626930024585" text:style-name="L17">
        <text:list-item>
          <text:p text:style-name="P88">“.” - indicates that the message is routed to the top-of-stack element (TOS)</text:p>
        </text:list-item>
        <text:list-item>
          <text:p text:style-name="P88">“~” - indicates that the message is routed to the “self” entity of the method (see the section Self below). Since these messages are only routed to the object itself, they are in effect private methods.</text:p>
        </text:list-item>
        <text:list-item>
          <text:p text:style-name="P88">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he lead character determines the routing:</text:p>
      <text:list xml:id="list35748055" text:continue-numbering="true" text:style-name="L17">
        <text:list-item>
          <text:p text:style-name="P88">“.” - indicates that the message is routed to the top-of-stack element (TOS)</text:p>
        </text:list-item>
        <text:list-item>
          <text:p text:style-name="P88">“~” - indicates that the message is routed to the “self” entity of the method (see the section Self below). Since these messages are only routed to the object itself, they are in effect private methods.</text:p>
        </text:list-item>
        <text:list-item>
          <text:p text:style-name="P88">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216586516"/>:<text:alphabetical-index-mark-end text:id="IMark216586516"/></text:p>
          </table:table-cell>
          <table:table-cell table:style-name="Table9.A2" office:value-type="string">
            <text:p text:style-name="P14">N/A</text:p>
          </table:table-cell>
          <table:table-cell table:style-name="Table9.A2" office:value-type="string">
            <text:p text:style-name="P22">any<text:note text:id="ftn43" text:note-class="footnote"><text:note-citation>43</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4" text:note-class="footnote"><text:note-citation>44</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216586516"/>.:<text:alphabetical-index-mark-end text:id="IMark216586516"/></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5" text:note-class="footnote"><text:note-citation>45</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6" text:note-class="footnote"><text:note-citation>46</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7" text:note-class="footnote"><text:note-citation>47</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8" text:note-class="footnote"><text:note-citation>48</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216586516"/>.::<text:alphabetical-index-mark-end text:id="IMark216586516"/></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5">tbd<text:note text:id="ftn49" text:note-class="footnote"><text:note-citation>49</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216587572"/>do_map_name<text:alphabetical-index-mark-end text:id="IMark216587572"/><text:note text:id="ftn50" text:note-class="footnote"><text:note-citation>50</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9248952"/>F10: <text:change-end text:change-id="ct239248952"/>?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216587572"/>self<text:alphabetical-index-mark-end text:id="IMark216587572"/>”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848906506761808068" text:style-name="L18">
        <text:list-item>
          <text:p text:style-name="P89">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9">For TOS routed methods, access to self is as simple as “self .method_name”. This was done in the MyClass example above. The self value is a free value that does not to be declared.</text:p>
        </text:list-item>
        <text:list-item>
          <text:p text:style-name="P89">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9">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16587572"/>.with{<text:alphabetical-index-mark-end text:id="IMark216587572"/>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750616348319503726" text:style-name="L19">
        <text:list-item>
          <text:p text:style-name="P90">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0">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0">A .with{ … } clause can be used to take a value and give easy access to that value within the executed block without having to create a local value.</text:p>
        </text:list-item>
        <text:list-item>
          <text:p text:style-name="P90">Access to the self value is generally faster than other forms of access. Thus this construct can yield performance enhancements.</text:p>
        </text:list-item>
      </text:list>
      <text:p text:style-name="P1"/>
      <text:h text:style-name="Heading_20_1" text:outline-level="1"><text:alphabetical-index-mark-start text:id="IMark216587572"/>Boolean<text:alphabetical-index-mark-end text:id="IMark21658757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216587236"/>FalseClass<text:alphabetical-index-mark-end text:id="IMark216587236"/></text:p>
            <text:p text:style-name="P14"><text:alphabetical-index-mark-start text:id="IMark216587236"/>NilClass<text:alphabetical-index-mark-end text:id="IMark216587236"/></text:p>
          </table:table-cell>
          <table:table-cell table:style-name="Table118.B2" office:value-type="string">
            <text:p text:style-name="P14"><text:alphabetical-index-mark-start text:id="IMark216587236"/>Object<text:alphabetical-index-mark-end text:id="IMark216587236"/></text:p>
          </table:table-cell>
        </table:table-row>
      </table:table>
      <text:p text:style-name="P10"/>
      <text:p text:style-name="P11">Note that while false processing occurs in FalseClass and NilClass, true processing occurs in Object and not <text:alphabetical-index-mark-start text:id="IMark216587572"/>TrueClass<text:alphabetical-index-mark-end text:id="IMark21658757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216587572"/>Numeric<text:alphabetical-index-mark-end text:id="IMark21658757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416719434582036147" text:style-name="L20">
        <text:list-item>
          <text:p text:style-name="P91">Integer defines a few “bit” oriented operations that are specific to whole numbers.</text:p>
        </text:list-item>
        <text:list-item>
          <text:p text:style-name="P91">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216587572"/>Array<text:alphabetical-index-mark-end text:id="IMark216587572"/></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1854320278925139221" text:style-name="L21">
        <text:list-item>
          <text:p text:style-name="P92">The first two examples both create “empty” arrays with zero data elements. </text:p>
        </text:list-item>
        <text:list-item>
          <text:p text:style-name="P92">Array data do NOT need to be the same “type” of data. Mixing is allowed. </text:p>
        </text:list-item>
        <text:list-item>
          <text:p text:style-name="P92">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3981156978689052829" text:style-name="L22">
        <text:list-item>
          <text:p text:style-name="P93">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16587236"/>.new<text:alphabetical-index-mark-end text:id="IMark216587236"/>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16587236"/>.new{<text:alphabetical-index-mark-end text:id="IMark216587236"/>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216587236"/>x<text:alphabetical-index-mark-end text:id="IMark216587236"/>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216587236"/>}<text:alphabetical-index-mark-end text:id="IMark216587236"/>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216587236"/>.new_size<text:alphabetical-index-mark-end text:id="IMark216587236"/>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16587236"/>.new_value<text:alphabetical-index-mark-end text:id="IMark216587236"/>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16587236"/>.new_values<text:alphabetical-index-mark-end text:id="IMark216587236"/>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216587236"/>!<text:alphabetical-index-mark-end text:id="IMark21658723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16587236"/>+<text:alphabetical-index-mark-end text:id="IMark21658723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16587236"/>.+left<text:alphabetical-index-mark-end text:id="IMark21658723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216587236"/>.+mid<text:alphabetical-index-mark-end text:id="IMark21658723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16587236"/>.+midlr<text:alphabetical-index-mark-end text:id="IMark21658723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16587236"/>.+right<text:alphabetical-index-mark-end text:id="IMark21658723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216587236"/>.-left<text:alphabetical-index-mark-end text:id="IMark21658723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16587236"/>.-mid<text:alphabetical-index-mark-end text:id="IMark21658723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16587236"/>.-midlr<text:alphabetical-index-mark-end text:id="IMark21658723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16587236"/>.-right<text:alphabetical-index-mark-end text:id="IMark21658723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216587236"/>.[]!<text:alphabetical-index-mark-end text:id="IMark216587236"/>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216587236"/>.[]@<text:alphabetical-index-mark-end text:id="IMark216587236"/>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ext:p text:style-name="Text_20_body">.each{ … }</text:p>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16587236"/>.left<text:alphabetical-index-mark-end text:id="IMark21658723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16587236"/>.length<text:alphabetical-index-mark-end text:id="IMark21658723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ext:p text:style-name="Text_20_body">.map{ … }</text:p>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16587236"/>.max<text:alphabetical-index-mark-end text:id="IMark21658723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16587236"/>.mid<text:alphabetical-index-mark-end text:id="IMark21658723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16587236"/>.midlr<text:alphabetical-index-mark-end text:id="IMark21658723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216587236"/>.min<text:alphabetical-index-mark-end text:id="IMark21658723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16587236"/>.pp<text:alphabetical-index-mark-end text:id="IMark21658723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16587236"/>.reverse<text:alphabetical-index-mark-end text:id="IMark21658723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16587236"/>.right<text:alphabetical-index-mark-end text:id="IMark21658723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ext:p text:style-name="Text_20_body">.select{ … }</text:p>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16587236"/>.shuffle<text:alphabetical-index-mark-end text:id="IMark21658723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16587236"/>.sort<text:alphabetical-index-mark-end text:id="IMark21658723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16587236"/>.strmax<text:alphabetical-index-mark-end text:id="IMark21658723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216587236"/>&lt;&lt;<text:alphabetical-index-mark-end text:id="IMark21658723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16587236"/>@<text:alphabetical-index-mark-end text:id="IMark21658723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
      <text:p text:style-name="Text_20_body">[</text:p>
      <text:p text:style-name="Text_20_body"/>
      <text:p text:style-name="Text_20_body"/>
      <text:h text:style-name="Heading_20_1" text:outline-level="1"><text:alphabetical-index-mark-start text:id="IMark216587572"/>Class<text:alphabetical-index-mark-end text:id="IMark216587572"/></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text:p>
      <text:p text:style-name="Code"/>
      <text:p text:style-name="P1">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column table:style-name="Table400.B"/>
        <table:table-row table:style-name="Table400.1">
          <table:table-cell table:style-name="Table400.A1" table:number-columns-spanned="2" office:value-type="string">
            <text:h text:style-name="Heading_20_3" text:outline-level="3">[a_class] <text:alphabetical-index-mark-start text:id="IMark216587236"/>.:<text:alphabetical-index-mark-end text:id="IMark216587236"/>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7">Code</text:p>
          </table:table-cell>
          <table:table-cell table:style-name="Table400.B2" office:value-type="string">
            <text:p text:style-name="P17">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0">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0">(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0">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0">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16587236"/>super<text:alphabetical-index-mark-end text:id="IMark216587236"/>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16587236"/>val:<text:alphabetical-index-mark-end text:id="IMark21658723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216587236"/>var:<text:alphabetical-index-mark-end text:id="IMark21658723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16587236"/>val@:<text:alphabetical-index-mark-end text:id="IMark21658723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216587236"/>var@:<text:alphabetical-index-mark-end text:id="IMark21658723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16587236"/>;<text:alphabetical-index-mark-end text:id="IMark216587236"/>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16587236"/>.is_class?<text:alphabetical-index-mark-end text:id="IMark21658723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216587236"/>.new<text:alphabetical-index-mark-end text:id="IMark21658723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216587236"/>.parent_class<text:alphabetical-index-mark-end text:id="IMark21658723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16587236"/>.subclass:<text:alphabetical-index-mark-end text:id="IMark216587236"/>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216587236"/>.to_s<text:alphabetical-index-mark-end text:id="IMark21658723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216587572"/>Commands<text:alphabetical-index-mark-end text:id="IMark216587572"/></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216587236"/>)methods<text:alphabetical-index-mark-end text:id="IMark216587236"/>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216587236"/>)stubs<text:alphabetical-index-mark-end text:id="IMark216587236"/> []</text:h>
            <text:p text:style-name="Text_20_body">Routing: TOS</text:p>
            <text:p text:style-name="P1">List the stub methods defined for this class. Stubs are place holder methods that serve one of two purposes:</text:p>
            <text:list xml:id="list2546867705206204414" text:style-name="L23">
              <text:list-item>
                <text:p text:style-name="P94">They are abstract methods in a base class that exist so that a sub-class may replace the stub with an actual method. The stub ensures that the compiler uses the correct routing when using the method.</text:p>
              </text:list-item>
              <text:list-item>
                <text:p text:style-name="P94">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68"><text:s text:c="3"/></text:p>
      <text:p text:style-name="Text_20_body"/>
      <text:h text:style-name="Heading_20_1" text:outline-level="1"><text:alphabetical-index-mark-start text:id="IMark216587572"/>Complex<text:alphabetical-index-mark-end text:id="IMark216587572"/></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6">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16587428"/>.cbrt<text:alphabetical-index-mark-end text:id="IMark216587428"/>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16587524"/>.e**<text:alphabetical-index-mark-end text:id="IMark216587524"/>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16587428"/>.split<text:alphabetical-index-mark-end text:id="IMark21658742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16587524"/>.sqrt<text:alphabetical-index-mark-end text:id="IMark216587524"/>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p text:style-name="Text_20_body">.to_x</text:p>
      <text:p text:style-name="Text_20_body"/>
      <text:p text:style-name="Text_20_body">.to_x!</text:p>
      <text:p text:style-name="Text_20_body"/>
      <text:p text:style-name="Text_20_body"><text:soft-page-break/>complex</text:p>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emit .floor .round <text:s/>&lt; <text:s text:c="2"/>&lt;= <text:s text:c="2"/>&lt;=&gt; <text:s text:c="2"/>&gt; <text:s text:c="2"/>&gt;= <text:s text:c="2"/>mod</text:span></text:p>
      <text:h text:style-name="Heading_20_1" text:outline-level="1"><text:alphabetical-index-mark-start text:id="IMark216610760"/>FalseClass<text:alphabetical-index-mark-end text:id="IMark216610760"/></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16587524"/>&amp;&amp;<text:alphabetical-index-mark-end text:id="IMark21658752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16587524"/>^^<text:alphabetical-index-mark-end text:id="IMark21658752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16587524"/>||<text:alphabetical-index-mark-end text:id="IMark21658752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16610760"/>Float<text:alphabetical-index-mark-end text:id="IMark216610760"/></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
      <text:h text:style-name="Heading_20_1" text:outline-level="1"><text:alphabetical-index-mark-start text:id="IMark216611384"/>Hash<text:alphabetical-index-mark-end text:id="IMark216611384"/></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16611384"/><text:span text:style-name="T7">{</text:span><text:alphabetical-index-mark-end text:id="IMark216611384"/>” and the locally defined methods “<text:alphabetical-index-mark-start text:id="IMark216611336"/><text:span text:style-name="T7">-&gt;</text:span><text:alphabetical-index-mark-end text:id="IMark216611336"/>” and “<text:alphabetical-index-mark-start text:id="IMark216611288"/><text:span text:style-name="T7">}</text:span><text:alphabetical-index-mark-end text:id="IMark21661128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5757829" text:continue-list="list1854320278925139221" text:style-name="L21">
        <text:list-item>
          <text:p text:style-name="P92">The first example creates an “empty” hash with zero data elements. </text:p>
        </text:list-item>
        <text:list-item>
          <text:p text:style-name="P92">Hash key and data do NOT need to be the same “type” of data. Mixing is allowed. </text:p>
        </text:list-item>
        <text:list-item>
          <text:p text:style-name="P92">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216610664"/>.[]!<text:alphabetical-index-mark-end text:id="IMark21661066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16610664"/>.[]@<text:alphabetical-index-mark-end text:id="IMark21661066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ext:p text:style-name="Text_20_body">.each{ … }</text:p>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16610664"/>.keys<text:alphabetical-index-mark-end text:id="IMark216610664"/>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216610664"/>.pp<text:alphabetical-index-mark-end text:id="IMark21661066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16610664"/>.strmax2<text:alphabetical-index-mark-end text:id="IMark21661066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16610664"/>.values<text:alphabetical-index-mark-end text:id="IMark216610664"/>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1" text:outline-level="1"><text:alphabetical-index-mark-start text:id="IMark216611336"/>InStream<text:alphabetical-index-mark-end text:id="IMark216611336"/></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16610664"/>.get_all<text:alphabetical-index-mark-end text:id="IMark21661066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6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216610664"/>.open<text:alphabetical-index-mark-end text:id="IMark21661066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6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3">"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16610664"/>.open{<text:alphabetical-index-mark-end text:id="IMark216610664"/>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4"><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16610664"/>.close<text:alphabetical-index-mark-end text:id="IMark21661066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216610664"/>.getc<text:alphabetical-index-mark-end text:id="IMark21661066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216610664"/>.gets<text:alphabetical-index-mark-end text:id="IMark21661066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16610664"/>~getc<text:alphabetical-index-mark-end text:id="IMark21661066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4"><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16610664"/>~gets<text:alphabetical-index-mark-end text:id="IMark21661066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4"><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216611336"/>Integer<text:alphabetical-index-mark-end text:id="IMark216611336"/></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39249056"/><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9249160"/>[an_integer] <text:alphabetical-index-mark-start text:id="IMark216611288"/>.even?<text:alphabetical-index-mark-end text:id="IMark216611288"/> [a_boolean]</text:h>
            <text:p text:style-name="Text_20_body">Routing: TOS</text:p>
            <text:p text:style-name="P1">This method returns true if the integer is even and false if it is odd.<text:change-end text:change-id="ct239249160"/></text:p>
          </table:table-cell>
          <table:covered-table-cell/>
        </table:table-row>
        <table:table-row table:style-name="Table120.1">
          <table:table-cell table:style-name="Table120.A2" office:value-type="string">
            <text:p text:style-name="P17"><text:change-start text:change-id="ct239249264"/>Code<text:change-end text:change-id="ct239249264"/></text:p>
          </table:table-cell>
          <table:table-cell table:style-name="Table120.B2" office:value-type="string">
            <text:p text:style-name="P17"><text:change-start text:change-id="ct239249368"/>Result<text:change-end text:change-id="ct239249368"/></text:p>
          </table:table-cell>
        </table:table-row>
        <table:table-row table:style-name="Table120.1">
          <table:table-cell table:style-name="Table120.A2" office:value-type="string">
            <text:p text:style-name="Snippet"><text:change-start text:change-id="ct239249472"/>2 .even?<text:change-end text:change-id="ct239249472"/></text:p>
          </table:table-cell>
          <table:table-cell table:style-name="Table120.B2" office:value-type="string">
            <text:p text:style-name="P2"><text:change-start text:change-id="ct239249576"/>true<text:change-end text:change-id="ct239249576"/></text:p>
          </table:table-cell>
        </table:table-row>
        <table:table-row table:style-name="Table120.1">
          <table:table-cell table:style-name="Table120.A2" office:value-type="string">
            <text:p text:style-name="Snippet"><text:change-start text:change-id="ct239249680"/>3 .even?<text:change-end text:change-id="ct239249680"/></text:p>
          </table:table-cell>
          <table:table-cell table:style-name="Table120.B2" office:value-type="string">
            <text:p text:style-name="P2"><text:change-start text:change-id="ct239249784"/>false<text:change-end text:change-id="ct239249784"/></text:p>
          </table:table-cell>
        </table:table-row>
      </table:table>
      <text:p text:style-name="Text_20_body"><text:change text:change-id="ct239249888"/><text:change-start text:change-id="ct23924999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16110312"/>.gcd<text:alphabetical-index-mark-end text:id="IMark21611031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9249992"/><text:change text:change-id="ct239250096"/><text:change-start text:change-id="ct23925020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16110312"/>.lcm<text:alphabetical-index-mark-end text:id="IMark21611031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9250200"/><text:change text:change-id="ct239250408"/><text:change text:change-id="ct239250304"/><text:change-start text:change-id="ct239250512"/></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216110312"/>.odd?<text:alphabetical-index-mark-end text:id="IMark21611031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9250512"/></text:p>
      <text:p text:style-name="Text_20_body"><text:soft-page-break/></text:p>
      <text:p text:style-name="Text_20_body"><text:change text:change-id="ct239250616"/>.to_i</text:p>
      <text:p text:style-name="Text_20_body"/>
      <text:p text:style-name="Text_20_body">.to_i!<text:change-start text:change-id="ct239250720"/></text:p>
      <text:p text:style-name="Text_20_body"><text:change-end text:change-id="ct23925072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9250824"/>[an_integer] <text:alphabetical-index-mark-start text:id="IMark216110312"/>2*<text:alphabetical-index-mark-end text:id="IMark216110312"/> [an_integer]</text:h>
            <text:p text:style-name="Text_20_body">Routing: TOS</text:p>
            <text:p text:style-name="P1"><text:change-end text:change-id="ct239250824"/><text:change-start text:change-id="ct239250928"/>Double the value of the integer.<text:change-end text:change-id="ct239250928"/></text:p>
          </table:table-cell>
          <table:covered-table-cell/>
        </table:table-row>
        <table:table-row table:style-name="Table124.1">
          <table:table-cell table:style-name="Table124.A2" office:value-type="string">
            <text:p text:style-name="P17"><text:change-start text:change-id="ct239251032"/>Code<text:change-end text:change-id="ct239251032"/></text:p>
          </table:table-cell>
          <table:table-cell table:style-name="Table124.B2" office:value-type="string">
            <text:p text:style-name="P17"><text:change-start text:change-id="ct239251136"/>Result<text:change-end text:change-id="ct239251136"/></text:p>
          </table:table-cell>
        </table:table-row>
        <table:table-row table:style-name="Table124.1">
          <table:table-cell table:style-name="Table124.A2" office:value-type="string">
            <text:p text:style-name="Snippet"><text:change-start text:change-id="ct241289728"/>13 2*<text:change-end text:change-id="ct241289728"/></text:p>
          </table:table-cell>
          <table:table-cell table:style-name="Table124.B2" office:value-type="string">
            <text:p text:style-name="P2"><text:change-start text:change-id="ct241289832"/>26<text:change-end text:change-id="ct241289832"/></text:p>
          </table:table-cell>
        </table:table-row>
      </table:table>
      <text:p text:style-name="Standard"/>
      <text:p text:style-name="Text_20_body"><text:change text:change-id="ct241289936"/><text:change-start text:change-id="ct24129004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16110312"/>2/<text:alphabetical-index-mark-end text:id="IMark21611031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1290040"/><text:change text:change-id="ct241290144"/><text:change-start text:change-id="ct241290248"/></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216110312"/>&lt;&lt;<text:alphabetical-index-mark-end text:id="IMark21611031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1290248"/><text:change text:change-id="ct241290352"/><text:change-start text:change-id="ct241290456"/></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216110312"/>&gt;&gt;<text:alphabetical-index-mark-end text:id="IMark21611031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1290456"/><text:change text:change-id="ct241290560"/><text:change-start text:change-id="ct241290664"/></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216110312"/>and<text:alphabetical-index-mark-end text:id="IMark21611031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1290664"/><text:change text:change-id="ct241290768"/><text:change-start text:change-id="ct24129087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16110312"/>com<text:alphabetical-index-mark-end text:id="IMark21611031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1290872"/><text:change text:change-id="ct24129097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41291080"/>[an_integer an_integer] <text:alphabetical-index-mark-start text:id="IMark216110312"/>or<text:alphabetical-index-mark-end text:id="IMark216110312"/> [an_integer]</text:h>
            <text:p text:style-name="Text_20_body">Routing: NOS</text:p>
            <text:p text:style-name="P1"><text:change-end text:change-id="ct241291080"/><text:change-start text:change-id="ct241291184"/>Compute the bit-wise inclusive or function of the two integer values.<text:change-end text:change-id="ct241291184"/></text:p>
          </table:table-cell>
          <table:covered-table-cell/>
        </table:table-row>
        <table:table-row table:style-name="Table130.1">
          <table:table-cell table:style-name="Table130.A2" office:value-type="string">
            <text:p text:style-name="P17"><text:change-start text:change-id="ct241291288"/>Code<text:change-end text:change-id="ct241291288"/></text:p>
          </table:table-cell>
          <table:table-cell table:style-name="Table130.B2" office:value-type="string">
            <text:p text:style-name="P17"><text:change-start text:change-id="ct241291392"/>Result<text:change-end text:change-id="ct241291392"/></text:p>
          </table:table-cell>
        </table:table-row>
        <table:table-row table:style-name="Table130.1">
          <table:table-cell table:style-name="Table130.A2" office:value-type="string">
            <text:p text:style-name="Snippet"><text:change-start text:change-id="ct241291496"/>15 40 or<text:change-end text:change-id="ct241291496"/></text:p>
          </table:table-cell>
          <table:table-cell table:style-name="Table130.B2" office:value-type="string">
            <text:p text:style-name="P2"><text:change-start text:change-id="ct241291600"/>47<text:change-end text:change-id="ct241291600"/></text:p>
          </table:table-cell>
        </table:table-row>
      </table:table>
      <text:p text:style-name="Text_20_body"><text:change text:change-id="ct241291704"/><text:change-start text:change-id="ct24129180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16110312"/>xor<text:alphabetical-index-mark-end text:id="IMark21611031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1291808"/></text:p>
      <text:p text:style-name="Text_20_body"/>
      <text:h text:style-name="Heading_20_1" text:outline-level="1"><text:alphabetical-index-mark-start text:id="IMark216612344"/><text:alphabetical-index-mark-start text:id="IMark216612296"/><text:alphabetical-index-mark-start text:id="IMark216612248"/>NilClass<text:alphabetical-index-mark-end text:id="IMark216612248"/><text:alphabetical-index-mark-end text:id="IMark216612296"/><text:alphabetical-index-mark-end text:id="IMark216612344"/></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1291912"/> </text:p>
      <text:p text:style-name="P1">Note that in Boolean expressions, nil is treated as an alias for false.<text:change-end text:change-id="ct24129191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16110312"/>&amp;&amp;<text:alphabetical-index-mark-end text:id="IMark21611031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41292016"/>nil true &amp;&amp;<text:change-end text:change-id="ct241292016"/></text:p>
          </table:table-cell>
          <table:table-cell table:style-name="Table26.B2" office:value-type="string">
            <text:p text:style-name="P2"><text:change-start text:change-id="ct241292120"/>false<text:change-end text:change-id="ct24129212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16110312"/>^^<text:alphabetical-index-mark-end text:id="IMark21611031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41292224"/>nil <text:change-end text:change-id="ct241292224"/><text:change-start text:change-id="ct241292328"/>false ^^<text:change-end text:change-id="ct241292328"/></text:p>
          </table:table-cell>
          <table:table-cell table:style-name="Table27.B2" office:value-type="string">
            <text:p text:style-name="P2"><text:change-start text:change-id="ct241292432"/>false<text:change-end text:change-id="ct241292432"/></text:p>
          </table:table-cell>
        </table:table-row>
        <table:table-row table:style-name="Table27.2">
          <table:table-cell table:style-name="Table27.A2" office:value-type="string">
            <text:p text:style-name="Snippet"><text:change-start text:change-id="ct241292536"/>nil true ^^<text:change-end text:change-id="ct241292536"/></text:p>
          </table:table-cell>
          <table:table-cell table:style-name="Table27.B2" office:value-type="string">
            <text:p text:style-name="P2"><text:change-start text:change-id="ct241292640"/>true<text:change-end text:change-id="ct24129264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16110312"/>||<text:alphabetical-index-mark-end text:id="IMark21611031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41292744"/>nil false ||<text:change-end text:change-id="ct241292744"/></text:p>
          </table:table-cell>
          <table:table-cell table:style-name="Table28.B2" office:value-type="string">
            <text:p text:style-name="P2"><text:change-start text:change-id="ct241292848"/>false<text:change-end text:change-id="ct241292848"/></text:p>
          </table:table-cell>
        </table:table-row>
        <table:table-row table:style-name="Table28.2">
          <table:table-cell table:style-name="Table28.A2" office:value-type="string">
            <text:p text:style-name="Snippet"><text:change-start text:change-id="ct241292952"/>nil true ||<text:change-end text:change-id="ct241292952"/></text:p>
          </table:table-cell>
          <table:table-cell table:style-name="Table28.B2" office:value-type="string">
            <text:p text:style-name="P2"><text:change-start text:change-id="ct241293056"/>true<text:change-end text:change-id="ct241293056"/></text:p>
          </table:table-cell>
        </table:table-row>
      </table:table>
      <text:p text:style-name="Text_20_body"/>
      <text:h text:style-name="Heading_20_1" text:outline-level="1"><text:alphabetical-index-mark-start text:id="IMark216612344"/>Numeric<text:alphabetical-index-mark-end text:id="IMark216612344"/></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41293160"/><text:change-start text:change-id="ct241293264"/>The Numeric class is the abstract base class for num<text:change-end text:change-id="ct241293264"/><text:change-start text:change-id="ct241293368"/>eric data. It is the location for the vast majority of methods that act on such data. In use, data will be instances of <text:change-end text:change-id="ct241293368"/><text:change-start text:change-id="ct241293472"/>Complex, Float, Integer (via Bignum and Fixnum), and Rational data.<text:change-end text:change-id="ct241293472"/><text:change-start text:change-id="ct241293576"/></text:p>
      <text:h text:style-name="Heading_20_2" text:outline-level="2">Specia<text:change-end text:change-id="ct241293576"/><text:change-start text:change-id="ct241293680"/>l Numeric Values</text:h>
      <text:p text:style-name="Text_20_body"><text:change-end text:change-id="ct24129368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16110312"/>-infinity<text:alphabetical-index-mark-end text:id="IMark216110312"/>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1297832"/></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216110312"/>dpr<text:alphabetical-index-mark-end text:id="IMark21611031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1297832"/><text:change-start text:change-id="ct241297936"/></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216110312"/>e<text:alphabetical-index-mark-end text:id="IMark21611031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1297936"/></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16110312"/>epsilon<text:alphabetical-index-mark-end text:id="IMark216110312"/>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16110312"/>infinity<text:alphabetical-index-mark-end text:id="IMark216110312"/>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216110312"/>max_float<text:alphabetical-index-mark-end text:id="IMark21611031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216110312"/>min_float<text:alphabetical-index-mark-end text:id="IMark21611031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16110312"/>nan<text:alphabetical-index-mark-end text:id="IMark216110312"/>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1299080"/></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16110312"/>pi<text:alphabetical-index-mark-end text:id="IMark21611031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3"><text:change-start text:change-id="ct241298040"/>In 1897, <text:change-end text:change-id="ct241298040"/>several<text:change-start text:change-id="ct241298144"/> attempt<text:change-end text:change-id="ct241298144"/>s<text:change-start text:change-id="ct241298248"/> w<text:change-end text:change-id="ct241298248"/>ere<text:change-start text:change-id="ct241298352"/> made <text:change-end text:change-id="ct241298352"/><text:change-start text:change-id="ct241298456"/>to legislate the value of pi<text:change-end text:change-id="ct241298456"/> to a number of incorrectly computed values<text:change-start text:change-id="ct241298560"/>. Fortunately, th<text:change-end text:change-id="ct241298560"/>e<text:change-start text:change-id="ct241298664"/>s<text:change-end text:change-id="ct241298664"/>e<text:change-start text:change-id="ct241298768"/> effort<text:change-end text:change-id="ct241298768"/>s<text:change-start text:change-id="ct241298872"/> w<text:change-end text:change-id="ct241298872"/>ere<text:change-start text:change-id="ct241298976"/> unsuccessful.<text:change-end text:change-id="ct241298976"/></text:p></text:note-body></text:note></text:p>
          </table:table-cell>
        </table:table-row>
      </table:table>
      <text:p text:style-name="Text_20_body"><text:change-end text:change-id="ct241299080"/></text:p>
      <text:h text:style-name="Heading_20_2" text:outline-level="2">Instance Methods</text:h>
      <text:p text:style-name="Text_20_body"><text:change text:change-id="ct241299184"/><text:change-start text:change-id="ct241299288"/></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216110312"/>*<text:alphabetical-index-mark-end text:id="IMark21611031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41299288"/><text:change text:change-id="ct24129939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1299496"/>[a_numeric a_numeric] <text:alphabetical-index-mark-start text:id="IMark216110312"/>**<text:alphabetical-index-mark-end text:id="IMark216110312"/> [a_numeric]</text:h>
            <text:p text:style-name="Text_20_body">Routing: NOS</text:p>
            <text:p text:style-name="P1"><text:change-end text:change-id="ct241299496"/><text:change-start text:change-id="ct241299600"/>The exponentiation operator is impleme<text:change-end text:change-id="ct241299600"/><text:change-start text:change-id="ct241299704"/>nted by this method. Note the the second operand, the power, is converted to a Float first.<text:change-end text:change-id="ct241299704"/></text:p>
          </table:table-cell>
          <table:covered-table-cell/>
        </table:table-row>
        <table:table-row table:style-name="Table133.1">
          <table:table-cell table:style-name="Table133.A2" office:value-type="string">
            <text:p text:style-name="P17"><text:change-start text:change-id="ct241299808"/>Code<text:change-end text:change-id="ct241299808"/></text:p>
          </table:table-cell>
          <table:table-cell table:style-name="Table133.B2" office:value-type="string">
            <text:p text:style-name="P17"><text:change-start text:change-id="ct241299912"/>Result<text:change-end text:change-id="ct241299912"/></text:p>
          </table:table-cell>
        </table:table-row>
        <table:table-row table:style-name="Table133.1">
          <table:table-cell table:style-name="Table133.A2" office:value-type="string">
            <text:p text:style-name="Snippet"><text:change-start text:change-id="ct241300016"/>2 10 **<text:change-end text:change-id="ct241300016"/></text:p>
          </table:table-cell>
          <table:table-cell table:style-name="Table133.B2" office:value-type="string">
            <text:p text:style-name="P2"><text:change-start text:change-id="ct241300120"/>1024<text:change-end text:change-id="ct241300120"/></text:p>
          </table:table-cell>
        </table:table-row>
        <table:table-row table:style-name="Table133.1">
          <table:table-cell table:style-name="Table133.A2" office:value-type="string">
            <text:p text:style-name="Snippet"><text:change-start text:change-id="ct241300224"/>3 4 **<text:change-end text:change-id="ct241300224"/></text:p>
          </table:table-cell>
          <table:table-cell table:style-name="Table133.B2" office:value-type="string">
            <text:p text:style-name="P2"><text:change-start text:change-id="ct241300328"/>81<text:change-end text:change-id="ct241300328"/></text:p>
          </table:table-cell>
        </table:table-row>
        <table:table-row table:style-name="Table133.1">
          <table:table-cell table:style-name="Table133.A2" office:value-type="string">
            <text:p text:style-name="Snippet"><text:change-start text:change-id="ct241300432"/>2 1/2 <text:change-end text:change-id="ct241300432"/><text:change-start text:change-id="ct241300536"/>**<text:change-end text:change-id="ct241300536"/></text:p>
          </table:table-cell>
          <table:table-cell table:style-name="Table133.B2" office:value-type="string">
            <text:p text:style-name="P2"><text:change-start text:change-id="ct241300640"/>1.4142135623730951<text:change-end text:change-id="ct241300640"/></text:p>
          </table:table-cell>
        </table:table-row>
      </table:table>
      <text:p text:style-name="Text_20_body"/>
      <text:p text:style-name="Text_20_body"><text:change text:change-id="ct24130074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1300848"/>[a_numeric a_numeric] <text:alphabetical-index-mark-start text:id="IMark216110312"/>+<text:alphabetical-index-mark-end text:id="IMark216110312"/> [a_numeric]</text:h>
            <text:p text:style-name="Text_20_body">Routing: NOS</text:p>
            <text:p text:style-name="P1">The addition operator is implemented by this method.<text:change-end text:change-id="ct241300848"/></text:p>
          </table:table-cell>
          <table:covered-table-cell/>
        </table:table-row>
        <table:table-row table:style-name="Table134.1">
          <table:table-cell table:style-name="Table134.A2" office:value-type="string">
            <text:p text:style-name="P17"><text:change-start text:change-id="ct241300952"/>Code<text:change-end text:change-id="ct241300952"/></text:p>
          </table:table-cell>
          <table:table-cell table:style-name="Table134.B2" office:value-type="string">
            <text:p text:style-name="P17"><text:change-start text:change-id="ct241301056"/>Result<text:change-end text:change-id="ct241301056"/></text:p>
          </table:table-cell>
        </table:table-row>
        <table:table-row table:style-name="Table134.1">
          <table:table-cell table:style-name="Table134.A2" office:value-type="string">
            <text:p text:style-name="Snippet"><text:change-start text:change-id="ct241301160"/>1 1 +<text:change-end text:change-id="ct241301160"/></text:p>
          </table:table-cell>
          <table:table-cell table:style-name="Table134.B2" office:value-type="string">
            <text:p text:style-name="P2"><text:change-start text:change-id="ct241301264"/>2<text:change-end text:change-id="ct241301264"/></text:p>
          </table:table-cell>
        </table:table-row>
        <table:table-row table:style-name="Table134.1">
          <table:table-cell table:style-name="Table134.A2" office:value-type="string">
            <text:p text:style-name="Snippet"><text:change-start text:change-id="ct241301368"/>1.0 7.2 +<text:change-end text:change-id="ct241301368"/></text:p>
          </table:table-cell>
          <table:table-cell table:style-name="Table134.B2" office:value-type="string">
            <text:p text:style-name="P2"><text:change-start text:change-id="ct241301472"/>8.2<text:change-end text:change-id="ct241301472"/></text:p>
          </table:table-cell>
        </table:table-row>
        <table:table-row table:style-name="Table134.1">
          <table:table-cell table:style-name="Table134.A2" office:value-type="string">
            <text:p text:style-name="Snippet"><text:change-start text:change-id="ct241301576"/>1/2<text:change-end text:change-id="ct241301576"/><text:change-start text:change-id="ct241301680"/> 1/3 +<text:change-end text:change-id="ct241301680"/></text:p>
          </table:table-cell>
          <table:table-cell table:style-name="Table134.B2" office:value-type="string">
            <text:p text:style-name="P2"><text:change-start text:change-id="ct241301784"/>5/6<text:change-end text:change-id="ct241301784"/></text:p>
          </table:table-cell>
        </table:table-row>
        <table:table-row table:style-name="Table134.1">
          <table:table-cell table:style-name="Table134.A2" office:value-type="string">
            <text:p text:style-name="Snippet"><text:change-start text:change-id="ct241301928"/>1+2i 1+3i<text:change-end text:change-id="ct241301928"/><text:change-start text:change-id="ct241302032"/> +<text:change-end text:change-id="ct241302032"/></text:p>
          </table:table-cell>
          <table:table-cell table:style-name="Table134.B2" office:value-type="string">
            <text:p text:style-name="P2"><text:change-start text:change-id="ct241302136"/>2+5i<text:change-end text:change-id="ct241302136"/></text:p>
          </table:table-cell>
        </table:table-row>
      </table:table>
      <text:p text:style-name="Text_20_body"><text:change text:change-id="ct241302240"/><text:change-start text:change-id="ct241302344"/></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16110312"/>-<text:alphabetical-index-mark-end text:id="IMark21611031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1302344"/><text:change text:change-id="ct241302552"/><text:change text:change-id="ct241302448"/><text:change-start text:change-id="ct24130265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16110312"/>.1/x<text:alphabetical-index-mark-end text:id="IMark21611031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1302656"/><text:change text:change-id="ct241302760"/><text:change-start text:change-id="ct24130286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16110312"/>.10**<text:alphabetical-index-mark-end text:id="IMark216110312"/>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1302864"/><text:change text:change-id="ct241302968"/><text:change-start text:change-id="ct24130307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16110312"/>.2**<text:alphabetical-index-mark-end text:id="IMark216110312"/>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1303072"/><text:change text:change-id="ct241303280"/><text:change text:change-id="ct241303176"/><text:change-start text:change-id="ct24130338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16110312"/>.abs<text:alphabetical-index-mark-end text:id="IMark21611031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1303384"/><text:change text:change-id="ct24130348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1303592"/>[a_numeric] <text:alphabetical-index-mark-start text:id="IMark216110312"/>.acos<text:alphabetical-index-mark-end text:id="IMark216110312"/> [a_float]</text:h>
            <text:p text:style-name="Text_20_body">Routing: TOS</text:p>
            <text:p text:style-name="P1">This method computes the arc-cosine (cos(x)<text:span text:style-name="T11">-1</text:span>) of the value. That is it computes the angle in radians <text:change-end text:change-id="ct241303592"/><text:change-start text:change-id="ct241304008"/>whose cosine is the argument<text:note text:id="ftn66" text:note-class="footnote"><text:note-citation>66</text:note-citation><text:note-body><text:p text:style-name="Footnote"><text:change-start text:change-id="ct241303696"/>Please s<text:change-end text:change-id="ct241303696"/><text:change-start text:change-id="ct241303800"/>ee <text:a xlink:type="simple" xlink:href="http://en.wikipedia.org/wiki/Inverse_trigonometric_functions" text:style-name="Internet_20_link" text:visited-style-name="Visited_20_Internet_20_Link">http://en.wikipedia.org/wiki/Inverse_trigonometric_functions</text:a> for m<text:change-end text:change-id="ct241303800"/><text:change-start text:change-id="ct241303904"/>ore details on inverse trigonometric functions.<text:change-end text:change-id="ct241303904"/></text:p></text:note-body></text:note>.<text:change-end text:change-id="ct241304008"/><text:change-start text:change-id="ct241304112"/> <text:span text:style-name="T11"><text:s text:c="11"/></text:span><text:change-end text:change-id="ct241304112"/></text:p>
          </table:table-cell>
          <table:covered-table-cell/>
        </table:table-row>
        <table:table-row table:style-name="Table140.1">
          <table:table-cell table:style-name="Table140.A2" office:value-type="string">
            <text:p text:style-name="P17"><text:change-start text:change-id="ct241304216"/>Code<text:change-end text:change-id="ct241304216"/></text:p>
          </table:table-cell>
          <table:table-cell table:style-name="Table140.B2" office:value-type="string">
            <text:p text:style-name="P17"><text:change-start text:change-id="ct241304320"/>Result<text:change-end text:change-id="ct241304320"/></text:p>
          </table:table-cell>
        </table:table-row>
        <table:table-row table:style-name="Table140.1">
          <table:table-cell table:style-name="Table140.A2" office:value-type="string">
            <text:p text:style-name="Snippet"><text:change-start text:change-id="ct241304424"/>1 .acos<text:change-end text:change-id="ct241304424"/></text:p>
          </table:table-cell>
          <table:table-cell table:style-name="Table140.B2" office:value-type="string">
            <text:p text:style-name="P2"><text:change-start text:change-id="ct241304528"/>0.0<text:change-end text:change-id="ct241304528"/></text:p>
          </table:table-cell>
        </table:table-row>
        <table:table-row table:style-name="Table140.1">
          <table:table-cell table:style-name="Table140.A2" office:value-type="string">
            <text:p text:style-name="Snippet"><text:change-start text:change-id="ct241304632"/>0 .acos<text:change-end text:change-id="ct241304632"/></text:p>
          </table:table-cell>
          <table:table-cell table:style-name="Table140.B2" office:value-type="string">
            <text:p text:style-name="P2"><text:change-start text:change-id="ct241304736"/>1.5707963267948966<text:change-end text:change-id="ct241304736"/></text:p>
          </table:table-cell>
        </table:table-row>
      </table:table>
      <text:p text:style-name="Text_20_body"><text:change text:change-id="ct24130484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1305152"/>[a_numeric] <text:alphabetical-index-mark-start text:id="IMark216110312"/>.acosh<text:alphabetical-index-mark-end text:id="IMark216110312"/> [a_float]</text:h>
            <text:p text:style-name="Text_20_body">Routing: TOS</text:p>
            <text:p text:style-name="P1">This method computes the arc-hyperbolic-cosine (cosh(x)<text:span text:style-name="T11">-1</text:span>) of the value. That is it computes the angle in radians whose hyperbolic-cosine is the argument<text:note text:id="ftn67" text:note-class="footnote"><text:note-citation>67</text:note-citation><text:note-body><text:p text:style-name="Footnote"><text:change-start text:change-id="ct24130494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1304944"/><text:change-start text:change-id="ct241305048"/>bolic trigonometric functions.<text:change-end text:change-id="ct241305048"/></text:p></text:note-body></text:note>.<text:change-end text:change-id="ct241305152"/></text:p>
          </table:table-cell>
          <table:covered-table-cell/>
        </table:table-row>
        <table:table-row table:style-name="Table141.1">
          <table:table-cell table:style-name="Table141.A2" office:value-type="string">
            <text:p text:style-name="P17"><text:change-start text:change-id="ct241305256"/>Code<text:change-end text:change-id="ct241305256"/></text:p>
          </table:table-cell>
          <table:table-cell table:style-name="Table141.B2" office:value-type="string">
            <text:p text:style-name="P17"><text:change-start text:change-id="ct241305360"/>Result<text:change-end text:change-id="ct24130536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130546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1305568"/>[a_numeric] <text:alphabetical-index-mark-start text:id="IMark216110312"/>.angle<text:alphabetical-index-mark-end text:id="IMark216110312"/> [a_float]</text:h>
            <text:p text:style-name="Text_20_body">Routing:<text:change-end text:change-id="ct241305568"/> TOS<text:change-start text:change-id="ct241305672"/></text:p>
            <text:p text:style-name="P1"><text:change-end text:change-id="ct24130567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41305776"/>Code<text:change-end text:change-id="ct241305776"/></text:p>
          </table:table-cell>
          <table:table-cell table:style-name="Table142.B2" office:value-type="string">
            <text:p text:style-name="P17"><text:change-start text:change-id="ct241305880"/>Result<text:change-end text:change-id="ct24130588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130602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1306128"/>[a_numeric] <text:alphabetical-index-mark-start text:id="IMark216110312"/>.asin<text:alphabetical-index-mark-end text:id="IMark216110312"/> [a_<text:change-end text:change-id="ct241306128"/>float<text:change-start text:change-id="ct241306232"/>]</text:h>
            <text:p text:style-name="Text_20_body">Routing:<text:change-end text:change-id="ct241306232"/> TOS<text:change-start text:change-id="ct241306336"/></text:p>
            <text:p text:style-name="P1"><text:change-end text:change-id="ct241306336"/>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41306440"/>Code<text:change-end text:change-id="ct241306440"/></text:p>
          </table:table-cell>
          <table:table-cell table:style-name="Table143.B2" office:value-type="string">
            <text:p text:style-name="P17"><text:change-start text:change-id="ct241306544"/>Result<text:change-end text:change-id="ct24130654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130664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1306752"/>[a_numeric] <text:alphabetical-index-mark-start text:id="IMark216110312"/>.asinh<text:alphabetical-index-mark-end text:id="IMark216110312"/> [a_<text:change-end text:change-id="ct241306752"/>float<text:change-start text:change-id="ct241306856"/>]</text:h>
            <text:p text:style-name="Text_20_body">Routing:<text:change-end text:change-id="ct241306856"/> TOS<text:change-start text:change-id="ct241306960"/></text:p>
            <text:p text:style-name="P1"><text:change-end text:change-id="ct241306960"/>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41307064"/>Code<text:change-end text:change-id="ct241307064"/></text:p>
          </table:table-cell>
          <table:table-cell table:style-name="Table144.B2" office:value-type="string">
            <text:p text:style-name="P17"><text:change-start text:change-id="ct241307168"/>Result<text:change-end text:change-id="ct24130716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130727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1307376"/>[a_numeric] <text:alphabetical-index-mark-start text:id="IMark216110312"/>.atan<text:alphabetical-index-mark-end text:id="IMark216110312"/> [a_<text:change-end text:change-id="ct241307376"/>float<text:change-start text:change-id="ct241307480"/>]</text:h>
            <text:p text:style-name="Text_20_body">Routing:<text:change-end text:change-id="ct241307480"/> TOS<text:change-start text:change-id="ct241307584"/></text:p>
            <text:p text:style-name="P1"><text:change-end text:change-id="ct241307584"/>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41307688"/>Code<text:change-end text:change-id="ct241307688"/></text:p>
          </table:table-cell>
          <table:table-cell table:style-name="Table145.B2" office:value-type="string">
            <text:p text:style-name="P17"><text:change-start text:change-id="ct241307792"/>Result<text:change-end text:change-id="ct24130779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130789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1308000"/>[a_numeric a_numeric] <text:alphabetical-index-mark-start text:id="IMark216110312"/>.atan2<text:alphabetical-index-mark-end text:id="IMark216110312"/> [a_<text:change-end text:change-id="ct241308000"/>float<text:change-start text:change-id="ct241308104"/>]</text:h>
            <text:p text:style-name="Text_20_body">Routing:<text:change-end text:change-id="ct241308104"/> TOS<text:change-start text:change-id="ct241308208"/></text:p>
            <text:p text:style-name="P1"><text:change-end text:change-id="ct24130820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41308312"/>Code<text:change-end text:change-id="ct241308312"/></text:p>
          </table:table-cell>
          <table:table-cell table:style-name="Table146.B2" office:value-type="string">
            <text:p text:style-name="P17"><text:change-start text:change-id="ct241308416"/>Result<text:change-end text:change-id="ct24130841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1308624"/><text:change text:change-id="ct24130852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1308728"/>[a_numeric] <text:alphabetical-index-mark-start text:id="IMark216110312"/>.atanh<text:alphabetical-index-mark-end text:id="IMark216110312"/> [a_<text:change-end text:change-id="ct241308728"/>float<text:change-start text:change-id="ct241308832"/>]</text:h>
            <text:p text:style-name="Text_20_body">Routing:<text:change-end text:change-id="ct241308832"/> TOS<text:change-start text:change-id="ct241308936"/></text:p>
            <text:p text:style-name="P1"><text:change-end text:change-id="ct241308936"/>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41309040"/>Code<text:change-end text:change-id="ct241309040"/></text:p>
          </table:table-cell>
          <table:table-cell table:style-name="Table147.B2" office:value-type="string">
            <text:p text:style-name="P17"><text:change-start text:change-id="ct241309144"/>Result<text:change-end text:change-id="ct24130914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130924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1309352"/>[a_numeric a_numeric] <text:alphabetical-index-mark-start text:id="IMark216110312"/>.c2p<text:alphabetical-index-mark-end text:id="IMark216110312"/> [a_<text:change-end text:change-id="ct241309352"/>float<text:change-start text:change-id="ct241309456"/> a_<text:change-end text:change-id="ct241309456"/>float<text:change-start text:change-id="ct241309560"/>]</text:h>
            <text:p text:style-name="Text_20_body">Routing: TOS</text:p>
            <text:p text:style-name="P1"><text:change-end text:change-id="ct24130956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41309664"/>Code<text:change-end text:change-id="ct241309664"/></text:p>
          </table:table-cell>
          <table:table-cell table:style-name="Table148.B2" office:value-type="string">
            <text:p text:style-name="P17"><text:change-start text:change-id="ct241309768"/>Result<text:change-end text:change-id="ct24130976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1309976"/><text:change text:change-id="ct24130987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1310120"/>[a_numeric] <text:alphabetical-index-mark-start text:id="IMark216110312"/>.cbrt<text:alphabetical-index-mark-end text:id="IMark216110312"/> [a_<text:change-end text:change-id="ct241310120"/>float<text:change-start text:change-id="ct241310224"/>]</text:h>
            <text:p text:style-name="Text_20_body">Routing:<text:change-end text:change-id="ct241310224"/> TOS<text:change-start text:change-id="ct241310328"/></text:p>
            <text:p text:style-name="P1"><text:change-end text:change-id="ct241310328"/>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41310432"/>Code<text:change-end text:change-id="ct241310432"/></text:p>
          </table:table-cell>
          <table:table-cell table:style-name="Table149.B2" office:value-type="string">
            <text:p text:style-name="P17"><text:change-start text:change-id="ct241310536"/>Result<text:change-end text:change-id="ct24131053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131064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1310744"/>[a_numeric] <text:alphabetical-index-mark-start text:id="IMark216110312"/>.ceil<text:alphabetical-index-mark-end text:id="IMark216110312"/> [a<text:change-end text:change-id="ct241310744"/>n<text:change-start text:change-id="ct241310848"/>_<text:change-end text:change-id="ct241310848"/>integer<text:change-start text:change-id="ct241310952"/>]</text:h>
            <text:p text:style-name="Text_20_body">Routing:<text:change-end text:change-id="ct241310952"/> TOS<text:change-start text:change-id="ct241311056"/></text:p>
            <text:p text:style-name="P1"><text:change-end text:change-id="ct241311056"/>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41311160"/>Code<text:change-end text:change-id="ct241311160"/></text:p>
          </table:table-cell>
          <table:table-cell table:style-name="Table150.B2" office:value-type="string">
            <text:p text:style-name="P17"><text:change-start text:change-id="ct241311264"/>Result<text:change-end text:change-id="ct24131126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1311368"/></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1311472"/>[a_numeric] <text:alphabetical-index-mark-start text:id="IMark216110312"/>.conjugate<text:alphabetical-index-mark-end text:id="IMark216110312"/> [a_numeric]</text:h>
            <text:p text:style-name="Text_20_body">Routing:<text:change-end text:change-id="ct241311472"/> TOS<text:change-start text:change-id="ct241311576"/></text:p>
            <text:p text:style-name="P1"><text:change-end text:change-id="ct241311576"/>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41311680"/>Code<text:change-end text:change-id="ct241311680"/></text:p>
          </table:table-cell>
          <table:table-cell table:style-name="Table151.B2" office:value-type="string">
            <text:p text:style-name="P17"><text:change-start text:change-id="ct241311784"/>Result<text:change-end text:change-id="ct24131178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131188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1311992"/>[a_numeric] <text:alphabetical-index-mark-start text:id="IMark216110312"/>.cos<text:alphabetical-index-mark-end text:id="IMark216110312"/> [a_<text:change-end text:change-id="ct241311992"/>float<text:change-start text:change-id="ct241312096"/>]</text:h>
            <text:p text:style-name="Text_20_body">Routing:<text:change-end text:change-id="ct241312096"/> TOS<text:change-start text:change-id="ct241312200"/></text:p>
            <text:p text:style-name="P1"><text:change-end text:change-id="ct241312200"/>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41312304"/>Code<text:change-end text:change-id="ct241312304"/></text:p>
          </table:table-cell>
          <table:table-cell table:style-name="Table152.B2" office:value-type="string">
            <text:p text:style-name="P17"><text:change-start text:change-id="ct241312408"/>Result<text:change-end text:change-id="ct24131240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1312616"/><text:change text:change-id="ct24131251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1312720"/>[a_numeric] <text:alphabetical-index-mark-start text:id="IMark216110312"/>.cosh<text:alphabetical-index-mark-end text:id="IMark216110312"/> [a_<text:change-end text:change-id="ct241312720"/>float<text:change-start text:change-id="ct241312824"/>]</text:h>
            <text:p text:style-name="Text_20_body">Routing:<text:change-end text:change-id="ct241312824"/> TOS<text:change-start text:change-id="ct241312928"/></text:p>
            <text:p text:style-name="P1"><text:change-end text:change-id="ct241312928"/>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41313032"/>Code<text:change-end text:change-id="ct241313032"/></text:p>
          </table:table-cell>
          <table:table-cell table:style-name="Table153.B2" office:value-type="string">
            <text:p text:style-name="P17"><text:change-start text:change-id="ct241313136"/>Result<text:change-end text:change-id="ct24131313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131324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1313344"/>[a_numeric] <text:alphabetical-index-mark-start text:id="IMark216110312"/>.cube<text:alphabetical-index-mark-end text:id="IMark216110312"/> [a_numeric]</text:h>
            <text:p text:style-name="Text_20_body">Routing:<text:change-end text:change-id="ct241313344"/> TOS<text:change-start text:change-id="ct241313448"/></text:p>
            <text:p text:style-name="P1"><text:change-end text:change-id="ct241313448"/>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41313552"/>Code<text:change-end text:change-id="ct241313552"/></text:p>
          </table:table-cell>
          <table:table-cell table:style-name="Table154.B2" office:value-type="string">
            <text:p text:style-name="P17"><text:change-start text:change-id="ct241313656"/>Result<text:change-end text:change-id="ct24131365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1313760"/></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1313864"/>[a_numeric] <text:alphabetical-index-mark-start text:id="IMark216110312"/>.d2r<text:alphabetical-index-mark-end text:id="IMark216110312"/> [a_<text:change-end text:change-id="ct241313864"/>float<text:change-start text:change-id="ct241313968"/>]</text:h>
            <text:p text:style-name="Text_20_body">Routing:<text:change-end text:change-id="ct241313968"/> TOS<text:change-start text:change-id="ct241314072"/></text:p>
            <text:p text:style-name="P1"><text:change-end text:change-id="ct241314072"/>This method converts the argument number from degrees to radians.</text:p>
          </table:table-cell>
          <table:covered-table-cell/>
        </table:table-row>
        <table:table-row table:style-name="Table155.1">
          <table:table-cell table:style-name="Table155.A2" office:value-type="string">
            <text:p text:style-name="P17"><text:change-start text:change-id="ct241314216"/>Code<text:change-end text:change-id="ct241314216"/></text:p>
          </table:table-cell>
          <table:table-cell table:style-name="Table155.B2" office:value-type="string">
            <text:p text:style-name="P17"><text:change-start text:change-id="ct241314320"/>Result<text:change-end text:change-id="ct24131432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1314424"/></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41314528"/>[a_numeric] <text:alphabetical-index-mark-start text:id="IMark216110312"/>.denominator<text:alphabetical-index-mark-end text:id="IMark216110312"/> [a<text:change-end text:change-id="ct241314528"/>n<text:change-start text:change-id="ct241314632"/>_<text:change-end text:change-id="ct241314632"/>integer<text:change-start text:change-id="ct241314736"/>]</text:h>
            <text:p text:style-name="Text_20_body">Routing:<text:change-end text:change-id="ct241314736"/> TOS<text:change-start text:change-id="ct241314840"/></text:p>
            <text:p text:style-name="P1"><text:change-end text:change-id="ct24131484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41314944"/>Code<text:change-end text:change-id="ct241314944"/></text:p>
          </table:table-cell>
          <table:table-cell table:style-name="Table156.B2" office:value-type="string">
            <text:p text:style-name="P17"><text:change-start text:change-id="ct241315048"/>Result<text:change-end text:change-id="ct24131504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131515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1315256"/>[a_numeric] <text:alphabetical-index-mark-start text:id="IMark216110312"/>.e**<text:alphabetical-index-mark-end text:id="IMark216110312"/> [a_<text:change-end text:change-id="ct241315256"/>float<text:change-start text:change-id="ct241315360"/>]</text:h>
            <text:p text:style-name="Text_20_body">Routing:<text:change-end text:change-id="ct241315360"/> TOS<text:change-start text:change-id="ct241315464"/></text:p>
            <text:p text:style-name="P1"><text:change-end text:change-id="ct241315464"/>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41315568"/>Code<text:change-end text:change-id="ct241315568"/></text:p>
          </table:table-cell>
          <table:table-cell table:style-name="Table157.B2" office:value-type="string">
            <text:p text:style-name="P17"><text:change-start text:change-id="ct241315672"/>Result<text:change-end text:change-id="ct24131567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131577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1315880"/>[a_numeric] <text:alphabetical-index-mark-start text:id="IMark216110312"/>.emit<text:alphabetical-index-mark-end text:id="IMark216110312"/> []</text:h>
            <text:p text:style-name="Text_20_body">Routing:<text:change-end text:change-id="ct241315880"/> TOS<text:change-start text:change-id="ct241315984"/></text:p>
            <text:p text:style-name="P1"><text:change-end text:change-id="ct241315984"/>This method emits a character with the code of numeric argument.</text:p>
          </table:table-cell>
          <table:covered-table-cell/>
        </table:table-row>
        <table:table-row table:style-name="Table158.1">
          <table:table-cell table:style-name="Table158.A2" office:value-type="string">
            <text:p text:style-name="P17"><text:change-start text:change-id="ct241316088"/>Code<text:change-end text:change-id="ct241316088"/></text:p>
          </table:table-cell>
          <table:table-cell table:style-name="Table158.B2" office:value-type="string">
            <text:p text:style-name="P17"><text:change-start text:change-id="ct241316192"/>Result<text:change-end text:change-id="ct24131619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1316400"/><text:change text:change-id="ct24131629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1316504"/>[a_numeric] <text:alphabetical-index-mark-start text:id="IMark216110312"/>.floor<text:alphabetical-index-mark-end text:id="IMark216110312"/> [a<text:change-end text:change-id="ct241316504"/>n<text:change-start text:change-id="ct241316608"/>_<text:change-end text:change-id="ct241316608"/>integer<text:change-start text:change-id="ct241316712"/>]</text:h>
            <text:p text:style-name="Text_20_body">Routing:<text:change-end text:change-id="ct241316712"/> TOS<text:change-start text:change-id="ct241316816"/></text:p>
            <text:p text:style-name="P1"><text:change-end text:change-id="ct241316816"/>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41316920"/>Code<text:change-end text:change-id="ct241316920"/></text:p>
          </table:table-cell>
          <table:table-cell table:style-name="Table159.B2" office:value-type="string">
            <text:p text:style-name="P17"><text:change-start text:change-id="ct241317024"/>Result<text:change-end text:change-id="ct24131702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131712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1317232"/>[a_numeric a_numeric] <text:alphabetical-index-mark-start text:id="IMark216110312"/>.hypot<text:alphabetical-index-mark-end text:id="IMark216110312"/> [a_<text:change-end text:change-id="ct241317232"/>float<text:change-start text:change-id="ct241317336"/>]</text:h>
            <text:p text:style-name="Text_20_body">Routing:<text:change-end text:change-id="ct241317336"/> TOS<text:change-start text:change-id="ct241317440"/></text:p>
            <text:p text:style-name="P1"><text:change-end text:change-id="ct241317440"/>Given two lengths, this method computes the length of the hypotenuse. </text:p>
          </table:table-cell>
          <table:covered-table-cell/>
        </table:table-row>
        <table:table-row table:style-name="Table160.1">
          <table:table-cell table:style-name="Table160.A2" office:value-type="string">
            <text:p text:style-name="P17"><text:change-start text:change-id="ct241317544"/>Code<text:change-end text:change-id="ct241317544"/></text:p>
          </table:table-cell>
          <table:table-cell table:style-name="Table160.B2" office:value-type="string">
            <text:p text:style-name="P17"><text:change-start text:change-id="ct241317648"/>Result<text:change-end text:change-id="ct24131764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131775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1317856"/>[a_numeric] <text:alphabetical-index-mark-start text:id="IMark216110312"/>.imaginary<text:alphabetical-index-mark-end text:id="IMark216110312"/> [a_numeric]</text:h>
            <text:p text:style-name="Text_20_body">Routing:<text:change-end text:change-id="ct241317856"/> TOS<text:change-start text:change-id="ct241317960"/></text:p>
            <text:p text:style-name="P1"><text:change-end text:change-id="ct24131796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41318064"/>Code<text:change-end text:change-id="ct241318064"/></text:p>
          </table:table-cell>
          <table:table-cell table:style-name="Table161.B2" office:value-type="string">
            <text:p text:style-name="P17"><text:change-start text:change-id="ct241318168"/>Result<text:change-end text:change-id="ct24131816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135508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1355192"/>[a_numeric] <text:alphabetical-index-mark-start text:id="IMark216110312"/>.ln<text:alphabetical-index-mark-end text:id="IMark216110312"/> [a_<text:change-end text:change-id="ct241355192"/>float<text:change-start text:change-id="ct241355296"/>]</text:h>
            <text:p text:style-name="Text_20_body">Routing:<text:change-end text:change-id="ct241355296"/> TOS<text:change-start text:change-id="ct241355400"/></text:p>
            <text:p text:style-name="P1"><text:change-end text:change-id="ct241355400"/>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41355504"/>Code<text:change-end text:change-id="ct241355504"/></text:p>
          </table:table-cell>
          <table:table-cell table:style-name="Table162.B2" office:value-type="string">
            <text:p text:style-name="P17"><text:change-start text:change-id="ct241355608"/>Result<text:change-end text:change-id="ct24135560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1355712"/></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1355816"/>[a_numeric] <text:alphabetical-index-mark-start text:id="IMark216110312"/>.log10<text:alphabetical-index-mark-end text:id="IMark216110312"/> [a_<text:change-end text:change-id="ct241355816"/>float<text:change-start text:change-id="ct241355920"/>]</text:h>
            <text:p text:style-name="Text_20_body">Routing:<text:change-end text:change-id="ct241355920"/> TOS<text:change-start text:change-id="ct241356024"/></text:p>
            <text:p text:style-name="P1"><text:change-end text:change-id="ct241356024"/>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41356128"/>Code<text:change-end text:change-id="ct241356128"/></text:p>
          </table:table-cell>
          <table:table-cell table:style-name="Table163.B2" office:value-type="string">
            <text:p text:style-name="P17"><text:change-start text:change-id="ct241356232"/>Result<text:change-end text:change-id="ct24135623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135633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1356440"/>[a_numeric] <text:alphabetical-index-mark-start text:id="IMark216110312"/>.log2<text:alphabetical-index-mark-end text:id="IMark216110312"/> [a_<text:change-end text:change-id="ct241356440"/>float<text:change-start text:change-id="ct241356544"/>]</text:h>
            <text:p text:style-name="Text_20_body">Routing:<text:change-end text:change-id="ct241356544"/> TOS<text:change-start text:change-id="ct241356648"/></text:p>
            <text:p text:style-name="P1"><text:change-end text:change-id="ct241356648"/>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41356752"/>Code<text:change-end text:change-id="ct241356752"/></text:p>
          </table:table-cell>
          <table:table-cell table:style-name="Table164.B2" office:value-type="string">
            <text:p text:style-name="P17"><text:change-start text:change-id="ct241356856"/>Result<text:change-end text:change-id="ct241356856"/></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135696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1357064"/>[a_numeric] <text:alphabetical-index-mark-start text:id="IMark216110312"/>.magnitude<text:alphabetical-index-mark-end text:id="IMark216110312"/> [a_numeric]</text:h>
            <text:p text:style-name="Text_20_body">Routing:<text:change-end text:change-id="ct241357064"/> TOS<text:change-start text:change-id="ct241357168"/></text:p>
            <text:p text:style-name="P1"><text:change-end text:change-id="ct24135716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41357272"/>Code<text:change-end text:change-id="ct241357272"/></text:p>
          </table:table-cell>
          <table:table-cell table:style-name="Table165.B2" office:value-type="string">
            <text:p text:style-name="P17"><text:change-start text:change-id="ct241357376"/>Result<text:change-end text:change-id="ct24135737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1357480"/></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41357584"/>[a_numeric] <text:alphabetical-index-mark-start text:id="IMark216110312"/>.numerator<text:alphabetical-index-mark-end text:id="IMark216110312"/> [a_numeric]</text:h>
            <text:p text:style-name="Text_20_body">Routing:<text:change-end text:change-id="ct241357584"/> TOS<text:change-start text:change-id="ct241357688"/></text:p>
            <text:p text:style-name="P1"><text:change-end text:change-id="ct24135768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41357792"/>Code<text:change-end text:change-id="ct241357792"/></text:p>
          </table:table-cell>
          <table:table-cell table:style-name="Table166.B2" office:value-type="string">
            <text:p text:style-name="P17"><text:change-start text:change-id="ct241357896"/>Result<text:change-end text:change-id="ct24135789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1358104"/><text:change text:change-id="ct24135800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1358208"/>[a_numeric a_numeric] <text:alphabetical-index-mark-start text:id="IMark216110312"/>.p2c<text:alphabetical-index-mark-end text:id="IMark216110312"/> [a_<text:change-end text:change-id="ct241358208"/>float<text:change-start text:change-id="ct241358312"/> a_<text:change-end text:change-id="ct241358312"/>float<text:change-start text:change-id="ct241358416"/>]</text:h>
            <text:p text:style-name="Text_20_body">Routing:<text:change-end text:change-id="ct241358416"/> TOS<text:change-start text:change-id="ct241358520"/></text:p>
            <text:p text:style-name="P1"><text:change-end text:change-id="ct24135852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41358624"/>Code<text:change-end text:change-id="ct241358624"/></text:p>
          </table:table-cell>
          <table:table-cell table:style-name="Table167.B2" office:value-type="string">
            <text:p text:style-name="P17"><text:change-start text:change-id="ct241358728"/>Result<text:change-end text:change-id="ct24135872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135883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1358936"/>[a_numeric] <text:alphabetical-index-mark-start text:id="IMark216110312"/>.polar<text:alphabetical-index-mark-end text:id="IMark216110312"/> [a_<text:change-end text:change-id="ct241358936"/>float<text:change-start text:change-id="ct241359040"/> a_<text:change-end text:change-id="ct241359040"/>float<text:change-start text:change-id="ct241359184"/>]</text:h>
            <text:p text:style-name="Text_20_body">Routing:<text:change-end text:change-id="ct241359184"/> TOS<text:change-start text:change-id="ct241359288"/></text:p>
            <text:p text:style-name="P1"><text:change-end text:change-id="ct24135928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41359392"/>Code<text:change-end text:change-id="ct241359392"/></text:p>
          </table:table-cell>
          <table:table-cell table:style-name="Table168.B2" office:value-type="string">
            <text:p text:style-name="P17"><text:change-start text:change-id="ct241359496"/>Result<text:change-end text:change-id="ct24135949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135960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1359704"/>[a_numeric] <text:alphabetical-index-mark-start text:id="IMark216110312"/>.r2d<text:alphabetical-index-mark-end text:id="IMark216110312"/> [a_<text:change-end text:change-id="ct241359704"/>float<text:change-start text:change-id="ct241359808"/>]</text:h>
            <text:p text:style-name="Text_20_body">Routing:<text:change-end text:change-id="ct241359808"/> TOS<text:change-start text:change-id="ct241359912"/></text:p>
            <text:p text:style-name="P1"><text:change-end text:change-id="ct241359912"/>Convert a angle value from radians to degrees.</text:p>
          </table:table-cell>
          <table:covered-table-cell/>
        </table:table-row>
        <table:table-row table:style-name="Table169.1">
          <table:table-cell table:style-name="Table169.A2" office:value-type="string">
            <text:p text:style-name="P17"><text:change-start text:change-id="ct241360016"/>Code<text:change-end text:change-id="ct241360016"/></text:p>
          </table:table-cell>
          <table:table-cell table:style-name="Table169.B2" office:value-type="string">
            <text:p text:style-name="P17"><text:change-start text:change-id="ct241360120"/>Result<text:change-end text:change-id="ct24136012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4136022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1360328"/>[a_numeric] <text:alphabetical-index-mark-start text:id="IMark216110312"/>.real<text:alphabetical-index-mark-end text:id="IMark216110312"/> [a_numeric]</text:h>
            <text:p text:style-name="Text_20_body">Routing:<text:change-end text:change-id="ct241360328"/> TOS<text:change-start text:change-id="ct241360432"/></text:p>
            <text:p text:style-name="P1"><text:change-end text:change-id="ct24136043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41360536"/>Code<text:change-end text:change-id="ct241360536"/></text:p>
          </table:table-cell>
          <table:table-cell table:style-name="Table170.B2" office:value-type="string">
            <text:p text:style-name="P17"><text:change-start text:change-id="ct241360640"/>Result<text:change-end text:change-id="ct24136064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136074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1360848"/>[a_numeric] <text:alphabetical-index-mark-start text:id="IMark216110312"/>.round<text:alphabetical-index-mark-end text:id="IMark216110312"/> [a<text:change-end text:change-id="ct241360848"/>n<text:change-start text:change-id="ct241360952"/>_<text:change-end text:change-id="ct241360952"/>integer<text:change-start text:change-id="ct241361056"/>]</text:h>
            <text:p text:style-name="Text_20_body">Routing:<text:change-end text:change-id="ct241361056"/> TOS<text:change-start text:change-id="ct241361160"/></text:p>
            <text:p text:style-name="P1"><text:change-end text:change-id="ct241361160"/>This method rounds the argument number to the nearest integer.</text:p>
          </table:table-cell>
          <table:covered-table-cell/>
        </table:table-row>
        <table:table-row table:style-name="Table171.1">
          <table:table-cell table:style-name="Table171.A2" office:value-type="string">
            <text:p text:style-name="P17"><text:change-start text:change-id="ct241361264"/>Code<text:change-end text:change-id="ct241361264"/></text:p>
          </table:table-cell>
          <table:table-cell table:style-name="Table171.B2" office:value-type="string">
            <text:p text:style-name="P17"><text:change-start text:change-id="ct241361368"/>Result<text:change-end text:change-id="ct24136136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4136147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1361576"/>[a_numeric] <text:alphabetical-index-mark-start text:id="IMark216110312"/>.sin<text:alphabetical-index-mark-end text:id="IMark216110312"/> [a_<text:change-end text:change-id="ct241361576"/>float<text:change-start text:change-id="ct241361680"/>]</text:h>
            <text:p text:style-name="Text_20_body">Routing:<text:change-end text:change-id="ct241361680"/> TOS<text:change-start text:change-id="ct241361784"/></text:p>
            <text:p text:style-name="P1"><text:change-end text:change-id="ct241361784"/>This method computes the sine of the argument angle in radians.</text:p>
          </table:table-cell>
          <table:covered-table-cell/>
        </table:table-row>
        <table:table-row table:style-name="Table172.1">
          <table:table-cell table:style-name="Table172.A2" office:value-type="string">
            <text:p text:style-name="P17"><text:change-start text:change-id="ct241361888"/>Code<text:change-end text:change-id="ct241361888"/></text:p>
          </table:table-cell>
          <table:table-cell table:style-name="Table172.B2" office:value-type="string">
            <text:p text:style-name="P17"><text:change-start text:change-id="ct241361992"/>Result<text:change-end text:change-id="ct24136199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1362096"/><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1362200"/>[a_numeric] <text:alphabetical-index-mark-start text:id="IMark216110312"/>.sinh<text:alphabetical-index-mark-end text:id="IMark216110312"/> [a_<text:change-end text:change-id="ct241362200"/>float<text:change-start text:change-id="ct241362304"/>]</text:h>
            <text:p text:style-name="Text_20_body">Routing:<text:change-end text:change-id="ct241362304"/> TOS<text:change-start text:change-id="ct241362408"/></text:p>
            <text:p text:style-name="P1"><text:change-end text:change-id="ct241362408"/>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41362512"/>Code<text:change-end text:change-id="ct241362512"/></text:p>
          </table:table-cell>
          <table:table-cell table:style-name="Table173.B2" office:value-type="string">
            <text:p text:style-name="P17"><text:change-start text:change-id="ct241362616"/>Result<text:change-end text:change-id="ct24136261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1362720"/></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41362824"/>[a_numeric] <text:alphabetical-index-mark-start text:id="IMark216110312"/>.sleep<text:alphabetical-index-mark-end text:id="IMark216110312"/> []</text:h>
            <text:p text:style-name="Text_20_body">Routing:<text:change-end text:change-id="ct241362824"/> TOS<text:change-start text:change-id="ct241362928"/></text:p>
            <text:p text:style-name="P1"><text:change-end text:change-id="ct241362928"/>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41363032"/>Code<text:change-end text:change-id="ct241363032"/></text:p>
          </table:table-cell>
          <table:table-cell table:style-name="Table174.B2" office:value-type="string">
            <text:p text:style-name="P17"><text:change-start text:change-id="ct241363136"/>Result<text:change-end text:change-id="ct241363136"/></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4136328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41363384"/>[a_numeric] <text:alphabetical-index-mark-start text:id="IMark216110312"/>.sqr<text:alphabetical-index-mark-end text:id="IMark216110312"/> [a_numeric]</text:h>
            <text:p text:style-name="Text_20_body">Routing:<text:change-end text:change-id="ct241363384"/> TOS<text:change-start text:change-id="ct241363488"/></text:p>
            <text:p text:style-name="P1"><text:change-end text:change-id="ct241363488"/>This method computes the square of the argument value.</text:p>
          </table:table-cell>
          <table:covered-table-cell/>
        </table:table-row>
        <table:table-row table:style-name="Table175.1">
          <table:table-cell table:style-name="Table175.A2" office:value-type="string">
            <text:p text:style-name="P17"><text:change-start text:change-id="ct241363592"/>Code<text:change-end text:change-id="ct241363592"/></text:p>
          </table:table-cell>
          <table:table-cell table:style-name="Table175.B2" office:value-type="string">
            <text:p text:style-name="P17"><text:change-start text:change-id="ct241363696"/>Result<text:change-end text:change-id="ct24136369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1363800"/></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41363904"/>[a_numeric] <text:alphabetical-index-mark-start text:id="IMark216110312"/>.sqrt<text:alphabetical-index-mark-end text:id="IMark216110312"/> [a_<text:change-end text:change-id="ct241363904"/>float<text:change-start text:change-id="ct241364008"/>]</text:h>
            <text:p text:style-name="Text_20_body">Routing:<text:change-end text:change-id="ct241364008"/> TOS<text:change-start text:change-id="ct241364112"/></text:p>
            <text:p text:style-name="P1"><text:change-end text:change-id="ct241364112"/>This method computes the square root of the argument value.</text:p>
          </table:table-cell>
          <table:covered-table-cell/>
        </table:table-row>
        <table:table-row table:style-name="Table176.1">
          <table:table-cell table:style-name="Table176.A2" office:value-type="string">
            <text:p text:style-name="P17"><text:change-start text:change-id="ct241364216"/>Code<text:change-end text:change-id="ct241364216"/></text:p>
          </table:table-cell>
          <table:table-cell table:style-name="Table176.B2" office:value-type="string">
            <text:p text:style-name="P17"><text:change-start text:change-id="ct241364320"/>Result<text:change-end text:change-id="ct24136432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136442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1364528"/>[a_numeric] <text:alphabetical-index-mark-start text:id="IMark216110312"/>.tan<text:alphabetical-index-mark-end text:id="IMark216110312"/> [a_<text:change-end text:change-id="ct241364528"/>float<text:change-start text:change-id="ct241364632"/>]</text:h>
            <text:p text:style-name="Text_20_body">Routing:<text:change-end text:change-id="ct241364632"/> TOS<text:change-start text:change-id="ct241364736"/></text:p>
            <text:p text:style-name="P1"><text:change-end text:change-id="ct241364736"/>This method computes the tangent of the argument angle in radians.</text:p>
          </table:table-cell>
          <table:covered-table-cell/>
        </table:table-row>
        <table:table-row table:style-name="Table177.1">
          <table:table-cell table:style-name="Table177.A2" office:value-type="string">
            <text:p text:style-name="P17"><text:change-start text:change-id="ct241364840"/>Code<text:change-end text:change-id="ct241364840"/></text:p>
          </table:table-cell>
          <table:table-cell table:style-name="Table177.B2" office:value-type="string">
            <text:p text:style-name="P17"><text:change-start text:change-id="ct241364944"/>Result<text:change-end text:change-id="ct24136494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136504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1365152"/>[a_numeric] <text:alphabetical-index-mark-start text:id="IMark216110312"/>.tanh<text:alphabetical-index-mark-end text:id="IMark216110312"/> [a_<text:change-end text:change-id="ct241365152"/>float<text:change-start text:change-id="ct241365256"/>]</text:h>
            <text:p text:style-name="Text_20_body">Routing:<text:change-end text:change-id="ct241365256"/> TOS<text:change-start text:change-id="ct241365360"/></text:p>
            <text:p text:style-name="P1"><text:change-end text:change-id="ct241365360"/>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41365464"/>Code<text:change-end text:change-id="ct241365464"/></text:p>
          </table:table-cell>
          <table:table-cell table:style-name="Table178.B2" office:value-type="string">
            <text:p text:style-name="P17"><text:change-start text:change-id="ct241365568"/>Result<text:change-end text:change-id="ct24136556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41365672"/></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41365776"/>[a_numeric a_numeric] <text:alphabetical-index-mark-start text:id="IMark216110312"/>/<text:alphabetical-index-mark-end text:id="IMark216110312"/> [a_numeric]</text:h>
            <text:p text:style-name="Text_20_body">Routing:<text:change-end text:change-id="ct241365776"/> NOS<text:change-start text:change-id="ct241365880"/></text:p>
            <text:p text:style-name="P1"><text:change-end text:change-id="ct241365880"/>This method implements the division operator.</text:p>
          </table:table-cell>
          <table:covered-table-cell/>
        </table:table-row>
        <table:table-row table:style-name="Table179.1">
          <table:table-cell table:style-name="Table179.A2" office:value-type="string">
            <text:p text:style-name="P17"><text:change-start text:change-id="ct241365984"/>Code<text:change-end text:change-id="ct241365984"/></text:p>
          </table:table-cell>
          <table:table-cell table:style-name="Table179.B2" office:value-type="string">
            <text:p text:style-name="P17"><text:change-start text:change-id="ct241366088"/>Result<text:change-end text:change-id="ct24136608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136619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1366296"/>[a_numeric] <text:alphabetical-index-mark-start text:id="IMark216110312"/>0&lt;<text:alphabetical-index-mark-end text:id="IMark216110312"/> [a_boolean]</text:h>
            <text:p text:style-name="Text_20_body">Routing:<text:change-end text:change-id="ct241366296"/> TOS<text:change-start text:change-id="ct241366400"/></text:p>
            <text:p text:style-name="P1"><text:change-end text:change-id="ct241366400"/>Is this number less than zero?</text:p>
          </table:table-cell>
          <table:covered-table-cell/>
        </table:table-row>
        <table:table-row table:style-name="Table180.1">
          <table:table-cell table:style-name="Table180.A2" office:value-type="string">
            <text:p text:style-name="P17"><text:change-start text:change-id="ct241366504"/>Code<text:change-end text:change-id="ct241366504"/></text:p>
          </table:table-cell>
          <table:table-cell table:style-name="Table180.B2" office:value-type="string">
            <text:p text:style-name="P17"><text:change-start text:change-id="ct241366608"/>Result<text:change-end text:change-id="ct24136660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136671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41366816"/>[a_numeric] <text:alphabetical-index-mark-start text:id="IMark216110312"/>0&lt;=<text:alphabetical-index-mark-end text:id="IMark216110312"/> [a_boolean]</text:h>
            <text:p text:style-name="Text_20_body">Routing:<text:change-end text:change-id="ct241366816"/> TOS<text:change-start text:change-id="ct241366920"/></text:p>
            <text:p text:style-name="P1"><text:change-end text:change-id="ct241366920"/>Is this number less than or equal to zero?</text:p>
          </table:table-cell>
          <table:covered-table-cell/>
        </table:table-row>
        <table:table-row table:style-name="Table181.1">
          <table:table-cell table:style-name="Table181.A2" office:value-type="string">
            <text:p text:style-name="P17"><text:change-start text:change-id="ct241367024"/>Code<text:change-end text:change-id="ct241367024"/></text:p>
          </table:table-cell>
          <table:table-cell table:style-name="Table181.B2" office:value-type="string">
            <text:p text:style-name="P17"><text:change-start text:change-id="ct241367128"/>Result<text:change-end text:change-id="ct24136712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136723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41367376"/>[a_numeric] <text:alphabetical-index-mark-start text:id="IMark216110312"/>0&lt;=&gt;<text:alphabetical-index-mark-end text:id="IMark216110312"/> [<text:change-end text:change-id="ct241367376"/>1, 0, or -1<text:change-start text:change-id="ct241367480"/>]</text:h>
            <text:p text:style-name="Text_20_body">Routing:<text:change-end text:change-id="ct241367480"/> TOS<text:change-start text:change-id="ct241367584"/></text:p>
            <text:p text:style-name="P1"><text:change-end text:change-id="ct241367584"/>Perform a “three outcome” comparison of the value with zero.</text:p>
          </table:table-cell>
          <table:covered-table-cell/>
        </table:table-row>
        <table:table-row table:style-name="Table182.1">
          <table:table-cell table:style-name="Table182.A2" office:value-type="string">
            <text:p text:style-name="P17"><text:change-start text:change-id="ct241367688"/>Code<text:change-end text:change-id="ct241367688"/></text:p>
          </table:table-cell>
          <table:table-cell table:style-name="Table182.B2" office:value-type="string">
            <text:p text:style-name="P17"><text:change-start text:change-id="ct241367792"/>Result<text:change-end text:change-id="ct24136779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1368000"/><text:change text:change-id="ct24136789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1368104"/>[a_numeric] <text:alphabetical-index-mark-start text:id="IMark216110312"/>0&lt;&gt; <text:alphabetical-index-mark-end text:id="IMark216110312"/>[a_boolean]</text:h>
            <text:p text:style-name="Text_20_body">Routing:<text:change-end text:change-id="ct241368104"/> TOS<text:change-start text:change-id="ct241368208"/></text:p>
            <text:p text:style-name="P1"><text:change-end text:change-id="ct241368208"/>Is the number not equal to zero?</text:p>
          </table:table-cell>
          <table:covered-table-cell/>
        </table:table-row>
        <table:table-row table:style-name="Table183.1">
          <table:table-cell table:style-name="Table183.A2" office:value-type="string">
            <text:p text:style-name="P17"><text:change-start text:change-id="ct241368312"/>Code<text:change-end text:change-id="ct241368312"/></text:p>
          </table:table-cell>
          <table:table-cell table:style-name="Table183.B2" office:value-type="string">
            <text:p text:style-name="P17"><text:change-start text:change-id="ct241368416"/>Result<text:change-end text:change-id="ct24136841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136852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41368624"/>[a_numeric] <text:alphabetical-index-mark-start text:id="IMark216110312"/>0=<text:alphabetical-index-mark-end text:id="IMark216110312"/> [a_boolean]</text:h>
            <text:p text:style-name="Text_20_body">Routing:<text:change-end text:change-id="ct241368624"/> TOS<text:change-start text:change-id="ct241368728"/></text:p>
            <text:p text:style-name="P1"><text:change-end text:change-id="ct241368728"/>Is the number equal to zero?</text:p>
          </table:table-cell>
          <table:covered-table-cell/>
        </table:table-row>
        <table:table-row table:style-name="Table184.1">
          <table:table-cell table:style-name="Table184.A2" office:value-type="string">
            <text:p text:style-name="P17"><text:change-start text:change-id="ct241368832"/>Code<text:change-end text:change-id="ct241368832"/></text:p>
          </table:table-cell>
          <table:table-cell table:style-name="Table184.B2" office:value-type="string">
            <text:p text:style-name="P17"><text:change-start text:change-id="ct241368936"/>Result<text:change-end text:change-id="ct24136893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1369040"/></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41369144"/>[a_numeric] <text:alphabetical-index-mark-start text:id="IMark216110312"/>0&gt;<text:alphabetical-index-mark-end text:id="IMark216110312"/> [a_boolean]</text:h>
            <text:p text:style-name="Text_20_body">Routing:<text:change-end text:change-id="ct241369144"/> TOS<text:change-start text:change-id="ct241369248"/></text:p>
            <text:p text:style-name="P1"><text:change-end text:change-id="ct241369248"/>Is the number greater than zero?</text:p>
          </table:table-cell>
          <table:covered-table-cell/>
        </table:table-row>
        <table:table-row table:style-name="Table185.1">
          <table:table-cell table:style-name="Table185.A2" office:value-type="string">
            <text:p text:style-name="P17"><text:change-start text:change-id="ct241369352"/>Code<text:change-end text:change-id="ct241369352"/></text:p>
          </table:table-cell>
          <table:table-cell table:style-name="Table185.B2" office:value-type="string">
            <text:p text:style-name="P17"><text:change-start text:change-id="ct241369456"/>Result<text:change-end text:change-id="ct24136945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136956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1369664"/>[a_numeric] <text:alphabetical-index-mark-start text:id="IMark216110312"/>0&gt;=<text:alphabetical-index-mark-end text:id="IMark216110312"/> [a_boolean]</text:h>
            <text:p text:style-name="Text_20_body">Routing:<text:change-end text:change-id="ct241369664"/> TOS<text:change-start text:change-id="ct241369768"/></text:p>
            <text:p text:style-name="P1"><text:change-end text:change-id="ct241369768"/>Is the number greater than or equal to zero?</text:p>
          </table:table-cell>
          <table:covered-table-cell/>
        </table:table-row>
        <table:table-row table:style-name="Table186.1">
          <table:table-cell table:style-name="Table186.A2" office:value-type="string">
            <text:p text:style-name="P17"><text:change-start text:change-id="ct241369872"/>Code<text:change-end text:change-id="ct241369872"/></text:p>
          </table:table-cell>
          <table:table-cell table:style-name="Table186.B2" office:value-type="string">
            <text:p text:style-name="P17"><text:change-start text:change-id="ct241369976"/>Result<text:change-end text:change-id="ct24136997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137008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41370184"/>[a_numeric] <text:alphabetical-index-mark-start text:id="IMark216110312"/>1+<text:alphabetical-index-mark-end text:id="IMark216110312"/> [a_numeric]</text:h>
            <text:p text:style-name="Text_20_body">Routing:<text:change-end text:change-id="ct241370184"/> TOS<text:change-start text:change-id="ct241370288"/></text:p>
            <text:p text:style-name="P1"><text:change-end text:change-id="ct241370288"/>Add one to the number</text:p>
          </table:table-cell>
          <table:covered-table-cell/>
        </table:table-row>
        <table:table-row table:style-name="Table187.1">
          <table:table-cell table:style-name="Table187.A2" office:value-type="string">
            <text:p text:style-name="P17"><text:change-start text:change-id="ct241370392"/>Code<text:change-end text:change-id="ct241370392"/></text:p>
          </table:table-cell>
          <table:table-cell table:style-name="Table187.B2" office:value-type="string">
            <text:p text:style-name="P17"><text:change-start text:change-id="ct241370496"/>Result<text:change-end text:change-id="ct24137049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137060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1370704"/>[a_numeric] <text:alphabetical-index-mark-start text:id="IMark216110312"/>1-<text:alphabetical-index-mark-end text:id="IMark216110312"/> [a_numeric]</text:h>
            <text:p text:style-name="Text_20_body">Routing:<text:change-end text:change-id="ct241370704"/> TOS<text:change-start text:change-id="ct241370808"/></text:p>
            <text:p text:style-name="P1"><text:change-end text:change-id="ct241370808"/>Subtract ond from the number</text:p>
          </table:table-cell>
          <table:covered-table-cell/>
        </table:table-row>
        <table:table-row table:style-name="Table188.1">
          <table:table-cell table:style-name="Table188.A2" office:value-type="string">
            <text:p text:style-name="P17"><text:change-start text:change-id="ct241370912"/>Code<text:change-end text:change-id="ct241370912"/></text:p>
          </table:table-cell>
          <table:table-cell table:style-name="Table188.B2" office:value-type="string">
            <text:p text:style-name="P17"><text:change-start text:change-id="ct241371016"/>Result<text:change-end text:change-id="ct24137101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1371120"/></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41371224"/>[a_numeric] <text:alphabetical-index-mark-start text:id="IMark216110312"/>2*<text:alphabetical-index-mark-end text:id="IMark216110312"/> [a_numeric]</text:h>
            <text:p text:style-name="Text_20_body">Routing:<text:change-end text:change-id="ct241371224"/> TOS<text:change-start text:change-id="ct241371328"/></text:p>
            <text:p text:style-name="P1"><text:change-end text:change-id="ct241371328"/>Multiply the number by two.</text:p>
          </table:table-cell>
          <table:covered-table-cell/>
        </table:table-row>
        <table:table-row table:style-name="Table189.1">
          <table:table-cell table:style-name="Table189.A2" office:value-type="string">
            <text:p text:style-name="P17"><text:change-start text:change-id="ct241371432"/>Code<text:change-end text:change-id="ct241371432"/></text:p>
          </table:table-cell>
          <table:table-cell table:style-name="Table189.B2" office:value-type="string">
            <text:p text:style-name="P17"><text:change-start text:change-id="ct241371536"/>Result<text:change-end text:change-id="ct24137153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137164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1371744"/>[a_numeric] <text:alphabetical-index-mark-start text:id="IMark216110312"/>2+<text:alphabetical-index-mark-end text:id="IMark216110312"/> [a_numeric]</text:h>
            <text:p text:style-name="Text_20_body">Routing:<text:change-end text:change-id="ct241371744"/> TOS<text:change-start text:change-id="ct241371848"/></text:p>
            <text:p text:style-name="P1"><text:change-end text:change-id="ct241371848"/>Add two to the number</text:p>
          </table:table-cell>
          <table:covered-table-cell/>
        </table:table-row>
        <table:table-row table:style-name="Table190.1">
          <table:table-cell table:style-name="Table190.A2" office:value-type="string">
            <text:p text:style-name="P17"><text:change-start text:change-id="ct241371952"/>Code<text:change-end text:change-id="ct241371952"/></text:p>
          </table:table-cell>
          <table:table-cell table:style-name="Table190.B2" office:value-type="string">
            <text:p text:style-name="P17"><text:change-start text:change-id="ct241372056"/>Result<text:change-end text:change-id="ct24137205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137216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41372264"/>[a_numeric] <text:alphabetical-index-mark-start text:id="IMark216110312"/>2-<text:alphabetical-index-mark-end text:id="IMark216110312"/> [a_numeric]</text:h>
            <text:p text:style-name="Text_20_body">Routing:<text:change-end text:change-id="ct241372264"/> TOS<text:change-start text:change-id="ct241372368"/></text:p>
            <text:p text:style-name="P1"><text:change-end text:change-id="ct241372368"/>Subtract two from the number</text:p>
          </table:table-cell>
          <table:covered-table-cell/>
        </table:table-row>
        <table:table-row table:style-name="Table191.1">
          <table:table-cell table:style-name="Table191.A2" office:value-type="string">
            <text:p text:style-name="P17"><text:change-start text:change-id="ct241372472"/>Code<text:change-end text:change-id="ct241372472"/></text:p>
          </table:table-cell>
          <table:table-cell table:style-name="Table191.B2" office:value-type="string">
            <text:p text:style-name="P17"><text:change-start text:change-id="ct241372576"/>Result<text:change-end text:change-id="ct24137257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1372680"/></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41372784"/>[a_numeric] <text:alphabetical-index-mark-start text:id="IMark216110312"/>2/<text:alphabetical-index-mark-end text:id="IMark216110312"/> [a_numeric]</text:h>
            <text:p text:style-name="Text_20_body">Routing:<text:change-end text:change-id="ct241372784"/> TOS<text:change-start text:change-id="ct241372888"/></text:p>
            <text:p text:style-name="P1"><text:change-end text:change-id="ct241372888"/>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41372992"/>Code<text:change-end text:change-id="ct241372992"/></text:p>
          </table:table-cell>
          <table:table-cell table:style-name="Table192.B2" office:value-type="string">
            <text:p text:style-name="P17"><text:change-start text:change-id="ct241373096"/>Result<text:change-end text:change-id="ct24137309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137320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1373304"/>[a_numeric<text:change-end text:change-id="ct241373304"/> a_numeric<text:change-start text:change-id="ct241373408"/>] <text:alphabetical-index-mark-start text:id="IMark216110312"/>&lt;<text:alphabetical-index-mark-end text:id="IMark216110312"/> [a_boolean]</text:h>
            <text:p text:style-name="Text_20_body">Routing:<text:change-end text:change-id="ct241373408"/> NOS<text:change-start text:change-id="ct241373512"/></text:p>
            <text:p text:style-name="P1"><text:change-end text:change-id="ct241373512"/>Is the first number less than the second?</text:p>
          </table:table-cell>
          <table:covered-table-cell/>
        </table:table-row>
        <table:table-row table:style-name="Table193.1">
          <table:table-cell table:style-name="Table193.A2" office:value-type="string">
            <text:p text:style-name="P17"><text:change-start text:change-id="ct241373616"/>Code<text:change-end text:change-id="ct241373616"/></text:p>
          </table:table-cell>
          <table:table-cell table:style-name="Table193.B2" office:value-type="string">
            <text:p text:style-name="P17"><text:change-start text:change-id="ct241373720"/>Result<text:change-end text:change-id="ct24137372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1373824"/></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41373928"/>[a_numeric<text:change-end text:change-id="ct241373928"/> a_numeric<text:change-start text:change-id="ct241374032"/>] <text:alphabetical-index-mark-start text:id="IMark216110312"/>&lt;=<text:alphabetical-index-mark-end text:id="IMark216110312"/> [a_boolean]</text:h>
            <text:p text:style-name="Text_20_body">Routing:<text:change-end text:change-id="ct241374032"/> NOS<text:change-start text:change-id="ct241374136"/></text:p>
            <text:p text:style-name="P1"><text:change-end text:change-id="ct241374136"/>Is the first number less than or equal to the second?</text:p>
          </table:table-cell>
          <table:covered-table-cell/>
        </table:table-row>
        <table:table-row table:style-name="Table194.1">
          <table:table-cell table:style-name="Table194.A2" office:value-type="string">
            <text:p text:style-name="P17"><text:change-start text:change-id="ct241374240"/>Code<text:change-end text:change-id="ct241374240"/></text:p>
          </table:table-cell>
          <table:table-cell table:style-name="Table194.B2" office:value-type="string">
            <text:p text:style-name="P17"><text:change-start text:change-id="ct241374344"/>Result<text:change-end text:change-id="ct24137434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1374448"/></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67" text:outline-level="3"><text:change-start text:change-id="ct241374552"/>[a_numeric<text:change-end text:change-id="ct241374552"/> a_numeric<text:change-start text:change-id="ct241374656"/>] <text:alphabetical-index-mark-start text:id="IMark216110312"/>&lt;=&gt;<text:alphabetical-index-mark-end text:id="IMark216110312"/> [-1, 0, or 1]</text:h>
            <text:p text:style-name="Text_20_body">Routing:<text:change-end text:change-id="ct241374656"/> NOS<text:change-start text:change-id="ct241374760"/></text:p>
            <text:p text:style-name="P1"><text:change-end text:change-id="ct241374760"/>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41374864"/>Code<text:change-end text:change-id="ct241374864"/></text:p>
          </table:table-cell>
          <table:table-cell table:style-name="Table195.B2" office:value-type="string">
            <text:p text:style-name="P17"><text:change-start text:change-id="ct241374968"/>Result<text:change-end text:change-id="ct24137496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1375176"/><text:change text:change-id="ct24137507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1375280"/>[a_numeric<text:change-end text:change-id="ct241375280"/> a_numeric<text:change-start text:change-id="ct241375384"/>] <text:alphabetical-index-mark-start text:id="IMark216110312"/>&gt;<text:alphabetical-index-mark-end text:id="IMark216110312"/> [a_boolean]</text:h>
            <text:p text:style-name="Text_20_body">Routing:<text:change-end text:change-id="ct241375384"/> NOS<text:change-start text:change-id="ct241379576"/></text:p>
            <text:p text:style-name="P1"><text:change-end text:change-id="ct241379576"/>Is the first number greater than the second number.</text:p>
          </table:table-cell>
          <table:covered-table-cell/>
        </table:table-row>
        <table:table-row table:style-name="Table196.1">
          <table:table-cell table:style-name="Table196.A2" office:value-type="string">
            <text:p text:style-name="P17"><text:change-start text:change-id="ct241379680"/>Code<text:change-end text:change-id="ct241379680"/></text:p>
          </table:table-cell>
          <table:table-cell table:style-name="Table196.B2" office:value-type="string">
            <text:p text:style-name="P17"><text:change-start text:change-id="ct241379784"/>Result<text:change-end text:change-id="ct24137978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137988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41379992"/>[a_numeric<text:change-end text:change-id="ct241379992"/> a_numeric<text:change-start text:change-id="ct241380096"/>] <text:alphabetical-index-mark-start text:id="IMark216110312"/>&gt;=<text:alphabetical-index-mark-end text:id="IMark216110312"/> [a_boolean]</text:h>
            <text:p text:style-name="Text_20_body">Routing:<text:change-end text:change-id="ct241380096"/> NOS<text:change-start text:change-id="ct241380200"/></text:p>
            <text:p text:style-name="P1"><text:change-end text:change-id="ct241380200"/>Is the first number greater than or equal to the second number.</text:p>
          </table:table-cell>
          <table:covered-table-cell/>
        </table:table-row>
        <table:table-row table:style-name="Table197.1">
          <table:table-cell table:style-name="Table197.A2" office:value-type="string">
            <text:p text:style-name="P17"><text:change-start text:change-id="ct241380304"/>Code<text:change-end text:change-id="ct241380304"/></text:p>
          </table:table-cell>
          <table:table-cell table:style-name="Table197.B2" office:value-type="string">
            <text:p text:style-name="P17"><text:change-start text:change-id="ct241380408"/>Result<text:change-end text:change-id="ct24138040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1380512"/></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41380616"/>[a_numeric a_numeric] <text:alphabetical-index-mark-start text:id="IMark216110312"/>mod<text:alphabetical-index-mark-end text:id="IMark216110312"/> [a_numeric]</text:h>
            <text:p text:style-name="Text_20_body">Routing:<text:change-end text:change-id="ct241380616"/> NOS<text:change-start text:change-id="ct241380720"/></text:p>
            <text:p text:style-name="P1"><text:change-end text:change-id="ct241380720"/>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41380824"/>Code<text:change-end text:change-id="ct241380824"/></text:p>
          </table:table-cell>
          <table:table-cell table:style-name="Table198.B2" office:value-type="string">
            <text:p text:style-name="P17"><text:change-start text:change-id="ct241380928"/>Result<text:change-end text:change-id="ct24138092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138103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1381136"/>[a_numeric] <text:alphabetical-index-mark-start text:id="IMark216110312"/>neg<text:alphabetical-index-mark-end text:id="IMark216110312"/> [a_numeric]</text:h>
            <text:p text:style-name="Text_20_body">Routing:<text:change-end text:change-id="ct241381136"/> TOS<text:change-start text:change-id="ct241381240"/></text:p>
            <text:p text:style-name="P1"><text:change-end text:change-id="ct241381240"/>Compute zero minus the number.</text:p>
          </table:table-cell>
          <table:covered-table-cell/>
        </table:table-row>
        <table:table-row table:style-name="Table199.1">
          <table:table-cell table:style-name="Table199.A2" office:value-type="string">
            <text:p text:style-name="P17"><text:change-start text:change-id="ct241381344"/>Code<text:change-end text:change-id="ct241381344"/></text:p>
          </table:table-cell>
          <table:table-cell table:style-name="Table199.B2" office:value-type="string">
            <text:p text:style-name="P17"><text:change-start text:change-id="ct241381448"/>Result<text:change-end text:change-id="ct24138144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216612344"/>Object<text:alphabetical-index-mark-end text:id="IMark216612344"/></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Helper Methods = </text:p>
      <text:p text:style-name="Code">.new</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16110312"/>&amp;&amp;<text:alphabetical-index-mark-end text:id="IMark21611031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216110312"/>.<text:alphabetical-index-mark-end text:id="IMark21611031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text:soft-page-break/></text:p>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16110312"/>.::<text:alphabetical-index-mark-end text:id="IMark216110312"/>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0"/>
          </table:table-cell>
          <table:covered-table-cell/>
        </table:table-row>
        <table:table-row table:style-name="Table385.1">
          <table:table-cell table:style-name="Table385.A2" office:value-type="string">
            <text:p text:style-name="P17">Code</text:p>
          </table:table-cell>
          <table:table-cell table:style-name="Table385.B2" office:value-type="string">
            <text:p text:style-name="P17">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16110312"/>val:<text:alphabetical-index-mark-end text:id="IMark21611031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7">Code</text:p>
          </table:table-cell>
          <table:table-cell table:style-name="Table291.A2" office:value-type="string">
            <text:p text:style-name="P17">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16110312"/>var:<text:alphabetical-index-mark-end text:id="IMark21611031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7">Code</text:p>
          </table:table-cell>
          <table:table-cell table:style-name="Table380.B2" office:value-type="string">
            <text:p text:style-name="P17">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16110312"/>val@:<text:alphabetical-index-mark-end text:id="IMark21611031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216110312"/>var@:<text:alphabetical-index-mark-end text:id="IMark21611031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216110312"/>super<text:alphabetical-index-mark-end text:id="IMark21611031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16110312"/>;<text:alphabetical-index-mark-end text:id="IMark21611031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16110312"/>.class<text:alphabetical-index-mark-end text:id="IMark21611031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ext:soft-page-break/>
        <table:table-row table:style-name="Table14.1">
          <table:table-cell table:style-name="Table14.A1" table:number-columns-spanned="2" office:value-type="string">
            <text:h text:style-name="Heading_20_3" text:outline-level="3">[an_object] <text:alphabetical-index-mark-start text:id="IMark216110312"/>.clone<text:alphabetical-index-mark-end text:id="IMark21611031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216110312"/>.clone_exclude<text:alphabetical-index-mark-end text:id="IMark21611031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216110312"/>.copy<text:alphabetical-index-mark-end text:id="IMark21611031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216110312"/>.init<text:alphabetical-index-mark-end text:id="IMark216110312"/>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63">"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16110312"/>.is_class?<text:alphabetical-index-mark-end text:id="IMark21611031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216110312"/>.name<text:alphabetical-index-mark-end text:id="IMark21611031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ext:p text:style-name="P1"><text:soft-page-break/>.new</text:p>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216110312"/>.strlen<text:alphabetical-index-mark-end text:id="IMark21611031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216110312"/>.to_f<text:alphabetical-index-mark-end text:id="IMark216110312"/>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216110312"/>.to_f!<text:alphabetical-index-mark-end text:id="IMark216110312"/>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216110312"/>.to_i<text:alphabetical-index-mark-end text:id="IMark216110312"/> [an_integer or nil]</text:h>
            <text:p text:style-name="P1"><text:span text:style-name="T1">Routing:</text:span> TOS</text:p>
            <text:p text:style-name="Text_20_body">Try to convert the object to an integer. If this is not possible, return nil. Contrast with .to_i! </text:p>
          </table:table-cell>
          <table:covered-table-cell/>
        </table:table-row>
        <text:soft-page-break/>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216110312"/>.to_i!<text:alphabetical-index-mark-end text:id="IMark216110312"/>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style-name="Table36.1">
          <table:table-cell table:style-name="Table36.A1" table:number-columns-spanned="2" office:value-type="string">
            <text:h text:style-name="Heading_20_3" text:outline-level="3">[an_object] <text:alphabetical-index-mark-start text:id="IMark216110312"/>.to_n<text:alphabetical-index-mark-end text:id="IMark216110312"/>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216110312"/>.to_n!<text:alphabetical-index-mark-end text:id="IMark216110312"/>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ext:soft-page-break/>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style-name="Table38.1">
          <table:table-cell table:style-name="Table38.A1" table:number-columns-spanned="2" office:value-type="string">
            <text:h text:style-name="Heading_20_3" text:outline-level="3">[an_object] <text:alphabetical-index-mark-start text:id="IMark216110312"/>.to_r<text:alphabetical-index-mark-end text:id="IMark216110312"/>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216110312"/>.to_r!<text:alphabetical-index-mark-end text:id="IMark216110312"/>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216110312"/>.to_s<text:alphabetical-index-mark-end text:id="IMark216110312"/> [a_string]</text:h>
            <text:p text:style-name="P1"><text:span text:style-name="T1">Routing:</text:span> TOS</text:p>
            <text:p text:style-name="P1"><text:soft-page-break/>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style-name="Table41.1">
          <table:table-cell table:style-name="Table41.A1" table:number-columns-spanned="2" office:value-type="string">
            <text:h text:style-name="Heading_20_3" text:outline-level="3">[an_object] <text:alphabetical-index-mark-start text:id="IMark216110312"/>.to_x<text:alphabetical-index-mark-end text:id="IMark216110312"/>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216110312"/>.to_x!<text:alphabetical-index-mark-end text:id="IMark216110312"/>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216110312"/>&lt;&gt;<text:alphabetical-index-mark-end text:id="IMark21611031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216110312"/>=<text:alphabetical-index-mark-end text:id="IMark21611031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16110312"/>^^<text:alphabetical-index-mark-end text:id="IMark21611031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216110312"/>distinct?<text:alphabetical-index-mark-end text:id="IMark21611031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16110312"/>identical?<text:alphabetical-index-mark-end text:id="IMark21611031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16110312"/>max<text:alphabetical-index-mark-end text:id="IMark21611031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216110312"/>min<text:alphabetical-index-mark-end text:id="IMark21611031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16110312"/>nil&lt;&gt;<text:alphabetical-index-mark-end text:id="IMark21611031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16110312"/>nil=<text:alphabetical-index-mark-end text:id="IMark21611031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216110312"/>not<text:alphabetical-index-mark-end text:id="IMark21611031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16110312"/>||<text:alphabetical-index-mark-end text:id="IMark21611031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216110312"/>)methods<text:alphabetical-index-mark-end text:id="IMark21611031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p text:style-name="Text_20_body"><text:soft-page-break/></text:p>
      <text:p text:style-name="Code"><text:s/></text:p>
      <text:h text:style-name="Heading_20_1" text:outline-level="1"><text:alphabetical-index-mark-start text:id="IMark216612344"/>OutStream<text:alphabetical-index-mark-end text:id="IMark216612344"/></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216110312"/>.append<text:alphabetical-index-mark-end text:id="IMark21611031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6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 text:outline-level="3">[file_name OutStream] <text:alphabetical-index-mark-start text:id="IMark216110312"/>.append{<text:alphabetical-index-mark-end text:id="IMark21611031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63">"test.txt" <text:s/>OutStream .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216110312"/>.create<text:alphabetical-index-mark-end text:id="IMark21611031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6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16110312"/>.create{<text:alphabetical-index-mark-end text:id="IMark21611031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63">"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216110312"/><text:alphabetical-index-mark-start text:id="IMark156167884"/>.<text:alphabetical-index-mark-end text:id="IMark156167884"/><text:alphabetical-index-mark-end text:id="IMark21611031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16110312"/>.close<text:alphabetical-index-mark-end text:id="IMark21611031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16110312"/>.cr<text:alphabetical-index-mark-end text:id="IMark21611031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16110312"/>.emit<text:alphabetical-index-mark-end text:id="IMark21611031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16110312"/>.space<text:alphabetical-index-mark-end text:id="IMark21611031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16110312"/>.spaces<text:alphabetical-index-mark-end text:id="IMark21611031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16110312"/>~<text:alphabetical-index-mark-end text:id="IMark21611031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16110312"/>~"<text:alphabetical-index-mark-end text:id="IMark21611031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16110312"/>~cr<text:alphabetical-index-mark-end text:id="IMark21611031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16110312"/>~emit<text:alphabetical-index-mark-end text:id="IMark21611031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16110312"/>~space<text:alphabetical-index-mark-end text:id="IMark21611031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16110312"/>~spaces<text:alphabetical-index-mark-end text:id="IMark21611031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216612344"/>Procedure<text:alphabetical-index-mark-end text:id="IMark216612344"/></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216110312"/>.call<text:alphabetical-index-mark-end text:id="IMark21611031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16110312"/>.start<text:alphabetical-index-mark-end text:id="IMark216110312"/>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216612344"/>Queue<text:alphabetical-index-mark-end text:id="IMark216612344"/></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16110312"/>.clear<text:alphabetical-index-mark-end text:id="IMark21611031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16110312"/>.empty?<text:alphabetical-index-mark-end text:id="IMark21611031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16110312"/>.length<text:alphabetical-index-mark-end text:id="IMark21611031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16110312"/>.pend<text:alphabetical-index-mark-end text:id="IMark21611031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16110312"/>.pop<text:alphabetical-index-mark-end text:id="IMark21611031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16110312"/>.push<text:alphabetical-index-mark-end text:id="IMark21611031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16612344"/>Rational<text:alphabetical-index-mark-end text:id="IMark216612344"/></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6">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16612200"/>.split<text:alphabetical-index-mark-end text:id="IMark2166122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p text:style-name="Text_20_body"/>
      <text:h text:style-name="Heading_20_1" text:outline-level="1"><text:alphabetical-index-mark-start text:id="IMark216669076"/>Stack<text:alphabetical-index-mark-end text:id="IMark216669076"/></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16612200"/>.clear<text:alphabetical-index-mark-end text:id="IMark21661220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16612200"/>.empty?<text:alphabetical-index-mark-end text:id="IMark216612200"/>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16612200"/>.length<text:alphabetical-index-mark-end text:id="IMark21661220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16612200"/>.peek<text:alphabetical-index-mark-end text:id="IMark21661220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16612200"/>.pop<text:alphabetical-index-mark-end text:id="IMark21661220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16612200"/>.push<text:alphabetical-index-mark-end text:id="IMark21661220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16669076"/>String<text:alphabetical-index-mark-end text:id="IMark216669076"/></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6"/>
          </table:table-cell>
          <table:table-cell table:style-name="Table285.B2" office:value-type="string">
            <text:p text:style-name="P66"/>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6"/>
          </table:table-cell>
          <table:table-cell table:style-name="Table285.B2" office:value-type="string">
            <text:p text:style-name="P66"/>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6"/>
          </table:table-cell>
          <table:table-cell table:style-name="Table285.B2" office:value-type="string">
            <text:p text:style-name="P66"/>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6"/>
          </table:table-cell>
          <table:table-cell table:style-name="Table285.B2" office:value-type="string">
            <text:p text:style-name="P66"/>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6"/>
          </table:table-cell>
          <table:table-cell table:style-name="Table285.B2" office:value-type="string">
            <text:p text:style-name="P66"/>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3">"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3">"-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16612200"/>*<text:alphabetical-index-mark-end text:id="IMark21661220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16612200"/>+<text:alphabetical-index-mark-end text:id="IMark21661220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5">"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16612200"/>."<text:alphabetical-index-mark-end text:id="IMark21661220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16612200"/>.+left<text:alphabetical-index-mark-end text:id="IMark21661220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16612200"/>.+mid<text:alphabetical-index-mark-end text:id="IMark21661220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16612200"/>.+midlr<text:alphabetical-index-mark-end text:id="IMark21661220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16612200"/>.+right<text:alphabetical-index-mark-end text:id="IMark21661220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16612200"/>.-left<text:alphabetical-index-mark-end text:id="IMark21661220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16612200"/>.-mid<text:alphabetical-index-mark-end text:id="IMark21661220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16612200"/>.-midlr<text:alphabetical-index-mark-end text:id="IMark21661220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16612200"/>.-right<text:alphabetical-index-mark-end text:id="IMark21661220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16612200"/>.call<text:alphabetical-index-mark-end text:id="IMark216612200"/>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16612200"/>.cjust<text:alphabetical-index-mark-end text:id="IMark21661220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16612200"/>.contains?<text:alphabetical-index-mark-end text:id="IMark21661220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ext:p text:style-name="Text_20_body">.each{ … }</text:p>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216612200"/>.emit<text:alphabetical-index-mark-end text:id="IMark21661220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216612200"/>.eval<text:alphabetical-index-mark-end text:id="IMark216612200"/>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16612200"/>.fmt<text:alphabetical-index-mark-end text:id="IMark21661220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16612200"/>.fmt"<text:alphabetical-index-mark-end text:id="IMark21661220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216612200"/>.left<text:alphabetical-index-mark-end text:id="IMark21661220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16612200"/>.left?<text:alphabetical-index-mark-end text:id="IMark21661220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16612200"/>.length<text:alphabetical-index-mark-end text:id="IMark21661220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16612200"/>.lines<text:alphabetical-index-mark-end text:id="IMark21661220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16612200"/>.ljust<text:alphabetical-index-mark-end text:id="IMark21661220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16612200"/>.load<text:alphabetical-index-mark-end text:id="IMark21661220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16612200"/>.lstrip<text:alphabetical-index-mark-end text:id="IMark21661220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16612200"/>.mid<text:alphabetical-index-mark-end text:id="IMark21661220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16612200"/>.mid?<text:alphabetical-index-mark-end text:id="IMark21661220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16612200"/>.midlr<text:alphabetical-index-mark-end text:id="IMark21661220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16612200"/>.posn<text:alphabetical-index-mark-end text:id="IMark21661220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16612200"/>.reverse<text:alphabetical-index-mark-end text:id="IMark21661220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16612200"/>.right<text:alphabetical-index-mark-end text:id="IMark21661220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16612200"/>.right?<text:alphabetical-index-mark-end text:id="IMark21661220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16612200"/>.rjust<text:alphabetical-index-mark-end text:id="IMark21661220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216612200"/>.rstrip<text:alphabetical-index-mark-end text:id="IMark21661220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16612200"/>.split<text:alphabetical-index-mark-end text:id="IMark21661220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16612200"/>.strip<text:alphabetical-index-mark-end text:id="IMark21661220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16612200"/>.throw<text:alphabetical-index-mark-end text:id="IMark216612200"/>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16612200"/>.to_lower<text:alphabetical-index-mark-end text:id="IMark21661220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16612200"/>.to_upper<text:alphabetical-index-mark-end text:id="IMark21661220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16612200"/>&lt;<text:alphabetical-index-mark-end text:id="IMark21661220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216612200"/>&lt;&lt;<text:alphabetical-index-mark-end text:id="IMark21661220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16612200"/>&lt;=<text:alphabetical-index-mark-end text:id="IMark21661220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216612200"/>&lt;=&gt;<text:alphabetical-index-mark-end text:id="IMark21661220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216612200"/>&gt;<text:alphabetical-index-mark-end text:id="IMark21661220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16612200"/>&gt;=<text:alphabetical-index-mark-end text:id="IMark21661220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216669076"/>Thread<text:alphabetical-index-mark-end text:id="IMark216669076"/></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16612200"/>.current<text:alphabetical-index-mark-end text:id="IMark21661220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16612200"/>.list<text:alphabetical-index-mark-end text:id="IMark21661220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16612200"/>.main<text:alphabetical-index-mark-end text:id="IMark21661220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ext:p text:style-name="Text_20_body">.new{ … }</text:p>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16612200"/>.vm<text:alphabetical-index-mark-end text:id="IMark21661220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ext:p text:style-name="Text_20_body">.sleep</text:p>
      <text:p text:style-name="Text_20_body"/>
      <text:p text:style-name="Text_20_body">.start</text:p>
      <text:p text:style-name="Text_20_body"/>
      <text:p text:style-name="Text_20_body">pause</text:p>
      <text:p text:style-name="Text_20_body"/>
      <text:p text:style-name="Text_20_body"/>
      <text:p text:style-name="Text_20_body"/>
      <text:p text:style-name="Text_20_body"/>
      <text:h text:style-name="Heading_20_1" text:outline-level="1"><text:alphabetical-index-mark-start text:id="IMark216669076"/><text:alphabetical-index-mark-start text:id="IMark216669028"/><text:alphabetical-index-mark-start text:id="IMark216668980"/>TrueClass<text:alphabetical-index-mark-end text:id="IMark216668980"/><text:alphabetical-index-mark-end text:id="IMark216669028"/><text:alphabetical-index-mark-end text:id="IMark216669076"/></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7"/>
      <text:h text:style-name="Heading_20_1" text:outline-level="1"><text:alphabetical-index-mark-start text:id="IMark216669076"/>VirtualMachine<text:alphabetical-index-mark-end text:id="IMark216669076"/></text:h>
      <text:p text:style-name="Text_20_body"/>
      <text:p text:style-name="Text_20_body">Inheritance: VirtualMachine <text:span text:style-name="T10">←</text:span> Object</text:p>
      <text:p text:style-name="Code"/>
      <text:p text:style-name="Code">VirtualMachine Shared Methods =</text:p>
      <text:p text:style-name="Code">!: <text:s text:c="7"/>)nodebug <text:s/>-infinity .start <text:s text:c="3"/>copy <text:s text:c="5"/>min_float swap</text:p>
      <text:p text:style-name="Code">" <text:s text:c="8"/>)noshow <text:s text:c="2"/>.: <text:s text:c="7"/>.vm_name <text:s/>cr <text:s text:c="7"/>nan <text:s text:c="6"/>switch</text:p>
      <text:p text:style-name="Code">)" <text:s text:c="7"/>)quit <text:s text:c="4"/>.:: <text:s text:c="6"/>.with{ <text:s text:c="3"/>do <text:s text:c="7"/>nil <text:s text:c="6"/>throw"</text:p>
      <text:p text:style-name="Code">)classes <text:s/>)restart <text:s/>.append{ <text:s/>: <text:s text:c="8"/>dpr <text:s text:c="6"/>nip <text:s text:c="6"/>true</text:p>
      <text:p text:style-name="Code">)context <text:s/>)show <text:s text:c="4"/>.create{ <text:s/>?dup <text:s text:c="5"/>drop <text:s text:c="5"/>over <text:s text:c="5"/>try</text:p>
      <text:p text:style-name="Code">)context! )start <text:s text:c="3"/>.dump <text:s text:c="4"/>[ <text:s text:c="8"/>dup <text:s text:c="6"/>pause <text:s text:c="4"/>tuck</text:p>
      <text:p text:style-name="Code">)debug <text:s text:c="3"/>)threads <text:s/>.each{ <text:s text:c="3"/>accept <text:s text:c="3"/>e <text:s text:c="8"/>pi <text:s text:c="7"/>val#:</text:p>
      <text:p text:style-name="Code">)elapsed <text:s/>)time <text:s text:c="4"/>.elapsed <text:s/>accept" <text:s text:c="2"/>epsilon <text:s text:c="2"/>pick <text:s text:c="5"/>val$:</text:p>
      <text:p text:style-name="Code">)entries <text:s/>)unmap" <text:s text:c="2"/>.map{ <text:s text:c="4"/>begin <text:s text:c="4"/>false <text:s text:c="4"/>rational <text:s/>var#:</text:p>
      <text:p text:style-name="Code">)globals <text:s/>)version <text:s/>.new{ <text:s text:c="4"/>class: <text:s text:c="3"/>if <text:s text:c="7"/>rot <text:s text:c="6"/>var$:</text:p>
      <text:p text:style-name="Code">)irb <text:s text:c="5"/>)vm <text:s text:c="6"/>.open{ <text:s text:c="3"/>clear <text:s text:c="4"/>infinity <text:s/>self <text:s text:c="5"/>vm</text:p>
      <text:p text:style-name="Code">)load" <text:s text:c="3"/>)vm! <text:s text:c="5"/>.restart <text:s/>clone <text:s text:c="4"/>load" <text:s text:c="4"/>space <text:s text:c="4"/>{</text:p>
      <text:p text:style-name="Code">)map" <text:s text:c="4"/>)words <text:s text:c="3"/>.select{ <text:s/>complex <text:s text:c="2"/>max_float spaces <text:s text:c="3"/>{{</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216612200"/>!:<text:alphabetical-index-mark-end text:id="IMark21661220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004481583092391434" text:style-name="L24">
              <text:list-item>
                <text:p text:style-name="P95">There are pretty much no restrictions on the name except that it not contain spaces and any <text:span text:style-name="T9">" signals an embedded string (which is also immediate).</text:span></text:p>
              </text:list-item>
              <text:list-item>
                <text:p text:style-name="P102">This part of the fOOrth language system is still under development.</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16612200"/>super<text:alphabetical-index-mark-end text:id="IMark21661220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16612200"/>val:<text:alphabetical-index-mark-end text:id="IMark21661220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216612200"/>var:<text:alphabetical-index-mark-end text:id="IMark21661220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216612200"/>val@:<text:alphabetical-index-mark-end text:id="IMark21661220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16612200"/>var@:<text:alphabetical-index-mark-end text:id="IMark21661220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16612200"/>;<text:alphabetical-index-mark-end text:id="IMark216612200"/>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16612200"/>"<text:alphabetical-index-mark-end text:id="IMark21661220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infinity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16612200"/>.:<text:alphabetical-index-mark-end text:id="IMark216612200"/> method_name … ; []</text:h>
            <text:p text:style-name="Text_20_body">Routing: VM</text:p>
            <text:p text:style-name="P1">This method is used to define new methods on the specified class. Please see the Class class for more details.</text:p>
          </table:table-cell>
        </table:table-row>
      </table:table>
      <text:p text:style-name="Text_20_body"><text:soft-page-break/></text:p>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16612200"/>.::<text:alphabetical-index-mark-end text:id="IMark21661220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16612200"/>.append{<text:alphabetical-index-mark-end text:id="IMark216612200"/>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16612200"/>.create{<text:alphabetical-index-mark-end text:id="IMark216612200"/>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16612200"/>.each{<text:alphabetical-index-mark-end text:id="IMark216612200"/>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16612200"/>.map{<text:alphabetical-index-mark-end text:id="IMark216612200"/>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ext:soft-page-break/>
        <table:table-row table:style-name="Table297.1">
          <table:table-cell table:style-name="Table297.A1" office:value-type="string">
            <text:h text:style-name="Heading_20_3" text:outline-level="3">[unspecified] <text:alphabetical-index-mark-start text:id="IMark216612200"/>.new{<text:alphabetical-index-mark-end text:id="IMark216612200"/>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216612200"/>.open{<text:alphabetical-index-mark-end text:id="IMark216612200"/>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216612200"/>.select{<text:alphabetical-index-mark-end text:id="IMark216612200"/>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16612200"/>.vm_name<text:alphabetical-index-mark-end text:id="IMark21661220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216612200"/>.with{<text:alphabetical-index-mark-end text:id="IMark216612200"/>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p text:style-name="P2">[before] : … ; [after]</text:p>
            <text:p text:style-name="Text_20_body">Routing:</text:p>
            <text:p text:style-name="P1">description</text:p>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table:table-cell>
          <table:table-cell table:style-name="Table302.B2" office:value-type="string">
            <text:p text:style-name="P2"/>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p text:style-name="P2">[before] ?dup [after]</text:p>
            <text:p text:style-name="Text_20_body">Routing:</text:p>
            <text:p text:style-name="P1">description</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
          </table:table-cell>
          <table:table-cell table:style-name="Table303.B2" office:value-type="string">
            <text:p text:style-name="P2"/>
          </table:table-cell>
        </table:table-row>
      </table:table>
      <text:p text:style-name="Text_20_body"/>
      <table:table table:name="Table304" table:style-name="Table304">
        <table:table-column table:style-name="Table304.A"/>
        <table:table-column table:style-name="Table304.B"/>
        <table:table-row table:style-name="Table304.1">
          <table:table-cell table:style-name="Table304.A1" table:number-columns-spanned="2" office:value-type="string">
            <text:p text:style-name="P2">[] [ … ] [an_array]</text:p>
            <text:p text:style-name="Text_20_body">Routing:</text:p>
            <text:p text:style-name="P1">description</text:p>
          </table:table-cell>
          <table:covered-table-cell/>
        </table:table-row>
        <table:table-row table:style-name="Table304.1">
          <table:table-cell table:style-name="Table304.A2" office:value-type="string">
            <text:p text:style-name="P17">Code</text:p>
          </table:table-cell>
          <table:table-cell table:style-name="Table304.B2" office:value-type="string">
            <text:p text:style-name="P17">Result</text:p>
          </table:table-cell>
        </table:table-row>
        <table:table-row table:style-name="Table304.1">
          <table:table-cell table:style-name="Table304.A2" office:value-type="string">
            <text:p text:style-name="Snippet"/>
          </table:table-cell>
          <table:table-cell table:style-name="Table304.B2" office:value-type="string">
            <text:p text:style-name="P2"/>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p text:style-name="P2">[before] accept [after]</text:p>
            <text:p text:style-name="Text_20_body">Routing:</text:p>
            <text:p text:style-name="P1">description</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
          </table:table-cell>
          <table:table-cell table:style-name="Table305.B2" office:value-type="string">
            <text:p text:style-name="P2"/>
          </table:table-cell>
        </table:table-row>
      </table:table>
      <text:p text:style-name="Text_20_body"><text:soft-page-break/></text:p>
      <table:table table:name="Table306" table:style-name="Table306">
        <table:table-column table:style-name="Table306.A"/>
        <table:table-column table:style-name="Table306.B"/>
        <table:table-row table:style-name="Table306.1">
          <table:table-cell table:style-name="Table306.A1" table:number-columns-spanned="2" office:value-type="string">
            <text:p text:style-name="P2">[before] accept" … " [after]</text:p>
            <text:p text:style-name="Text_20_body">Routing:</text:p>
            <text:p text:style-name="P1">description</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
          </table:table-cell>
          <table:table-cell table:style-name="Table306.B2" office:value-type="string">
            <text:p text:style-name="P2"/>
          </table:table-cell>
        </table:table-row>
      </table:table>
      <text:p text:style-name="Text_20_body"/>
      <table:table table:name="Table307" table:style-name="Table307">
        <table:table-column table:style-name="Table307.A"/>
        <table:table-column table:style-name="Table307.B"/>
        <table:table-row table:style-name="Table307.1">
          <table:table-cell table:style-name="Table307.A1" table:number-columns-spanned="2" office:value-type="string">
            <text:p text:style-name="P2">[before] begin … until/again/repeat [after]</text:p>
            <text:p text:style-name="Text_20_body">Routing:</text:p>
            <text:p text:style-name="P1">description</text:p>
          </table:table-cell>
          <table:covered-table-cell/>
        </table:table-row>
        <table:table-row table:style-name="Table307.1">
          <table:table-cell table:style-name="Table307.A2" office:value-type="string">
            <text:p text:style-name="P17">Code</text:p>
          </table:table-cell>
          <table:table-cell table:style-name="Table307.B2" office:value-type="string">
            <text:p text:style-name="P17">Result</text:p>
          </table:table-cell>
        </table:table-row>
        <table:table-row table:style-name="Table307.1">
          <table:table-cell table:style-name="Table307.A2" office:value-type="string">
            <text:p text:style-name="Snippet"/>
          </table:table-cell>
          <table:table-cell table:style-name="Table307.B2" office:value-type="string">
            <text:p text:style-name="P2"/>
          </table:table-cell>
        </table:table-row>
      </table:table>
      <text:p text:style-name="Text_20_body"/>
      <table:table table:name="Table308" table:style-name="Table308">
        <table:table-column table:style-name="Table308.A"/>
        <table:table-column table:style-name="Table308.B"/>
        <table:table-row table:style-name="Table308.1">
          <table:table-cell table:style-name="Table308.A1" table:number-columns-spanned="2" office:value-type="string">
            <text:p text:style-name="P2">[before] class: [after]</text:p>
            <text:p text:style-name="Text_20_body">Routing:</text:p>
            <text:p text:style-name="P1">description</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
          </table:table-cell>
          <table:table-cell table:style-name="Table308.B2" office:value-type="string">
            <text:p text:style-name="P2"/>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p text:style-name="P2">[before] clone [after]</text:p>
            <text:p text:style-name="Text_20_body">Routing:</text:p>
            <text:p text:style-name="P1">description</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Snippet"/>
          </table:table-cell>
          <table:table-cell table:style-name="Table309.B2" office:value-type="string">
            <text:p text:style-name="P2"/>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p text:style-name="P2">[before] complex [after]</text:p>
            <text:p text:style-name="Text_20_body">Routing:</text:p>
            <text:p text:style-name="P1">description</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1">
          <table:table-cell table:style-name="Table310.A2" office:value-type="string">
            <text:p text:style-name="Snippet"/>
          </table:table-cell>
          <table:table-cell table:style-name="Table310.B2" office:value-type="string">
            <text:p text:style-name="P2"/>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p text:style-name="P2">[before] copy [after]</text:p>
            <text:p text:style-name="Text_20_body">Routing:</text:p>
            <text:p text:style-name="P1">description</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Snippet"/>
          </table:table-cell>
          <table:table-cell table:style-name="Table311.B2" office:value-type="string">
            <text:p text:style-name="P2"/>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p text:style-name="P2">[before] cr [after]</text:p>
            <text:p text:style-name="Text_20_body">Routing:</text:p>
            <text:p text:style-name="P1">description</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
          </table:table-cell>
          <table:table-cell table:style-name="Table312.B2" office:value-type="string">
            <text:p text:style-name="P2"/>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p text:style-name="P2">[before] do … loop [after]</text:p>
            <text:p text:style-name="Text_20_body">Routing:</text:p>
            <text:p text:style-name="P1">descrip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
          </table:table-cell>
          <table:table-cell table:style-name="Table313.B2" office:value-type="string">
            <text:p text:style-name="P2"/>
          </table:table-cell>
        </table:table-row>
      </table:table>
      <text:p text:style-name="Text_20_body"/>
      <table:table table:name="Table314" table:style-name="Table314">
        <table:table-column table:style-name="Table314.A"/>
        <table:table-column table:style-name="Table314.B"/>
        <table:table-row table:style-name="Table314.1">
          <table:table-cell table:style-name="Table314.A1" table:number-columns-spanned="2" office:value-type="string">
            <text:p text:style-name="P2">[before] dpr [after]</text:p>
            <text:p text:style-name="Text_20_body">Routing:</text:p>
            <text:p text:style-name="P1">description</text:p>
          </table:table-cell>
          <table:covered-table-cell/>
        </table:table-row>
        <table:table-row table:style-name="Table314.1">
          <table:table-cell table:style-name="Table314.A2" office:value-type="string">
            <text:p text:style-name="P17">Code</text:p>
          </table:table-cell>
          <table:table-cell table:style-name="Table314.B2" office:value-type="string">
            <text:p text:style-name="P17">Result</text:p>
          </table:table-cell>
        </table:table-row>
        <table:table-row table:style-name="Table314.1">
          <table:table-cell table:style-name="Table314.A2" office:value-type="string">
            <text:p text:style-name="Snippet"/>
          </table:table-cell>
          <table:table-cell table:style-name="Table314.B2" office:value-type="string">
            <text:p text:style-name="P2"/>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p text:style-name="P2">[before] drop [after]</text:p>
            <text:p text:style-name="Text_20_body">Routing:</text:p>
            <text:p text:style-name="P1">description</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
          </table:table-cell>
          <table:table-cell table:style-name="Table315.B2" office:value-type="string">
            <text:p text:style-name="P2"/>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p text:style-name="P2">[before] dup [after]</text:p>
            <text:p text:style-name="Text_20_body">Routing:</text:p>
            <text:p text:style-name="P1">description</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
          </table:table-cell>
          <table:table-cell table:style-name="Table316.B2" office:value-type="string">
            <text:p text:style-name="P2"/>
          </table:table-cell>
        </table:table-row>
      </table:table>
      <text:p text:style-name="Text_20_body"/>
      <table:table table:name="Table317" table:style-name="Table317">
        <table:table-column table:style-name="Table317.A"/>
        <table:table-column table:style-name="Table317.B"/>
        <table:table-row table:style-name="Table317.1">
          <table:table-cell table:style-name="Table317.A1" table:number-columns-spanned="2" office:value-type="string">
            <text:p text:style-name="P2">[before] e [after]</text:p>
            <text:p text:style-name="Text_20_body">Routing:</text:p>
            <text:p text:style-name="P1">description</text:p>
          </table:table-cell>
          <table:covered-table-cell/>
        </table:table-row>
        <table:table-row table:style-name="Table317.1">
          <table:table-cell table:style-name="Table317.A2" office:value-type="string">
            <text:p text:style-name="P17">Code</text:p>
          </table:table-cell>
          <table:table-cell table:style-name="Table317.B2" office:value-type="string">
            <text:p text:style-name="P17">Result</text:p>
          </table:table-cell>
        </table:table-row>
        <table:table-row table:style-name="Table317.1">
          <table:table-cell table:style-name="Table317.A2" office:value-type="string">
            <text:p text:style-name="Snippet"/>
          </table:table-cell>
          <table:table-cell table:style-name="Table317.B2" office:value-type="string">
            <text:p text:style-name="P2"/>
          </table:table-cell>
        </table:table-row>
      </table:table>
      <text:p text:style-name="Text_20_body"/>
      <table:table table:name="Table318" table:style-name="Table318">
        <table:table-column table:style-name="Table318.A"/>
        <table:table-column table:style-name="Table318.B"/>
        <table:table-row table:style-name="Table318.1">
          <table:table-cell table:style-name="Table318.A1" table:number-columns-spanned="2" office:value-type="string">
            <text:p text:style-name="P2">[before] epsilon [after]</text:p>
            <text:p text:style-name="Text_20_body">Routing:</text:p>
            <text:p text:style-name="P1">description</text:p>
          </table:table-cell>
          <table:covered-table-cell/>
        </table:table-row>
        <table:table-row table:style-name="Table318.1">
          <table:table-cell table:style-name="Table318.A2" office:value-type="string">
            <text:p text:style-name="P17">Code</text:p>
          </table:table-cell>
          <table:table-cell table:style-name="Table318.B2" office:value-type="string">
            <text:p text:style-name="P17">Result</text:p>
          </table:table-cell>
        </table:table-row>
        <table:table-row table:style-name="Table318.1">
          <table:table-cell table:style-name="Table318.A2" office:value-type="string">
            <text:p text:style-name="Snippet"/>
          </table:table-cell>
          <table:table-cell table:style-name="Table318.B2" office:value-type="string">
            <text:p text:style-name="P2"/>
          </table:table-cell>
        </table:table-row>
      </table:table>
      <text:p text:style-name="Text_20_body"/>
      <table:table table:name="Table320" table:style-name="Table320">
        <table:table-column table:style-name="Table320.A"/>
        <table:table-column table:style-name="Table320.B"/>
        <table:table-row table:style-name="Table320.1">
          <table:table-cell table:style-name="Table320.A1" table:number-columns-spanned="2" office:value-type="string">
            <text:p text:style-name="P2">[before] false [after]</text:p>
            <text:p text:style-name="Text_20_body">Routing:</text:p>
            <text:p text:style-name="P1">description</text:p>
          </table:table-cell>
          <table:covered-table-cell/>
        </table:table-row>
        <table:table-row table:style-name="Table320.1">
          <table:table-cell table:style-name="Table320.A2" office:value-type="string">
            <text:p text:style-name="P17">Code</text:p>
          </table:table-cell>
          <table:table-cell table:style-name="Table320.B2" office:value-type="string">
            <text:p text:style-name="P17">Result</text:p>
          </table:table-cell>
        </table:table-row>
        <table:table-row table:style-name="Table320.1">
          <table:table-cell table:style-name="Table320.A2" office:value-type="string">
            <text:p text:style-name="Snippet"/>
          </table:table-cell>
          <table:table-cell table:style-name="Table320.B2" office:value-type="string">
            <text:p text:style-name="P2"/>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p text:style-name="P2">[before] if … then [after]</text:p>
            <text:p text:style-name="Text_20_body">Routing:</text:p>
            <text:p text:style-name="P1">description</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
          </table:table-cell>
          <table:table-cell table:style-name="Table321.B2" office:value-type="string">
            <text:p text:style-name="P2"/>
          </table:table-cell>
        </table:table-row>
      </table:table>
      <text:p text:style-name="Text_20_body"/>
      <table:table table:name="Table322" table:style-name="Table322">
        <table:table-column table:style-name="Table322.A"/>
        <table:table-column table:style-name="Table322.B"/>
        <text:soft-page-break/>
        <table:table-row table:style-name="Table322.1">
          <table:table-cell table:style-name="Table322.A1" table:number-columns-spanned="2" office:value-type="string">
            <text:p text:style-name="P2">[before] infinity [after]</text:p>
            <text:p text:style-name="Text_20_body">Routing:</text:p>
            <text:p text:style-name="P1">description</text:p>
          </table:table-cell>
          <table:covered-table-cell/>
        </table:table-row>
        <table:table-row table:style-name="Table322.1">
          <table:table-cell table:style-name="Table322.A2" office:value-type="string">
            <text:p text:style-name="P17">Code</text:p>
          </table:table-cell>
          <table:table-cell table:style-name="Table322.B2" office:value-type="string">
            <text:p text:style-name="P17">Result</text:p>
          </table:table-cell>
        </table:table-row>
        <table:table-row table:style-name="Table322.1">
          <table:table-cell table:style-name="Table322.A2" office:value-type="string">
            <text:p text:style-name="Snippet"/>
          </table:table-cell>
          <table:table-cell table:style-name="Table322.B2" office:value-type="string">
            <text:p text:style-name="P2"/>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p text:style-name="P2">[before] load" … " [after]</text:p>
            <text:p text:style-name="Text_20_body">Routing:</text:p>
            <text:p text:style-name="P1">description</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
          </table:table-cell>
          <table:table-cell table:style-name="Table323.B2" office:value-type="string">
            <text:p text:style-name="P2"/>
          </table:table-cell>
        </table:table-row>
      </table:table>
      <text:p text:style-name="Text_20_body"/>
      <table:table table:name="Table324" table:style-name="Table324">
        <table:table-column table:style-name="Table324.A"/>
        <table:table-column table:style-name="Table324.B"/>
        <table:table-row table:style-name="Table324.1">
          <table:table-cell table:style-name="Table324.A1" table:number-columns-spanned="2" office:value-type="string">
            <text:p text:style-name="P2">[before] max_float [after]</text:p>
            <text:p text:style-name="Text_20_body">Routing:</text:p>
            <text:p text:style-name="P1">description</text:p>
          </table:table-cell>
          <table:covered-table-cell/>
        </table:table-row>
        <table:table-row table:style-name="Table324.1">
          <table:table-cell table:style-name="Table324.A2" office:value-type="string">
            <text:p text:style-name="P17">Code</text:p>
          </table:table-cell>
          <table:table-cell table:style-name="Table324.B2" office:value-type="string">
            <text:p text:style-name="P17">Result</text:p>
          </table:table-cell>
        </table:table-row>
        <table:table-row table:style-name="Table324.1">
          <table:table-cell table:style-name="Table324.A2" office:value-type="string">
            <text:p text:style-name="Snippet"/>
          </table:table-cell>
          <table:table-cell table:style-name="Table324.B2" office:value-type="string">
            <text:p text:style-name="P2"/>
          </table:table-cell>
        </table:table-row>
      </table:table>
      <text:p text:style-name="Text_20_body"/>
      <table:table table:name="Table325" table:style-name="Table325">
        <table:table-column table:style-name="Table325.A"/>
        <table:table-column table:style-name="Table325.B"/>
        <table:table-row table:style-name="Table325.1">
          <table:table-cell table:style-name="Table325.A1" table:number-columns-spanned="2" office:value-type="string">
            <text:p text:style-name="P2">[before] min_float [after]</text:p>
            <text:p text:style-name="Text_20_body">Routing:</text:p>
            <text:p text:style-name="P1">description</text:p>
          </table:table-cell>
          <table:covered-table-cell/>
        </table:table-row>
        <table:table-row table:style-name="Table325.1">
          <table:table-cell table:style-name="Table325.A2" office:value-type="string">
            <text:p text:style-name="P17">Code</text:p>
          </table:table-cell>
          <table:table-cell table:style-name="Table325.B2" office:value-type="string">
            <text:p text:style-name="P17">Result</text:p>
          </table:table-cell>
        </table:table-row>
        <table:table-row table:style-name="Table325.1">
          <table:table-cell table:style-name="Table325.A2" office:value-type="string">
            <text:p text:style-name="Snippet"/>
          </table:table-cell>
          <table:table-cell table:style-name="Table325.B2" office:value-type="string">
            <text:p text:style-name="P2"/>
          </table:table-cell>
        </table:table-row>
      </table:table>
      <text:p text:style-name="Text_20_body"/>
      <table:table table:name="Table326" table:style-name="Table326">
        <table:table-column table:style-name="Table326.A"/>
        <table:table-column table:style-name="Table326.B"/>
        <table:table-row table:style-name="Table326.1">
          <table:table-cell table:style-name="Table326.A1" table:number-columns-spanned="2" office:value-type="string">
            <text:p text:style-name="P2">[before] nan [after]</text:p>
            <text:p text:style-name="Text_20_body">Routing:</text:p>
            <text:p text:style-name="P1">description</text:p>
          </table:table-cell>
          <table:covered-table-cell/>
        </table:table-row>
        <table:table-row table:style-name="Table326.1">
          <table:table-cell table:style-name="Table326.A2" office:value-type="string">
            <text:p text:style-name="P17">Code</text:p>
          </table:table-cell>
          <table:table-cell table:style-name="Table326.B2" office:value-type="string">
            <text:p text:style-name="P17">Result</text:p>
          </table:table-cell>
        </table:table-row>
        <table:table-row table:style-name="Table326.1">
          <table:table-cell table:style-name="Table326.A2" office:value-type="string">
            <text:p text:style-name="Snippet"/>
          </table:table-cell>
          <table:table-cell table:style-name="Table326.B2" office:value-type="string">
            <text:p text:style-name="P2"/>
          </table:table-cell>
        </table:table-row>
      </table:table>
      <text:p text:style-name="Text_20_body"/>
      <table:table table:name="Table327" table:style-name="Table327">
        <table:table-column table:style-name="Table327.A"/>
        <table:table-column table:style-name="Table327.B"/>
        <text:soft-page-break/>
        <table:table-row table:style-name="Table327.1">
          <table:table-cell table:style-name="Table327.A1" table:number-columns-spanned="2" office:value-type="string">
            <text:p text:style-name="P2">[before] nil [after]</text:p>
            <text:p text:style-name="Text_20_body">Routing:</text:p>
            <text:p text:style-name="P1">description</text:p>
          </table:table-cell>
          <table:covered-table-cell/>
        </table:table-row>
        <table:table-row table:style-name="Table327.1">
          <table:table-cell table:style-name="Table327.A2" office:value-type="string">
            <text:p text:style-name="P17">Code</text:p>
          </table:table-cell>
          <table:table-cell table:style-name="Table327.B2" office:value-type="string">
            <text:p text:style-name="P17">Result</text:p>
          </table:table-cell>
        </table:table-row>
        <table:table-row table:style-name="Table327.1">
          <table:table-cell table:style-name="Table327.A2" office:value-type="string">
            <text:p text:style-name="Snippet"/>
          </table:table-cell>
          <table:table-cell table:style-name="Table327.B2" office:value-type="string">
            <text:p text:style-name="P2"/>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p text:style-name="P2">[before] nip [after]</text:p>
            <text:p text:style-name="Text_20_body">Routing:</text:p>
            <text:p text:style-name="P1">description</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
          </table:table-cell>
          <table:table-cell table:style-name="Table328.B2" office:value-type="string">
            <text:p text:style-name="P2"/>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p text:style-name="P2">[before] over [after]</text:p>
            <text:p text:style-name="Text_20_body">Routing:</text:p>
            <text:p text:style-name="P1">description</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
          </table:table-cell>
          <table:table-cell table:style-name="Table329.B2" office:value-type="string">
            <text:p text:style-name="P2"/>
          </table:table-cell>
        </table:table-row>
      </table:table>
      <text:p text:style-name="Text_20_body"/>
      <table:table table:name="Table330" table:style-name="Table330">
        <table:table-column table:style-name="Table330.A"/>
        <table:table-column table:style-name="Table330.B"/>
        <table:table-row table:style-name="Table330.1">
          <table:table-cell table:style-name="Table330.A1" table:number-columns-spanned="2" office:value-type="string">
            <text:p text:style-name="P2">[before] pause [after]</text:p>
            <text:p text:style-name="Text_20_body">Routing:</text:p>
            <text:p text:style-name="P1">description</text:p>
          </table:table-cell>
          <table:covered-table-cell/>
        </table:table-row>
        <table:table-row table:style-name="Table330.1">
          <table:table-cell table:style-name="Table330.A2" office:value-type="string">
            <text:p text:style-name="P17">Code</text:p>
          </table:table-cell>
          <table:table-cell table:style-name="Table330.B2" office:value-type="string">
            <text:p text:style-name="P17">Result</text:p>
          </table:table-cell>
        </table:table-row>
        <table:table-row table:style-name="Table330.1">
          <table:table-cell table:style-name="Table330.A2" office:value-type="string">
            <text:p text:style-name="Snippet"/>
          </table:table-cell>
          <table:table-cell table:style-name="Table330.B2" office:value-type="string">
            <text:p text:style-name="P2"/>
          </table:table-cell>
        </table:table-row>
      </table:table>
      <text:p text:style-name="Text_20_body"/>
      <table:table table:name="Table331" table:style-name="Table331">
        <table:table-column table:style-name="Table331.A"/>
        <table:table-column table:style-name="Table331.B"/>
        <table:table-row table:style-name="Table331.1">
          <table:table-cell table:style-name="Table331.A1" table:number-columns-spanned="2" office:value-type="string">
            <text:p text:style-name="P2">[before] pi [after]</text:p>
            <text:p text:style-name="Text_20_body">Routing:</text:p>
            <text:p text:style-name="P1">description</text:p>
          </table:table-cell>
          <table:covered-table-cell/>
        </table:table-row>
        <table:table-row table:style-name="Table331.1">
          <table:table-cell table:style-name="Table331.A2" office:value-type="string">
            <text:p text:style-name="P17">Code</text:p>
          </table:table-cell>
          <table:table-cell table:style-name="Table331.B2" office:value-type="string">
            <text:p text:style-name="P17">Result</text:p>
          </table:table-cell>
        </table:table-row>
        <table:table-row table:style-name="Table331.1">
          <table:table-cell table:style-name="Table331.A2" office:value-type="string">
            <text:p text:style-name="Snippet"/>
          </table:table-cell>
          <table:table-cell table:style-name="Table331.B2" office:value-type="string">
            <text:p text:style-name="P2"/>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p text:style-name="P2">[before] pick [after]</text:p>
            <text:p text:style-name="Text_20_body">Routing:</text:p>
            <text:p text:style-name="P1">description</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
          </table:table-cell>
          <table:table-cell table:style-name="Table332.B2" office:value-type="string">
            <text:p text:style-name="P2"/>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p text:style-name="P2">[before] rational [after]</text:p>
            <text:p text:style-name="Text_20_body">Routing:</text:p>
            <text:p text:style-name="P1">description</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
          </table:table-cell>
          <table:table-cell table:style-name="Table333.B2" office:value-type="string">
            <text:p text:style-name="P2"/>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p text:style-name="P2">[before] rot [after]</text:p>
            <text:p text:style-name="Text_20_body">Routing:</text:p>
            <text:p text:style-name="P1">description</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
          </table:table-cell>
          <table:table-cell table:style-name="Table334.B2" office:value-type="string">
            <text:p text:style-name="P2"/>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p text:style-name="P2">[before] self [after]</text:p>
            <text:p text:style-name="Text_20_body">Routing:</text:p>
            <text:p text:style-name="P1">description</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
          </table:table-cell>
          <table:table-cell table:style-name="Table335.B2" office:value-type="string">
            <text:p text:style-name="P2"/>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p text:style-name="P2">[before] space [after]</text:p>
            <text:p text:style-name="Text_20_body">Routing:</text:p>
            <text:p text:style-name="P1">description</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
          </table:table-cell>
          <table:table-cell table:style-name="Table336.B2" office:value-type="string">
            <text:p text:style-name="P2"/>
          </table:table-cell>
        </table:table-row>
      </table:table>
      <text:p text:style-name="Text_20_body"/>
      <table:table table:name="Table337" table:style-name="Table337">
        <table:table-column table:style-name="Table337.A"/>
        <table:table-column table:style-name="Table337.B"/>
        <text:soft-page-break/>
        <table:table-row table:style-name="Table337.1">
          <table:table-cell table:style-name="Table337.A1" table:number-columns-spanned="2" office:value-type="string">
            <text:p text:style-name="P2">[before] spaces [after]</text:p>
            <text:p text:style-name="Text_20_body">Routing:</text:p>
            <text:p text:style-name="P1">description</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
          </table:table-cell>
          <table:table-cell table:style-name="Table337.B2" office:value-type="string">
            <text:p text:style-name="P2"/>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p text:style-name="P2">[before] swap [after]</text:p>
            <text:p text:style-name="Text_20_body">Routing:</text:p>
            <text:p text:style-name="P1">description</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
          </table:table-cell>
          <table:table-cell table:style-name="Table338.B2" office:value-type="string">
            <text:p text:style-name="P2"/>
          </table:table-cell>
        </table:table-row>
      </table:table>
      <text:p text:style-name="Text_20_body"/>
      <table:table table:name="Table339" table:style-name="Table339">
        <table:table-column table:style-name="Table339.A"/>
        <table:table-column table:style-name="Table339.B"/>
        <table:table-row table:style-name="Table339.1">
          <table:table-cell table:style-name="Table339.A1" table:number-columns-spanned="2" office:value-type="string">
            <text:p text:style-name="P2">[before] thread: [after]</text:p>
            <text:p text:style-name="Text_20_body">Routing:</text:p>
            <text:p text:style-name="P1">description</text:p>
          </table:table-cell>
          <table:covered-table-cell/>
        </table:table-row>
        <table:table-row table:style-name="Table339.1">
          <table:table-cell table:style-name="Table339.A2" office:value-type="string">
            <text:p text:style-name="P17">Code</text:p>
          </table:table-cell>
          <table:table-cell table:style-name="Table339.B2" office:value-type="string">
            <text:p text:style-name="P17">Result</text:p>
          </table:table-cell>
        </table:table-row>
        <table:table-row table:style-name="Table339.1">
          <table:table-cell table:style-name="Table339.A2" office:value-type="string">
            <text:p text:style-name="Snippet"/>
          </table:table-cell>
          <table:table-cell table:style-name="Table339.B2" office:value-type="string">
            <text:p text:style-name="P2"/>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p text:style-name="P2">[before] true [after]</text:p>
            <text:p text:style-name="Text_20_body">Routing:</text:p>
            <text:p text:style-name="P1">descrip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
          </table:table-cell>
          <table:table-cell table:style-name="Table340.B2" office:value-type="string">
            <text:p text:style-name="P2"/>
          </table:table-cell>
        </table:table-row>
      </table:table>
      <text:p text:style-name="Text_20_body"/>
      <text:p text:style-name="Text_20_body"/>
      <table:table table:name="Table392" table:style-name="Table392">
        <table:table-column table:style-name="Table392.A"/>
        <table:table-column table:style-name="Table392.B"/>
        <table:table-row table:style-name="Table392.1">
          <table:table-cell table:style-name="Table392.A1" table:number-columns-spanned="2" office:value-type="string">
            <text:p text:style-name="P2">[before] try … end [after]</text:p>
            <text:p text:style-name="Text_20_body">Routing: VM</text:p>
            <text:p text:style-name="P1">description</text:p>
          </table:table-cell>
          <table:covered-table-cell/>
        </table:table-row>
        <table:table-row table:style-name="Table392.1">
          <table:table-cell table:style-name="Table392.A2" office:value-type="string">
            <text:p text:style-name="P17">Code</text:p>
          </table:table-cell>
          <table:table-cell table:style-name="Table392.B2" office:value-type="string">
            <text:p text:style-name="P17">Result</text:p>
          </table:table-cell>
        </table:table-row>
        <table:table-row table:style-name="Table392.1">
          <table:table-cell table:style-name="Table392.A2" office:value-type="string">
            <text:p text:style-name="Snippet"/>
          </table:table-cell>
          <table:table-cell table:style-name="Table392.B2" office:value-type="string">
            <text:p text:style-name="P2"/>
          </table: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p text:style-name="P2">[before] tuck [after]</text:p>
            <text:p text:style-name="Text_20_body">Routing:</text:p>
            <text:p text:style-name="P1">description</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
          </table:table-cell>
          <table:table-cell table:style-name="Table341.B2" office:value-type="string">
            <text:p text:style-name="P2"/>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p text:style-name="P2">[before] val#: [after]</text:p>
            <text:p text:style-name="Text_20_body">Routing:</text:p>
            <text:p text:style-name="P1">description</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
          </table:table-cell>
          <table:table-cell table:style-name="Table393.B2" office:value-type="string">
            <text:p text:style-name="P2"/>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p text:style-name="P2">[before] val$: [after]</text:p>
            <text:p text:style-name="Text_20_body">Routing:</text:p>
            <text:p text:style-name="P1">description</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
          </table:table-cell>
          <table:table-cell table:style-name="Table394.B2" office:value-type="string">
            <text:p text:style-name="P2"/>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p text:style-name="P2">[before] val#: [after]</text:p>
            <text:p text:style-name="Text_20_body">Routing:</text:p>
            <text:p text:style-name="P1">description</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
          </table:table-cell>
          <table:table-cell table:style-name="Table395.B2" office:value-type="string">
            <text:p text:style-name="P2"/>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p text:style-name="P2">[before] var$: [after]</text:p>
            <text:p text:style-name="Text_20_body">Routing:</text:p>
            <text:p text:style-name="P1">description</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
          </table:table-cell>
          <table:table-cell table:style-name="Table396.B2" office:value-type="string">
            <text:p text:style-name="P2"/>
          </table:table-cell>
        </table:table-row>
      </table:table>
      <text:p text:style-name="Text_20_body"/>
      <table:table table:name="Table342" table:style-name="Table342">
        <table:table-column table:style-name="Table342.A"/>
        <table:table-column table:style-name="Table342.B"/>
        <text:soft-page-break/>
        <table:table-row table:style-name="Table342.1">
          <table:table-cell table:style-name="Table342.A1" table:number-columns-spanned="2" office:value-type="string">
            <text:p text:style-name="P2">[] vm [a_virtual_machine]</text:p>
            <text:p text:style-name="Text_20_body">Routing: VM</text:p>
            <text:p text:style-name="P1">description</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
          </table:table-cell>
          <table:table-cell table:style-name="Table342.B2" office:value-type="string">
            <text:p text:style-name="P2"/>
          </table:table-cell>
        </table:table-row>
      </table:table>
      <text:p text:style-name="Text_20_body"/>
      <table:table table:name="Table343" table:style-name="Table343">
        <table:table-column table:style-name="Table343.A"/>
        <table:table-column table:style-name="Table343.B"/>
        <table:table-row table:style-name="Table343.1">
          <table:table-cell table:style-name="Table343.A1" table:number-columns-spanned="2" office:value-type="string">
            <text:p text:style-name="P2">[] { … } [a_hash]</text:p>
            <text:p text:style-name="Text_20_body">Routing: VM</text:p>
            <text:p text:style-name="P1">description</text:p>
          </table:table-cell>
          <table:covered-table-cell/>
        </table:table-row>
        <table:table-row table:style-name="Table343.1">
          <table:table-cell table:style-name="Table343.A2" office:value-type="string">
            <text:p text:style-name="P17">Code</text:p>
          </table:table-cell>
          <table:table-cell table:style-name="Table343.B2" office:value-type="string">
            <text:p text:style-name="P17">Result</text:p>
          </table:table-cell>
        </table:table-row>
        <table:table-row table:style-name="Table343.1">
          <table:table-cell table:style-name="Table343.A2" office:value-type="string">
            <text:p text:style-name="Snippet"/>
          </table:table-cell>
          <table:table-cell table:style-name="Table343.B2" office:value-type="string">
            <text:p text:style-name="P2"/>
          </table:table-cell>
        </table:table-row>
      </table:table>
      <text:p text:style-name="Text_20_body"/>
      <table:table table:name="Table344" table:style-name="Table344">
        <table:table-column table:style-name="Table344.A"/>
        <table:table-column table:style-name="Table344.B"/>
        <table:table-row table:style-name="Table344.1">
          <table:table-cell table:style-name="Table344.A1" table:number-columns-spanned="2" office:value-type="string">
            <text:p text:style-name="P2">[] {{ … }} [a_procedure]</text:p>
            <text:p text:style-name="Text_20_body">Routing: VM</text:p>
            <text:p text:style-name="P1">description</text:p>
          </table:table-cell>
          <table:covered-table-cell/>
        </table:table-row>
        <table:table-row table:style-name="Table344.1">
          <table:table-cell table:style-name="Table344.A2" office:value-type="string">
            <text:p text:style-name="P17">Code</text:p>
          </table:table-cell>
          <table:table-cell table:style-name="Table344.B2" office:value-type="string">
            <text:p text:style-name="P17">Result</text:p>
          </table:table-cell>
        </table:table-row>
        <table:table-row table:style-name="Table344.1">
          <table:table-cell table:style-name="Table344.A2" office:value-type="string">
            <text:p text:style-name="Snippet"/>
          </table:table-cell>
          <table:table-cell table:style-name="Table344.B2" office:value-type="string">
            <text:p text:style-name="P2"/>
          </table:table-cell>
        </table:table-row>
      </table:table>
      <text:p text:style-name="Text_20_body"/>
      <text:h text:style-name="Heading_20_2" text:outline-level="2"><text:alphabetical-index-mark-start text:id="IMark216669076"/>Commands<text:alphabetical-index-mark-end text:id="IMark216669076"/></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ext:soft-page-break/>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ext:soft-page-break/>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ext:soft-page-break/>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ext:soft-page-break/>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able:table table:name="Table363" table:style-name="Table363">
        <table:table-column table:style-name="Table363.A"/>
        <table:table-column table:style-name="Table363.B"/>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ext:soft-page-break/>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216669076"/>)entries<text:alphabetical-index-mark-end text:id="IMark216669076"/>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false <text:s text:c="9"/>nil&lt;&gt; <text:s text:c="9"/>spaces <text:s text:c="8"/>{</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72">0</text:p>
          <text:p text:style-name="P71">0&lt;<text:tab/>114</text:p>
          <text:p text:style-name="P71">0&lt;=<text:tab/>114</text:p>
          <text:p text:style-name="P71">0&lt;=&gt;<text:tab/>115</text:p>
          <text:p text:style-name="P71">0&lt;&gt; <text:tab/>115</text:p>
          <text:p text:style-name="P71">0=<text:tab/>115</text:p>
          <text:p text:style-name="P71">0&gt;<text:tab/>116</text:p>
          <text:p text:style-name="P71">0&gt;=<text:tab/>116</text:p>
          <text:p text:style-name="P72">1</text:p>
          <text:p text:style-name="P71">1-<text:tab/>116</text:p>
          <text:p text:style-name="P71">1+<text:tab/>116</text:p>
          <text:p text:style-name="P72">2</text:p>
          <text:p text:style-name="P71">2-<text:tab/>117</text:p>
          <text:p text:style-name="P71">2*<text:tab/>92, 117</text:p>
          <text:p text:style-name="P71">2/<text:tab/>92, 118</text:p>
          <text:p text:style-name="P71">2+<text:tab/>117</text:p>
          <text:p text:style-name="P72">A</text:p>
          <text:p text:style-name="P71">again<text:tab/>25</text:p>
          <text:p text:style-name="P71">and<text:tab/>94</text:p>
          <text:p text:style-name="P71">Archive<text:tab/>12</text:p>
          <text:p text:style-name="P71">Array<text:tab/>62</text:p>
          <text:p text:style-name="P72">B</text:p>
          <text:p text:style-name="P71">begin<text:tab/>25</text:p>
          <text:p text:style-name="P71">Boolean<text:tab/>60</text:p>
          <text:p text:style-name="P71">bounce<text:tab/>36, 38</text:p>
          <text:p text:style-name="P72">C</text:p>
          <text:p text:style-name="P71">catch<text:tab/>35, 38</text:p>
          <text:p text:style-name="P71">Class<text:tab/>73</text:p>
          <text:p text:style-name="P71">Classes<text:tab/>46</text:p>
          <text:p text:style-name="P71">clone<text:tab/>30</text:p>
          <text:p text:style-name="P71">com<text:tab/>94</text:p>
          <text:p text:style-name="P71">Commands<text:tab/>76, 182</text:p>
          <text:p text:style-name="P71">Complex<text:tab/>78</text:p>
          <text:p text:style-name="P71">copy<text:tab/>30</text:p>
          <text:p text:style-name="P72">D</text:p>
          <text:p text:style-name="P71">Declarations<text:tab/>26</text:p>
          <text:p text:style-name="P71">Demo.rb<text:tab/>11</text:p>
          <text:p text:style-name="P71">distinct?<text:tab/>131</text:p>
          <text:p text:style-name="P71">do<text:tab/>23</text:p>
          <text:p text:style-name="P71">do_map_name<text:tab/>56</text:p>
          <text:p text:style-name="P71">dpr<text:tab/>97</text:p>
          <text:p text:style-name="P71">drop<text:tab/>19</text:p>
          <text:p text:style-name="P71">Duck Typing<text:tab/>26</text:p>
          <text:p text:style-name="P71">dup<text:tab/>19, 30</text:p>
          <text:p text:style-name="P72">E</text:p>
          <text:p text:style-name="P71">e<text:tab/>98</text:p>
          <text:p text:style-name="P71">else<text:tab/>21</text:p>
          <text:p text:style-name="P71">epsilon<text:tab/>98</text:p>
          <text:p text:style-name="P72">F</text:p>
          <text:p text:style-name="P71">FalseClass<text:tab/>60, 81</text:p>
          <text:p text:style-name="P71">finally<text:tab/>37, 38</text:p>
          <text:p text:style-name="P71">Float<text:tab/>83</text:p>
          <text:p text:style-name="P72">H</text:p>
          <text:p text:style-name="P71">Hash<text:tab/>84</text:p>
          <text:p text:style-name="P72">I</text:p>
          <text:p text:style-name="P71">i<text:tab/>23</text:p>
          <text:p text:style-name="P71">identical?<text:tab/>131</text:p>
          <text:p text:style-name="P71">if<text:tab/>21</text:p>
          <text:p text:style-name="P71">infinity<text:tab/>98</text:p>
          <text:p text:style-name="P71">Inheritance<text:tab/>47</text:p>
          <text:p text:style-name="P71">InStream<text:tab/>87</text:p>
          <text:p text:style-name="P71">Integer<text:tab/>90</text:p>
          <text:p text:style-name="P72">J</text:p>
          <text:p text:style-name="P71">j<text:tab/>23</text:p>
          <text:p text:style-name="P72">K</text:p>
          <text:p text:style-name="P71">Known Issues<text:tab/>11</text:p>
          <text:p text:style-name="P72">L</text:p>
          <text:p text:style-name="P71">Late Binding<text:tab/>47</text:p>
          <text:p text:style-name="P71">loop<text:tab/>23</text:p>
          <text:p text:style-name="P72">M</text:p>
          <text:p text:style-name="P71">max<text:tab/>131</text:p>
          <text:p text:style-name="P71">max_float<text:tab/>98</text:p>
          <text:p text:style-name="P71">Method Mapping<text:tab/>48</text:p>
          <text:p text:style-name="P71">Methods<text:tab/>47</text:p>
          <text:p text:style-name="P71">min<text:tab/>132</text:p>
          <text:p text:style-name="P71">min_float<text:tab/>99</text:p>
          <text:p text:style-name="P71">mod<text:tab/>120</text:p>
          <text:p text:style-name="P71">Mutation<text:tab/>28</text:p>
          <text:p text:style-name="P72">N</text:p>
          <text:p text:style-name="P71">nan<text:tab/>99</text:p>
          <text:p text:style-name="P71">neg<text:tab/>120</text:p>
          <text:p text:style-name="P71">nil&lt;&gt;<text:tab/>132</text:p>
          <text:p text:style-name="P71">nil=<text:tab/>132</text:p>
          <text:p text:style-name="P71">NilClass<text:tab/>60, 95</text:p>
          <text:p text:style-name="P71">nip<text:tab/>19</text:p>
          <text:p text:style-name="P71">not<text:tab/>133</text:p>
          <text:p text:style-name="P71">Numeric<text:tab/>61, 97</text:p>
          <text:p text:style-name="P72">O</text:p>
          <text:p text:style-name="P71">Object<text:tab/>60, 121</text:p>
          <text:p text:style-name="P71">or<text:tab/>94</text:p>
          <text:p text:style-name="P71">OutStream<text:tab/>135</text:p>
          <text:p text:style-name="P71">over<text:tab/>19</text:p>
          <text:p text:style-name="P72">P</text:p>
          <text:p text:style-name="P71">pi<text:tab/>99</text:p>
          <text:p text:style-name="P71">pick<text:tab/>19</text:p>
          <text:p text:style-name="P71">Polymorphism<text:tab/>47</text:p>
          <text:p text:style-name="P71">Procedure<text:tab/>140</text:p>
          <text:p text:style-name="P71">Prototypes<text:tab/>47</text:p>
          <text:p text:style-name="P72">Q</text:p>
          <text:p text:style-name="P71">Queue<text:tab/>142</text:p>
          <text:p text:style-name="P72">R</text:p>
          <text:p text:style-name="P71">Rake<text:tab/>11</text:p>
          <text:p text:style-name="P71">Rational<text:tab/>145</text:p>
          <text:p text:style-name="P71">Referencing<text:tab/>27</text:p>
          <text:p text:style-name="P71">repeat<text:tab/>25</text:p>
          <text:p text:style-name="P71">Routing<text:tab/>53</text:p>
          <text:p text:style-name="P72">S</text:p>
          <text:p text:style-name="P71">Scoping<text:tab/>26</text:p>
          <text:p text:style-name="P71">self<text:tab/>58</text:p>
          <text:p text:style-name="P71">Stack<text:tab/>146</text:p>
          <text:p text:style-name="P71">String<text:tab/>148</text:p>
          <text:p text:style-name="P71">super<text:tab/>74, 123, 169</text:p>
          <text:p text:style-name="P71">swap<text:tab/>20</text:p>
          <text:p text:style-name="P71">switch<text:tab/>21</text:p>
          <text:p text:style-name="P71">SymbolMap<text:tab/>48</text:p>
          <text:p text:style-name="P72">T</text:p>
          <text:p text:style-name="P71">Testing<text:tab/>11</text:p>
          <text:p text:style-name="P71">Thanks<text:tab/>8</text:p>
          <text:p text:style-name="P71">then<text:tab/>21</text:p>
          <text:p text:style-name="P71">Thread<text:tab/>165</text:p>
          <text:p text:style-name="P71">throw"<text:tab/>39</text:p>
          <text:p text:style-name="P71">TrueClass<text:tab/>60, 167</text:p>
          <text:p text:style-name="P71">try<text:tab/>35, 38</text:p>
          <text:p text:style-name="P71">tuck<text:tab/>20</text:p>
          <text:p text:style-name="P71">Typing<text:tab/>26</text:p>
          <text:p text:style-name="P72">U</text:p>
          <text:p text:style-name="P71">until<text:tab/>25</text:p>
          <text:p text:style-name="P72">V</text:p>
          <text:p text:style-name="P71">val:<text:tab/>26, 74, 122, 169</text:p>
          <text:p text:style-name="P71">val@:<text:tab/>27, 74, 122, 170</text:p>
          <text:p text:style-name="P71">val#:<text:tab/>27</text:p>
          <text:p text:style-name="P71">val$:<text:tab/>27</text:p>
          <text:p text:style-name="P71">var:<text:tab/>26, 74, 122, 169</text:p>
          <text:p text:style-name="P71">var@:<text:tab/>27, 75, 123, 170</text:p>
          <text:p text:style-name="P71">var#:<text:tab/>27</text:p>
          <text:p text:style-name="P71">var$:<text:tab/>27</text:p>
          <text:p text:style-name="P71">VirtualMachine<text:tab/>168</text:p>
          <text:p text:style-name="P72">X</text:p>
          <text:p text:style-name="P71">x<text:tab/>63</text:p>
          <text:p text:style-name="P71">xor<text:tab/>94</text:p>
          <text:p text:style-name="P72">^</text:p>
          <text:p text:style-name="P71">^^<text:tab/>82, 95, 130</text:p>
          <text:p text:style-name="P72">-</text:p>
          <text:p text:style-name="P71">-<text:tab/>101</text:p>
          <text:p text:style-name="P71">-&gt;<text:tab/>84</text:p>
          <text:p text:style-name="P71">-i<text:tab/>23</text:p>
          <text:p text:style-name="P71">-infinity<text:tab/>97</text:p>
          <text:p text:style-name="P71">-j<text:tab/>23</text:p>
          <text:p text:style-name="P72">;</text:p>
          <text:p text:style-name="P71">;<text:tab/>75, 123, 170</text:p>
          <text:p text:style-name="P72">:</text:p>
          <text:p text:style-name="P71">:<text:tab/>55</text:p>
          <text:p text:style-name="P72">!</text:p>
          <text:p text:style-name="P71">!<text:tab/>65</text:p>
          <text:p text:style-name="P71">!:<text:tab/>169</text:p>
          <text:p text:style-name="P72">?</text:p>
          <text:p text:style-name="P71">?"<text:tab/>36, 38</text:p>
          <text:p text:style-name="P72">.</text:p>
          <text:p text:style-name="P71">.<text:tab/>121, 137</text:p>
          <text:p text:style-name="P71"><text:soft-page-break/>.-left<text:tab/>66, 154</text:p>
          <text:p text:style-name="P71">.-mid<text:tab/>67, 154</text:p>
          <text:p text:style-name="P71">.-midlr<text:tab/>67, 154</text:p>
          <text:p text:style-name="P71">.-right<text:tab/>67, 155</text:p>
          <text:p text:style-name="P71">.:<text:tab/>55, 73, 170</text:p>
          <text:p text:style-name="P71">.::<text:tab/>55, 122, 171</text:p>
          <text:p text:style-name="P71">."<text:tab/>152</text:p>
          <text:p text:style-name="P71">.[]!<text:tab/>67, 85</text:p>
          <text:p text:style-name="P71">.[]@<text:tab/>68, 85</text:p>
          <text:p text:style-name="P71">.+left<text:tab/>65, 153</text:p>
          <text:p text:style-name="P71">.+mid<text:tab/>66, 153</text:p>
          <text:p text:style-name="P71">.+midlr<text:tab/>66, 153</text:p>
          <text:p text:style-name="P71">.+right<text:tab/>66, 154</text:p>
          <text:p text:style-name="P71">.1/x<text:tab/>101</text:p>
          <text:p text:style-name="P71">.10**<text:tab/>101</text:p>
          <text:p text:style-name="P71">.2**<text:tab/>102</text:p>
          <text:p text:style-name="P71">.abs<text:tab/>102</text:p>
          <text:p text:style-name="P71">.acos<text:tab/>102</text:p>
          <text:p text:style-name="P71">.acosh<text:tab/>103</text:p>
          <text:p text:style-name="P71">.angle<text:tab/>103</text:p>
          <text:p text:style-name="P71">.append<text:tab/>135</text:p>
          <text:p text:style-name="P71">.append{<text:tab/>136, 171</text:p>
          <text:p text:style-name="P71">.asin<text:tab/>103</text:p>
          <text:p text:style-name="P71">.asinh<text:tab/>104</text:p>
          <text:p text:style-name="P71">.atan<text:tab/>104</text:p>
          <text:p text:style-name="P71">.atan2<text:tab/>104</text:p>
          <text:p text:style-name="P71">.atanh<text:tab/>105</text:p>
          <text:p text:style-name="P71">.c2p<text:tab/>105</text:p>
          <text:p text:style-name="P71">.call<text:tab/>140, 155</text:p>
          <text:p text:style-name="P71">.cbrt<text:tab/>79, 105</text:p>
          <text:p text:style-name="P71">.ceil<text:tab/>105</text:p>
          <text:p text:style-name="P71">.cjust<text:tab/>155</text:p>
          <text:p text:style-name="P71">.class<text:tab/>123</text:p>
          <text:p text:style-name="P71">.clear<text:tab/>142, 146</text:p>
          <text:p text:style-name="P71">.clone<text:tab/>30, 124</text:p>
          <text:p text:style-name="P71">.clone_exclude<text:tab/>32, 124</text:p>
          <text:p text:style-name="P71">.close<text:tab/>88, 137</text:p>
          <text:p text:style-name="P71">.conjugate<text:tab/>106</text:p>
          <text:p text:style-name="P71">.contains?<text:tab/>155</text:p>
          <text:p text:style-name="P71">.copy<text:tab/>30, 124</text:p>
          <text:p text:style-name="P71">.cos<text:tab/>106</text:p>
          <text:p text:style-name="P71">.cosh<text:tab/>106</text:p>
          <text:p text:style-name="P71">.cr<text:tab/>137</text:p>
          <text:p text:style-name="P71">.create<text:tab/>136</text:p>
          <text:p text:style-name="P71">.create{<text:tab/>136, 171</text:p>
          <text:p text:style-name="P71">.cube<text:tab/>106</text:p>
          <text:p text:style-name="P71">.current<text:tab/>165</text:p>
          <text:p text:style-name="P71">.d2r<text:tab/>107</text:p>
          <text:p text:style-name="P71">.denominator<text:tab/>107</text:p>
          <text:p text:style-name="P71">.e**<text:tab/>79, 107</text:p>
          <text:p text:style-name="P71">.each{<text:tab/>171</text:p>
          <text:p text:style-name="P71">.emit<text:tab/>107, 137, 156</text:p>
          <text:p text:style-name="P71">.empty?<text:tab/>142, 146</text:p>
          <text:p text:style-name="P71">.eval<text:tab/>156</text:p>
          <text:p text:style-name="P71">.even?<text:tab/>91</text:p>
          <text:p text:style-name="P71">.floor<text:tab/>108</text:p>
          <text:p text:style-name="P71">.fmt<text:tab/>156</text:p>
          <text:p text:style-name="P71">.fmt"<text:tab/>156</text:p>
          <text:p text:style-name="P71">.gcd<text:tab/>91</text:p>
          <text:p text:style-name="P71">.get_all<text:tab/>87</text:p>
          <text:p text:style-name="P71">.getc<text:tab/>89</text:p>
          <text:p text:style-name="P71">.gets<text:tab/>89</text:p>
          <text:p text:style-name="P71">.hypot<text:tab/>108</text:p>
          <text:p text:style-name="P71">.imaginary<text:tab/>108</text:p>
          <text:p text:style-name="P71">.init<text:tab/>27, 125</text:p>
          <text:p text:style-name="P71">.is_class?<text:tab/>75, 125</text:p>
          <text:p text:style-name="P71">.keys<text:tab/>85</text:p>
          <text:p text:style-name="P71">.lcm<text:tab/>91</text:p>
          <text:p text:style-name="P71">.left<text:tab/>68, 157</text:p>
          <text:p text:style-name="P71">.left?<text:tab/>157</text:p>
          <text:p text:style-name="P71">.length<text:tab/>68, 143, 147, 157</text:p>
          <text:p text:style-name="P71">.lines<text:tab/>157</text:p>
          <text:p text:style-name="P71">.list<text:tab/>165</text:p>
          <text:p text:style-name="P71">.ljust<text:tab/>158</text:p>
          <text:p text:style-name="P71">.ln<text:tab/>108</text:p>
          <text:p text:style-name="P71">.load<text:tab/>158</text:p>
          <text:p text:style-name="P71">.log10<text:tab/>109</text:p>
          <text:p text:style-name="P71">.log2<text:tab/>109</text:p>
          <text:p text:style-name="P71">.lstrip<text:tab/>158</text:p>
          <text:p text:style-name="P71">.magnitude<text:tab/>109</text:p>
          <text:p text:style-name="P71">.main<text:tab/>166</text:p>
          <text:p text:style-name="P71">.map{<text:tab/>171</text:p>
          <text:p text:style-name="P71">.max<text:tab/>69</text:p>
          <text:p text:style-name="P71">.mid<text:tab/>69, 158</text:p>
          <text:p text:style-name="P71">.mid?<text:tab/>159</text:p>
          <text:p text:style-name="P71">.midlr<text:tab/>69, 159</text:p>
          <text:p text:style-name="P71">.min<text:tab/>70</text:p>
          <text:p text:style-name="P71">.name<text:tab/>125</text:p>
          <text:p text:style-name="P71">.new<text:tab/>63, 75</text:p>
          <text:p text:style-name="P71">.new_size<text:tab/>64</text:p>
          <text:p text:style-name="P71">.new_value<text:tab/>64</text:p>
          <text:p text:style-name="P71">.new_values<text:tab/>64</text:p>
          <text:p text:style-name="P71">.new{<text:tab/>63, 172</text:p>
          <text:p text:style-name="P71">.numerator<text:tab/>110</text:p>
          <text:p text:style-name="P71">.odd?<text:tab/>91</text:p>
          <text:p text:style-name="P71">.open<text:tab/>88</text:p>
          <text:p text:style-name="P71">.open{<text:tab/>88, 172</text:p>
          <text:p text:style-name="P71">.p2c<text:tab/>110</text:p>
          <text:p text:style-name="P71">.parent_class<text:tab/>76</text:p>
          <text:p text:style-name="P71">.peek<text:tab/>147</text:p>
          <text:p text:style-name="P71">.pend<text:tab/>143</text:p>
          <text:p text:style-name="P71">.polar<text:tab/>110</text:p>
          <text:p text:style-name="P71">.pop<text:tab/>143, 147</text:p>
          <text:p text:style-name="P71">.posn<text:tab/>159</text:p>
          <text:p text:style-name="P71">.pp<text:tab/>70, 86</text:p>
          <text:p text:style-name="P71">.push<text:tab/>144, 147</text:p>
          <text:p text:style-name="P71">.r2d<text:tab/>111</text:p>
          <text:p text:style-name="P71">.real<text:tab/>111</text:p>
          <text:p text:style-name="P71">.reverse<text:tab/>70, 160</text:p>
          <text:p text:style-name="P71">.right<text:tab/>70, 160</text:p>
          <text:p text:style-name="P71">.right?<text:tab/>160</text:p>
          <text:p text:style-name="P71">.rjust<text:tab/>160</text:p>
          <text:p text:style-name="P71">.round<text:tab/>111</text:p>
          <text:p text:style-name="P71">.rstrip<text:tab/>161</text:p>
          <text:p text:style-name="P71">.select{<text:tab/>172</text:p>
          <text:p text:style-name="P71">.shuffle<text:tab/>71</text:p>
          <text:p text:style-name="P71">.sin<text:tab/>111</text:p>
          <text:p text:style-name="P71">.sinh<text:tab/>112</text:p>
          <text:p text:style-name="P71">.sleep<text:tab/>112</text:p>
          <text:p text:style-name="P71">.sort<text:tab/>71</text:p>
          <text:p text:style-name="P71">.space<text:tab/>138</text:p>
          <text:p text:style-name="P71">.spaces<text:tab/>138</text:p>
          <text:p text:style-name="P71">.split<text:tab/>79, 145, 161</text:p>
          <text:p text:style-name="P71">.sqr<text:tab/>112</text:p>
          <text:p text:style-name="P71">.sqrt<text:tab/>79, 113</text:p>
          <text:p text:style-name="P71">.start<text:tab/>141</text:p>
          <text:p text:style-name="P71">.strip<text:tab/>161</text:p>
          <text:p text:style-name="P71">.strlen<text:tab/>126</text:p>
          <text:p text:style-name="P71">.strmax<text:tab/>71</text:p>
          <text:p text:style-name="P71">.strmax2<text:tab/>86</text:p>
          <text:p text:style-name="P71">.subclass:<text:tab/>76</text:p>
          <text:p text:style-name="P71">.tan<text:tab/>113</text:p>
          <text:p text:style-name="P71">.tanh<text:tab/>113</text:p>
          <text:p text:style-name="P71">.throw<text:tab/>39, 161</text:p>
          <text:p text:style-name="P71">.to_f<text:tab/>126</text:p>
          <text:p text:style-name="P71">.to_f!<text:tab/>126</text:p>
          <text:p text:style-name="P71">.to_i<text:tab/>126</text:p>
          <text:p text:style-name="P71">.to_i!<text:tab/>127</text:p>
          <text:p text:style-name="P71">.to_lower<text:tab/>162</text:p>
          <text:p text:style-name="P71">.to_n<text:tab/>127</text:p>
          <text:p text:style-name="P71">.to_n!<text:tab/>127</text:p>
          <text:p text:style-name="P71">.to_r<text:tab/>128</text:p>
          <text:p text:style-name="P71">.to_r!<text:tab/>128</text:p>
          <text:p text:style-name="P71">.to_s<text:tab/>76, 128</text:p>
          <text:p text:style-name="P71">.to_upper<text:tab/>162</text:p>
          <text:p text:style-name="P71">.to_x<text:tab/>129</text:p>
          <text:p text:style-name="P71">.to_x!<text:tab/>129</text:p>
          <text:p text:style-name="P71">.values<text:tab/>86</text:p>
          <text:p text:style-name="P71">.vm<text:tab/>166</text:p>
          <text:p text:style-name="P71">.vm_name<text:tab/>172</text:p>
          <text:p text:style-name="P71">.with{<text:tab/>59, 173</text:p>
          <text:p text:style-name="P72">"</text:p>
          <text:p text:style-name="P71">"<text:tab/>170</text:p>
          <text:p text:style-name="P72">)</text:p>
          <text:p text:style-name="P71">)entries<text:tab/>188</text:p>
          <text:p text:style-name="P71">)methods<text:tab/>77, 133</text:p>
          <text:p text:style-name="P71">)stubs<text:tab/>77</text:p>
          <text:p text:style-name="P72">{</text:p>
          <text:p text:style-name="P71">{<text:tab/>84</text:p>
          <text:p text:style-name="P72">}</text:p>
          <text:p text:style-name="P71">}<text:tab/>64, 84</text:p>
          <text:p text:style-name="P72">@</text:p>
          <text:p text:style-name="P71">@<text:tab/>72</text:p>
          <text:p text:style-name="P72">*</text:p>
          <text:p text:style-name="P71">*<text:tab/>100, 152</text:p>
          <text:p text:style-name="P71">**<text:tab/>100</text:p>
          <text:p text:style-name="P72">/</text:p>
          <text:p text:style-name="P71">/<text:tab/>114</text:p>
          <text:p text:style-name="P72">&amp;</text:p>
          <text:p text:style-name="P71">&amp;&amp;<text:tab/>81, 95, 121</text:p>
          <text:p text:style-name="P72">+</text:p>
          <text:p text:style-name="P71"><text:soft-page-break/>+<text:tab/>65, 100, 152</text:p>
          <text:p text:style-name="P71">+loop<text:tab/>23</text:p>
          <text:p text:style-name="P72">&lt;</text:p>
          <text:p text:style-name="P71">&lt;<text:tab/>118, 162</text:p>
          <text:p text:style-name="P71">&lt;&lt;<text:tab/>72, 93, 163</text:p>
          <text:p text:style-name="P71">&lt;=<text:tab/>118, 163</text:p>
          <text:p text:style-name="P71">&lt;=&gt;<text:tab/>119, 163</text:p>
          <text:p text:style-name="P71">&lt;&gt;<text:tab/>130</text:p>
          <text:p text:style-name="P72">=</text:p>
          <text:p text:style-name="P71">=<text:tab/>130</text:p>
          <text:p text:style-name="P72">&gt;</text:p>
          <text:p text:style-name="P71">&gt;<text:tab/>119, 164</text:p>
          <text:p text:style-name="P71">&gt;=<text:tab/>119, 164</text:p>
          <text:p text:style-name="P71">&gt;&gt;<text:tab/>93</text:p>
          <text:p text:style-name="P72">|</text:p>
          <text:p text:style-name="P71">||<text:tab/>82, 96, 133</text:p>
          <text:p text:style-name="P72">~</text:p>
          <text:p text:style-name="P71">~<text:tab/>138</text:p>
          <text:p text:style-name="P71">~"<text:tab/>138</text:p>
          <text:p text:style-name="P71">~cr<text:tab/>139</text:p>
          <text:p text:style-name="P71">~emit<text:tab/>139</text:p>
          <text:p text:style-name="P71">~getc<text:tab/>89</text:p>
          <text:p text:style-name="P71">~gets<text:tab/>89</text:p>
          <text:p text:style-name="P71">~space<text:tab/>139</text:p>
          <text:p text:style-name="P71">~spaces<text:tab/>139</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1381552"/></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2">
          <table:table-cell table:style-name="Table61.A2" office:value-type="string">
            <text:p text:style-name="P17">Code</text:p>
          </table:table-cell>
          <table:table-cell table:style-name="Table61.B2" office:value-type="string">
            <text:p text:style-name="P17">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66</text:page-number> of <text:page-count>193</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11M25S</meta:editing-duration>
    <meta:editing-cycles>2502</meta:editing-cycles>
    <meta:generator>OpenOffice/4.1.1$Win32 OpenOffice.org_project/411m6$Build-9775</meta:generator>
    <dc:date>2015-05-04T15:59:47.09</dc:date>
    <dc:creator>Peter Camilleri</dc:creator>
    <meta:printed-by>Peter Camilleri</meta:printed-by>
    <meta:print-date>2015-05-03T14:38:38.15</meta:print-date>
    <meta:document-statistic meta:table-count="399" meta:image-count="0" meta:object-count="0" meta:page-count="193" meta:paragraph-count="6256" meta:word-count="33886" meta:character-count="196836"/>
    <meta:template xlink:type="simple" xlink:actuate="onRequest" xlink:title="MyDefault" xlink:href="../../../../OpenOffice.org/3/user/template/MyDefault.ott" meta:date="2014-06-26T22:09:00.24"/>
  </office:meta>
</office:document-meta>
</file>